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content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styles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manifest.rdf" manifest:media-type="application/rdf+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54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3.485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3.847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1.804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0.889cm"/>
    </style:style>
    <style:style style:name="co15" style:family="table-column">
      <style:table-column-properties fo:break-before="auto" style:column-width="2.505cm"/>
    </style:style>
    <style:style style:name="co16" style:family="table-column">
      <style:table-column-properties fo:break-before="auto" style:column-width="3.665cm"/>
    </style:style>
    <style:style style:name="co17" style:family="table-column">
      <style:table-column-properties fo:break-before="auto" style:column-width="1.887cm"/>
    </style:style>
    <style:style style:name="co18" style:family="table-column">
      <style:table-column-properties fo:break-before="auto" style:column-width="5.699cm"/>
    </style:style>
    <style:style style:name="co19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ext-properties style:font-name="Liberation Sans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 results - 0 to 18 ensemb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</table:table-row>
        <table:table-row table:style-name="ro1">
          <table:table-cell office:value-type="string" calcext:value-type="string">
            <text:p>u-ch427-n216-max18-ens00</text:p>
          </table:table-cell>
          <table:table-cell office:value-type="float" office:value="124.226" calcext:value-type="float">
            <text:p>124.226</text:p>
          </table:table-cell>
          <table:table-cell office:value-type="float" office:value="39.09" calcext:value-type="float">
            <text:p>39.09</text:p>
          </table:table-cell>
          <table:table-cell table:formula="of:=[.B2]-[.C2]" office:value-type="float" office:value="85.136" calcext:value-type="float">
            <text:p>85.136</text:p>
          </table:table-cell>
          <table:table-cell table:formula="of:=[.B2]-[.C2]-[.O2]" office:value-type="float" office:value="74.233" calcext:value-type="float">
            <text:p>74.2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0T22:29:56Z</text:p>
          </table:table-cell>
          <table:table-cell office:value-type="string" calcext:value-type="string">
            <text:p>2022-01-10T22:52:07Z</text:p>
          </table:table-cell>
          <table:table-cell office:value-type="string" calcext:value-type="string">
            <text:p>2022-01-10T22:54:27Z</text:p>
          </table:table-cell>
          <table:table-cell office:value-type="string" calcext:value-type="string">
            <text:p>SUCCEEDED</text:p>
          </table:table-cell>
          <table:table-cell office:value-type="float" office:value="955680" calcext:value-type="float">
            <text:p>955680</text:p>
          </table:table-cell>
          <table:table-cell office:value-type="float" office:value="78827" calcext:value-type="float">
            <text:p>78827</text:p>
          </table:table-cell>
          <table:table-cell office:value-type="float" office:value="10.903" calcext:value-type="float">
            <text:p>10.903</text:p>
          </table:table-cell>
          <table:table-cell office:value-type="float" office:value="0.583" calcext:value-type="float">
            <text:p>0.583</text:p>
          </table:table-cell>
          <table:table-cell office:value-type="float" office:value="0.566" calcext:value-type="float">
            <text:p>0.566</text:p>
          </table:table-cell>
        </table:table-row>
        <table:table-row table:style-name="ro1">
          <table:table-cell office:value-type="string" calcext:value-type="string">
            <text:p>u-ch427-n216-max18-ens01</text:p>
          </table:table-cell>
          <table:table-cell office:value-type="float" office:value="129.545" calcext:value-type="float">
            <text:p>129.545</text:p>
          </table:table-cell>
          <table:table-cell office:value-type="float" office:value="39.94" calcext:value-type="float">
            <text:p>39.94</text:p>
          </table:table-cell>
          <table:table-cell table:formula="of:=[.B3]-[.C3]" office:value-type="float" office:value="89.605" calcext:value-type="float">
            <text:p>89.605</text:p>
          </table:table-cell>
          <table:table-cell table:formula="of:=[.B3]-[.C3]-[.O3]" office:value-type="float" office:value="76.377" calcext:value-type="float">
            <text:p>76.3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0T22:30:05Z</text:p>
          </table:table-cell>
          <table:table-cell office:value-type="string" calcext:value-type="string">
            <text:p>2022-01-10T22:54:49Z</text:p>
          </table:table-cell>
          <table:table-cell office:value-type="string" calcext:value-type="string">
            <text:p>2022-01-10T22:57:16Z</text:p>
          </table:table-cell>
          <table:table-cell office:value-type="string" calcext:value-type="string">
            <text:p>SUCCEEDED</text:p>
          </table:table-cell>
          <table:table-cell office:value-type="float" office:value="955681" calcext:value-type="float">
            <text:p>955681</text:p>
          </table:table-cell>
          <table:table-cell office:value-type="float" office:value="135503" calcext:value-type="float">
            <text:p>135503</text:p>
          </table:table-cell>
          <table:table-cell office:value-type="float" office:value="13.228" calcext:value-type="float">
            <text:p>13.228</text:p>
          </table:table-cell>
          <table:table-cell office:value-type="float" office:value="0.602" calcext:value-type="float">
            <text:p>0.602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u-ch427-n216-max18-ens02</text:p>
          </table:table-cell>
          <table:table-cell office:value-type="float" office:value="156.337" calcext:value-type="float">
            <text:p>156.337</text:p>
          </table:table-cell>
          <table:table-cell office:value-type="float" office:value="67.07" calcext:value-type="float">
            <text:p>67.07</text:p>
          </table:table-cell>
          <table:table-cell table:formula="of:=[.B4]-[.C4]" office:value-type="float" office:value="89.267" calcext:value-type="float">
            <text:p>89.267</text:p>
          </table:table-cell>
          <table:table-cell table:formula="of:=[.B4]-[.C4]-[.O4]" office:value-type="float" office:value="77.854" calcext:value-type="float">
            <text:p>77.8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1-10T22:30:13Z</text:p>
          </table:table-cell>
          <table:table-cell office:value-type="string" calcext:value-type="string">
            <text:p>2022-01-10T22:53:11Z</text:p>
          </table:table-cell>
          <table:table-cell office:value-type="string" calcext:value-type="string">
            <text:p>2022-01-10T22:56:25Z</text:p>
          </table:table-cell>
          <table:table-cell office:value-type="string" calcext:value-type="string">
            <text:p>SUCCEEDED</text:p>
          </table:table-cell>
          <table:table-cell office:value-type="float" office:value="955683" calcext:value-type="float">
            <text:p>955683</text:p>
          </table:table-cell>
          <table:table-cell office:value-type="float" office:value="47130" calcext:value-type="float">
            <text:p>47130</text:p>
          </table:table-cell>
          <table:table-cell office:value-type="float" office:value="11.413" calcext:value-type="float">
            <text:p>11.413</text:p>
          </table:table-cell>
          <table:table-cell office:value-type="float" office:value="0.603" calcext:value-type="float">
            <text:p>0.603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office:value-type="string" calcext:value-type="string">
            <text:p>u-ch427-n216-max18-ens03</text:p>
          </table:table-cell>
          <table:table-cell office:value-type="float" office:value="206.101" calcext:value-type="float">
            <text:p>206.101</text:p>
          </table:table-cell>
          <table:table-cell office:value-type="float" office:value="78.42" calcext:value-type="float">
            <text:p>78.42</text:p>
          </table:table-cell>
          <table:table-cell table:formula="of:=[.B5]-[.C5]" office:value-type="float" office:value="127.681" calcext:value-type="float">
            <text:p>127.681</text:p>
          </table:table-cell>
          <table:table-cell table:formula="of:=[.B5]-[.C5]-[.O5]" office:value-type="float" office:value="110.691" calcext:value-type="float">
            <text:p>110.6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1-10T22:30:24Z</text:p>
          </table:table-cell>
          <table:table-cell office:value-type="string" calcext:value-type="string">
            <text:p>2022-01-10T23:04:43Z</text:p>
          </table:table-cell>
          <table:table-cell office:value-type="string" calcext:value-type="string">
            <text:p>2022-01-10T23:08:50Z</text:p>
          </table:table-cell>
          <table:table-cell office:value-type="string" calcext:value-type="string">
            <text:p>SUCCEEDED</text:p>
          </table:table-cell>
          <table:table-cell office:value-type="float" office:value="955684" calcext:value-type="float">
            <text:p>955684</text:p>
          </table:table-cell>
          <table:table-cell office:value-type="float" office:value="251509" calcext:value-type="float">
            <text:p>251509</text:p>
          </table:table-cell>
          <table:table-cell office:value-type="float" office:value="16.99" calcext:value-type="float">
            <text:p>16.99</text:p>
          </table:table-cell>
          <table:table-cell office:value-type="float" office:value="0.644" calcext:value-type="float">
            <text:p>0.644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string" calcext:value-type="string">
            <text:p>u-ch427-n216-max18-ens04</text:p>
          </table:table-cell>
          <table:table-cell office:value-type="float" office:value="185.89" calcext:value-type="float">
            <text:p>185.89</text:p>
          </table:table-cell>
          <table:table-cell office:value-type="float" office:value="85.7" calcext:value-type="float">
            <text:p>85.7</text:p>
          </table:table-cell>
          <table:table-cell table:formula="of:=[.B6]-[.C6]" office:value-type="float" office:value="100.19" calcext:value-type="float">
            <text:p>100.19</text:p>
          </table:table-cell>
          <table:table-cell table:formula="of:=[.B6]-[.C6]-[.O6]" office:value-type="float" office:value="82.221" calcext:value-type="float">
            <text:p>82.22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1-10T23:27:26Z</text:p>
          </table:table-cell>
          <table:table-cell office:value-type="string" calcext:value-type="string">
            <text:p>2022-01-10T23:50:48Z</text:p>
          </table:table-cell>
          <table:table-cell office:value-type="string" calcext:value-type="string">
            <text:p>2022-01-10T23:54:37Z</text:p>
          </table:table-cell>
          <table:table-cell office:value-type="string" calcext:value-type="string">
            <text:p>SUCCEEDED</text:p>
          </table:table-cell>
          <table:table-cell office:value-type="float" office:value="955946" calcext:value-type="float">
            <text:p>955946</text:p>
          </table:table-cell>
          <table:table-cell office:value-type="float" office:value="72978" calcext:value-type="float">
            <text:p>72978</text:p>
          </table:table-cell>
          <table:table-cell office:value-type="float" office:value="17.969" calcext:value-type="float">
            <text:p>17.969</text:p>
          </table:table-cell>
          <table:table-cell office:value-type="float" office:value="0.623" calcext:value-type="float">
            <text:p>0.623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string" calcext:value-type="string">
            <text:p>u-ch427-n216-max18-ens05</text:p>
          </table:table-cell>
          <table:table-cell office:value-type="float" office:value="194.707" calcext:value-type="float">
            <text:p>194.707</text:p>
          </table:table-cell>
          <table:table-cell office:value-type="float" office:value="93.06" calcext:value-type="float">
            <text:p>93.06</text:p>
          </table:table-cell>
          <table:table-cell table:formula="of:=[.B7]-[.C7]" office:value-type="float" office:value="101.647" calcext:value-type="float">
            <text:p>101.647</text:p>
          </table:table-cell>
          <table:table-cell table:formula="of:=[.B7]-[.C7]-[.O7]" office:value-type="float" office:value="89.508" calcext:value-type="float">
            <text:p>89.50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1-10T22:30:36Z</text:p>
          </table:table-cell>
          <table:table-cell office:value-type="string" calcext:value-type="string">
            <text:p>2022-01-10T23:16:05Z</text:p>
          </table:table-cell>
          <table:table-cell office:value-type="string" calcext:value-type="string">
            <text:p>2022-01-10T23:20:21Z</text:p>
          </table:table-cell>
          <table:table-cell office:value-type="string" calcext:value-type="string">
            <text:p>SUCCEEDED</text:p>
          </table:table-cell>
          <table:table-cell office:value-type="float" office:value="955686" calcext:value-type="float">
            <text:p>955686</text:p>
          </table:table-cell>
          <table:table-cell office:value-type="float" office:value="143480" calcext:value-type="float">
            <text:p>143480</text:p>
          </table:table-cell>
          <table:table-cell office:value-type="float" office:value="12.139" calcext:value-type="float">
            <text:p>12.139</text:p>
          </table:table-cell>
          <table:table-cell office:value-type="float" office:value="0.623" calcext:value-type="float">
            <text:p>0.623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string" calcext:value-type="string">
            <text:p>u-ch427-n216-max18-ens06</text:p>
          </table:table-cell>
          <table:table-cell office:value-type="float" office:value="201.36" calcext:value-type="float">
            <text:p>201.36</text:p>
          </table:table-cell>
          <table:table-cell office:value-type="float" office:value="104.85" calcext:value-type="float">
            <text:p>104.85</text:p>
          </table:table-cell>
          <table:table-cell table:formula="of:=[.B8]-[.C8]" office:value-type="float" office:value="96.51" calcext:value-type="float">
            <text:p>96.51</text:p>
          </table:table-cell>
          <table:table-cell table:formula="of:=[.B8]-[.C8]-[.O8]" office:value-type="float" office:value="84.982" calcext:value-type="float">
            <text:p>84.98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1-10T22:30:44Z</text:p>
          </table:table-cell>
          <table:table-cell office:value-type="string" calcext:value-type="string">
            <text:p>2022-01-10T22:53:11Z</text:p>
          </table:table-cell>
          <table:table-cell office:value-type="string" calcext:value-type="string">
            <text:p>2022-01-10T22:57:37Z</text:p>
          </table:table-cell>
          <table:table-cell office:value-type="string" calcext:value-type="string">
            <text:p>SUCCEEDED</text:p>
          </table:table-cell>
          <table:table-cell office:value-type="float" office:value="955687" calcext:value-type="float">
            <text:p>955687</text:p>
          </table:table-cell>
          <table:table-cell office:value-type="float" office:value="80009" calcext:value-type="float">
            <text:p>80009</text:p>
          </table:table-cell>
          <table:table-cell office:value-type="float" office:value="11.528" calcext:value-type="float">
            <text:p>11.528</text:p>
          </table:table-cell>
          <table:table-cell office:value-type="float" office:value="0.608" calcext:value-type="float">
            <text:p>0.608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u-ch427-n216-max18-ens07</text:p>
          </table:table-cell>
          <table:table-cell office:value-type="float" office:value="215.154" calcext:value-type="float">
            <text:p>215.154</text:p>
          </table:table-cell>
          <table:table-cell office:value-type="float" office:value="108.85" calcext:value-type="float">
            <text:p>108.85</text:p>
          </table:table-cell>
          <table:table-cell table:formula="of:=[.B9]-[.C9]" office:value-type="float" office:value="106.304" calcext:value-type="float">
            <text:p>106.304</text:p>
          </table:table-cell>
          <table:table-cell table:formula="of:=[.B9]-[.C9]-[.O9]" office:value-type="float" office:value="87.301" calcext:value-type="float">
            <text:p>87.30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1-10T22:30:52Z</text:p>
          </table:table-cell>
          <table:table-cell office:value-type="string" calcext:value-type="string">
            <text:p>2022-01-10T22:47:39Z</text:p>
          </table:table-cell>
          <table:table-cell office:value-type="string" calcext:value-type="string">
            <text:p>2022-01-10T22:52:39Z</text:p>
          </table:table-cell>
          <table:table-cell office:value-type="string" calcext:value-type="string">
            <text:p>SUCCEEDED</text:p>
          </table:table-cell>
          <table:table-cell office:value-type="float" office:value="955688" calcext:value-type="float">
            <text:p>955688</text:p>
          </table:table-cell>
          <table:table-cell office:value-type="float" office:value="20681" calcext:value-type="float">
            <text:p>20681</text:p>
          </table:table-cell>
          <table:table-cell office:value-type="float" office:value="19.003" calcext:value-type="float">
            <text:p>19.003</text:p>
          </table:table-cell>
          <table:table-cell office:value-type="float" office:value="0.62" calcext:value-type="float">
            <text:p>0.62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u-ch427-n216-max18-ens08</text:p>
          </table:table-cell>
          <table:table-cell office:value-type="float" office:value="222.533" calcext:value-type="float">
            <text:p>222.533</text:p>
          </table:table-cell>
          <table:table-cell office:value-type="float" office:value="116.85" calcext:value-type="float">
            <text:p>116.85</text:p>
          </table:table-cell>
          <table:table-cell table:formula="of:=[.B10]-[.C10]" office:value-type="float" office:value="105.683" calcext:value-type="float">
            <text:p>105.683</text:p>
          </table:table-cell>
          <table:table-cell table:formula="of:=[.B10]-[.C10]-[.O10]" office:value-type="float" office:value="93.383" calcext:value-type="float">
            <text:p>93.38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1-10T22:31:00Z</text:p>
          </table:table-cell>
          <table:table-cell office:value-type="string" calcext:value-type="string">
            <text:p>2022-01-10T22:41:22Z</text:p>
          </table:table-cell>
          <table:table-cell office:value-type="string" calcext:value-type="string">
            <text:p>2022-01-10T22:46:32Z</text:p>
          </table:table-cell>
          <table:table-cell office:value-type="string" calcext:value-type="string">
            <text:p>SUCCEEDED</text:p>
          </table:table-cell>
          <table:table-cell office:value-type="float" office:value="955689" calcext:value-type="float">
            <text:p>955689</text:p>
          </table:table-cell>
          <table:table-cell office:value-type="float" office:value="194780" calcext:value-type="float">
            <text:p>194780</text:p>
          </table:table-cell>
          <table:table-cell office:value-type="float" office:value="12.3" calcext:value-type="float">
            <text:p>12.3</text:p>
          </table:table-cell>
          <table:table-cell office:value-type="float" office:value="0.642" calcext:value-type="float">
            <text:p>0.642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string" calcext:value-type="string">
            <text:p>u-ch427-n216-max18-ens09</text:p>
          </table:table-cell>
          <table:table-cell office:value-type="float" office:value="230.788" calcext:value-type="float">
            <text:p>230.788</text:p>
          </table:table-cell>
          <table:table-cell office:value-type="float" office:value="129.92" calcext:value-type="float">
            <text:p>129.92</text:p>
          </table:table-cell>
          <table:table-cell table:formula="of:=[.B11]-[.C11]" office:value-type="float" office:value="100.868" calcext:value-type="float">
            <text:p>100.868</text:p>
          </table:table-cell>
          <table:table-cell table:formula="of:=[.B11]-[.C11]-[.O11]" office:value-type="float" office:value="89.715" calcext:value-type="float">
            <text:p>89.71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1-10T22:31:09Z</text:p>
          </table:table-cell>
          <table:table-cell office:value-type="string" calcext:value-type="string">
            <text:p>2022-01-10T22:41:26Z</text:p>
          </table:table-cell>
          <table:table-cell office:value-type="string" calcext:value-type="string">
            <text:p>2022-01-10T22:46:45Z</text:p>
          </table:table-cell>
          <table:table-cell office:value-type="string" calcext:value-type="string">
            <text:p>SUCCEEDED</text:p>
          </table:table-cell>
          <table:table-cell office:value-type="float" office:value="955694" calcext:value-type="float">
            <text:p>955694</text:p>
          </table:table-cell>
          <table:table-cell office:value-type="float" office:value="166601" calcext:value-type="float">
            <text:p>166601</text:p>
          </table:table-cell>
          <table:table-cell office:value-type="float" office:value="11.153" calcext:value-type="float">
            <text:p>11.153</text:p>
          </table:table-cell>
          <table:table-cell office:value-type="float" office:value="0.679" calcext:value-type="float">
            <text:p>0.679</text:p>
          </table:table-cell>
          <table:table-cell office:value-type="float" office:value="0.607" calcext:value-type="float">
            <text:p>0.607</text:p>
          </table:table-cell>
        </table:table-row>
        <table:table-row table:style-name="ro1">
          <table:table-cell office:value-type="string" calcext:value-type="string">
            <text:p>u-ch427-n216-max18-ens10</text:p>
          </table:table-cell>
          <table:table-cell office:value-type="float" office:value="230.896" calcext:value-type="float">
            <text:p>230.896</text:p>
          </table:table-cell>
          <table:table-cell office:value-type="float" office:value="126.37" calcext:value-type="float">
            <text:p>126.37</text:p>
          </table:table-cell>
          <table:table-cell table:formula="of:=[.B12]-[.C12]" office:value-type="float" office:value="104.526" calcext:value-type="float">
            <text:p>104.526</text:p>
          </table:table-cell>
          <table:table-cell table:formula="of:=[.B12]-[.C12]-[.O12]" office:value-type="float" office:value="93.239" calcext:value-type="float">
            <text:p>93.23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1-10T22:38:33Z</text:p>
          </table:table-cell>
          <table:table-cell office:value-type="string" calcext:value-type="string">
            <text:p>2022-01-10T23:09:03Z</text:p>
          </table:table-cell>
          <table:table-cell office:value-type="string" calcext:value-type="string">
            <text:p>2022-01-10T23:14:43Z</text:p>
          </table:table-cell>
          <table:table-cell office:value-type="string" calcext:value-type="string">
            <text:p>SUCCEEDED</text:p>
          </table:table-cell>
          <table:table-cell office:value-type="float" office:value="955721" calcext:value-type="float">
            <text:p>955721</text:p>
          </table:table-cell>
          <table:table-cell office:value-type="float" office:value="185905" calcext:value-type="float">
            <text:p>185905</text:p>
          </table:table-cell>
          <table:table-cell office:value-type="float" office:value="11.287" calcext:value-type="float">
            <text:p>11.287</text:p>
          </table:table-cell>
          <table:table-cell office:value-type="float" office:value="0.735" calcext:value-type="float">
            <text:p>0.73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u-ch427-n216-max18-ens11</text:p>
          </table:table-cell>
          <table:table-cell office:value-type="float" office:value="246.659" calcext:value-type="float">
            <text:p>246.659</text:p>
          </table:table-cell>
          <table:table-cell office:value-type="float" office:value="138.14" calcext:value-type="float">
            <text:p>138.14</text:p>
          </table:table-cell>
          <table:table-cell table:formula="of:=[.B13]-[.C13]" office:value-type="float" office:value="108.519" calcext:value-type="float">
            <text:p>108.519</text:p>
          </table:table-cell>
          <table:table-cell table:formula="of:=[.B13]-[.C13]-[.O13]" office:value-type="float" office:value="94.784" calcext:value-type="float">
            <text:p>94.78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2022-01-10T22:41:15Z</text:p>
          </table:table-cell>
          <table:table-cell office:value-type="string" calcext:value-type="string">
            <text:p>2022-01-10T23:15:04Z</text:p>
          </table:table-cell>
          <table:table-cell office:value-type="string" calcext:value-type="string">
            <text:p>2022-01-10T23:21:02Z</text:p>
          </table:table-cell>
          <table:table-cell office:value-type="string" calcext:value-type="string">
            <text:p>SUCCEEDED</text:p>
          </table:table-cell>
          <table:table-cell office:value-type="float" office:value="955781" calcext:value-type="float">
            <text:p>955781</text:p>
          </table:table-cell>
          <table:table-cell office:value-type="float" office:value="217124" calcext:value-type="float">
            <text:p>217124</text:p>
          </table:table-cell>
          <table:table-cell office:value-type="float" office:value="13.735" calcext:value-type="float">
            <text:p>13.735</text:p>
          </table:table-cell>
          <table:table-cell office:value-type="float" office:value="0.679" calcext:value-type="float">
            <text:p>0.679</text:p>
          </table:table-cell>
          <table:table-cell office:value-type="float" office:value="0.655" calcext:value-type="float">
            <text:p>0.655</text:p>
          </table:table-cell>
        </table:table-row>
        <table:table-row table:style-name="ro1">
          <table:table-cell office:value-type="string" calcext:value-type="string">
            <text:p>u-ch427-n216-max18-ens12</text:p>
          </table:table-cell>
          <table:table-cell office:value-type="float" office:value="261.385" calcext:value-type="float">
            <text:p>261.385</text:p>
          </table:table-cell>
          <table:table-cell office:value-type="float" office:value="145.05" calcext:value-type="float">
            <text:p>145.05</text:p>
          </table:table-cell>
          <table:table-cell table:formula="of:=[.B14]-[.C14]" office:value-type="float" office:value="116.335" calcext:value-type="float">
            <text:p>116.335</text:p>
          </table:table-cell>
          <table:table-cell table:formula="of:=[.B14]-[.C14]-[.O14]" office:value-type="float" office:value="103.047" calcext:value-type="float">
            <text:p>103.04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2022-01-10T22:39:27Z</text:p>
          </table:table-cell>
          <table:table-cell office:value-type="string" calcext:value-type="string">
            <text:p>2022-01-10T23:12:55Z</text:p>
          </table:table-cell>
          <table:table-cell office:value-type="string" calcext:value-type="string">
            <text:p>2022-01-10T23:19:28Z</text:p>
          </table:table-cell>
          <table:table-cell office:value-type="string" calcext:value-type="string">
            <text:p>SUCCEEDED</text:p>
          </table:table-cell>
          <table:table-cell office:value-type="float" office:value="955731" calcext:value-type="float">
            <text:p>955731</text:p>
          </table:table-cell>
          <table:table-cell office:value-type="float" office:value="35333" calcext:value-type="float">
            <text:p>35333</text:p>
          </table:table-cell>
          <table:table-cell office:value-type="float" office:value="13.288" calcext:value-type="float">
            <text:p>13.288</text:p>
          </table:table-cell>
          <table:table-cell office:value-type="float" office:value="0.682" calcext:value-type="float">
            <text:p>0.682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u-ch427-n216-max18-ens13</text:p>
          </table:table-cell>
          <table:table-cell office:value-type="float" office:value="273.309" calcext:value-type="float">
            <text:p>273.309</text:p>
          </table:table-cell>
          <table:table-cell office:value-type="float" office:value="153.37" calcext:value-type="float">
            <text:p>153.37</text:p>
          </table:table-cell>
          <table:table-cell table:formula="of:=[.B15]-[.C15]" office:value-type="float" office:value="119.939" calcext:value-type="float">
            <text:p>119.939</text:p>
          </table:table-cell>
          <table:table-cell table:formula="of:=[.B15]-[.C15]-[.O15]" office:value-type="float" office:value="106.49" calcext:value-type="float">
            <text:p>106.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2022-01-10T22:39:57Z</text:p>
          </table:table-cell>
          <table:table-cell office:value-type="string" calcext:value-type="string">
            <text:p>2022-01-10T23:14:55Z</text:p>
          </table:table-cell>
          <table:table-cell office:value-type="string" calcext:value-type="string">
            <text:p>2022-01-10T23:21:42Z</text:p>
          </table:table-cell>
          <table:table-cell office:value-type="string" calcext:value-type="string">
            <text:p>SUCCEEDED</text:p>
          </table:table-cell>
          <table:table-cell office:value-type="float" office:value="955744" calcext:value-type="float">
            <text:p>955744</text:p>
          </table:table-cell>
          <table:table-cell office:value-type="float" office:value="35192" calcext:value-type="float">
            <text:p>35192</text:p>
          </table:table-cell>
          <table:table-cell office:value-type="float" office:value="13.449" calcext:value-type="float">
            <text:p>13.449</text:p>
          </table:table-cell>
          <table:table-cell office:value-type="float" office:value="0.769" calcext:value-type="float">
            <text:p>0.769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u-ch427-n216-max18-ens14</text:p>
          </table:table-cell>
          <table:table-cell office:value-type="float" office:value="271.753" calcext:value-type="float">
            <text:p>271.753</text:p>
          </table:table-cell>
          <table:table-cell office:value-type="float" office:value="150.53" calcext:value-type="float">
            <text:p>150.53</text:p>
          </table:table-cell>
          <table:table-cell table:formula="of:=[.B16]-[.C16]" office:value-type="float" office:value="121.223" calcext:value-type="float">
            <text:p>121.223</text:p>
          </table:table-cell>
          <table:table-cell table:formula="of:=[.B16]-[.C16]-[.O16]" office:value-type="float" office:value="103.045" calcext:value-type="float">
            <text:p>103.04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2022-01-10T22:41:52Z</text:p>
          </table:table-cell>
          <table:table-cell office:value-type="string" calcext:value-type="string">
            <text:p>2022-01-10T23:08:02Z</text:p>
          </table:table-cell>
          <table:table-cell office:value-type="string" calcext:value-type="string">
            <text:p>2022-01-10T23:14:49Z</text:p>
          </table:table-cell>
          <table:table-cell office:value-type="string" calcext:value-type="string">
            <text:p>SUCCEEDED</text:p>
          </table:table-cell>
          <table:table-cell office:value-type="float" office:value="955798" calcext:value-type="float">
            <text:p>955798</text:p>
          </table:table-cell>
          <table:table-cell office:value-type="float" office:value="62886" calcext:value-type="float">
            <text:p>62886</text:p>
          </table:table-cell>
          <table:table-cell office:value-type="float" office:value="18.178" calcext:value-type="float">
            <text:p>18.178</text:p>
          </table:table-cell>
          <table:table-cell office:value-type="float" office:value="0.819" calcext:value-type="float">
            <text:p>0.819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u-ch427-n216-max18-ens15</text:p>
          </table:table-cell>
          <table:table-cell office:value-type="float" office:value="317.876" calcext:value-type="float">
            <text:p>317.876</text:p>
          </table:table-cell>
          <table:table-cell office:value-type="float" office:value="173.42" calcext:value-type="float">
            <text:p>173.42</text:p>
          </table:table-cell>
          <table:table-cell table:formula="of:=[.B17]-[.C17]" office:value-type="float" office:value="144.456" calcext:value-type="float">
            <text:p>144.456</text:p>
          </table:table-cell>
          <table:table-cell table:formula="of:=[.B17]-[.C17]-[.O17]" office:value-type="float" office:value="130.303" calcext:value-type="float">
            <text:p>130.30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10T22:39:06Z</text:p>
          </table:table-cell>
          <table:table-cell office:value-type="string" calcext:value-type="string">
            <text:p>2022-01-10T23:04:43Z</text:p>
          </table:table-cell>
          <table:table-cell office:value-type="string" calcext:value-type="string">
            <text:p>2022-01-10T23:12:38Z</text:p>
          </table:table-cell>
          <table:table-cell office:value-type="string" calcext:value-type="string">
            <text:p>SUCCEEDED</text:p>
          </table:table-cell>
          <table:table-cell office:value-type="float" office:value="955728" calcext:value-type="float">
            <text:p>955728</text:p>
          </table:table-cell>
          <table:table-cell office:value-type="float" office:value="235019" calcext:value-type="float">
            <text:p>235019</text:p>
          </table:table-cell>
          <table:table-cell office:value-type="float" office:value="14.153" calcext:value-type="float">
            <text:p>14.153</text:p>
          </table:table-cell>
          <table:table-cell office:value-type="float" office:value="0.657" calcext:value-type="float">
            <text:p>0.657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>
          <table:table-cell office:value-type="string" calcext:value-type="string">
            <text:p>u-ch427-n216-max18-ens16</text:p>
          </table:table-cell>
          <table:table-cell office:value-type="float" office:value="297.906" calcext:value-type="float">
            <text:p>297.906</text:p>
          </table:table-cell>
          <table:table-cell office:value-type="float" office:value="171.89" calcext:value-type="float">
            <text:p>171.89</text:p>
          </table:table-cell>
          <table:table-cell table:formula="of:=[.B18]-[.C18]" office:value-type="float" office:value="126.016" calcext:value-type="float">
            <text:p>126.016</text:p>
          </table:table-cell>
          <table:table-cell table:formula="of:=[.B18]-[.C18]-[.O18]" office:value-type="float" office:value="106.991" calcext:value-type="float">
            <text:p>106.99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2022-01-10T22:38:55Z</text:p>
          </table:table-cell>
          <table:table-cell office:value-type="string" calcext:value-type="string">
            <text:p>2022-01-10T23:00:03Z</text:p>
          </table:table-cell>
          <table:table-cell office:value-type="string" calcext:value-type="string">
            <text:p>2022-01-10T23:07:40Z</text:p>
          </table:table-cell>
          <table:table-cell office:value-type="string" calcext:value-type="string">
            <text:p>SUCCEEDED</text:p>
          </table:table-cell>
          <table:table-cell office:value-type="float" office:value="955725" calcext:value-type="float">
            <text:p>955725</text:p>
          </table:table-cell>
          <table:table-cell office:value-type="float" office:value="125269" calcext:value-type="float">
            <text:p>125269</text:p>
          </table:table-cell>
          <table:table-cell office:value-type="float" office:value="19.025" calcext:value-type="float">
            <text:p>19.025</text:p>
          </table:table-cell>
          <table:table-cell office:value-type="float" office:value="0.717" calcext:value-type="float">
            <text:p>0.717</text:p>
          </table:table-cell>
          <table:table-cell office:value-type="float" office:value="0.632" calcext:value-type="float">
            <text:p>0.632</text:p>
          </table:table-cell>
        </table:table-row>
        <table:table-row table:style-name="ro1">
          <table:table-cell office:value-type="string" calcext:value-type="string">
            <text:p>u-ch427-n216-max18-ens17</text:p>
          </table:table-cell>
          <table:table-cell office:value-type="float" office:value="325.899" calcext:value-type="float">
            <text:p>325.899</text:p>
          </table:table-cell>
          <table:table-cell office:value-type="float" office:value="174.59" calcext:value-type="float">
            <text:p>174.59</text:p>
          </table:table-cell>
          <table:table-cell table:formula="of:=[.B19]-[.C19]" office:value-type="float" office:value="151.309" calcext:value-type="float">
            <text:p>151.309</text:p>
          </table:table-cell>
          <table:table-cell table:formula="of:=[.B19]-[.C19]-[.O19]" office:value-type="float" office:value="133.068" calcext:value-type="float">
            <text:p>133.06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2022-01-10T22:38:46Z</text:p>
          </table:table-cell>
          <table:table-cell office:value-type="string" calcext:value-type="string">
            <text:p>2022-01-10T22:55:58Z</text:p>
          </table:table-cell>
          <table:table-cell office:value-type="string" calcext:value-type="string">
            <text:p>2022-01-10T23:04:06Z</text:p>
          </table:table-cell>
          <table:table-cell office:value-type="string" calcext:value-type="string">
            <text:p>SUCCEEDED</text:p>
          </table:table-cell>
          <table:table-cell office:value-type="float" office:value="955723" calcext:value-type="float">
            <text:p>955723</text:p>
          </table:table-cell>
          <table:table-cell office:value-type="float" office:value="203747" calcext:value-type="float">
            <text:p>203747</text:p>
          </table:table-cell>
          <table:table-cell office:value-type="float" office:value="18.241" calcext:value-type="float">
            <text:p>18.241</text:p>
          </table:table-cell>
          <table:table-cell office:value-type="float" office:value="0.715" calcext:value-type="float">
            <text:p>0.715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u-ch427-n216-max18-ens18</text:p>
          </table:table-cell>
          <table:table-cell office:value-type="float" office:value="324.57" calcext:value-type="float">
            <text:p>324.57</text:p>
          </table:table-cell>
          <table:table-cell office:value-type="float" office:value="178.57" calcext:value-type="float">
            <text:p>178.57</text:p>
          </table:table-cell>
          <table:table-cell table:formula="of:=[.B20]-[.C20]" office:value-type="float" office:value="146" calcext:value-type="float">
            <text:p>146</text:p>
          </table:table-cell>
          <table:table-cell table:formula="of:=[.B20]-[.C20]-[.O20]" office:value-type="float" office:value="120.929" calcext:value-type="float">
            <text:p>120.92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2-01-10T22:38:39Z</text:p>
          </table:table-cell>
          <table:table-cell office:value-type="string" calcext:value-type="string">
            <text:p>2022-01-10T22:47:01Z</text:p>
          </table:table-cell>
          <table:table-cell office:value-type="string" calcext:value-type="string">
            <text:p>2022-01-10T22:55:27Z</text:p>
          </table:table-cell>
          <table:table-cell office:value-type="string" calcext:value-type="string">
            <text:p>SUCCEEDED</text:p>
          </table:table-cell>
          <table:table-cell office:value-type="float" office:value="955722" calcext:value-type="float">
            <text:p>955722</text:p>
          </table:table-cell>
          <table:table-cell office:value-type="float" office:value="142996" calcext:value-type="float">
            <text:p>142996</text:p>
          </table:table-cell>
          <table:table-cell office:value-type="float" office:value="25.071" calcext:value-type="float">
            <text:p>25.071</text:p>
          </table:table-cell>
          <table:table-cell office:value-type="float" office:value="0.713" calcext:value-type="float">
            <text:p>0.713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1">
          <table:table-cell office:value-type="string" calcext:value-type="string">
            <text:p>u-ch427-n216-max18-mf-ens00</text:p>
          </table:table-cell>
          <table:table-cell office:value-type="float" office:value="129.675" calcext:value-type="float">
            <text:p>129.675</text:p>
          </table:table-cell>
          <table:table-cell office:value-type="float" office:value="40.59" calcext:value-type="float">
            <text:p>40.59</text:p>
          </table:table-cell>
          <table:table-cell table:formula="of:=[.B21]-[.C21]" office:value-type="float" office:value="89.085" calcext:value-type="float">
            <text:p>89.085</text:p>
          </table:table-cell>
          <table:table-cell table:formula="of:=[.B21]-[.C21]-[.O21]" office:value-type="float" office:value="74.415" calcext:value-type="float">
            <text:p>74.4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2T01:18:44Z</text:p>
          </table:table-cell>
          <table:table-cell office:value-type="string" calcext:value-type="string">
            <text:p>2022-01-12T01:32:30Z</text:p>
          </table:table-cell>
          <table:table-cell office:value-type="string" calcext:value-type="string">
            <text:p>2022-01-12T01:34:54Z</text:p>
          </table:table-cell>
          <table:table-cell office:value-type="string" calcext:value-type="string">
            <text:p>SUCCEEDED</text:p>
          </table:table-cell>
          <table:table-cell office:value-type="float" office:value="961086" calcext:value-type="float">
            <text:p>961086</text:p>
          </table:table-cell>
          <table:table-cell office:value-type="float" office:value="84672" calcext:value-type="float">
            <text:p>84672</text:p>
          </table:table-cell>
          <table:table-cell office:value-type="float" office:value="14.67" calcext:value-type="float">
            <text:p>14.67</text:p>
          </table:table-cell>
          <table:table-cell office:value-type="float" office:value="0.6" calcext:value-type="float">
            <text:p>0.6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string" calcext:value-type="string">
            <text:p>u-ch427-n216-max18-mf-ens01</text:p>
          </table:table-cell>
          <table:table-cell office:value-type="float" office:value="149.022" calcext:value-type="float">
            <text:p>149.022</text:p>
          </table:table-cell>
          <table:table-cell office:value-type="float" office:value="47.98" calcext:value-type="float">
            <text:p>47.98</text:p>
          </table:table-cell>
          <table:table-cell table:formula="of:=[.B22]-[.C22]" office:value-type="float" office:value="101.042" calcext:value-type="float">
            <text:p>101.042</text:p>
          </table:table-cell>
          <table:table-cell table:formula="of:=[.B22]-[.C22]-[.O22]" office:value-type="float" office:value="81.849" calcext:value-type="float">
            <text:p>81.8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2T01:18:49Z</text:p>
          </table:table-cell>
          <table:table-cell office:value-type="string" calcext:value-type="string">
            <text:p>2022-01-12T01:35:26Z</text:p>
          </table:table-cell>
          <table:table-cell office:value-type="string" calcext:value-type="string">
            <text:p>2022-01-12T01:38:19Z</text:p>
          </table:table-cell>
          <table:table-cell office:value-type="string" calcext:value-type="string">
            <text:p>SUCCEEDED</text:p>
          </table:table-cell>
          <table:table-cell office:value-type="float" office:value="961087" calcext:value-type="float">
            <text:p>961087</text:p>
          </table:table-cell>
          <table:table-cell office:value-type="float" office:value="141192" calcext:value-type="float">
            <text:p>141192</text:p>
          </table:table-cell>
          <table:table-cell office:value-type="float" office:value="19.193" calcext:value-type="float">
            <text:p>19.193</text:p>
          </table:table-cell>
          <table:table-cell office:value-type="float" office:value="0.608" calcext:value-type="float">
            <text:p>0.608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string" calcext:value-type="string">
            <text:p>u-ch427-n216-max18-mf-ens02</text:p>
          </table:table-cell>
          <table:table-cell office:value-type="float" office:value="204.109" calcext:value-type="float">
            <text:p>204.109</text:p>
          </table:table-cell>
          <table:table-cell office:value-type="float" office:value="95.71" calcext:value-type="float">
            <text:p>95.71</text:p>
          </table:table-cell>
          <table:table-cell table:formula="of:=[.B23]-[.C23]" office:value-type="float" office:value="108.399" calcext:value-type="float">
            <text:p>108.399</text:p>
          </table:table-cell>
          <table:table-cell table:formula="of:=[.B23]-[.C23]-[.O23]" office:value-type="float" office:value="95.003" calcext:value-type="float">
            <text:p>95.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1-12T01:18:58Z</text:p>
          </table:table-cell>
          <table:table-cell office:value-type="string" calcext:value-type="string">
            <text:p>2022-01-12T02:34:35Z</text:p>
          </table:table-cell>
          <table:table-cell office:value-type="string" calcext:value-type="string">
            <text:p>2022-01-12T02:38:42Z</text:p>
          </table:table-cell>
          <table:table-cell office:value-type="string" calcext:value-type="string">
            <text:p>SUCCEEDED</text:p>
          </table:table-cell>
          <table:table-cell office:value-type="float" office:value="961089" calcext:value-type="float">
            <text:p>961089</text:p>
          </table:table-cell>
          <table:table-cell office:value-type="float" office:value="46612" calcext:value-type="float">
            <text:p>46612</text:p>
          </table:table-cell>
          <table:table-cell office:value-type="float" office:value="13.396" calcext:value-type="float">
            <text:p>13.396</text:p>
          </table:table-cell>
          <table:table-cell office:value-type="float" office:value="0.62" calcext:value-type="float">
            <text:p>0.62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u-ch427-n216-max18-mf-ens03</text:p>
          </table:table-cell>
          <table:table-cell office:value-type="float" office:value="259.949" calcext:value-type="float">
            <text:p>259.949</text:p>
          </table:table-cell>
          <table:table-cell office:value-type="float" office:value="136.08" calcext:value-type="float">
            <text:p>136.08</text:p>
          </table:table-cell>
          <table:table-cell table:formula="of:=[.B24]-[.C24]" office:value-type="float" office:value="123.869" calcext:value-type="float">
            <text:p>123.869</text:p>
          </table:table-cell>
          <table:table-cell table:formula="of:=[.B24]-[.C24]-[.O24]" office:value-type="float" office:value="109.743" calcext:value-type="float">
            <text:p>109.7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1-12T01:19:06Z</text:p>
          </table:table-cell>
          <table:table-cell office:value-type="string" calcext:value-type="string">
            <text:p>2022-01-12T03:41:37Z</text:p>
          </table:table-cell>
          <table:table-cell office:value-type="string" calcext:value-type="string">
            <text:p>2022-01-12T03:46:44Z</text:p>
          </table:table-cell>
          <table:table-cell office:value-type="string" calcext:value-type="string">
            <text:p>SUCCEEDED</text:p>
          </table:table-cell>
          <table:table-cell office:value-type="float" office:value="961090" calcext:value-type="float">
            <text:p>961090</text:p>
          </table:table-cell>
          <table:table-cell office:value-type="float" office:value="151398" calcext:value-type="float">
            <text:p>151398</text:p>
          </table:table-cell>
          <table:table-cell office:value-type="float" office:value="14.126" calcext:value-type="float">
            <text:p>14.126</text:p>
          </table:table-cell>
          <table:table-cell office:value-type="float" office:value="0.635" calcext:value-type="float">
            <text:p>0.635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216-max18-mf-ens04</text:p>
          </table:table-cell>
          <table:table-cell office:value-type="float" office:value="271.659" calcext:value-type="float">
            <text:p>271.659</text:p>
          </table:table-cell>
          <table:table-cell office:value-type="float" office:value="149.94" calcext:value-type="float">
            <text:p>149.94</text:p>
          </table:table-cell>
          <table:table-cell table:formula="of:=[.B25]-[.C25]" office:value-type="float" office:value="121.719" calcext:value-type="float">
            <text:p>121.719</text:p>
          </table:table-cell>
          <table:table-cell table:formula="of:=[.B25]-[.C25]-[.O25]" office:value-type="float" office:value="109.921" calcext:value-type="float">
            <text:p>109.92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1-12T01:19:12Z</text:p>
          </table:table-cell>
          <table:table-cell office:value-type="string" calcext:value-type="string">
            <text:p>2022-01-12T03:45:37Z</text:p>
          </table:table-cell>
          <table:table-cell office:value-type="string" calcext:value-type="string">
            <text:p>2022-01-12T03:50:57Z</text:p>
          </table:table-cell>
          <table:table-cell office:value-type="string" calcext:value-type="string">
            <text:p>SUCCEEDED</text:p>
          </table:table-cell>
          <table:table-cell office:value-type="float" office:value="961091" calcext:value-type="float">
            <text:p>961091</text:p>
          </table:table-cell>
          <table:table-cell office:value-type="float" office:value="131750" calcext:value-type="float">
            <text:p>131750</text:p>
          </table:table-cell>
          <table:table-cell office:value-type="float" office:value="11.798" calcext:value-type="float">
            <text:p>11.798</text:p>
          </table:table-cell>
          <table:table-cell office:value-type="float" office:value="0.659" calcext:value-type="float">
            <text:p>0.659</text:p>
          </table:table-cell>
          <table:table-cell office:value-type="float" office:value="0.616" calcext:value-type="float">
            <text:p>0.616</text:p>
          </table:table-cell>
        </table:table-row>
        <table:table-row table:style-name="ro1">
          <table:table-cell office:value-type="string" calcext:value-type="string">
            <text:p>u-ch427-n216-max18-mf-ens05</text:p>
          </table:table-cell>
          <table:table-cell office:value-type="float" office:value="325.637" calcext:value-type="float">
            <text:p>325.637</text:p>
          </table:table-cell>
          <table:table-cell office:value-type="float" office:value="169.15" calcext:value-type="float">
            <text:p>169.15</text:p>
          </table:table-cell>
          <table:table-cell table:formula="of:=[.B26]-[.C26]" office:value-type="float" office:value="156.487" calcext:value-type="float">
            <text:p>156.487</text:p>
          </table:table-cell>
          <table:table-cell table:formula="of:=[.B26]-[.C26]-[.O26]" office:value-type="float" office:value="142.579" calcext:value-type="float">
            <text:p>142.5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1-12T01:19:21Z</text:p>
          </table:table-cell>
          <table:table-cell office:value-type="string" calcext:value-type="string">
            <text:p>2022-01-12T03:38:09Z</text:p>
          </table:table-cell>
          <table:table-cell office:value-type="string" calcext:value-type="string">
            <text:p>2022-01-12T03:44:41Z</text:p>
          </table:table-cell>
          <table:table-cell office:value-type="string" calcext:value-type="string">
            <text:p>SUCCEEDED</text:p>
          </table:table-cell>
          <table:table-cell office:value-type="float" office:value="961092" calcext:value-type="float">
            <text:p>961092</text:p>
          </table:table-cell>
          <table:table-cell office:value-type="float" office:value="73129" calcext:value-type="float">
            <text:p>73129</text:p>
          </table:table-cell>
          <table:table-cell office:value-type="float" office:value="13.908" calcext:value-type="float">
            <text:p>13.908</text:p>
          </table:table-cell>
          <table:table-cell office:value-type="float" office:value="0.638" calcext:value-type="float">
            <text:p>0.63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u-ch427-n216-max18-mf-ens06</text:p>
          </table:table-cell>
          <table:table-cell office:value-type="float" office:value="360.668" calcext:value-type="float">
            <text:p>360.668</text:p>
          </table:table-cell>
          <table:table-cell office:value-type="float" office:value="193.26" calcext:value-type="float">
            <text:p>193.26</text:p>
          </table:table-cell>
          <table:table-cell table:formula="of:=[.B27]-[.C27]" office:value-type="float" office:value="167.408" calcext:value-type="float">
            <text:p>167.408</text:p>
          </table:table-cell>
          <table:table-cell table:formula="of:=[.B27]-[.C27]-[.O27]" office:value-type="float" office:value="153.397" calcext:value-type="float">
            <text:p>153.39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1-12T01:19:32Z</text:p>
          </table:table-cell>
          <table:table-cell office:value-type="string" calcext:value-type="string">
            <text:p>2022-01-12T03:52:31Z</text:p>
          </table:table-cell>
          <table:table-cell office:value-type="string" calcext:value-type="string">
            <text:p>2022-01-12T03:59:38Z</text:p>
          </table:table-cell>
          <table:table-cell office:value-type="string" calcext:value-type="string">
            <text:p>SUCCEEDED</text:p>
          </table:table-cell>
          <table:table-cell office:value-type="float" office:value="961094" calcext:value-type="float">
            <text:p>961094</text:p>
          </table:table-cell>
          <table:table-cell office:value-type="float" office:value="150065" calcext:value-type="float">
            <text:p>150065</text:p>
          </table:table-cell>
          <table:table-cell office:value-type="float" office:value="14.011" calcext:value-type="float">
            <text:p>14.011</text:p>
          </table:table-cell>
          <table:table-cell office:value-type="float" office:value="0.653" calcext:value-type="float">
            <text:p>0.653</text:p>
          </table:table-cell>
          <table:table-cell office:value-type="float" office:value="0.616" calcext:value-type="float">
            <text:p>0.616</text:p>
          </table:table-cell>
        </table:table-row>
        <table:table-row table:style-name="ro1">
          <table:table-cell office:value-type="string" calcext:value-type="string">
            <text:p>u-ch427-n216-max18-mf-ens07</text:p>
          </table:table-cell>
          <table:table-cell office:value-type="float" office:value="364.732" calcext:value-type="float">
            <text:p>364.732</text:p>
          </table:table-cell>
          <table:table-cell office:value-type="float" office:value="215.36" calcext:value-type="float">
            <text:p>215.36</text:p>
          </table:table-cell>
          <table:table-cell table:formula="of:=[.B28]-[.C28]" office:value-type="float" office:value="149.372" calcext:value-type="float">
            <text:p>149.372</text:p>
          </table:table-cell>
          <table:table-cell table:formula="of:=[.B28]-[.C28]-[.O28]" office:value-type="float" office:value="134.713" calcext:value-type="float">
            <text:p>134.7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1-12T01:19:42Z</text:p>
          </table:table-cell>
          <table:table-cell office:value-type="string" calcext:value-type="string">
            <text:p>2022-01-12T03:12:32Z</text:p>
          </table:table-cell>
          <table:table-cell office:value-type="string" calcext:value-type="string">
            <text:p>2022-01-12T03:20:07Z</text:p>
          </table:table-cell>
          <table:table-cell office:value-type="string" calcext:value-type="string">
            <text:p>SUCCEEDED</text:p>
          </table:table-cell>
          <table:table-cell office:value-type="float" office:value="961095" calcext:value-type="float">
            <text:p>961095</text:p>
          </table:table-cell>
          <table:table-cell office:value-type="float" office:value="14592" calcext:value-type="float">
            <text:p>14592</text:p>
          </table:table-cell>
          <table:table-cell office:value-type="float" office:value="14.659" calcext:value-type="float">
            <text:p>14.659</text:p>
          </table:table-cell>
          <table:table-cell office:value-type="float" office:value="1.172" calcext:value-type="float">
            <text:p>1.17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u-ch427-n216-max18-mf-ens08</text:p>
          </table:table-cell>
          <table:table-cell office:value-type="float" office:value="389.156" calcext:value-type="float">
            <text:p>389.156</text:p>
          </table:table-cell>
          <table:table-cell office:value-type="float" office:value="229.61" calcext:value-type="float">
            <text:p>229.61</text:p>
          </table:table-cell>
          <table:table-cell table:formula="of:=[.B29]-[.C29]" office:value-type="float" office:value="159.546" calcext:value-type="float">
            <text:p>159.546</text:p>
          </table:table-cell>
          <table:table-cell table:formula="of:=[.B29]-[.C29]-[.O29]" office:value-type="float" office:value="145.175" calcext:value-type="float">
            <text:p>145.1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1-12T01:19:51Z</text:p>
          </table:table-cell>
          <table:table-cell office:value-type="string" calcext:value-type="string">
            <text:p>2022-01-12T03:02:36Z</text:p>
          </table:table-cell>
          <table:table-cell office:value-type="string" calcext:value-type="string">
            <text:p>2022-01-12T03:10:40Z</text:p>
          </table:table-cell>
          <table:table-cell office:value-type="string" calcext:value-type="string">
            <text:p>SUCCEEDED</text:p>
          </table:table-cell>
          <table:table-cell office:value-type="float" office:value="961097" calcext:value-type="float">
            <text:p>961097</text:p>
          </table:table-cell>
          <table:table-cell office:value-type="float" office:value="147640" calcext:value-type="float">
            <text:p>147640</text:p>
          </table:table-cell>
          <table:table-cell office:value-type="float" office:value="14.371" calcext:value-type="float">
            <text:p>14.371</text:p>
          </table:table-cell>
          <table:table-cell office:value-type="float" office:value="0.667" calcext:value-type="float">
            <text:p>0.667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u-ch427-n216-max18-mf-ens09</text:p>
          </table:table-cell>
          <table:table-cell office:value-type="float" office:value="420.446" calcext:value-type="float">
            <text:p>420.446</text:p>
          </table:table-cell>
          <table:table-cell office:value-type="float" office:value="257.18" calcext:value-type="float">
            <text:p>257.18</text:p>
          </table:table-cell>
          <table:table-cell table:formula="of:=[.B30]-[.C30]" office:value-type="float" office:value="163.266" calcext:value-type="float">
            <text:p>163.266</text:p>
          </table:table-cell>
          <table:table-cell table:formula="of:=[.B30]-[.C30]-[.O30]" office:value-type="float" office:value="149.743" calcext:value-type="float">
            <text:p>149.74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1-12T01:19:59Z</text:p>
          </table:table-cell>
          <table:table-cell office:value-type="string" calcext:value-type="string">
            <text:p>2022-01-12T03:03:35Z</text:p>
          </table:table-cell>
          <table:table-cell office:value-type="string" calcext:value-type="string">
            <text:p>2022-01-12T03:12:11Z</text:p>
          </table:table-cell>
          <table:table-cell office:value-type="string" calcext:value-type="string">
            <text:p>SUCCEEDED</text:p>
          </table:table-cell>
          <table:table-cell office:value-type="float" office:value="961099" calcext:value-type="float">
            <text:p>961099</text:p>
          </table:table-cell>
          <table:table-cell office:value-type="float" office:value="10172" calcext:value-type="float">
            <text:p>10172</text:p>
          </table:table-cell>
          <table:table-cell office:value-type="float" office:value="13.523" calcext:value-type="float">
            <text:p>13.523</text:p>
          </table:table-cell>
          <table:table-cell office:value-type="float" office:value="0.722" calcext:value-type="float">
            <text:p>0.722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u-ch427-n216-max18-mf-ens10</text:p>
          </table:table-cell>
          <table:table-cell office:value-type="float" office:value="458.152" calcext:value-type="float">
            <text:p>458.152</text:p>
          </table:table-cell>
          <table:table-cell office:value-type="float" office:value="271.37" calcext:value-type="float">
            <text:p>271.37</text:p>
          </table:table-cell>
          <table:table-cell table:formula="of:=[.B31]-[.C31]" office:value-type="float" office:value="186.782" calcext:value-type="float">
            <text:p>186.782</text:p>
          </table:table-cell>
          <table:table-cell table:formula="of:=[.B31]-[.C31]-[.O31]" office:value-type="float" office:value="168.903" calcext:value-type="float">
            <text:p>168.9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1-12T01:20:09Z</text:p>
          </table:table-cell>
          <table:table-cell office:value-type="string" calcext:value-type="string">
            <text:p>2022-01-12T02:42:35Z</text:p>
          </table:table-cell>
          <table:table-cell office:value-type="string" calcext:value-type="string">
            <text:p>2022-01-12T02:52:09Z</text:p>
          </table:table-cell>
          <table:table-cell office:value-type="string" calcext:value-type="string">
            <text:p>SUCCEEDED</text:p>
          </table:table-cell>
          <table:table-cell office:value-type="float" office:value="961100" calcext:value-type="float">
            <text:p>961100</text:p>
          </table:table-cell>
          <table:table-cell office:value-type="float" office:value="180155" calcext:value-type="float">
            <text:p>180155</text:p>
          </table:table-cell>
          <table:table-cell office:value-type="float" office:value="17.879" calcext:value-type="float">
            <text:p>17.879</text:p>
          </table:table-cell>
          <table:table-cell office:value-type="float" office:value="0.653" calcext:value-type="float">
            <text:p>0.653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 office:value-type="string" calcext:value-type="string">
            <text:p>u-ch427-n216-max18-mf-ens11</text:p>
          </table:table-cell>
          <table:table-cell office:value-type="float" office:value="479.058" calcext:value-type="float">
            <text:p>479.058</text:p>
          </table:table-cell>
          <table:table-cell office:value-type="float" office:value="290.62" calcext:value-type="float">
            <text:p>290.62</text:p>
          </table:table-cell>
          <table:table-cell table:formula="of:=[.B32]-[.C32]" office:value-type="float" office:value="188.438" calcext:value-type="float">
            <text:p>188.438</text:p>
          </table:table-cell>
          <table:table-cell table:formula="of:=[.B32]-[.C32]-[.O32]" office:value-type="float" office:value="170.606" calcext:value-type="float">
            <text:p>170.60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2022-01-12T01:20:18Z</text:p>
          </table:table-cell>
          <table:table-cell office:value-type="string" calcext:value-type="string">
            <text:p>2022-01-12T03:14:08Z</text:p>
          </table:table-cell>
          <table:table-cell office:value-type="string" calcext:value-type="string">
            <text:p>2022-01-12T03:24:05Z</text:p>
          </table:table-cell>
          <table:table-cell office:value-type="string" calcext:value-type="string">
            <text:p>SUCCEEDED</text:p>
          </table:table-cell>
          <table:table-cell office:value-type="float" office:value="961101" calcext:value-type="float">
            <text:p>961101</text:p>
          </table:table-cell>
          <table:table-cell office:value-type="float" office:value="8368" calcext:value-type="float">
            <text:p>8368</text:p>
          </table:table-cell>
          <table:table-cell office:value-type="float" office:value="17.832" calcext:value-type="float">
            <text:p>17.832</text:p>
          </table:table-cell>
          <table:table-cell office:value-type="float" office:value="0.656" calcext:value-type="float">
            <text:p>0.656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string" calcext:value-type="string">
            <text:p>u-ch427-n216-max18-mf-ens12</text:p>
          </table:table-cell>
          <table:table-cell office:value-type="float" office:value="500.08" calcext:value-type="float">
            <text:p>500.08</text:p>
          </table:table-cell>
          <table:table-cell office:value-type="float" office:value="305.2" calcext:value-type="float">
            <text:p>305.2</text:p>
          </table:table-cell>
          <table:table-cell table:formula="of:=[.B33]-[.C33]" office:value-type="float" office:value="194.88" calcext:value-type="float">
            <text:p>194.88</text:p>
          </table:table-cell>
          <table:table-cell table:formula="of:=[.B33]-[.C33]-[.O33]" office:value-type="float" office:value="176.754" calcext:value-type="float">
            <text:p>176.75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2022-01-12T01:20:26Z</text:p>
          </table:table-cell>
          <table:table-cell office:value-type="string" calcext:value-type="string">
            <text:p>2022-01-12T02:31:23Z</text:p>
          </table:table-cell>
          <table:table-cell office:value-type="string" calcext:value-type="string">
            <text:p>2022-01-12T02:42:03Z</text:p>
          </table:table-cell>
          <table:table-cell office:value-type="string" calcext:value-type="string">
            <text:p>SUCCEEDED</text:p>
          </table:table-cell>
          <table:table-cell office:value-type="float" office:value="961102" calcext:value-type="float">
            <text:p>961102</text:p>
          </table:table-cell>
          <table:table-cell office:value-type="float" office:value="162127" calcext:value-type="float">
            <text:p>162127</text:p>
          </table:table-cell>
          <table:table-cell office:value-type="float" office:value="18.126" calcext:value-type="float">
            <text:p>18.126</text:p>
          </table:table-cell>
          <table:table-cell office:value-type="float" office:value="0.693" calcext:value-type="float">
            <text:p>0.693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string" calcext:value-type="string">
            <text:p>u-ch427-n216-max18-mf-ens13</text:p>
          </table:table-cell>
          <table:table-cell office:value-type="float" office:value="535.671" calcext:value-type="float">
            <text:p>535.671</text:p>
          </table:table-cell>
          <table:table-cell office:value-type="float" office:value="328.99" calcext:value-type="float">
            <text:p>328.99</text:p>
          </table:table-cell>
          <table:table-cell table:formula="of:=[.B34]-[.C34]" office:value-type="float" office:value="206.681" calcext:value-type="float">
            <text:p>206.681</text:p>
          </table:table-cell>
          <table:table-cell table:formula="of:=[.B34]-[.C34]-[.O34]" office:value-type="float" office:value="189.784" calcext:value-type="float">
            <text:p>189.78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2022-01-12T01:20:36Z</text:p>
          </table:table-cell>
          <table:table-cell office:value-type="string" calcext:value-type="string">
            <text:p>2022-01-12T02:19:49Z</text:p>
          </table:table-cell>
          <table:table-cell office:value-type="string" calcext:value-type="string">
            <text:p>2022-01-12T02:31:03Z</text:p>
          </table:table-cell>
          <table:table-cell office:value-type="string" calcext:value-type="string">
            <text:p>SUCCEEDED</text:p>
          </table:table-cell>
          <table:table-cell office:value-type="float" office:value="961103" calcext:value-type="float">
            <text:p>961103</text:p>
          </table:table-cell>
          <table:table-cell office:value-type="float" office:value="101217" calcext:value-type="float">
            <text:p>101217</text:p>
          </table:table-cell>
          <table:table-cell office:value-type="float" office:value="16.897" calcext:value-type="float">
            <text:p>16.897</text:p>
          </table:table-cell>
          <table:table-cell office:value-type="float" office:value="0.695" calcext:value-type="float">
            <text:p>0.695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table-cell office:value-type="string" calcext:value-type="string">
            <text:p>u-ch427-n216-max18-mf-ens14</text:p>
          </table:table-cell>
          <table:table-cell office:value-type="float" office:value="567.292" calcext:value-type="float">
            <text:p>567.292</text:p>
          </table:table-cell>
          <table:table-cell office:value-type="float" office:value="353.37" calcext:value-type="float">
            <text:p>353.37</text:p>
          </table:table-cell>
          <table:table-cell table:formula="of:=[.B35]-[.C35]" office:value-type="float" office:value="213.922" calcext:value-type="float">
            <text:p>213.922</text:p>
          </table:table-cell>
          <table:table-cell table:formula="of:=[.B35]-[.C35]-[.O35]" office:value-type="float" office:value="196.013" calcext:value-type="float">
            <text:p>196.0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2022-01-12T01:20:46Z</text:p>
          </table:table-cell>
          <table:table-cell office:value-type="string" calcext:value-type="string">
            <text:p>2022-01-12T02:59:32Z</text:p>
          </table:table-cell>
          <table:table-cell office:value-type="string" calcext:value-type="string">
            <text:p>2022-01-12T03:11:41Z</text:p>
          </table:table-cell>
          <table:table-cell office:value-type="string" calcext:value-type="string">
            <text:p>SUCCEEDED</text:p>
          </table:table-cell>
          <table:table-cell office:value-type="float" office:value="961104" calcext:value-type="float">
            <text:p>961104</text:p>
          </table:table-cell>
          <table:table-cell office:value-type="float" office:value="23104" calcext:value-type="float">
            <text:p>23104</text:p>
          </table:table-cell>
          <table:table-cell office:value-type="float" office:value="17.909" calcext:value-type="float">
            <text:p>17.909</text:p>
          </table:table-cell>
          <table:table-cell office:value-type="float" office:value="0.666" calcext:value-type="float">
            <text:p>0.666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 office:value-type="string" calcext:value-type="string">
            <text:p>u-ch427-n216-max18-mf-ens15</text:p>
          </table:table-cell>
          <table:table-cell office:value-type="float" office:value="601.616" calcext:value-type="float">
            <text:p>601.616</text:p>
          </table:table-cell>
          <table:table-cell office:value-type="float" office:value="372.07" calcext:value-type="float">
            <text:p>372.07</text:p>
          </table:table-cell>
          <table:table-cell table:formula="of:=[.B36]-[.C36]" office:value-type="float" office:value="229.546" calcext:value-type="float">
            <text:p>229.546</text:p>
          </table:table-cell>
          <table:table-cell table:formula="of:=[.B36]-[.C36]-[.O36]" office:value-type="float" office:value="213.645" calcext:value-type="float">
            <text:p>213.64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12T01:20:54Z</text:p>
          </table:table-cell>
          <table:table-cell office:value-type="string" calcext:value-type="string">
            <text:p>2022-01-12T02:46:22Z</text:p>
          </table:table-cell>
          <table:table-cell office:value-type="string" calcext:value-type="string">
            <text:p>2022-01-12T02:59:02Z</text:p>
          </table:table-cell>
          <table:table-cell office:value-type="string" calcext:value-type="string">
            <text:p>SUCCEEDED</text:p>
          </table:table-cell>
          <table:table-cell office:value-type="float" office:value="961105" calcext:value-type="float">
            <text:p>961105</text:p>
          </table:table-cell>
          <table:table-cell office:value-type="float" office:value="85932" calcext:value-type="float">
            <text:p>85932</text:p>
          </table:table-cell>
          <table:table-cell office:value-type="float" office:value="15.901" calcext:value-type="float">
            <text:p>15.901</text:p>
          </table:table-cell>
          <table:table-cell office:value-type="float" office:value="0.762" calcext:value-type="float">
            <text:p>0.762</text:p>
          </table:table-cell>
          <table:table-cell office:value-type="float" office:value="0.657" calcext:value-type="float">
            <text:p>0.657</text:p>
          </table:table-cell>
        </table:table-row>
        <table:table-row table:style-name="ro1">
          <table:table-cell office:value-type="string" calcext:value-type="string">
            <text:p>u-ch427-n216-max18-mf-ens16</text:p>
          </table:table-cell>
          <table:table-cell office:value-type="float" office:value="647.506" calcext:value-type="float">
            <text:p>647.506</text:p>
          </table:table-cell>
          <table:table-cell office:value-type="float" office:value="178.68" calcext:value-type="float">
            <text:p>178.68</text:p>
          </table:table-cell>
          <table:table-cell table:formula="of:=[.B37]-[.C37]" office:value-type="float" office:value="468.826" calcext:value-type="float">
            <text:p>468.826</text:p>
          </table:table-cell>
          <table:table-cell table:formula="of:=[.B37]-[.C37]-[.O37]" office:value-type="float" office:value="224.616" calcext:value-type="float">
            <text:p>224.6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2022-01-12T01:21:04Z</text:p>
          </table:table-cell>
          <table:table-cell office:value-type="string" calcext:value-type="string">
            <text:p>2022-01-12T03:26:45Z</text:p>
          </table:table-cell>
          <table:table-cell office:value-type="string" calcext:value-type="string">
            <text:p>2022-01-12T03:40:18Z</text:p>
          </table:table-cell>
          <table:table-cell office:value-type="string" calcext:value-type="string">
            <text:p>SUCCEEDED</text:p>
          </table:table-cell>
          <table:table-cell office:value-type="float" office:value="961106" calcext:value-type="float">
            <text:p>961106</text:p>
          </table:table-cell>
          <table:table-cell office:value-type="float" office:value="69233" calcext:value-type="float">
            <text:p>69233</text:p>
          </table:table-cell>
          <table:table-cell office:value-type="float" office:value="244.21" calcext:value-type="float">
            <text:p>244.2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 office:value-type="string" calcext:value-type="string">
            <text:p>u-ch427-n216-max18-mf-ens17</text:p>
          </table:table-cell>
          <table:table-cell office:value-type="float" office:value="556.207" calcext:value-type="float">
            <text:p>556.207</text:p>
          </table:table-cell>
          <table:table-cell office:value-type="float" office:value="176.73" calcext:value-type="float">
            <text:p>176.73</text:p>
          </table:table-cell>
          <table:table-cell table:formula="of:=[.B38]-[.C38]" office:value-type="float" office:value="379.477" calcext:value-type="float">
            <text:p>379.477</text:p>
          </table:table-cell>
          <table:table-cell table:formula="of:=[.B38]-[.C38]-[.O38]" office:value-type="float" office:value="266.675" calcext:value-type="float">
            <text:p>266.67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2022-01-12T01:21:11Z</text:p>
          </table:table-cell>
          <table:table-cell office:value-type="string" calcext:value-type="string">
            <text:p>2022-01-12T03:50:38Z</text:p>
          </table:table-cell>
          <table:table-cell office:value-type="string" calcext:value-type="string">
            <text:p>2022-01-12T04:02:56Z</text:p>
          </table:table-cell>
          <table:table-cell office:value-type="string" calcext:value-type="string">
            <text:p>SUCCEEDED</text:p>
          </table:table-cell>
          <table:table-cell office:value-type="float" office:value="961107" calcext:value-type="float">
            <text:p>961107</text:p>
          </table:table-cell>
          <table:table-cell office:value-type="float" office:value="241576" calcext:value-type="float">
            <text:p>241576</text:p>
          </table:table-cell>
          <table:table-cell office:value-type="float" office:value="112.802" calcext:value-type="float">
            <text:p>112.802</text:p>
          </table:table-cell>
          <table:table-cell office:value-type="float" office:value="1.03" calcext:value-type="float">
            <text:p>1.03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>
          <table:table-cell office:value-type="string" calcext:value-type="string">
            <text:p>u-ch427-n216-max18-mf-ens18</text:p>
          </table:table-cell>
          <table:table-cell office:value-type="float" office:value="681.995" calcext:value-type="float">
            <text:p>681.995</text:p>
          </table:table-cell>
          <table:table-cell office:value-type="float" office:value="183.15" calcext:value-type="float">
            <text:p>183.15</text:p>
          </table:table-cell>
          <table:table-cell table:formula="of:=[.B39]-[.C39]" office:value-type="float" office:value="498.845" calcext:value-type="float">
            <text:p>498.845</text:p>
          </table:table-cell>
          <table:table-cell table:formula="of:=[.B39]-[.C39]-[.O39]" office:value-type="float" office:value="229.767" calcext:value-type="float">
            <text:p>229.76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2-01-12T01:26:25Z</text:p>
          </table:table-cell>
          <table:table-cell office:value-type="string" calcext:value-type="string">
            <text:p>2022-01-12T04:03:30Z</text:p>
          </table:table-cell>
          <table:table-cell office:value-type="string" calcext:value-type="string">
            <text:p>2022-01-12T04:18:00Z</text:p>
          </table:table-cell>
          <table:table-cell office:value-type="string" calcext:value-type="string">
            <text:p>SUCCEEDED</text:p>
          </table:table-cell>
          <table:table-cell office:value-type="float" office:value="961132" calcext:value-type="float">
            <text:p>961132</text:p>
          </table:table-cell>
          <table:table-cell office:value-type="float" office:value="42534" calcext:value-type="float">
            <text:p>42534</text:p>
          </table:table-cell>
          <table:table-cell office:value-type="float" office:value="269.078" calcext:value-type="float">
            <text:p>269.078</text:p>
          </table:table-cell>
          <table:table-cell office:value-type="float" office:value="0.72" calcext:value-type="float">
            <text:p>0.72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string" calcext:value-type="string">
            <text:p>u-ch427-n216-max18-of-ens00</text:p>
          </table:table-cell>
          <table:table-cell office:value-type="float" office:value="130" calcext:value-type="float">
            <text:p>130</text:p>
          </table:table-cell>
          <table:table-cell office:value-type="float" office:value="40.91" calcext:value-type="float">
            <text:p>40.91</text:p>
          </table:table-cell>
          <table:table-cell table:formula="of:=[.B40]-[.C40]" office:value-type="float" office:value="89.09" calcext:value-type="float">
            <text:p>89.09</text:p>
          </table:table-cell>
          <table:table-cell table:formula="of:=[.B40]-[.C40]-[.O40]" office:value-type="float" office:value="74.464" calcext:value-type="float">
            <text:p>74.4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2T01:26:24Z</text:p>
          </table:table-cell>
          <table:table-cell office:value-type="string" calcext:value-type="string">
            <text:p>2022-01-12T01:38:29Z</text:p>
          </table:table-cell>
          <table:table-cell office:value-type="string" calcext:value-type="string">
            <text:p>2022-01-12T01:40:56Z</text:p>
          </table:table-cell>
          <table:table-cell office:value-type="string" calcext:value-type="string">
            <text:p>SUCCEEDED</text:p>
          </table:table-cell>
          <table:table-cell office:value-type="float" office:value="961131" calcext:value-type="float">
            <text:p>961131</text:p>
          </table:table-cell>
          <table:table-cell office:value-type="float" office:value="110442" calcext:value-type="float">
            <text:p>110442</text:p>
          </table:table-cell>
          <table:table-cell office:value-type="float" office:value="14.626" calcext:value-type="float">
            <text:p>14.626</text:p>
          </table:table-cell>
          <table:table-cell office:value-type="float" office:value="0.595" calcext:value-type="float">
            <text:p>0.595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string" calcext:value-type="string">
            <text:p>u-ch427-n216-max18-single-ens00</text:p>
          </table:table-cell>
          <table:table-cell office:value-type="float" office:value="126.505" calcext:value-type="float">
            <text:p>126.505</text:p>
          </table:table-cell>
          <table:table-cell office:value-type="float" office:value="39.53" calcext:value-type="float">
            <text:p>39.53</text:p>
          </table:table-cell>
          <table:table-cell table:formula="of:=[.B41]-[.C41]" office:value-type="float" office:value="86.975" calcext:value-type="float">
            <text:p>86.975</text:p>
          </table:table-cell>
          <table:table-cell table:formula="of:=[.B41]-[.C41]-[.O41]" office:value-type="float" office:value="73.992" calcext:value-type="float">
            <text:p>73.9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1T02:25:13Z</text:p>
          </table:table-cell>
          <table:table-cell office:value-type="string" calcext:value-type="string">
            <text:p>2022-01-11T02:25:23Z</text:p>
          </table:table-cell>
          <table:table-cell office:value-type="string" calcext:value-type="string">
            <text:p>2022-01-11T02:27:44Z</text:p>
          </table:table-cell>
          <table:table-cell office:value-type="string" calcext:value-type="string">
            <text:p>SUCCEEDED</text:p>
          </table:table-cell>
          <table:table-cell office:value-type="float" office:value="956701" calcext:value-type="float">
            <text:p>956701</text:p>
          </table:table-cell>
          <table:table-cell office:value-type="float" office:value="45110" calcext:value-type="float">
            <text:p>45110</text:p>
          </table:table-cell>
          <table:table-cell office:value-type="float" office:value="12.983" calcext:value-type="float">
            <text:p>12.983</text:p>
          </table:table-cell>
          <table:table-cell office:value-type="float" office:value="0.58" calcext:value-type="float">
            <text:p>0.58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string" calcext:value-type="string">
            <text:p>u-ch427-n216-max18-single-ens01</text:p>
          </table:table-cell>
          <table:table-cell office:value-type="float" office:value="128.105" calcext:value-type="float">
            <text:p>128.105</text:p>
          </table:table-cell>
          <table:table-cell office:value-type="float" office:value="40.11" calcext:value-type="float">
            <text:p>40.11</text:p>
          </table:table-cell>
          <table:table-cell table:formula="of:=[.B42]-[.C42]" office:value-type="float" office:value="87.995" calcext:value-type="float">
            <text:p>87.995</text:p>
          </table:table-cell>
          <table:table-cell table:formula="of:=[.B42]-[.C42]-[.O42]" office:value-type="float" office:value="76.436" calcext:value-type="float">
            <text:p>76.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1T02:25:22Z</text:p>
          </table:table-cell>
          <table:table-cell office:value-type="string" calcext:value-type="string">
            <text:p>2022-01-11T02:32:03Z</text:p>
          </table:table-cell>
          <table:table-cell office:value-type="string" calcext:value-type="string">
            <text:p>2022-01-11T02:34:29Z</text:p>
          </table:table-cell>
          <table:table-cell office:value-type="string" calcext:value-type="string">
            <text:p>SUCCEEDED</text:p>
          </table:table-cell>
          <table:table-cell office:value-type="float" office:value="956703" calcext:value-type="float">
            <text:p>956703</text:p>
          </table:table-cell>
          <table:table-cell office:value-type="float" office:value="172119" calcext:value-type="float">
            <text:p>172119</text:p>
          </table:table-cell>
          <table:table-cell office:value-type="float" office:value="11.559" calcext:value-type="float">
            <text:p>11.559</text:p>
          </table:table-cell>
          <table:table-cell office:value-type="float" office:value="0.6" calcext:value-type="float">
            <text:p>0.6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string" calcext:value-type="string">
            <text:p>u-ch427-n216-max18-single-ens02</text:p>
          </table:table-cell>
          <table:table-cell office:value-type="float" office:value="132.354" calcext:value-type="float">
            <text:p>132.354</text:p>
          </table:table-cell>
          <table:table-cell office:value-type="float" office:value="42.2" calcext:value-type="float">
            <text:p>42.2</text:p>
          </table:table-cell>
          <table:table-cell table:formula="of:=[.B43]-[.C43]" office:value-type="float" office:value="90.154" calcext:value-type="float">
            <text:p>90.154</text:p>
          </table:table-cell>
          <table:table-cell table:formula="of:=[.B43]-[.C43]-[.O43]" office:value-type="float" office:value="77.879" calcext:value-type="float">
            <text:p>77.87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1-11T02:25:31Z</text:p>
          </table:table-cell>
          <table:table-cell office:value-type="string" calcext:value-type="string">
            <text:p>2022-01-11T02:53:55Z</text:p>
          </table:table-cell>
          <table:table-cell office:value-type="string" calcext:value-type="string">
            <text:p>2022-01-11T02:56:52Z</text:p>
          </table:table-cell>
          <table:table-cell office:value-type="string" calcext:value-type="string">
            <text:p>SUCCEEDED</text:p>
          </table:table-cell>
          <table:table-cell office:value-type="float" office:value="956706" calcext:value-type="float">
            <text:p>956706</text:p>
          </table:table-cell>
          <table:table-cell office:value-type="float" office:value="247028" calcext:value-type="float">
            <text:p>247028</text:p>
          </table:table-cell>
          <table:table-cell office:value-type="float" office:value="12.275" calcext:value-type="float">
            <text:p>12.275</text:p>
          </table:table-cell>
          <table:table-cell office:value-type="float" office:value="0.608" calcext:value-type="float">
            <text:p>0.608</text:p>
          </table:table-cell>
          <table:table-cell office:value-type="float" office:value="0.587" calcext:value-type="float">
            <text:p>0.587</text:p>
          </table:table-cell>
        </table:table-row>
        <table:table-row table:style-name="ro1">
          <table:table-cell office:value-type="string" calcext:value-type="string">
            <text:p>u-ch427-n216-max18-single-ens03</text:p>
          </table:table-cell>
          <table:table-cell office:value-type="float" office:value="137.118" calcext:value-type="float">
            <text:p>137.118</text:p>
          </table:table-cell>
          <table:table-cell office:value-type="float" office:value="45.1" calcext:value-type="float">
            <text:p>45.1</text:p>
          </table:table-cell>
          <table:table-cell table:formula="of:=[.B44]-[.C44]" office:value-type="float" office:value="92.018" calcext:value-type="float">
            <text:p>92.018</text:p>
          </table:table-cell>
          <table:table-cell table:formula="of:=[.B44]-[.C44]-[.O44]" office:value-type="float" office:value="79.598" calcext:value-type="float">
            <text:p>79.5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1-11T02:25:43Z</text:p>
          </table:table-cell>
          <table:table-cell office:value-type="string" calcext:value-type="string">
            <text:p>2022-01-11T04:31:09Z</text:p>
          </table:table-cell>
          <table:table-cell office:value-type="string" calcext:value-type="string">
            <text:p>2022-01-11T04:34:09Z</text:p>
          </table:table-cell>
          <table:table-cell office:value-type="string" calcext:value-type="string">
            <text:p>SUCCEEDED</text:p>
          </table:table-cell>
          <table:table-cell office:value-type="float" office:value="956707" calcext:value-type="float">
            <text:p>956707</text:p>
          </table:table-cell>
          <table:table-cell office:value-type="float" office:value="63918" calcext:value-type="float">
            <text:p>63918</text:p>
          </table:table-cell>
          <table:table-cell office:value-type="float" office:value="12.42" calcext:value-type="float">
            <text:p>12.42</text:p>
          </table:table-cell>
          <table:table-cell office:value-type="float" office:value="0.633" calcext:value-type="float">
            <text:p>0.633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string" calcext:value-type="string">
            <text:p>u-ch427-n216-max18-single-ens04</text:p>
          </table:table-cell>
          <table:table-cell office:value-type="float" office:value="142.177" calcext:value-type="float">
            <text:p>142.177</text:p>
          </table:table-cell>
          <table:table-cell office:value-type="float" office:value="47.92" calcext:value-type="float">
            <text:p>47.92</text:p>
          </table:table-cell>
          <table:table-cell table:formula="of:=[.B45]-[.C45]" office:value-type="float" office:value="94.257" calcext:value-type="float">
            <text:p>94.257</text:p>
          </table:table-cell>
          <table:table-cell table:formula="of:=[.B45]-[.C45]-[.O45]" office:value-type="float" office:value="80.627" calcext:value-type="float">
            <text:p>80.62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1-11T02:25:54Z</text:p>
          </table:table-cell>
          <table:table-cell office:value-type="string" calcext:value-type="string">
            <text:p>2022-01-11T04:28:19Z</text:p>
          </table:table-cell>
          <table:table-cell office:value-type="string" calcext:value-type="string">
            <text:p>2022-01-11T04:31:29Z</text:p>
          </table:table-cell>
          <table:table-cell office:value-type="string" calcext:value-type="string">
            <text:p>SUCCEEDED</text:p>
          </table:table-cell>
          <table:table-cell office:value-type="float" office:value="956708" calcext:value-type="float">
            <text:p>956708</text:p>
          </table:table-cell>
          <table:table-cell office:value-type="float" office:value="90799" calcext:value-type="float">
            <text:p>90799</text:p>
          </table:table-cell>
          <table:table-cell office:value-type="float" office:value="13.63" calcext:value-type="float">
            <text:p>13.63</text:p>
          </table:table-cell>
          <table:table-cell office:value-type="float" office:value="0.6" calcext:value-type="float">
            <text:p>0.6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string" calcext:value-type="string">
            <text:p>u-ch427-n216-max18-single-ens05</text:p>
          </table:table-cell>
          <table:table-cell office:value-type="float" office:value="145.75" calcext:value-type="float">
            <text:p>145.75</text:p>
          </table:table-cell>
          <table:table-cell office:value-type="float" office:value="50.04" calcext:value-type="float">
            <text:p>50.04</text:p>
          </table:table-cell>
          <table:table-cell table:formula="of:=[.B46]-[.C46]" office:value-type="float" office:value="95.71" calcext:value-type="float">
            <text:p>95.71</text:p>
          </table:table-cell>
          <table:table-cell table:formula="of:=[.B46]-[.C46]-[.O46]" office:value-type="float" office:value="83.522" calcext:value-type="float">
            <text:p>83.5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1-11T02:26:02Z</text:p>
          </table:table-cell>
          <table:table-cell office:value-type="string" calcext:value-type="string">
            <text:p>2022-01-11T04:24:20Z</text:p>
          </table:table-cell>
          <table:table-cell office:value-type="string" calcext:value-type="string">
            <text:p>2022-01-11T04:27:54Z</text:p>
          </table:table-cell>
          <table:table-cell office:value-type="string" calcext:value-type="string">
            <text:p>SUCCEEDED</text:p>
          </table:table-cell>
          <table:table-cell office:value-type="float" office:value="956709" calcext:value-type="float">
            <text:p>956709</text:p>
          </table:table-cell>
          <table:table-cell office:value-type="float" office:value="12693" calcext:value-type="float">
            <text:p>12693</text:p>
          </table:table-cell>
          <table:table-cell office:value-type="float" office:value="12.188" calcext:value-type="float">
            <text:p>12.188</text:p>
          </table:table-cell>
          <table:table-cell office:value-type="float" office:value="0.678" calcext:value-type="float">
            <text:p>0.678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office:value-type="string" calcext:value-type="string">
            <text:p>u-ch427-n216-max18-single-ens06</text:p>
          </table:table-cell>
          <table:table-cell office:value-type="float" office:value="150.246" calcext:value-type="float">
            <text:p>150.246</text:p>
          </table:table-cell>
          <table:table-cell office:value-type="float" office:value="50.73" calcext:value-type="float">
            <text:p>50.73</text:p>
          </table:table-cell>
          <table:table-cell table:formula="of:=[.B47]-[.C47]" office:value-type="float" office:value="99.516" calcext:value-type="float">
            <text:p>99.516</text:p>
          </table:table-cell>
          <table:table-cell table:formula="of:=[.B47]-[.C47]-[.O47]" office:value-type="float" office:value="85.184" calcext:value-type="float">
            <text:p>85.18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1-11T02:26:11Z</text:p>
          </table:table-cell>
          <table:table-cell office:value-type="string" calcext:value-type="string">
            <text:p>2022-01-11T04:58:35Z</text:p>
          </table:table-cell>
          <table:table-cell office:value-type="string" calcext:value-type="string">
            <text:p>2022-01-11T05:02:18Z</text:p>
          </table:table-cell>
          <table:table-cell office:value-type="string" calcext:value-type="string">
            <text:p>SUCCEEDED</text:p>
          </table:table-cell>
          <table:table-cell office:value-type="float" office:value="956710" calcext:value-type="float">
            <text:p>956710</text:p>
          </table:table-cell>
          <table:table-cell office:value-type="float" office:value="22065" calcext:value-type="float">
            <text:p>22065</text:p>
          </table:table-cell>
          <table:table-cell office:value-type="float" office:value="14.332" calcext:value-type="float">
            <text:p>14.332</text:p>
          </table:table-cell>
          <table:table-cell office:value-type="float" office:value="0.615" calcext:value-type="float">
            <text:p>0.615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string" calcext:value-type="string">
            <text:p>u-ch427-n216-max18-single-ens07</text:p>
          </table:table-cell>
          <table:table-cell office:value-type="float" office:value="155.994" calcext:value-type="float">
            <text:p>155.994</text:p>
          </table:table-cell>
          <table:table-cell office:value-type="float" office:value="52.99" calcext:value-type="float">
            <text:p>52.99</text:p>
          </table:table-cell>
          <table:table-cell table:formula="of:=[.B48]-[.C48]" office:value-type="float" office:value="103.004" calcext:value-type="float">
            <text:p>103.004</text:p>
          </table:table-cell>
          <table:table-cell table:formula="of:=[.B48]-[.C48]-[.O48]" office:value-type="float" office:value="89.05" calcext:value-type="float">
            <text:p>89.0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1-11T02:26:20Z</text:p>
          </table:table-cell>
          <table:table-cell office:value-type="string" calcext:value-type="string">
            <text:p>2022-01-11T05:23:43Z</text:p>
          </table:table-cell>
          <table:table-cell office:value-type="string" calcext:value-type="string">
            <text:p>2022-01-11T05:27:53Z</text:p>
          </table:table-cell>
          <table:table-cell office:value-type="string" calcext:value-type="string">
            <text:p>SUCCEEDED</text:p>
          </table:table-cell>
          <table:table-cell office:value-type="float" office:value="956711" calcext:value-type="float">
            <text:p>956711</text:p>
          </table:table-cell>
          <table:table-cell office:value-type="float" office:value="188357" calcext:value-type="float">
            <text:p>188357</text:p>
          </table:table-cell>
          <table:table-cell office:value-type="float" office:value="13.954" calcext:value-type="float">
            <text:p>13.954</text:p>
          </table:table-cell>
          <table:table-cell office:value-type="float" office:value="0.606" calcext:value-type="float">
            <text:p>0.606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string" calcext:value-type="string">
            <text:p>u-ch427-n216-max18-single-ens08</text:p>
          </table:table-cell>
          <table:table-cell office:value-type="float" office:value="185.85" calcext:value-type="float">
            <text:p>185.85</text:p>
          </table:table-cell>
          <table:table-cell office:value-type="float" office:value="56.92" calcext:value-type="float">
            <text:p>56.92</text:p>
          </table:table-cell>
          <table:table-cell table:formula="of:=[.B49]-[.C49]" office:value-type="float" office:value="128.93" calcext:value-type="float">
            <text:p>128.93</text:p>
          </table:table-cell>
          <table:table-cell table:formula="of:=[.B49]-[.C49]-[.O49]" office:value-type="float" office:value="114.426" calcext:value-type="float">
            <text:p>114.4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1-11T02:26:31Z</text:p>
          </table:table-cell>
          <table:table-cell office:value-type="string" calcext:value-type="string">
            <text:p>2022-01-11T05:18:36Z</text:p>
          </table:table-cell>
          <table:table-cell office:value-type="string" calcext:value-type="string">
            <text:p>2022-01-11T05:23:19Z</text:p>
          </table:table-cell>
          <table:table-cell office:value-type="string" calcext:value-type="string">
            <text:p>SUCCEEDED</text:p>
          </table:table-cell>
          <table:table-cell office:value-type="float" office:value="956712" calcext:value-type="float">
            <text:p>956712</text:p>
          </table:table-cell>
          <table:table-cell office:value-type="float" office:value="140242" calcext:value-type="float">
            <text:p>140242</text:p>
          </table:table-cell>
          <table:table-cell office:value-type="float" office:value="14.504" calcext:value-type="float">
            <text:p>14.504</text:p>
          </table:table-cell>
          <table:table-cell office:value-type="float" office:value="0.625" calcext:value-type="float">
            <text:p>0.625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 office:value-type="string" calcext:value-type="string">
            <text:p>u-ch427-n216-max18-single-ens09</text:p>
          </table:table-cell>
          <table:table-cell office:value-type="float" office:value="165.422" calcext:value-type="float">
            <text:p>165.422</text:p>
          </table:table-cell>
          <table:table-cell office:value-type="float" office:value="60.07" calcext:value-type="float">
            <text:p>60.07</text:p>
          </table:table-cell>
          <table:table-cell table:formula="of:=[.B50]-[.C50]" office:value-type="float" office:value="105.352" calcext:value-type="float">
            <text:p>105.352</text:p>
          </table:table-cell>
          <table:table-cell table:formula="of:=[.B50]-[.C50]-[.O50]" office:value-type="float" office:value="91.738" calcext:value-type="float">
            <text:p>91.73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1-11T02:26:42Z</text:p>
          </table:table-cell>
          <table:table-cell office:value-type="string" calcext:value-type="string">
            <text:p>2022-01-11T05:02:41Z</text:p>
          </table:table-cell>
          <table:table-cell office:value-type="string" calcext:value-type="string">
            <text:p>2022-01-11T05:07:05Z</text:p>
          </table:table-cell>
          <table:table-cell office:value-type="string" calcext:value-type="string">
            <text:p>SUCCEEDED</text:p>
          </table:table-cell>
          <table:table-cell office:value-type="float" office:value="956713" calcext:value-type="float">
            <text:p>956713</text:p>
          </table:table-cell>
          <table:table-cell office:value-type="float" office:value="80189" calcext:value-type="float">
            <text:p>80189</text:p>
          </table:table-cell>
          <table:table-cell office:value-type="float" office:value="13.614" calcext:value-type="float">
            <text:p>13.614</text:p>
          </table:table-cell>
          <table:table-cell office:value-type="float" office:value="0.634" calcext:value-type="float">
            <text:p>0.634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1">
          <table:table-cell office:value-type="string" calcext:value-type="string">
            <text:p>u-ch427-n216-max18-single-ens10</text:p>
          </table:table-cell>
          <table:table-cell office:value-type="float" office:value="169.776" calcext:value-type="float">
            <text:p>169.776</text:p>
          </table:table-cell>
          <table:table-cell office:value-type="float" office:value="59.5" calcext:value-type="float">
            <text:p>59.5</text:p>
          </table:table-cell>
          <table:table-cell table:formula="of:=[.B51]-[.C51]" office:value-type="float" office:value="110.276" calcext:value-type="float">
            <text:p>110.276</text:p>
          </table:table-cell>
          <table:table-cell table:formula="of:=[.B51]-[.C51]-[.O51]" office:value-type="float" office:value="96.016" calcext:value-type="float">
            <text:p>96.0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1-11T02:26:49Z</text:p>
          </table:table-cell>
          <table:table-cell office:value-type="string" calcext:value-type="string">
            <text:p>2022-01-11T04:52:58Z</text:p>
          </table:table-cell>
          <table:table-cell office:value-type="string" calcext:value-type="string">
            <text:p>2022-01-11T04:57:52Z</text:p>
          </table:table-cell>
          <table:table-cell office:value-type="string" calcext:value-type="string">
            <text:p>SUCCEEDED</text:p>
          </table:table-cell>
          <table:table-cell office:value-type="float" office:value="956714" calcext:value-type="float">
            <text:p>956714</text:p>
          </table:table-cell>
          <table:table-cell office:value-type="float" office:value="223756" calcext:value-type="float">
            <text:p>223756</text:p>
          </table:table-cell>
          <table:table-cell office:value-type="float" office:value="14.26" calcext:value-type="float">
            <text:p>14.26</text:p>
          </table:table-cell>
          <table:table-cell office:value-type="float" office:value="0.701" calcext:value-type="float">
            <text:p>0.701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u-ch427-n216-max18-single-ens11</text:p>
          </table:table-cell>
          <table:table-cell office:value-type="float" office:value="166.341" calcext:value-type="float">
            <text:p>166.341</text:p>
          </table:table-cell>
          <table:table-cell office:value-type="float" office:value="55.94" calcext:value-type="float">
            <text:p>55.94</text:p>
          </table:table-cell>
          <table:table-cell table:formula="of:=[.B52]-[.C52]" office:value-type="float" office:value="110.401" calcext:value-type="float">
            <text:p>110.401</text:p>
          </table:table-cell>
          <table:table-cell table:formula="of:=[.B52]-[.C52]-[.O52]" office:value-type="float" office:value="94.76" calcext:value-type="float">
            <text:p>94.7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2022-01-11T02:26:57Z</text:p>
          </table:table-cell>
          <table:table-cell office:value-type="string" calcext:value-type="string">
            <text:p>2022-01-11T04:41:48Z</text:p>
          </table:table-cell>
          <table:table-cell office:value-type="string" calcext:value-type="string">
            <text:p>2022-01-11T04:46:42Z</text:p>
          </table:table-cell>
          <table:table-cell office:value-type="string" calcext:value-type="string">
            <text:p>SUCCEEDED</text:p>
          </table:table-cell>
          <table:table-cell office:value-type="float" office:value="956715" calcext:value-type="float">
            <text:p>956715</text:p>
          </table:table-cell>
          <table:table-cell office:value-type="float" office:value="107039" calcext:value-type="float">
            <text:p>107039</text:p>
          </table:table-cell>
          <table:table-cell office:value-type="float" office:value="15.641" calcext:value-type="float">
            <text:p>15.641</text:p>
          </table:table-cell>
          <table:table-cell office:value-type="float" office:value="0.679" calcext:value-type="float">
            <text:p>0.679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u-ch427-n216-max18-single-ens12</text:p>
          </table:table-cell>
          <table:table-cell office:value-type="float" office:value="171.328" calcext:value-type="float">
            <text:p>171.328</text:p>
          </table:table-cell>
          <table:table-cell office:value-type="float" office:value="58.62" calcext:value-type="float">
            <text:p>58.62</text:p>
          </table:table-cell>
          <table:table-cell table:formula="of:=[.B53]-[.C53]" office:value-type="float" office:value="112.708" calcext:value-type="float">
            <text:p>112.708</text:p>
          </table:table-cell>
          <table:table-cell table:formula="of:=[.B53]-[.C53]-[.O53]" office:value-type="float" office:value="97.305" calcext:value-type="float">
            <text:p>97.30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2022-01-11T02:27:07Z</text:p>
          </table:table-cell>
          <table:table-cell office:value-type="string" calcext:value-type="string">
            <text:p>2022-01-11T04:47:25Z</text:p>
          </table:table-cell>
          <table:table-cell office:value-type="string" calcext:value-type="string">
            <text:p>2022-01-11T04:52:26Z</text:p>
          </table:table-cell>
          <table:table-cell office:value-type="string" calcext:value-type="string">
            <text:p>SUCCEEDED</text:p>
          </table:table-cell>
          <table:table-cell office:value-type="float" office:value="956716" calcext:value-type="float">
            <text:p>956716</text:p>
          </table:table-cell>
          <table:table-cell office:value-type="float" office:value="123240" calcext:value-type="float">
            <text:p>123240</text:p>
          </table:table-cell>
          <table:table-cell office:value-type="float" office:value="15.403" calcext:value-type="float">
            <text:p>15.403</text:p>
          </table:table-cell>
          <table:table-cell office:value-type="float" office:value="0.606" calcext:value-type="float">
            <text:p>0.606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string" calcext:value-type="string">
            <text:p>u-ch427-n216-max18-single-ens13</text:p>
          </table:table-cell>
          <table:table-cell office:value-type="float" office:value="180.943" calcext:value-type="float">
            <text:p>180.943</text:p>
          </table:table-cell>
          <table:table-cell office:value-type="float" office:value="63.38" calcext:value-type="float">
            <text:p>63.38</text:p>
          </table:table-cell>
          <table:table-cell table:formula="of:=[.B54]-[.C54]" office:value-type="float" office:value="117.563" calcext:value-type="float">
            <text:p>117.563</text:p>
          </table:table-cell>
          <table:table-cell table:formula="of:=[.B54]-[.C54]-[.O54]" office:value-type="float" office:value="99.43" calcext:value-type="float">
            <text:p>99.4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2022-01-11T02:27:14Z</text:p>
          </table:table-cell>
          <table:table-cell office:value-type="string" calcext:value-type="string">
            <text:p>2022-01-11T05:28:22Z</text:p>
          </table:table-cell>
          <table:table-cell office:value-type="string" calcext:value-type="string">
            <text:p>2022-01-11T05:33:34Z</text:p>
          </table:table-cell>
          <table:table-cell office:value-type="string" calcext:value-type="string">
            <text:p>SUCCEEDED</text:p>
          </table:table-cell>
          <table:table-cell office:value-type="float" office:value="956717" calcext:value-type="float">
            <text:p>956717</text:p>
          </table:table-cell>
          <table:table-cell office:value-type="float" office:value="193547" calcext:value-type="float">
            <text:p>193547</text:p>
          </table:table-cell>
          <table:table-cell office:value-type="float" office:value="18.133" calcext:value-type="float">
            <text:p>18.133</text:p>
          </table:table-cell>
          <table:table-cell office:value-type="float" office:value="0.647" calcext:value-type="float">
            <text:p>0.647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u-ch427-n216-max18-single-ens14</text:p>
          </table:table-cell>
          <table:table-cell office:value-type="float" office:value="206.274" calcext:value-type="float">
            <text:p>206.274</text:p>
          </table:table-cell>
          <table:table-cell office:value-type="float" office:value="69.53" calcext:value-type="float">
            <text:p>69.53</text:p>
          </table:table-cell>
          <table:table-cell table:formula="of:=[.B55]-[.C55]" office:value-type="float" office:value="136.744" calcext:value-type="float">
            <text:p>136.744</text:p>
          </table:table-cell>
          <table:table-cell table:formula="of:=[.B55]-[.C55]-[.O55]" office:value-type="float" office:value="115.85" calcext:value-type="float">
            <text:p>115.8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2022-01-11T14:27:33Z</text:p>
          </table:table-cell>
          <table:table-cell office:value-type="string" calcext:value-type="string">
            <text:p>2022-01-11T14:40:33Z</text:p>
          </table:table-cell>
          <table:table-cell office:value-type="string" calcext:value-type="string">
            <text:p>2022-01-11T14:46:14Z</text:p>
          </table:table-cell>
          <table:table-cell office:value-type="string" calcext:value-type="string">
            <text:p>SUCCEEDED</text:p>
          </table:table-cell>
          <table:table-cell office:value-type="float" office:value="958292" calcext:value-type="float">
            <text:p>958292</text:p>
          </table:table-cell>
          <table:table-cell office:value-type="float" office:value="254033" calcext:value-type="float">
            <text:p>254033</text:p>
          </table:table-cell>
          <table:table-cell office:value-type="float" office:value="20.894" calcext:value-type="float">
            <text:p>20.894</text:p>
          </table:table-cell>
          <table:table-cell office:value-type="float" office:value="1.005" calcext:value-type="float">
            <text:p>1.005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u-ch427-n216-max18-single-ens15</text:p>
          </table:table-cell>
          <table:table-cell office:value-type="float" office:value="194.62" calcext:value-type="float">
            <text:p>194.62</text:p>
          </table:table-cell>
          <table:table-cell office:value-type="float" office:value="71.35" calcext:value-type="float">
            <text:p>71.35</text:p>
          </table:table-cell>
          <table:table-cell table:formula="of:=[.B56]-[.C56]" office:value-type="float" office:value="123.27" calcext:value-type="float">
            <text:p>123.27</text:p>
          </table:table-cell>
          <table:table-cell table:formula="of:=[.B56]-[.C56]-[.O56]" office:value-type="float" office:value="107.563" calcext:value-type="float">
            <text:p>107.56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11T02:27:32Z</text:p>
          </table:table-cell>
          <table:table-cell office:value-type="string" calcext:value-type="string">
            <text:p>2022-01-11T05:28:22Z</text:p>
          </table:table-cell>
          <table:table-cell office:value-type="string" calcext:value-type="string">
            <text:p>2022-01-11T05:34:34Z</text:p>
          </table:table-cell>
          <table:table-cell office:value-type="string" calcext:value-type="string">
            <text:p>SUCCEEDED</text:p>
          </table:table-cell>
          <table:table-cell office:value-type="float" office:value="956719" calcext:value-type="float">
            <text:p>956719</text:p>
          </table:table-cell>
          <table:table-cell office:value-type="float" office:value="30234" calcext:value-type="float">
            <text:p>30234</text:p>
          </table:table-cell>
          <table:table-cell office:value-type="float" office:value="15.707" calcext:value-type="float">
            <text:p>15.707</text:p>
          </table:table-cell>
          <table:table-cell office:value-type="float" office:value="0.64" calcext:value-type="float">
            <text:p>0.6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u-ch427-n216-max18-single-ens16</text:p>
          </table:table-cell>
          <table:table-cell office:value-type="float" office:value="197.869" calcext:value-type="float">
            <text:p>197.869</text:p>
          </table:table-cell>
          <table:table-cell office:value-type="float" office:value="74.28" calcext:value-type="float">
            <text:p>74.28</text:p>
          </table:table-cell>
          <table:table-cell table:formula="of:=[.B57]-[.C57]" office:value-type="float" office:value="123.589" calcext:value-type="float">
            <text:p>123.589</text:p>
          </table:table-cell>
          <table:table-cell table:formula="of:=[.B57]-[.C57]-[.O57]" office:value-type="float" office:value="107.077" calcext:value-type="float">
            <text:p>107.07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2022-01-11T02:27:42Z</text:p>
          </table:table-cell>
          <table:table-cell office:value-type="string" calcext:value-type="string">
            <text:p>2022-01-11T05:18:36Z</text:p>
          </table:table-cell>
          <table:table-cell office:value-type="string" calcext:value-type="string">
            <text:p>2022-01-11T05:24:53Z</text:p>
          </table:table-cell>
          <table:table-cell office:value-type="string" calcext:value-type="string">
            <text:p>SUCCEEDED</text:p>
          </table:table-cell>
          <table:table-cell office:value-type="float" office:value="956720" calcext:value-type="float">
            <text:p>956720</text:p>
          </table:table-cell>
          <table:table-cell office:value-type="float" office:value="230624" calcext:value-type="float">
            <text:p>230624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752" calcext:value-type="float">
            <text:p>0.752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u-ch427-n216-max18-single-ens17</text:p>
          </table:table-cell>
          <table:table-cell office:value-type="float" office:value="226.535" calcext:value-type="float">
            <text:p>226.535</text:p>
          </table:table-cell>
          <table:table-cell office:value-type="float" office:value="94.83" calcext:value-type="float">
            <text:p>94.83</text:p>
          </table:table-cell>
          <table:table-cell table:formula="of:=[.B58]-[.C58]" office:value-type="float" office:value="131.705" calcext:value-type="float">
            <text:p>131.705</text:p>
          </table:table-cell>
          <table:table-cell table:formula="of:=[.B58]-[.C58]-[.O58]" office:value-type="float" office:value="111.11" calcext:value-type="float">
            <text:p>111.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2022-01-11T14:27:40Z</text:p>
          </table:table-cell>
          <table:table-cell office:value-type="string" calcext:value-type="string">
            <text:p>2022-01-11T14:39:53Z</text:p>
          </table:table-cell>
          <table:table-cell office:value-type="string" calcext:value-type="string">
            <text:p>2022-01-11T14:46:20Z</text:p>
          </table:table-cell>
          <table:table-cell office:value-type="string" calcext:value-type="string">
            <text:p>SUCCEEDED</text:p>
          </table:table-cell>
          <table:table-cell office:value-type="float" office:value="958293" calcext:value-type="float">
            <text:p>958293</text:p>
          </table:table-cell>
          <table:table-cell office:value-type="float" office:value="66498" calcext:value-type="float">
            <text:p>66498</text:p>
          </table:table-cell>
          <table:table-cell office:value-type="float" office:value="20.595" calcext:value-type="float">
            <text:p>20.595</text:p>
          </table:table-cell>
          <table:table-cell office:value-type="float" office:value="0.898" calcext:value-type="float">
            <text:p>0.89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u-ch427-n216-max18-single-ens18</text:p>
          </table:table-cell>
          <table:table-cell office:value-type="float" office:value="210.033" calcext:value-type="float">
            <text:p>210.033</text:p>
          </table:table-cell>
          <table:table-cell office:value-type="float" office:value="82.88" calcext:value-type="float">
            <text:p>82.88</text:p>
          </table:table-cell>
          <table:table-cell table:formula="of:=[.B59]-[.C59]" office:value-type="float" office:value="127.153" calcext:value-type="float">
            <text:p>127.153</text:p>
          </table:table-cell>
          <table:table-cell table:formula="of:=[.B59]-[.C59]-[.O59]" office:value-type="float" office:value="111.459" calcext:value-type="float">
            <text:p>111.45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2-01-11T14:28:12Z</text:p>
          </table:table-cell>
          <table:table-cell office:value-type="string" calcext:value-type="string">
            <text:p>2022-01-11T14:48:08Z</text:p>
          </table:table-cell>
          <table:table-cell office:value-type="string" calcext:value-type="string">
            <text:p>2022-01-11T14:54:45Z</text:p>
          </table:table-cell>
          <table:table-cell office:value-type="string" calcext:value-type="string">
            <text:p>SUCCEEDED</text:p>
          </table:table-cell>
          <table:table-cell office:value-type="float" office:value="958295" calcext:value-type="float">
            <text:p>958295</text:p>
          </table:table-cell>
          <table:table-cell office:value-type="float" office:value="55610" calcext:value-type="float">
            <text:p>55610</text:p>
          </table:table-cell>
          <table:table-cell office:value-type="float" office:value="15.694" calcext:value-type="float">
            <text:p>15.694</text:p>
          </table:table-cell>
          <table:table-cell office:value-type="float" office:value="0.872" calcext:value-type="float">
            <text:p>0.87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u-ch427-n512-max18-ens00</text:p>
          </table:table-cell>
          <table:table-cell office:value-type="float" office:value="4669.558" calcext:value-type="float">
            <text:p>4669.558</text:p>
          </table:table-cell>
          <table:table-cell office:value-type="float" office:value="89.59" calcext:value-type="float">
            <text:p>89.59</text:p>
          </table:table-cell>
          <table:table-cell table:formula="of:=[.B60]-[.C60]" office:value-type="float" office:value="4579.968" calcext:value-type="float">
            <text:p>4579.968</text:p>
          </table:table-cell>
          <table:table-cell table:formula="of:=[.B60]-[.C60]-[.O60]" office:value-type="float" office:value="4421.952" calcext:value-type="float">
            <text:p>4421.9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10T23:22:34Z</text:p>
          </table:table-cell>
          <table:table-cell office:value-type="string" calcext:value-type="string">
            <text:p>2022-01-10T23:26:04Z</text:p>
          </table:table-cell>
          <table:table-cell office:value-type="string" calcext:value-type="string">
            <text:p>2022-01-11T00:44:15Z</text:p>
          </table:table-cell>
          <table:table-cell office:value-type="string" calcext:value-type="string">
            <text:p>SUCCEEDED</text:p>
          </table:table-cell>
          <table:table-cell office:value-type="float" office:value="955932" calcext:value-type="float">
            <text:p>955932</text:p>
          </table:table-cell>
          <table:table-cell office:value-type="float" office:value="119115" calcext:value-type="float">
            <text:p>119115</text:p>
          </table:table-cell>
          <table:table-cell office:value-type="float" office:value="158.016" calcext:value-type="float">
            <text:p>158.016</text:p>
          </table:table-cell>
          <table:table-cell office:value-type="float" office:value="32.231" calcext:value-type="float">
            <text:p>32.231</text:p>
          </table:table-cell>
          <table:table-cell office:value-type="float" office:value="32.07" calcext:value-type="float">
            <text:p>32.07</text:p>
          </table:table-cell>
        </table:table-row>
        <table:table-row table:style-name="ro1">
          <table:table-cell office:value-type="string" calcext:value-type="string">
            <text:p>u-ch427-n512-max18-ens01</text:p>
          </table:table-cell>
          <table:table-cell office:value-type="float" office:value="5077.194" calcext:value-type="float">
            <text:p>5077.194</text:p>
          </table:table-cell>
          <table:table-cell office:value-type="float" office:value="93.62" calcext:value-type="float">
            <text:p>93.62</text:p>
          </table:table-cell>
          <table:table-cell table:formula="of:=[.B61]-[.C61]" office:value-type="float" office:value="4983.574" calcext:value-type="float">
            <text:p>4983.574</text:p>
          </table:table-cell>
          <table:table-cell table:formula="of:=[.B61]-[.C61]-[.O61]" office:value-type="float" office:value="4826.135" calcext:value-type="float">
            <text:p>4826.1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10T23:22:40Z</text:p>
          </table:table-cell>
          <table:table-cell office:value-type="string" calcext:value-type="string">
            <text:p>2022-01-11T00:27:15Z</text:p>
          </table:table-cell>
          <table:table-cell office:value-type="string" calcext:value-type="string">
            <text:p>2022-01-11T01:52:34Z</text:p>
          </table:table-cell>
          <table:table-cell office:value-type="string" calcext:value-type="string">
            <text:p>SUCCEEDED</text:p>
          </table:table-cell>
          <table:table-cell office:value-type="float" office:value="955935" calcext:value-type="float">
            <text:p>955935</text:p>
          </table:table-cell>
          <table:table-cell office:value-type="float" office:value="58428" calcext:value-type="float">
            <text:p>58428</text:p>
          </table:table-cell>
          <table:table-cell office:value-type="float" office:value="157.439" calcext:value-type="float">
            <text:p>157.439</text:p>
          </table:table-cell>
          <table:table-cell office:value-type="float" office:value="34.183" calcext:value-type="float">
            <text:p>34.183</text:p>
          </table:table-cell>
          <table:table-cell office:value-type="float" office:value="34.312" calcext:value-type="float">
            <text:p>34.312</text:p>
          </table:table-cell>
        </table:table-row>
        <table:table-row table:style-name="ro1">
          <table:table-cell office:value-type="string" calcext:value-type="string">
            <text:p>u-ch427-n512-max18-ens02</text:p>
          </table:table-cell>
          <table:table-cell office:value-type="float" office:value="5170.229" calcext:value-type="float">
            <text:p>5170.229</text:p>
          </table:table-cell>
          <table:table-cell office:value-type="float" office:value="131.76" calcext:value-type="float">
            <text:p>131.76</text:p>
          </table:table-cell>
          <table:table-cell table:formula="of:=[.B62]-[.C62]" office:value-type="float" office:value="5038.469" calcext:value-type="float">
            <text:p>5038.469</text:p>
          </table:table-cell>
          <table:table-cell table:formula="of:=[.B62]-[.C62]-[.O62]" office:value-type="float" office:value="4879.141" calcext:value-type="float">
            <text:p>4879.14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2022-01-10T23:22:46Z</text:p>
          </table:table-cell>
          <table:table-cell office:value-type="string" calcext:value-type="string">
            <text:p>2022-01-11T01:26:16Z</text:p>
          </table:table-cell>
          <table:table-cell office:value-type="string" calcext:value-type="string">
            <text:p>2022-01-11T02:53:19Z</text:p>
          </table:table-cell>
          <table:table-cell office:value-type="string" calcext:value-type="string">
            <text:p>SUCCEEDED</text:p>
          </table:table-cell>
          <table:table-cell office:value-type="float" office:value="955936" calcext:value-type="float">
            <text:p>955936</text:p>
          </table:table-cell>
          <table:table-cell office:value-type="float" office:value="154733" calcext:value-type="float">
            <text:p>154733</text:p>
          </table:table-cell>
          <table:table-cell office:value-type="float" office:value="159.328" calcext:value-type="float">
            <text:p>159.328</text:p>
          </table:table-cell>
          <table:table-cell office:value-type="float" office:value="35.926" calcext:value-type="float">
            <text:p>35.926</text:p>
          </table:table-cell>
          <table:table-cell office:value-type="float" office:value="35.224" calcext:value-type="float">
            <text:p>35.224</text:p>
          </table:table-cell>
        </table:table-row>
        <table:table-row table:style-name="ro1">
          <table:table-cell office:value-type="string" calcext:value-type="string">
            <text:p>u-ch427-n512-max18-ens03</text:p>
          </table:table-cell>
          <table:table-cell office:value-type="float" office:value="5306.523" calcext:value-type="float">
            <text:p>5306.523</text:p>
          </table:table-cell>
          <table:table-cell office:value-type="float" office:value="163.35" calcext:value-type="float">
            <text:p>163.35</text:p>
          </table:table-cell>
          <table:table-cell table:formula="of:=[.B63]-[.C63]" office:value-type="float" office:value="5143.173" calcext:value-type="float">
            <text:p>5143.173</text:p>
          </table:table-cell>
          <table:table-cell table:formula="of:=[.B63]-[.C63]-[.O63]" office:value-type="float" office:value="4982.222" calcext:value-type="float">
            <text:p>4982.2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2022-01-10T23:22:57Z</text:p>
          </table:table-cell>
          <table:table-cell office:value-type="string" calcext:value-type="string">
            <text:p>2022-01-11T02:49:53Z</text:p>
          </table:table-cell>
          <table:table-cell office:value-type="string" calcext:value-type="string">
            <text:p>2022-01-11T04:19:29Z</text:p>
          </table:table-cell>
          <table:table-cell office:value-type="string" calcext:value-type="string">
            <text:p>SUCCEEDED</text:p>
          </table:table-cell>
          <table:table-cell office:value-type="float" office:value="955937" calcext:value-type="float">
            <text:p>955937</text:p>
          </table:table-cell>
          <table:table-cell office:value-type="float" office:value="78001" calcext:value-type="float">
            <text:p>78001</text:p>
          </table:table-cell>
          <table:table-cell office:value-type="float" office:value="160.951" calcext:value-type="float">
            <text:p>160.951</text:p>
          </table:table-cell>
          <table:table-cell office:value-type="float" office:value="34.514" calcext:value-type="float">
            <text:p>34.514</text:p>
          </table:table-cell>
          <table:table-cell office:value-type="float" office:value="36.952" calcext:value-type="float">
            <text:p>36.952</text:p>
          </table:table-cell>
        </table:table-row>
        <table:table-row table:style-name="ro1">
          <table:table-cell office:value-type="string" calcext:value-type="string">
            <text:p>u-ch427-n512-max18-ens04</text:p>
          </table:table-cell>
          <table:table-cell office:value-type="float" office:value="5309.171" calcext:value-type="float">
            <text:p>5309.171</text:p>
          </table:table-cell>
          <table:table-cell office:value-type="float" office:value="161.16" calcext:value-type="float">
            <text:p>161.16</text:p>
          </table:table-cell>
          <table:table-cell table:formula="of:=[.B64]-[.C64]" office:value-type="float" office:value="5148.011" calcext:value-type="float">
            <text:p>5148.011</text:p>
          </table:table-cell>
          <table:table-cell table:formula="of:=[.B64]-[.C64]-[.O64]" office:value-type="float" office:value="4987.928" calcext:value-type="float">
            <text:p>4987.9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2022-01-10T23:28:09Z</text:p>
          </table:table-cell>
          <table:table-cell office:value-type="string" calcext:value-type="string">
            <text:p>2022-01-11T03:11:17Z</text:p>
          </table:table-cell>
          <table:table-cell office:value-type="string" calcext:value-type="string">
            <text:p>2022-01-11T04:40:58Z</text:p>
          </table:table-cell>
          <table:table-cell office:value-type="string" calcext:value-type="string">
            <text:p>SUCCEEDED</text:p>
          </table:table-cell>
          <table:table-cell office:value-type="float" office:value="955948" calcext:value-type="float">
            <text:p>955948</text:p>
          </table:table-cell>
          <table:table-cell office:value-type="float" office:value="230651" calcext:value-type="float">
            <text:p>230651</text:p>
          </table:table-cell>
          <table:table-cell office:value-type="float" office:value="160.083" calcext:value-type="float">
            <text:p>160.083</text:p>
          </table:table-cell>
          <table:table-cell office:value-type="float" office:value="37.208" calcext:value-type="float">
            <text:p>37.208</text:p>
          </table:table-cell>
          <table:table-cell office:value-type="float" office:value="35.56" calcext:value-type="float">
            <text:p>35.56</text:p>
          </table:table-cell>
        </table:table-row>
        <table:table-row table:style-name="ro1">
          <table:table-cell office:value-type="string" calcext:value-type="string">
            <text:p>u-ch427-n512-max18-ens05</text:p>
          </table:table-cell>
          <table:table-cell office:value-type="float" office:value="5506.194" calcext:value-type="float">
            <text:p>5506.194</text:p>
          </table:table-cell>
          <table:table-cell office:value-type="float" office:value="173.47" calcext:value-type="float">
            <text:p>173.47</text:p>
          </table:table-cell>
          <table:table-cell table:formula="of:=[.B65]-[.C65]" office:value-type="float" office:value="5332.724" calcext:value-type="float">
            <text:p>5332.724</text:p>
          </table:table-cell>
          <table:table-cell table:formula="of:=[.B65]-[.C65]-[.O65]" office:value-type="float" office:value="5164.36" calcext:value-type="float">
            <text:p>5164.3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2022-01-13T01:18:47Z</text:p>
          </table:table-cell>
          <table:table-cell office:value-type="string" calcext:value-type="string">
            <text:p>2022-01-13T04:26:00Z</text:p>
          </table:table-cell>
          <table:table-cell office:value-type="string" calcext:value-type="string">
            <text:p>2022-01-13T05:59:03Z</text:p>
          </table:table-cell>
          <table:table-cell office:value-type="string" calcext:value-type="string">
            <text:p>SUCCEEDED</text:p>
          </table:table-cell>
          <table:table-cell office:value-type="float" office:value="965862" calcext:value-type="float">
            <text:p>965862</text:p>
          </table:table-cell>
          <table:table-cell office:value-type="float" office:value="159844" calcext:value-type="float">
            <text:p>159844</text:p>
          </table:table-cell>
          <table:table-cell office:value-type="float" office:value="168.364" calcext:value-type="float">
            <text:p>168.364</text:p>
          </table:table-cell>
          <table:table-cell office:value-type="float" office:value="44.812" calcext:value-type="float">
            <text:p>44.812</text:p>
          </table:table-cell>
          <table:table-cell office:value-type="float" office:value="36.785" calcext:value-type="float">
            <text:p>36.785</text:p>
          </table:table-cell>
        </table:table-row>
        <table:table-row table:style-name="ro1">
          <table:table-cell office:value-type="string" calcext:value-type="string">
            <text:p>u-ch427-n512-max18-ens06</text:p>
          </table:table-cell>
          <table:table-cell office:value-type="float" office:value="5631.986" calcext:value-type="float">
            <text:p>5631.986</text:p>
          </table:table-cell>
          <table:table-cell office:value-type="float" office:value="196.7" calcext:value-type="float">
            <text:p>196.7</text:p>
          </table:table-cell>
          <table:table-cell table:formula="of:=[.B66]-[.C66]" office:value-type="float" office:value="5435.286" calcext:value-type="float">
            <text:p>5435.286</text:p>
          </table:table-cell>
          <table:table-cell table:formula="of:=[.B66]-[.C66]-[.O66]" office:value-type="float" office:value="5267.666" calcext:value-type="float">
            <text:p>5267.66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2022-01-13T01:18:58Z</text:p>
          </table:table-cell>
          <table:table-cell office:value-type="string" calcext:value-type="string">
            <text:p>2022-01-13T03:29:20Z</text:p>
          </table:table-cell>
          <table:table-cell office:value-type="string" calcext:value-type="string">
            <text:p>2022-01-13T05:04:50Z</text:p>
          </table:table-cell>
          <table:table-cell office:value-type="string" calcext:value-type="string">
            <text:p>SUCCEEDED</text:p>
          </table:table-cell>
          <table:table-cell office:value-type="float" office:value="965863" calcext:value-type="float">
            <text:p>965863</text:p>
          </table:table-cell>
          <table:table-cell office:value-type="float" office:value="185638" calcext:value-type="float">
            <text:p>185638</text:p>
          </table:table-cell>
          <table:table-cell office:value-type="float" office:value="167.62" calcext:value-type="float">
            <text:p>167.62</text:p>
          </table:table-cell>
          <table:table-cell office:value-type="float" office:value="39.819" calcext:value-type="float">
            <text:p>39.819</text:p>
          </table:table-cell>
          <table:table-cell office:value-type="float" office:value="37.204" calcext:value-type="float">
            <text:p>37.204</text:p>
          </table:table-cell>
        </table:table-row>
        <table:table-row table:style-name="ro1">
          <table:table-cell office:value-type="string" calcext:value-type="string">
            <text:p>u-ch427-n512-max18-ens07</text:p>
          </table:table-cell>
          <table:table-cell office:value-type="float" office:value="5548.291" calcext:value-type="float">
            <text:p>5548.291</text:p>
          </table:table-cell>
          <table:table-cell office:value-type="float" office:value="212.14" calcext:value-type="float">
            <text:p>212.14</text:p>
          </table:table-cell>
          <table:table-cell table:formula="of:=[.B67]-[.C67]" office:value-type="float" office:value="5336.151" calcext:value-type="float">
            <text:p>5336.151</text:p>
          </table:table-cell>
          <table:table-cell table:formula="of:=[.B67]-[.C67]-[.O67]" office:value-type="float" office:value="5165.398" calcext:value-type="float">
            <text:p>5165.39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13T01:19:05Z</text:p>
          </table:table-cell>
          <table:table-cell office:value-type="string" calcext:value-type="string">
            <text:p>2022-01-13T02:34:57Z</text:p>
          </table:table-cell>
          <table:table-cell office:value-type="string" calcext:value-type="string">
            <text:p>2022-01-13T04:09:24Z</text:p>
          </table:table-cell>
          <table:table-cell office:value-type="string" calcext:value-type="string">
            <text:p>SUCCEEDED</text:p>
          </table:table-cell>
          <table:table-cell office:value-type="float" office:value="965865" calcext:value-type="float">
            <text:p>965865</text:p>
          </table:table-cell>
          <table:table-cell office:value-type="float" office:value="10197" calcext:value-type="float">
            <text:p>10197</text:p>
          </table:table-cell>
          <table:table-cell office:value-type="float" office:value="170.753" calcext:value-type="float">
            <text:p>170.753</text:p>
          </table:table-cell>
          <table:table-cell office:value-type="float" office:value="37.459" calcext:value-type="float">
            <text:p>37.459</text:p>
          </table:table-cell>
          <table:table-cell office:value-type="float" office:value="37.739" calcext:value-type="float">
            <text:p>37.739</text:p>
          </table:table-cell>
        </table:table-row>
        <table:table-row table:style-name="ro1">
          <table:table-cell office:value-type="string" calcext:value-type="string">
            <text:p>u-ch427-n512-max18-ens08</text:p>
          </table:table-cell>
          <table:table-cell office:value-type="float" office:value="5626.893" calcext:value-type="float">
            <text:p>5626.893</text:p>
          </table:table-cell>
          <table:table-cell office:value-type="float" office:value="211.7" calcext:value-type="float">
            <text:p>211.7</text:p>
          </table:table-cell>
          <table:table-cell table:formula="of:=[.B68]-[.C68]" office:value-type="float" office:value="5415.193" calcext:value-type="float">
            <text:p>5415.193</text:p>
          </table:table-cell>
          <table:table-cell table:formula="of:=[.B68]-[.C68]-[.O68]" office:value-type="float" office:value="5245.906" calcext:value-type="float">
            <text:p>5245.90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2022-01-13T01:19:13Z</text:p>
          </table:table-cell>
          <table:table-cell office:value-type="string" calcext:value-type="string">
            <text:p>2022-01-13T02:49:35Z</text:p>
          </table:table-cell>
          <table:table-cell office:value-type="string" calcext:value-type="string">
            <text:p>2022-01-13T04:25:20Z</text:p>
          </table:table-cell>
          <table:table-cell office:value-type="string" calcext:value-type="string">
            <text:p>SUCCEEDED</text:p>
          </table:table-cell>
          <table:table-cell office:value-type="float" office:value="965866" calcext:value-type="float">
            <text:p>965866</text:p>
          </table:table-cell>
          <table:table-cell office:value-type="float" office:value="88183" calcext:value-type="float">
            <text:p>88183</text:p>
          </table:table-cell>
          <table:table-cell office:value-type="float" office:value="169.287" calcext:value-type="float">
            <text:p>169.287</text:p>
          </table:table-cell>
          <table:table-cell office:value-type="float" office:value="36.374" calcext:value-type="float">
            <text:p>36.374</text:p>
          </table:table-cell>
          <table:table-cell office:value-type="float" office:value="36.718" calcext:value-type="float">
            <text:p>36.718</text:p>
          </table:table-cell>
        </table:table-row>
        <table:table-row table:style-name="ro1">
          <table:table-cell office:value-type="string" calcext:value-type="string">
            <text:p>u-ch427-n512-max18-ens09</text:p>
          </table:table-cell>
          <table:table-cell office:value-type="float" office:value="5561.177" calcext:value-type="float">
            <text:p>5561.177</text:p>
          </table:table-cell>
          <table:table-cell office:value-type="float" office:value="223.7" calcext:value-type="float">
            <text:p>223.7</text:p>
          </table:table-cell>
          <table:table-cell table:formula="of:=[.B69]-[.C69]" office:value-type="float" office:value="5337.477" calcext:value-type="float">
            <text:p>5337.477</text:p>
          </table:table-cell>
          <table:table-cell table:formula="of:=[.B69]-[.C69]-[.O69]" office:value-type="float" office:value="5177.537" calcext:value-type="float">
            <text:p>5177.53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2022-01-10T23:33:58Z</text:p>
          </table:table-cell>
          <table:table-cell office:value-type="string" calcext:value-type="string">
            <text:p>2022-01-11T01:35:57Z</text:p>
          </table:table-cell>
          <table:table-cell office:value-type="string" calcext:value-type="string">
            <text:p>2022-01-11T03:11:02Z</text:p>
          </table:table-cell>
          <table:table-cell office:value-type="string" calcext:value-type="string">
            <text:p>SUCCEEDED</text:p>
          </table:table-cell>
          <table:table-cell office:value-type="float" office:value="955963" calcext:value-type="float">
            <text:p>955963</text:p>
          </table:table-cell>
          <table:table-cell office:value-type="float" office:value="224754" calcext:value-type="float">
            <text:p>224754</text:p>
          </table:table-cell>
          <table:table-cell office:value-type="float" office:value="159.94" calcext:value-type="float">
            <text:p>159.94</text:p>
          </table:table-cell>
          <table:table-cell office:value-type="float" office:value="42.872" calcext:value-type="float">
            <text:p>42.872</text:p>
          </table:table-cell>
          <table:table-cell office:value-type="float" office:value="36.388" calcext:value-type="float">
            <text:p>36.388</text:p>
          </table:table-cell>
        </table:table-row>
        <table:table-row table:style-name="ro1">
          <table:table-cell office:value-type="string" calcext:value-type="string">
            <text:p>u-ch427-n512-max18-ens10</text:p>
          </table:table-cell>
          <table:table-cell office:value-type="float" office:value="5578.56" calcext:value-type="float">
            <text:p>5578.56</text:p>
          </table:table-cell>
          <table:table-cell office:value-type="float" office:value="238.26" calcext:value-type="float">
            <text:p>238.26</text:p>
          </table:table-cell>
          <table:table-cell table:formula="of:=[.B70]-[.C70]" office:value-type="float" office:value="5340.3" calcext:value-type="float">
            <text:p>5340.3</text:p>
          </table:table-cell>
          <table:table-cell table:formula="of:=[.B70]-[.C70]-[.O70]" office:value-type="float" office:value="5177.117" calcext:value-type="float">
            <text:p>5177.1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2022-01-10T23:29:03Z</text:p>
          </table:table-cell>
          <table:table-cell office:value-type="string" calcext:value-type="string">
            <text:p>2022-01-11T02:49:53Z</text:p>
          </table:table-cell>
          <table:table-cell office:value-type="string" calcext:value-type="string">
            <text:p>2022-01-11T04:25:20Z</text:p>
          </table:table-cell>
          <table:table-cell office:value-type="string" calcext:value-type="string">
            <text:p>SUCCEEDED</text:p>
          </table:table-cell>
          <table:table-cell office:value-type="float" office:value="955954" calcext:value-type="float">
            <text:p>955954</text:p>
          </table:table-cell>
          <table:table-cell office:value-type="float" office:value="228560" calcext:value-type="float">
            <text:p>228560</text:p>
          </table:table-cell>
          <table:table-cell office:value-type="float" office:value="163.183" calcext:value-type="float">
            <text:p>163.183</text:p>
          </table:table-cell>
          <table:table-cell office:value-type="float" office:value="36.217" calcext:value-type="float">
            <text:p>36.217</text:p>
          </table:table-cell>
          <table:table-cell office:value-type="float" office:value="37.4" calcext:value-type="float">
            <text:p>37.4</text:p>
          </table:table-cell>
        </table:table-row>
        <table:table-row table:style-name="ro1">
          <table:table-cell office:value-type="string" calcext:value-type="string">
            <text:p>u-ch427-n512-max18-ens11</text:p>
          </table:table-cell>
          <table:table-cell office:value-type="float" office:value="5691.42" calcext:value-type="float">
            <text:p>5691.42</text:p>
          </table:table-cell>
          <table:table-cell office:value-type="float" office:value="259.46" calcext:value-type="float">
            <text:p>259.46</text:p>
          </table:table-cell>
          <table:table-cell table:formula="of:=[.B71]-[.C71]" office:value-type="float" office:value="5431.96" calcext:value-type="float">
            <text:p>5431.96</text:p>
          </table:table-cell>
          <table:table-cell table:formula="of:=[.B71]-[.C71]-[.O71]" office:value-type="float" office:value="5263.64" calcext:value-type="float">
            <text:p>5263.6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2022-01-11T00:37:04Z</text:p>
          </table:table-cell>
          <table:table-cell office:value-type="string" calcext:value-type="string">
            <text:p>2022-01-11T09:42:03Z</text:p>
          </table:table-cell>
          <table:table-cell office:value-type="string" calcext:value-type="string">
            <text:p>2022-01-11T11:19:26Z</text:p>
          </table:table-cell>
          <table:table-cell office:value-type="string" calcext:value-type="string">
            <text:p>SUCCEEDED</text:p>
          </table:table-cell>
          <table:table-cell office:value-type="float" office:value="956362" calcext:value-type="float">
            <text:p>956362</text:p>
          </table:table-cell>
          <table:table-cell office:value-type="float" office:value="110325" calcext:value-type="float">
            <text:p>110325</text:p>
          </table:table-cell>
          <table:table-cell office:value-type="float" office:value="168.32" calcext:value-type="float">
            <text:p>168.32</text:p>
          </table:table-cell>
          <table:table-cell office:value-type="float" office:value="38.964" calcext:value-type="float">
            <text:p>38.964</text:p>
          </table:table-cell>
          <table:table-cell office:value-type="float" office:value="37.542" calcext:value-type="float">
            <text:p>37.542</text:p>
          </table:table-cell>
        </table:table-row>
        <table:table-row table:style-name="ro1">
          <table:table-cell office:value-type="string" calcext:value-type="string">
            <text:p>u-ch427-n512-max18-ens12</text:p>
          </table:table-cell>
          <table:table-cell office:value-type="float" office:value="5724.268" calcext:value-type="float">
            <text:p>5724.268</text:p>
          </table:table-cell>
          <table:table-cell office:value-type="float" office:value="344.96" calcext:value-type="float">
            <text:p>344.96</text:p>
          </table:table-cell>
          <table:table-cell table:formula="of:=[.B72]-[.C72]" office:value-type="float" office:value="5379.308" calcext:value-type="float">
            <text:p>5379.308</text:p>
          </table:table-cell>
          <table:table-cell table:formula="of:=[.B72]-[.C72]-[.O72]" office:value-type="float" office:value="5202.268" calcext:value-type="float">
            <text:p>5202.26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2022-01-11T14:30:53Z</text:p>
          </table:table-cell>
          <table:table-cell office:value-type="string" calcext:value-type="string">
            <text:p>2022-01-11T17:26:35Z</text:p>
          </table:table-cell>
          <table:table-cell office:value-type="string" calcext:value-type="string">
            <text:p>2022-01-11T19:04:12Z</text:p>
          </table:table-cell>
          <table:table-cell office:value-type="string" calcext:value-type="string">
            <text:p>SUCCEEDED</text:p>
          </table:table-cell>
          <table:table-cell office:value-type="float" office:value="958315" calcext:value-type="float">
            <text:p>958315</text:p>
          </table:table-cell>
          <table:table-cell office:value-type="float" office:value="180939" calcext:value-type="float">
            <text:p>180939</text:p>
          </table:table-cell>
          <table:table-cell office:value-type="float" office:value="177.04" calcext:value-type="float">
            <text:p>177.04</text:p>
          </table:table-cell>
          <table:table-cell office:value-type="float" office:value="38.497" calcext:value-type="float">
            <text:p>38.497</text:p>
          </table:table-cell>
          <table:table-cell office:value-type="float" office:value="36.927" calcext:value-type="float">
            <text:p>36.927</text:p>
          </table:table-cell>
        </table:table-row>
        <table:table-row table:style-name="ro1">
          <table:table-cell office:value-type="string" calcext:value-type="string">
            <text:p>u-ch427-n512-max18-ens13</text:p>
          </table:table-cell>
          <table:table-cell office:value-type="float" office:value="5691.372" calcext:value-type="float">
            <text:p>5691.372</text:p>
          </table:table-cell>
          <table:table-cell office:value-type="float" office:value="288.37" calcext:value-type="float">
            <text:p>288.37</text:p>
          </table:table-cell>
          <table:table-cell table:formula="of:=[.B73]-[.C73]" office:value-type="float" office:value="5403.002" calcext:value-type="float">
            <text:p>5403.002</text:p>
          </table:table-cell>
          <table:table-cell table:formula="of:=[.B73]-[.C73]-[.O73]" office:value-type="float" office:value="5238.158" calcext:value-type="float">
            <text:p>5238.15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2022-01-10T23:34:29Z</text:p>
          </table:table-cell>
          <table:table-cell office:value-type="string" calcext:value-type="string">
            <text:p>2022-01-11T01:11:21Z</text:p>
          </table:table-cell>
          <table:table-cell office:value-type="string" calcext:value-type="string">
            <text:p>2022-01-11T02:49:23Z</text:p>
          </table:table-cell>
          <table:table-cell office:value-type="string" calcext:value-type="string">
            <text:p>SUCCEEDED</text:p>
          </table:table-cell>
          <table:table-cell office:value-type="float" office:value="955965" calcext:value-type="float">
            <text:p>955965</text:p>
          </table:table-cell>
          <table:table-cell office:value-type="float" office:value="12286" calcext:value-type="float">
            <text:p>12286</text:p>
          </table:table-cell>
          <table:table-cell office:value-type="float" office:value="164.844" calcext:value-type="float">
            <text:p>164.844</text:p>
          </table:table-cell>
          <table:table-cell office:value-type="float" office:value="40.42" calcext:value-type="float">
            <text:p>40.42</text:p>
          </table:table-cell>
          <table:table-cell office:value-type="float" office:value="35.977" calcext:value-type="float">
            <text:p>35.977</text:p>
          </table:table-cell>
        </table:table-row>
        <table:table-row table:style-name="ro1">
          <table:table-cell office:value-type="string" calcext:value-type="string">
            <text:p>u-ch427-n512-max18-ens14</text:p>
          </table:table-cell>
          <table:table-cell office:value-type="float" office:value="5931.09" calcext:value-type="float">
            <text:p>5931.09</text:p>
          </table:table-cell>
          <table:table-cell office:value-type="float" office:value="294.27" calcext:value-type="float">
            <text:p>294.27</text:p>
          </table:table-cell>
          <table:table-cell table:formula="of:=[.B74]-[.C74]" office:value-type="float" office:value="5636.82" calcext:value-type="float">
            <text:p>5636.82</text:p>
          </table:table-cell>
          <table:table-cell table:formula="of:=[.B74]-[.C74]-[.O74]" office:value-type="float" office:value="5462.741" calcext:value-type="float">
            <text:p>5462.74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1-11T01:12:24Z</text:p>
          </table:table-cell>
          <table:table-cell office:value-type="string" calcext:value-type="string">
            <text:p>2022-01-11T11:19:41Z</text:p>
          </table:table-cell>
          <table:table-cell office:value-type="string" calcext:value-type="string">
            <text:p>2022-01-11T13:01:32Z</text:p>
          </table:table-cell>
          <table:table-cell office:value-type="string" calcext:value-type="string">
            <text:p>SUCCEEDED</text:p>
          </table:table-cell>
          <table:table-cell office:value-type="float" office:value="956442" calcext:value-type="float">
            <text:p>956442</text:p>
          </table:table-cell>
          <table:table-cell office:value-type="float" office:value="189990" calcext:value-type="float">
            <text:p>189990</text:p>
          </table:table-cell>
          <table:table-cell office:value-type="float" office:value="174.079" calcext:value-type="float">
            <text:p>174.079</text:p>
          </table:table-cell>
          <table:table-cell office:value-type="float" office:value="37.29" calcext:value-type="float">
            <text:p>37.29</text:p>
          </table:table-cell>
          <table:table-cell office:value-type="float" office:value="37.216" calcext:value-type="float">
            <text:p>37.216</text:p>
          </table:table-cell>
        </table:table-row>
        <table:table-row table:style-name="ro1">
          <table:table-cell office:value-type="string" calcext:value-type="string">
            <text:p>u-ch427-n512-max18-ens15</text:p>
          </table:table-cell>
          <table:table-cell office:value-type="float" office:value="5889.537" calcext:value-type="float">
            <text:p>5889.537</text:p>
          </table:table-cell>
          <table:table-cell office:value-type="float" office:value="315.95" calcext:value-type="float">
            <text:p>315.95</text:p>
          </table:table-cell>
          <table:table-cell table:formula="of:=[.B75]-[.C75]" office:value-type="float" office:value="5573.587" calcext:value-type="float">
            <text:p>5573.587</text:p>
          </table:table-cell>
          <table:table-cell table:formula="of:=[.B75]-[.C75]-[.O75]" office:value-type="float" office:value="5390.235" calcext:value-type="float">
            <text:p>5390.23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2022-01-11T20:55:21Z</text:p>
          </table:table-cell>
          <table:table-cell office:value-type="string" calcext:value-type="string">
            <text:p>2022-01-12T00:38:10Z</text:p>
          </table:table-cell>
          <table:table-cell office:value-type="string" calcext:value-type="string">
            <text:p>2022-01-12T02:19:18Z</text:p>
          </table:table-cell>
          <table:table-cell office:value-type="string" calcext:value-type="string">
            <text:p>SUCCEEDED</text:p>
          </table:table-cell>
          <table:table-cell office:value-type="float" office:value="959581" calcext:value-type="float">
            <text:p>959581</text:p>
          </table:table-cell>
          <table:table-cell office:value-type="float" office:value="214436" calcext:value-type="float">
            <text:p>214436</text:p>
          </table:table-cell>
          <table:table-cell office:value-type="float" office:value="183.352" calcext:value-type="float">
            <text:p>183.352</text:p>
          </table:table-cell>
          <table:table-cell office:value-type="float" office:value="46.698" calcext:value-type="float">
            <text:p>46.698</text:p>
          </table:table-cell>
          <table:table-cell office:value-type="float" office:value="38.668" calcext:value-type="float">
            <text:p>38.668</text:p>
          </table:table-cell>
        </table:table-row>
        <table:table-row table:style-name="ro1">
          <table:table-cell office:value-type="string" calcext:value-type="string">
            <text:p>u-ch427-n512-max18-ens16</text:p>
          </table:table-cell>
          <table:table-cell office:value-type="float" office:value="5803.003" calcext:value-type="float">
            <text:p>5803.003</text:p>
          </table:table-cell>
          <table:table-cell office:value-type="float" office:value="322.82" calcext:value-type="float">
            <text:p>322.82</text:p>
          </table:table-cell>
          <table:table-cell table:formula="of:=[.B76]-[.C76]" office:value-type="float" office:value="5480.183" calcext:value-type="float">
            <text:p>5480.183</text:p>
          </table:table-cell>
          <table:table-cell table:formula="of:=[.B76]-[.C76]-[.O76]" office:value-type="float" office:value="5308.112" calcext:value-type="float">
            <text:p>5308.1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string" calcext:value-type="string">
            <text:p>2022-01-11T20:54:42Z</text:p>
          </table:table-cell>
          <table:table-cell office:value-type="string" calcext:value-type="string">
            <text:p>2022-01-12T06:01:33Z</text:p>
          </table:table-cell>
          <table:table-cell office:value-type="string" calcext:value-type="string">
            <text:p>2022-01-12T07:42:04Z</text:p>
          </table:table-cell>
          <table:table-cell office:value-type="string" calcext:value-type="string">
            <text:p>SUCCEEDED</text:p>
          </table:table-cell>
          <table:table-cell office:value-type="float" office:value="959579" calcext:value-type="float">
            <text:p>959579</text:p>
          </table:table-cell>
          <table:table-cell office:value-type="float" office:value="115550" calcext:value-type="float">
            <text:p>115550</text:p>
          </table:table-cell>
          <table:table-cell office:value-type="float" office:value="172.071" calcext:value-type="float">
            <text:p>172.071</text:p>
          </table:table-cell>
          <table:table-cell office:value-type="float" office:value="39.18" calcext:value-type="float">
            <text:p>39.18</text:p>
          </table:table-cell>
          <table:table-cell office:value-type="float" office:value="36.22" calcext:value-type="float">
            <text:p>36.22</text:p>
          </table:table-cell>
        </table:table-row>
        <table:table-row table:style-name="ro1">
          <table:table-cell office:value-type="string" calcext:value-type="string">
            <text:p>u-ch427-n512-max18-ens17</text:p>
          </table:table-cell>
          <table:table-cell office:value-type="float" office:value="5876.293" calcext:value-type="float">
            <text:p>5876.293</text:p>
          </table:table-cell>
          <table:table-cell office:value-type="float" office:value="339.81" calcext:value-type="float">
            <text:p>339.81</text:p>
          </table:table-cell>
          <table:table-cell table:formula="of:=[.B77]-[.C77]" office:value-type="float" office:value="5536.483" calcext:value-type="float">
            <text:p>5536.483</text:p>
          </table:table-cell>
          <table:table-cell table:formula="of:=[.B77]-[.C77]-[.O77]" office:value-type="float" office:value="5361.911" calcext:value-type="float">
            <text:p>5361.9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2022-01-11T20:54:59Z</text:p>
          </table:table-cell>
          <table:table-cell office:value-type="string" calcext:value-type="string">
            <text:p>2022-01-12T04:19:33Z</text:p>
          </table:table-cell>
          <table:table-cell office:value-type="string" calcext:value-type="string">
            <text:p>2022-01-12T06:01:14Z</text:p>
          </table:table-cell>
          <table:table-cell office:value-type="string" calcext:value-type="string">
            <text:p>SUCCEEDED</text:p>
          </table:table-cell>
          <table:table-cell office:value-type="float" office:value="959580" calcext:value-type="float">
            <text:p>959580</text:p>
          </table:table-cell>
          <table:table-cell office:value-type="float" office:value="42238" calcext:value-type="float">
            <text:p>42238</text:p>
          </table:table-cell>
          <table:table-cell office:value-type="float" office:value="174.572" calcext:value-type="float">
            <text:p>174.572</text:p>
          </table:table-cell>
          <table:table-cell office:value-type="float" office:value="39.895" calcext:value-type="float">
            <text:p>39.895</text:p>
          </table:table-cell>
          <table:table-cell office:value-type="float" office:value="38.191" calcext:value-type="float">
            <text:p>38.191</text:p>
          </table:table-cell>
        </table:table-row>
        <table:table-row table:style-name="ro1">
          <table:table-cell office:value-type="string" calcext:value-type="string">
            <text:p>u-ch427-n512-max18-ens18</text:p>
          </table:table-cell>
          <table:table-cell office:value-type="float" office:value="5872.12" calcext:value-type="float">
            <text:p>5872.12</text:p>
          </table:table-cell>
          <table:table-cell office:value-type="float" office:value="358.6" calcext:value-type="float">
            <text:p>358.6</text:p>
          </table:table-cell>
          <table:table-cell table:formula="of:=[.B78]-[.C78]" office:value-type="float" office:value="5513.52" calcext:value-type="float">
            <text:p>5513.52</text:p>
          </table:table-cell>
          <table:table-cell table:formula="of:=[.B78]-[.C78]-[.O78]" office:value-type="float" office:value="5347.245" calcext:value-type="float">
            <text:p>5347.24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2022-01-11T01:12:55Z</text:p>
          </table:table-cell>
          <table:table-cell office:value-type="string" calcext:value-type="string">
            <text:p>2022-01-11T06:19:03Z</text:p>
          </table:table-cell>
          <table:table-cell office:value-type="string" calcext:value-type="string">
            <text:p>2022-01-11T08:01:07Z</text:p>
          </table:table-cell>
          <table:table-cell office:value-type="string" calcext:value-type="string">
            <text:p>SUCCEEDED</text:p>
          </table:table-cell>
          <table:table-cell office:value-type="float" office:value="956444" calcext:value-type="float">
            <text:p>956444</text:p>
          </table:table-cell>
          <table:table-cell office:value-type="float" office:value="26766" calcext:value-type="float">
            <text:p>26766</text:p>
          </table:table-cell>
          <table:table-cell office:value-type="float" office:value="166.275" calcext:value-type="float">
            <text:p>166.275</text:p>
          </table:table-cell>
          <table:table-cell office:value-type="float" office:value="45.437" calcext:value-type="float">
            <text:p>45.437</text:p>
          </table:table-cell>
          <table:table-cell office:value-type="float" office:value="37.168" calcext:value-type="float">
            <text:p>37.168</text:p>
          </table:table-cell>
        </table:table-row>
        <table:table-row table:style-name="ro1">
          <table:table-cell office:value-type="string" calcext:value-type="string">
            <text:p>u-ch427-n512-max18-mf-ens00</text:p>
          </table:table-cell>
          <table:table-cell office:value-type="float" office:value="4597.757" calcext:value-type="float">
            <text:p>4597.757</text:p>
          </table:table-cell>
          <table:table-cell office:value-type="float" office:value="89.12" calcext:value-type="float">
            <text:p>89.12</text:p>
          </table:table-cell>
          <table:table-cell table:formula="of:=[.B79]-[.C79]" office:value-type="float" office:value="4508.637" calcext:value-type="float">
            <text:p>4508.637</text:p>
          </table:table-cell>
          <table:table-cell table:formula="of:=[.B79]-[.C79]-[.O79]" office:value-type="float" office:value="4343.743" calcext:value-type="float">
            <text:p>4343.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13T02:37:57Z</text:p>
          </table:table-cell>
          <table:table-cell office:value-type="string" calcext:value-type="string">
            <text:p>2022-01-13T03:52:51Z</text:p>
          </table:table-cell>
          <table:table-cell office:value-type="string" calcext:value-type="string">
            <text:p>2022-01-13T05:09:49Z</text:p>
          </table:table-cell>
          <table:table-cell office:value-type="string" calcext:value-type="string">
            <text:p>SUCCEEDED</text:p>
          </table:table-cell>
          <table:table-cell office:value-type="float" office:value="966023" calcext:value-type="float">
            <text:p>966023</text:p>
          </table:table-cell>
          <table:table-cell office:value-type="float" office:value="100970" calcext:value-type="float">
            <text:p>100970</text:p>
          </table:table-cell>
          <table:table-cell office:value-type="float" office:value="164.894" calcext:value-type="float">
            <text:p>164.894</text:p>
          </table:table-cell>
          <table:table-cell office:value-type="float" office:value="32.549" calcext:value-type="float">
            <text:p>32.549</text:p>
          </table:table-cell>
          <table:table-cell office:value-type="float" office:value="31.033" calcext:value-type="float">
            <text:p>31.033</text:p>
          </table:table-cell>
        </table:table-row>
        <table:table-row table:style-name="ro1">
          <table:table-cell office:value-type="string" calcext:value-type="string">
            <text:p>u-ch427-n512-max18-mf-ens01</text:p>
          </table:table-cell>
          <table:table-cell office:value-type="float" office:value="5254.989" calcext:value-type="float">
            <text:p>5254.989</text:p>
          </table:table-cell>
          <table:table-cell office:value-type="float" office:value="100.31" calcext:value-type="float">
            <text:p>100.31</text:p>
          </table:table-cell>
          <table:table-cell table:formula="of:=[.B80]-[.C80]" office:value-type="float" office:value="5154.679" calcext:value-type="float">
            <text:p>5154.679</text:p>
          </table:table-cell>
          <table:table-cell table:formula="of:=[.B80]-[.C80]-[.O80]" office:value-type="float" office:value="4990.539" calcext:value-type="float">
            <text:p>4990.5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13T02:38:07Z</text:p>
          </table:table-cell>
          <table:table-cell office:value-type="string" calcext:value-type="string">
            <text:p>2022-01-13T03:58:11Z</text:p>
          </table:table-cell>
          <table:table-cell office:value-type="string" calcext:value-type="string">
            <text:p>2022-01-13T05:26:39Z</text:p>
          </table:table-cell>
          <table:table-cell office:value-type="string" calcext:value-type="string">
            <text:p>SUCCEEDED</text:p>
          </table:table-cell>
          <table:table-cell office:value-type="float" office:value="966024" calcext:value-type="float">
            <text:p>966024</text:p>
          </table:table-cell>
          <table:table-cell office:value-type="float" office:value="162644" calcext:value-type="float">
            <text:p>162644</text:p>
          </table:table-cell>
          <table:table-cell office:value-type="float" office:value="164.14" calcext:value-type="float">
            <text:p>164.14</text:p>
          </table:table-cell>
          <table:table-cell office:value-type="float" office:value="36.969" calcext:value-type="float">
            <text:p>36.969</text:p>
          </table:table-cell>
          <table:table-cell office:value-type="float" office:value="36.18" calcext:value-type="float">
            <text:p>36.18</text:p>
          </table:table-cell>
        </table:table-row>
        <table:table-row table:style-name="ro1">
          <table:table-cell office:value-type="string" calcext:value-type="string">
            <text:p>u-ch427-n512-max18-mf-ens02</text:p>
          </table:table-cell>
          <table:table-cell office:value-type="float" office:value="5487.857" calcext:value-type="float">
            <text:p>5487.857</text:p>
          </table:table-cell>
          <table:table-cell office:value-type="float" office:value="175.11" calcext:value-type="float">
            <text:p>175.11</text:p>
          </table:table-cell>
          <table:table-cell table:formula="of:=[.B81]-[.C81]" office:value-type="float" office:value="5312.747" calcext:value-type="float">
            <text:p>5312.747</text:p>
          </table:table-cell>
          <table:table-cell table:formula="of:=[.B81]-[.C81]-[.O81]" office:value-type="float" office:value="5144.523" calcext:value-type="float">
            <text:p>5144.5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2022-01-13T02:38:13Z</text:p>
          </table:table-cell>
          <table:table-cell office:value-type="string" calcext:value-type="string">
            <text:p>2022-01-13T04:26:00Z</text:p>
          </table:table-cell>
          <table:table-cell office:value-type="string" calcext:value-type="string">
            <text:p>2022-01-13T05:58:21Z</text:p>
          </table:table-cell>
          <table:table-cell office:value-type="string" calcext:value-type="string">
            <text:p>SUCCEEDED</text:p>
          </table:table-cell>
          <table:table-cell office:value-type="float" office:value="966025" calcext:value-type="float">
            <text:p>966025</text:p>
          </table:table-cell>
          <table:table-cell office:value-type="float" office:value="31006" calcext:value-type="float">
            <text:p>31006</text:p>
          </table:table-cell>
          <table:table-cell office:value-type="float" office:value="168.224" calcext:value-type="float">
            <text:p>168.224</text:p>
          </table:table-cell>
          <table:table-cell office:value-type="float" office:value="35.336" calcext:value-type="float">
            <text:p>35.336</text:p>
          </table:table-cell>
          <table:table-cell office:value-type="float" office:value="37.14" calcext:value-type="float">
            <text:p>37.14</text:p>
          </table:table-cell>
        </table:table-row>
        <table:table-row table:style-name="ro1">
          <table:table-cell office:value-type="string" calcext:value-type="string">
            <text:p>u-ch427-n512-max18-mf-ens03</text:p>
          </table:table-cell>
          <table:table-cell office:value-type="float" office:value="5905.951" calcext:value-type="float">
            <text:p>5905.951</text:p>
          </table:table-cell>
          <table:table-cell office:value-type="float" office:value="209.34" calcext:value-type="float">
            <text:p>209.34</text:p>
          </table:table-cell>
          <table:table-cell table:formula="of:=[.B82]-[.C82]" office:value-type="float" office:value="5696.611" calcext:value-type="float">
            <text:p>5696.611</text:p>
          </table:table-cell>
          <table:table-cell table:formula="of:=[.B82]-[.C82]-[.O82]" office:value-type="float" office:value="5526.993" calcext:value-type="float">
            <text:p>5526.9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2022-01-13T02:38:23Z</text:p>
          </table:table-cell>
          <table:table-cell office:value-type="string" calcext:value-type="string">
            <text:p>2022-01-13T04:04:53Z</text:p>
          </table:table-cell>
          <table:table-cell office:value-type="string" calcext:value-type="string">
            <text:p>2022-01-13T05:44:18Z</text:p>
          </table:table-cell>
          <table:table-cell office:value-type="string" calcext:value-type="string">
            <text:p>SUCCEEDED</text:p>
          </table:table-cell>
          <table:table-cell office:value-type="float" office:value="966026" calcext:value-type="float">
            <text:p>966026</text:p>
          </table:table-cell>
          <table:table-cell office:value-type="float" office:value="233590" calcext:value-type="float">
            <text:p>233590</text:p>
          </table:table-cell>
          <table:table-cell office:value-type="float" office:value="169.618" calcext:value-type="float">
            <text:p>169.618</text:p>
          </table:table-cell>
          <table:table-cell office:value-type="float" office:value="40.961" calcext:value-type="float">
            <text:p>40.961</text:p>
          </table:table-cell>
          <table:table-cell office:value-type="float" office:value="38.796" calcext:value-type="float">
            <text:p>38.796</text:p>
          </table:table-cell>
        </table:table-row>
        <table:table-row table:style-name="ro1">
          <table:table-cell office:value-type="string" calcext:value-type="string">
            <text:p>u-ch427-n512-max18-mf-ens04</text:p>
          </table:table-cell>
          <table:table-cell office:value-type="float" office:value="5999.991" calcext:value-type="float">
            <text:p>5999.991</text:p>
          </table:table-cell>
          <table:table-cell office:value-type="float" office:value="256.97" calcext:value-type="float">
            <text:p>256.97</text:p>
          </table:table-cell>
          <table:table-cell table:formula="of:=[.B83]-[.C83]" office:value-type="float" office:value="5743.021" calcext:value-type="float">
            <text:p>5743.021</text:p>
          </table:table-cell>
          <table:table-cell table:formula="of:=[.B83]-[.C83]-[.O83]" office:value-type="float" office:value="5575.185" calcext:value-type="float">
            <text:p>5575.1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2022-01-13T02:43:39Z</text:p>
          </table:table-cell>
          <table:table-cell office:value-type="string" calcext:value-type="string">
            <text:p>2022-01-13T06:33:06Z</text:p>
          </table:table-cell>
          <table:table-cell office:value-type="string" calcext:value-type="string">
            <text:p>2022-01-13T08:14:21Z</text:p>
          </table:table-cell>
          <table:table-cell office:value-type="string" calcext:value-type="string">
            <text:p>SUCCEEDED</text:p>
          </table:table-cell>
          <table:table-cell office:value-type="float" office:value="966035" calcext:value-type="float">
            <text:p>966035</text:p>
          </table:table-cell>
          <table:table-cell office:value-type="float" office:value="136472" calcext:value-type="float">
            <text:p>136472</text:p>
          </table:table-cell>
          <table:table-cell office:value-type="float" office:value="167.836" calcext:value-type="float">
            <text:p>167.836</text:p>
          </table:table-cell>
          <table:table-cell office:value-type="float" office:value="39.005" calcext:value-type="float">
            <text:p>39.005</text:p>
          </table:table-cell>
          <table:table-cell office:value-type="float" office:value="39.128" calcext:value-type="float">
            <text:p>39.128</text:p>
          </table:table-cell>
        </table:table-row>
        <table:table-row table:style-name="ro1">
          <table:table-cell office:value-type="string" calcext:value-type="string">
            <text:p>u-ch427-n512-max18-mf-ens05</text:p>
          </table:table-cell>
          <table:table-cell office:value-type="float" office:value="6221.952" calcext:value-type="float">
            <text:p>6221.952</text:p>
          </table:table-cell>
          <table:table-cell office:value-type="float" office:value="281.54" calcext:value-type="float">
            <text:p>281.54</text:p>
          </table:table-cell>
          <table:table-cell table:formula="of:=[.B84]-[.C84]" office:value-type="float" office:value="5940.412" calcext:value-type="float">
            <text:p>5940.412</text:p>
          </table:table-cell>
          <table:table-cell table:formula="of:=[.B84]-[.C84]-[.O84]" office:value-type="float" office:value="5766.589" calcext:value-type="float">
            <text:p>5766.58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2022-01-13T02:43:48Z</text:p>
          </table:table-cell>
          <table:table-cell office:value-type="string" calcext:value-type="string">
            <text:p>2022-01-13T07:33:46Z</text:p>
          </table:table-cell>
          <table:table-cell office:value-type="string" calcext:value-type="string">
            <text:p>2022-01-13T09:18:46Z</text:p>
          </table:table-cell>
          <table:table-cell office:value-type="string" calcext:value-type="string">
            <text:p>SUCCEEDED</text:p>
          </table:table-cell>
          <table:table-cell office:value-type="float" office:value="966036" calcext:value-type="float">
            <text:p>966036</text:p>
          </table:table-cell>
          <table:table-cell office:value-type="float" office:value="147203" calcext:value-type="float">
            <text:p>147203</text:p>
          </table:table-cell>
          <table:table-cell office:value-type="float" office:value="173.823" calcext:value-type="float">
            <text:p>173.823</text:p>
          </table:table-cell>
          <table:table-cell office:value-type="float" office:value="42.255" calcext:value-type="float">
            <text:p>42.255</text:p>
          </table:table-cell>
          <table:table-cell office:value-type="float" office:value="39.876" calcext:value-type="float">
            <text:p>39.876</text:p>
          </table:table-cell>
        </table:table-row>
        <table:table-row table:style-name="ro1">
          <table:table-cell office:value-type="string" calcext:value-type="string">
            <text:p>u-ch427-n512-max18-mf-ens06</text:p>
          </table:table-cell>
          <table:table-cell office:value-type="float" office:value="6301.574" calcext:value-type="float">
            <text:p>6301.574</text:p>
          </table:table-cell>
          <table:table-cell office:value-type="float" office:value="311.09" calcext:value-type="float">
            <text:p>311.09</text:p>
          </table:table-cell>
          <table:table-cell table:formula="of:=[.B85]-[.C85]" office:value-type="float" office:value="5990.484" calcext:value-type="float">
            <text:p>5990.484</text:p>
          </table:table-cell>
          <table:table-cell table:formula="of:=[.B85]-[.C85]-[.O85]" office:value-type="float" office:value="5824.878" calcext:value-type="float">
            <text:p>5824.87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2022-01-13T02:43:56Z</text:p>
          </table:table-cell>
          <table:table-cell office:value-type="string" calcext:value-type="string">
            <text:p>2022-01-13T07:53:50Z</text:p>
          </table:table-cell>
          <table:table-cell office:value-type="string" calcext:value-type="string">
            <text:p>2022-01-13T09:40:34Z</text:p>
          </table:table-cell>
          <table:table-cell office:value-type="string" calcext:value-type="string">
            <text:p>SUCCEEDED</text:p>
          </table:table-cell>
          <table:table-cell office:value-type="float" office:value="966037" calcext:value-type="float">
            <text:p>966037</text:p>
          </table:table-cell>
          <table:table-cell office:value-type="float" office:value="51557" calcext:value-type="float">
            <text:p>51557</text:p>
          </table:table-cell>
          <table:table-cell office:value-type="float" office:value="165.606" calcext:value-type="float">
            <text:p>165.606</text:p>
          </table:table-cell>
          <table:table-cell office:value-type="float" office:value="43.491" calcext:value-type="float">
            <text:p>43.491</text:p>
          </table:table-cell>
          <table:table-cell office:value-type="float" office:value="40.008" calcext:value-type="float">
            <text:p>40.008</text:p>
          </table:table-cell>
        </table:table-row>
        <table:table-row table:style-name="ro1">
          <table:table-cell office:value-type="string" calcext:value-type="string">
            <text:p>u-ch427-n512-max18-mf-ens07</text:p>
          </table:table-cell>
          <table:table-cell office:value-type="float" office:value="6513.286" calcext:value-type="float">
            <text:p>6513.286</text:p>
          </table:table-cell>
          <table:table-cell office:value-type="float" office:value="345.21" calcext:value-type="float">
            <text:p>345.21</text:p>
          </table:table-cell>
          <table:table-cell table:formula="of:=[.B86]-[.C86]" office:value-type="float" office:value="6168.076" calcext:value-type="float">
            <text:p>6168.076</text:p>
          </table:table-cell>
          <table:table-cell table:formula="of:=[.B86]-[.C86]-[.O86]" office:value-type="float" office:value="5994.212" calcext:value-type="float">
            <text:p>5994.2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13T02:44:00Z</text:p>
          </table:table-cell>
          <table:table-cell office:value-type="string" calcext:value-type="string">
            <text:p>2022-01-13T05:59:21Z</text:p>
          </table:table-cell>
          <table:table-cell office:value-type="string" calcext:value-type="string">
            <text:p>2022-01-13T07:49:57Z</text:p>
          </table:table-cell>
          <table:table-cell office:value-type="string" calcext:value-type="string">
            <text:p>SUCCEEDED</text:p>
          </table:table-cell>
          <table:table-cell office:value-type="float" office:value="966038" calcext:value-type="float">
            <text:p>966038</text:p>
          </table:table-cell>
          <table:table-cell office:value-type="float" office:value="231393" calcext:value-type="float">
            <text:p>231393</text:p>
          </table:table-cell>
          <table:table-cell office:value-type="float" office:value="173.864" calcext:value-type="float">
            <text:p>173.864</text:p>
          </table:table-cell>
          <table:table-cell office:value-type="float" office:value="40.643" calcext:value-type="float">
            <text:p>40.643</text:p>
          </table:table-cell>
          <table:table-cell office:value-type="float" office:value="39.584" calcext:value-type="float">
            <text:p>39.584</text:p>
          </table:table-cell>
        </table:table-row>
        <table:table-row table:style-name="ro1">
          <table:table-cell office:value-type="string" calcext:value-type="string">
            <text:p>u-ch427-n512-max18-mf-ens08</text:p>
          </table:table-cell>
          <table:table-cell office:value-type="float" office:value="6462.519" calcext:value-type="float">
            <text:p>6462.519</text:p>
          </table:table-cell>
          <table:table-cell office:value-type="float" office:value="374.1" calcext:value-type="float">
            <text:p>374.1</text:p>
          </table:table-cell>
          <table:table-cell table:formula="of:=[.B87]-[.C87]" office:value-type="float" office:value="6088.419" calcext:value-type="float">
            <text:p>6088.419</text:p>
          </table:table-cell>
          <table:table-cell table:formula="of:=[.B87]-[.C87]-[.O87]" office:value-type="float" office:value="5913.659" calcext:value-type="float">
            <text:p>5913.65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2022-01-13T02:44:07Z</text:p>
          </table:table-cell>
          <table:table-cell office:value-type="string" calcext:value-type="string">
            <text:p>2022-01-13T05:05:21Z</text:p>
          </table:table-cell>
          <table:table-cell office:value-type="string" calcext:value-type="string">
            <text:p>2022-01-13T06:55:11Z</text:p>
          </table:table-cell>
          <table:table-cell office:value-type="string" calcext:value-type="string">
            <text:p>SUCCEEDED</text:p>
          </table:table-cell>
          <table:table-cell office:value-type="float" office:value="966039" calcext:value-type="float">
            <text:p>966039</text:p>
          </table:table-cell>
          <table:table-cell office:value-type="float" office:value="76636" calcext:value-type="float">
            <text:p>76636</text:p>
          </table:table-cell>
          <table:table-cell office:value-type="float" office:value="174.76" calcext:value-type="float">
            <text:p>174.76</text:p>
          </table:table-cell>
          <table:table-cell office:value-type="float" office:value="40.368" calcext:value-type="float">
            <text:p>40.368</text:p>
          </table:table-cell>
          <table:table-cell office:value-type="float" office:value="39.804" calcext:value-type="float">
            <text:p>39.804</text:p>
          </table:table-cell>
        </table:table-row>
        <table:table-row table:style-name="ro1">
          <table:table-cell office:value-type="string" calcext:value-type="string">
            <text:p>u-ch427-n512-max18-mf-ens09</text:p>
          </table:table-cell>
          <table:table-cell office:value-type="float" office:value="6458.568" calcext:value-type="float">
            <text:p>6458.568</text:p>
          </table:table-cell>
          <table:table-cell office:value-type="float" office:value="411.43" calcext:value-type="float">
            <text:p>411.43</text:p>
          </table:table-cell>
          <table:table-cell table:formula="of:=[.B88]-[.C88]" office:value-type="float" office:value="6047.138" calcext:value-type="float">
            <text:p>6047.138</text:p>
          </table:table-cell>
          <table:table-cell table:formula="of:=[.B88]-[.C88]-[.O88]" office:value-type="float" office:value="5870.306" calcext:value-type="float">
            <text:p>5870.30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2022-01-13T02:49:24Z</text:p>
          </table:table-cell>
          <table:table-cell office:value-type="string" calcext:value-type="string">
            <text:p>2022-01-13T05:43:09Z</text:p>
          </table:table-cell>
          <table:table-cell office:value-type="string" calcext:value-type="string">
            <text:p>2022-01-13T07:33:13Z</text:p>
          </table:table-cell>
          <table:table-cell office:value-type="string" calcext:value-type="string">
            <text:p>SUCCEEDED</text:p>
          </table:table-cell>
          <table:table-cell office:value-type="float" office:value="966047" calcext:value-type="float">
            <text:p>966047</text:p>
          </table:table-cell>
          <table:table-cell office:value-type="float" office:value="73336" calcext:value-type="float">
            <text:p>73336</text:p>
          </table:table-cell>
          <table:table-cell office:value-type="float" office:value="176.832" calcext:value-type="float">
            <text:p>176.832</text:p>
          </table:table-cell>
          <table:table-cell office:value-type="float" office:value="41.684" calcext:value-type="float">
            <text:p>41.684</text:p>
          </table:table-cell>
          <table:table-cell office:value-type="float" office:value="40.166" calcext:value-type="float">
            <text:p>40.166</text:p>
          </table:table-cell>
        </table:table-row>
        <table:table-row table:style-name="ro1">
          <table:table-cell office:value-type="string" calcext:value-type="string">
            <text:p>u-ch427-n512-max18-mf-ens10</text:p>
          </table:table-cell>
          <table:table-cell office:value-type="float" office:value="6714.686" calcext:value-type="float">
            <text:p>6714.686</text:p>
          </table:table-cell>
          <table:table-cell office:value-type="float" office:value="444.52" calcext:value-type="float">
            <text:p>444.52</text:p>
          </table:table-cell>
          <table:table-cell table:formula="of:=[.B89]-[.C89]" office:value-type="float" office:value="6270.166" calcext:value-type="float">
            <text:p>6270.166</text:p>
          </table:table-cell>
          <table:table-cell table:formula="of:=[.B89]-[.C89]-[.O89]" office:value-type="float" office:value="6095.919" calcext:value-type="float">
            <text:p>6095.91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2022-01-13T19:23:19Z</text:p>
          </table:table-cell>
          <table:table-cell office:value-type="string" calcext:value-type="string">
            <text:p>2022-01-13T22:49:10Z</text:p>
          </table:table-cell>
          <table:table-cell office:value-type="string" calcext:value-type="string">
            <text:p>2022-01-14T00:43:32Z</text:p>
          </table:table-cell>
          <table:table-cell office:value-type="string" calcext:value-type="string">
            <text:p>SUCCEEDED</text:p>
          </table:table-cell>
          <table:table-cell office:value-type="float" office:value="968839" calcext:value-type="float">
            <text:p>968839</text:p>
          </table:table-cell>
          <table:table-cell office:value-type="float" office:value="199539" calcext:value-type="float">
            <text:p>199539</text:p>
          </table:table-cell>
          <table:table-cell office:value-type="float" office:value="174.247" calcext:value-type="float">
            <text:p>174.247</text:p>
          </table:table-cell>
          <table:table-cell office:value-type="float" office:value="41.769" calcext:value-type="float">
            <text:p>41.769</text:p>
          </table:table-cell>
          <table:table-cell office:value-type="float" office:value="40.428" calcext:value-type="float">
            <text:p>40.428</text:p>
          </table:table-cell>
        </table:table-row>
        <table:table-row table:style-name="ro1">
          <table:table-cell office:value-type="string" calcext:value-type="string">
            <text:p>u-ch427-n512-max18-mf-ens11</text:p>
          </table:table-cell>
          <table:table-cell office:value-type="float" office:value="6704.8" calcext:value-type="float">
            <text:p>6704.8</text:p>
          </table:table-cell>
          <table:table-cell office:value-type="float" office:value="481.19" calcext:value-type="float">
            <text:p>481.19</text:p>
          </table:table-cell>
          <table:table-cell table:formula="of:=[.B90]-[.C90]" office:value-type="float" office:value="6223.61" calcext:value-type="float">
            <text:p>6223.61</text:p>
          </table:table-cell>
          <table:table-cell table:formula="of:=[.B90]-[.C90]-[.O90]" office:value-type="float" office:value="6049.986" calcext:value-type="float">
            <text:p>6049.98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2022-01-13T19:23:23Z</text:p>
          </table:table-cell>
          <table:table-cell office:value-type="string" calcext:value-type="string">
            <text:p>2022-01-13T22:20:38Z</text:p>
          </table:table-cell>
          <table:table-cell office:value-type="string" calcext:value-type="string">
            <text:p>2022-01-14T00:15:13Z</text:p>
          </table:table-cell>
          <table:table-cell office:value-type="string" calcext:value-type="string">
            <text:p>SUCCEEDED</text:p>
          </table:table-cell>
          <table:table-cell office:value-type="float" office:value="968840" calcext:value-type="float">
            <text:p>968840</text:p>
          </table:table-cell>
          <table:table-cell office:value-type="float" office:value="100470" calcext:value-type="float">
            <text:p>100470</text:p>
          </table:table-cell>
          <table:table-cell office:value-type="float" office:value="173.624" calcext:value-type="float">
            <text:p>173.624</text:p>
          </table:table-cell>
          <table:table-cell office:value-type="float" office:value="43.214" calcext:value-type="float">
            <text:p>43.214</text:p>
          </table:table-cell>
          <table:table-cell office:value-type="float" office:value="40.388" calcext:value-type="float">
            <text:p>40.388</text:p>
          </table:table-cell>
        </table:table-row>
        <table:table-row table:style-name="ro1">
          <table:table-cell office:value-type="string" calcext:value-type="string">
            <text:p>u-ch427-n512-max18-mf-ens12</text:p>
          </table:table-cell>
          <table:table-cell office:value-type="float" office:value="6766.85" calcext:value-type="float">
            <text:p>6766.85</text:p>
          </table:table-cell>
          <table:table-cell office:value-type="float" office:value="505.17" calcext:value-type="float">
            <text:p>505.17</text:p>
          </table:table-cell>
          <table:table-cell table:formula="of:=[.B91]-[.C91]" office:value-type="float" office:value="6261.68" calcext:value-type="float">
            <text:p>6261.68</text:p>
          </table:table-cell>
          <table:table-cell table:formula="of:=[.B91]-[.C91]-[.O91]" office:value-type="float" office:value="6089.964" calcext:value-type="float">
            <text:p>6089.96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2022-01-13T02:49:46Z</text:p>
          </table:table-cell>
          <table:table-cell office:value-type="string" calcext:value-type="string">
            <text:p>2022-01-13T15:58:28Z</text:p>
          </table:table-cell>
          <table:table-cell office:value-type="string" calcext:value-type="string">
            <text:p>2022-01-13T17:54:06Z</text:p>
          </table:table-cell>
          <table:table-cell office:value-type="string" calcext:value-type="string">
            <text:p>SUCCEEDED</text:p>
          </table:table-cell>
          <table:table-cell office:value-type="float" office:value="966048" calcext:value-type="float">
            <text:p>966048</text:p>
          </table:table-cell>
          <table:table-cell office:value-type="float" office:value="89921" calcext:value-type="float">
            <text:p>89921</text:p>
          </table:table-cell>
          <table:table-cell office:value-type="float" office:value="171.716" calcext:value-type="float">
            <text:p>171.716</text:p>
          </table:table-cell>
          <table:table-cell office:value-type="float" office:value="47.023" calcext:value-type="float">
            <text:p>47.023</text:p>
          </table:table-cell>
          <table:table-cell office:value-type="float" office:value="41.292" calcext:value-type="float">
            <text:p>41.292</text:p>
          </table:table-cell>
        </table:table-row>
        <table:table-row table:style-name="ro1">
          <table:table-cell office:value-type="string" calcext:value-type="string">
            <text:p>u-ch427-n512-max18-mf-ens13</text:p>
          </table:table-cell>
          <table:table-cell office:value-type="float" office:value="6867.981" calcext:value-type="float">
            <text:p>6867.981</text:p>
          </table:table-cell>
          <table:table-cell office:value-type="float" office:value="545.1" calcext:value-type="float">
            <text:p>545.1</text:p>
          </table:table-cell>
          <table:table-cell table:formula="of:=[.B92]-[.C92]" office:value-type="float" office:value="6322.881" calcext:value-type="float">
            <text:p>6322.881</text:p>
          </table:table-cell>
          <table:table-cell table:formula="of:=[.B92]-[.C92]-[.O92]" office:value-type="float" office:value="6143.907" calcext:value-type="float">
            <text:p>6143.90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2022-01-13T02:49:59Z</text:p>
          </table:table-cell>
          <table:table-cell office:value-type="string" calcext:value-type="string">
            <text:p>2022-01-13T06:55:38Z</text:p>
          </table:table-cell>
          <table:table-cell office:value-type="string" calcext:value-type="string">
            <text:p>2022-01-13T08:53:22Z</text:p>
          </table:table-cell>
          <table:table-cell office:value-type="string" calcext:value-type="string">
            <text:p>SUCCEEDED</text:p>
          </table:table-cell>
          <table:table-cell office:value-type="float" office:value="966049" calcext:value-type="float">
            <text:p>966049</text:p>
          </table:table-cell>
          <table:table-cell office:value-type="float" office:value="194289" calcext:value-type="float">
            <text:p>194289</text:p>
          </table:table-cell>
          <table:table-cell office:value-type="float" office:value="178.974" calcext:value-type="float">
            <text:p>178.974</text:p>
          </table:table-cell>
          <table:table-cell office:value-type="float" office:value="39.744" calcext:value-type="float">
            <text:p>39.744</text:p>
          </table:table-cell>
          <table:table-cell office:value-type="float" office:value="41.336" calcext:value-type="float">
            <text:p>41.336</text:p>
          </table:table-cell>
        </table:table-row>
        <table:table-row table:style-name="ro1">
          <table:table-cell office:value-type="string" calcext:value-type="string">
            <text:p>u-ch427-n512-max18-mf-ens14</text:p>
          </table:table-cell>
          <table:table-cell office:value-type="float" office:value="6897.596" calcext:value-type="float">
            <text:p>6897.596</text:p>
          </table:table-cell>
          <table:table-cell office:value-type="float" office:value="593.15" calcext:value-type="float">
            <text:p>593.15</text:p>
          </table:table-cell>
          <table:table-cell table:formula="of:=[.B93]-[.C93]" office:value-type="float" office:value="6304.446" calcext:value-type="float">
            <text:p>6304.446</text:p>
          </table:table-cell>
          <table:table-cell table:formula="of:=[.B93]-[.C93]-[.O93]" office:value-type="float" office:value="6133.181" calcext:value-type="float">
            <text:p>6133.18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1-13T02:50:09Z</text:p>
          </table:table-cell>
          <table:table-cell office:value-type="string" calcext:value-type="string">
            <text:p>2022-01-13T14:14:44Z</text:p>
          </table:table-cell>
          <table:table-cell office:value-type="string" calcext:value-type="string">
            <text:p>2022-01-13T16:12:55Z</text:p>
          </table:table-cell>
          <table:table-cell office:value-type="string" calcext:value-type="string">
            <text:p>SUCCEEDED</text:p>
          </table:table-cell>
          <table:table-cell office:value-type="float" office:value="966050" calcext:value-type="float">
            <text:p>966050</text:p>
          </table:table-cell>
          <table:table-cell office:value-type="float" office:value="225106" calcext:value-type="float">
            <text:p>225106</text:p>
          </table:table-cell>
          <table:table-cell office:value-type="float" office:value="171.265" calcext:value-type="float">
            <text:p>171.265</text:p>
          </table:table-cell>
          <table:table-cell office:value-type="float" office:value="41.017" calcext:value-type="float">
            <text:p>41.017</text:p>
          </table:table-cell>
          <table:table-cell office:value-type="float" office:value="39.627" calcext:value-type="float">
            <text:p>39.627</text:p>
          </table:table-cell>
        </table:table-row>
        <table:table-row table:style-name="ro1">
          <table:table-cell office:value-type="string" calcext:value-type="string">
            <text:p>u-ch427-n512-max18-mf-ens15</text:p>
          </table:table-cell>
          <table:table-cell office:value-type="float" office:value="7093.027" calcext:value-type="float">
            <text:p>7093.027</text:p>
          </table:table-cell>
          <table:table-cell office:value-type="float" office:value="612.78" calcext:value-type="float">
            <text:p>612.78</text:p>
          </table:table-cell>
          <table:table-cell table:formula="of:=[.B94]-[.C94]" office:value-type="float" office:value="6480.247" calcext:value-type="float">
            <text:p>6480.247</text:p>
          </table:table-cell>
          <table:table-cell table:formula="of:=[.B94]-[.C94]-[.O94]" office:value-type="float" office:value="6305.887" calcext:value-type="float">
            <text:p>6305.88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2022-01-13T02:50:17Z</text:p>
          </table:table-cell>
          <table:table-cell office:value-type="string" calcext:value-type="string">
            <text:p>2022-01-13T12:12:13Z</text:p>
          </table:table-cell>
          <table:table-cell office:value-type="string" calcext:value-type="string">
            <text:p>2022-01-13T14:14:07Z</text:p>
          </table:table-cell>
          <table:table-cell office:value-type="string" calcext:value-type="string">
            <text:p>SUCCEEDED</text:p>
          </table:table-cell>
          <table:table-cell office:value-type="float" office:value="966051" calcext:value-type="float">
            <text:p>966051</text:p>
          </table:table-cell>
          <table:table-cell office:value-type="float" office:value="257298" calcext:value-type="float">
            <text:p>257298</text:p>
          </table:table-cell>
          <table:table-cell office:value-type="float" office:value="174.36" calcext:value-type="float">
            <text:p>174.36</text:p>
          </table:table-cell>
          <table:table-cell office:value-type="float" office:value="47.22" calcext:value-type="float">
            <text:p>47.22</text:p>
          </table:table-cell>
          <table:table-cell office:value-type="float" office:value="41.08" calcext:value-type="float">
            <text:p>41.08</text:p>
          </table:table-cell>
        </table:table-row>
        <table:table-row table:style-name="ro1">
          <table:table-cell office:value-type="string" calcext:value-type="string">
            <text:p>u-ch427-n512-max18-mf-ens16</text:p>
          </table:table-cell>
          <table:table-cell office:value-type="float" office:value="7078.975" calcext:value-type="float">
            <text:p>7078.975</text:p>
          </table:table-cell>
          <table:table-cell office:value-type="float" office:value="340.7" calcext:value-type="float">
            <text:p>340.7</text:p>
          </table:table-cell>
          <table:table-cell table:formula="of:=[.B95]-[.C95]" office:value-type="float" office:value="6738.275" calcext:value-type="float">
            <text:p>6738.275</text:p>
          </table:table-cell>
          <table:table-cell table:formula="of:=[.B95]-[.C95]-[.O95]" office:value-type="float" office:value="6251.391" calcext:value-type="float">
            <text:p>6251.39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string" calcext:value-type="string">
            <text:p>2022-01-13T02:53:44Z</text:p>
          </table:table-cell>
          <table:table-cell office:value-type="string" calcext:value-type="string">
            <text:p>2022-01-13T13:44:29Z</text:p>
          </table:table-cell>
          <table:table-cell office:value-type="string" calcext:value-type="string">
            <text:p>2022-01-13T15:46:11Z</text:p>
          </table:table-cell>
          <table:table-cell office:value-type="string" calcext:value-type="string">
            <text:p>SUCCEEDED</text:p>
          </table:table-cell>
          <table:table-cell office:value-type="float" office:value="966053" calcext:value-type="float">
            <text:p>966053</text:p>
          </table:table-cell>
          <table:table-cell office:value-type="float" office:value="115968" calcext:value-type="float">
            <text:p>115968</text:p>
          </table:table-cell>
          <table:table-cell office:value-type="float" office:value="486.884" calcext:value-type="float">
            <text:p>486.884</text:p>
          </table:table-cell>
          <table:table-cell office:value-type="float" office:value="47.078" calcext:value-type="float">
            <text:p>47.078</text:p>
          </table:table-cell>
          <table:table-cell office:value-type="float" office:value="40.888" calcext:value-type="float">
            <text:p>40.888</text:p>
          </table:table-cell>
        </table:table-row>
        <table:table-row table:style-name="ro1">
          <table:table-cell office:value-type="string" calcext:value-type="string">
            <text:p>u-ch427-n512-max18-mf-ens17</text:p>
          </table:table-cell>
          <table:table-cell office:value-type="float" office:value="6547.943" calcext:value-type="float">
            <text:p>6547.943</text:p>
          </table:table-cell>
          <table:table-cell office:value-type="float" office:value="339.7" calcext:value-type="float">
            <text:p>339.7</text:p>
          </table:table-cell>
          <table:table-cell table:formula="of:=[.B96]-[.C96]" office:value-type="float" office:value="6208.243" calcext:value-type="float">
            <text:p>6208.243</text:p>
          </table:table-cell>
          <table:table-cell table:formula="of:=[.B96]-[.C96]-[.O96]" office:value-type="float" office:value="6030.772" calcext:value-type="float">
            <text:p>6030.77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2022-01-13T02:53:55Z</text:p>
          </table:table-cell>
          <table:table-cell office:value-type="string" calcext:value-type="string">
            <text:p>2022-01-13T11:41:57Z</text:p>
          </table:table-cell>
          <table:table-cell office:value-type="string" calcext:value-type="string">
            <text:p>2022-01-13T13:35:25Z</text:p>
          </table:table-cell>
          <table:table-cell office:value-type="string" calcext:value-type="string">
            <text:p>SUCCEEDED</text:p>
          </table:table-cell>
          <table:table-cell office:value-type="float" office:value="966055" calcext:value-type="float">
            <text:p>966055</text:p>
          </table:table-cell>
          <table:table-cell office:value-type="float" office:value="94865" calcext:value-type="float">
            <text:p>94865</text:p>
          </table:table-cell>
          <table:table-cell office:value-type="float" office:value="177.471" calcext:value-type="float">
            <text:p>177.471</text:p>
          </table:table-cell>
          <table:table-cell office:value-type="float" office:value="43.553" calcext:value-type="float">
            <text:p>43.553</text:p>
          </table:table-cell>
          <table:table-cell office:value-type="float" office:value="39.898" calcext:value-type="float">
            <text:p>39.898</text:p>
          </table:table-cell>
        </table:table-row>
        <table:table-row table:style-name="ro1">
          <table:table-cell office:value-type="string" calcext:value-type="string">
            <text:p>u-ch427-n512-max18-mf-ens18</text:p>
          </table:table-cell>
          <table:table-cell office:value-type="float" office:value="7149.566" calcext:value-type="float">
            <text:p>7149.566</text:p>
          </table:table-cell>
          <table:table-cell office:value-type="float" office:value="352.29" calcext:value-type="float">
            <text:p>352.29</text:p>
          </table:table-cell>
          <table:table-cell table:formula="of:=[.B97]-[.C97]" office:value-type="float" office:value="6797.276" calcext:value-type="float">
            <text:p>6797.276</text:p>
          </table:table-cell>
          <table:table-cell table:formula="of:=[.B97]-[.C97]-[.O97]" office:value-type="float" office:value="6278.226" calcext:value-type="float">
            <text:p>6278.22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2022-01-13T02:53:48Z</text:p>
          </table:table-cell>
          <table:table-cell office:value-type="string" calcext:value-type="string">
            <text:p>2022-01-13T09:38:17Z</text:p>
          </table:table-cell>
          <table:table-cell office:value-type="string" calcext:value-type="string">
            <text:p>2022-01-13T11:41:39Z</text:p>
          </table:table-cell>
          <table:table-cell office:value-type="string" calcext:value-type="string">
            <text:p>SUCCEEDED</text:p>
          </table:table-cell>
          <table:table-cell office:value-type="float" office:value="966054" calcext:value-type="float">
            <text:p>966054</text:p>
          </table:table-cell>
          <table:table-cell office:value-type="float" office:value="18136" calcext:value-type="float">
            <text:p>18136</text:p>
          </table:table-cell>
          <table:table-cell office:value-type="float" office:value="519.05" calcext:value-type="float">
            <text:p>519.05</text:p>
          </table:table-cell>
          <table:table-cell office:value-type="float" office:value="41.924" calcext:value-type="float">
            <text:p>41.924</text:p>
          </table:table-cell>
          <table:table-cell office:value-type="float" office:value="40.291" calcext:value-type="float">
            <text:p>40.291</text:p>
          </table:table-cell>
        </table:table-row>
        <table:table-row table:style-name="ro1">
          <table:table-cell office:value-type="string" calcext:value-type="string">
            <text:p>u-ch427-n512-max18-single-ens00</text:p>
          </table:table-cell>
          <table:table-cell office:value-type="float" office:value="4825.595" calcext:value-type="float">
            <text:p>4825.595</text:p>
          </table:table-cell>
          <table:table-cell office:value-type="float" office:value="87.52" calcext:value-type="float">
            <text:p>87.52</text:p>
          </table:table-cell>
          <table:table-cell table:formula="of:=[.B98]-[.C98]" office:value-type="float" office:value="4738.075" calcext:value-type="float">
            <text:p>4738.075</text:p>
          </table:table-cell>
          <table:table-cell table:formula="of:=[.B98]-[.C98]-[.O98]" office:value-type="float" office:value="4582.424" calcext:value-type="float">
            <text:p>4582.4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11T00:35:50Z</text:p>
          </table:table-cell>
          <table:table-cell office:value-type="string" calcext:value-type="string">
            <text:p>2022-01-11T00:49:59Z</text:p>
          </table:table-cell>
          <table:table-cell office:value-type="string" calcext:value-type="string">
            <text:p>2022-01-11T02:10:49Z</text:p>
          </table:table-cell>
          <table:table-cell office:value-type="string" calcext:value-type="string">
            <text:p>SUCCEEDED</text:p>
          </table:table-cell>
          <table:table-cell office:value-type="float" office:value="956357" calcext:value-type="float">
            <text:p>956357</text:p>
          </table:table-cell>
          <table:table-cell office:value-type="float" office:value="100086" calcext:value-type="float">
            <text:p>100086</text:p>
          </table:table-cell>
          <table:table-cell office:value-type="float" office:value="155.651" calcext:value-type="float">
            <text:p>155.651</text:p>
          </table:table-cell>
          <table:table-cell office:value-type="float" office:value="34.063" calcext:value-type="float">
            <text:p>34.063</text:p>
          </table:table-cell>
          <table:table-cell office:value-type="float" office:value="32.244" calcext:value-type="float">
            <text:p>32.244</text:p>
          </table:table-cell>
        </table:table-row>
        <table:table-row table:style-name="ro1">
          <table:table-cell office:value-type="string" calcext:value-type="string">
            <text:p>u-ch427-n512-max18-single-ens01</text:p>
          </table:table-cell>
          <table:table-cell office:value-type="float" office:value="5066.164" calcext:value-type="float">
            <text:p>5066.164</text:p>
          </table:table-cell>
          <table:table-cell office:value-type="float" office:value="93.19" calcext:value-type="float">
            <text:p>93.19</text:p>
          </table:table-cell>
          <table:table-cell table:formula="of:=[.B99]-[.C99]" office:value-type="float" office:value="4972.974" calcext:value-type="float">
            <text:p>4972.974</text:p>
          </table:table-cell>
          <table:table-cell table:formula="of:=[.B99]-[.C99]-[.O99]" office:value-type="float" office:value="4811.242" calcext:value-type="float">
            <text:p>4811.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11T00:35:59Z</text:p>
          </table:table-cell>
          <table:table-cell office:value-type="string" calcext:value-type="string">
            <text:p>2022-01-11T01:52:44Z</text:p>
          </table:table-cell>
          <table:table-cell office:value-type="string" calcext:value-type="string">
            <text:p>2022-01-11T03:17:53Z</text:p>
          </table:table-cell>
          <table:table-cell office:value-type="string" calcext:value-type="string">
            <text:p>SUCCEEDED</text:p>
          </table:table-cell>
          <table:table-cell office:value-type="float" office:value="956358" calcext:value-type="float">
            <text:p>956358</text:p>
          </table:table-cell>
          <table:table-cell office:value-type="float" office:value="89281" calcext:value-type="float">
            <text:p>89281</text:p>
          </table:table-cell>
          <table:table-cell office:value-type="float" office:value="161.732" calcext:value-type="float">
            <text:p>161.732</text:p>
          </table:table-cell>
          <table:table-cell office:value-type="float" office:value="34.149" calcext:value-type="float">
            <text:p>34.149</text:p>
          </table:table-cell>
          <table:table-cell office:value-type="float" office:value="33.016" calcext:value-type="float">
            <text:p>33.016</text:p>
          </table:table-cell>
        </table:table-row>
        <table:table-row table:style-name="ro1">
          <table:table-cell office:value-type="string" calcext:value-type="string">
            <text:p>u-ch427-n512-max18-single-ens02</text:p>
          </table:table-cell>
          <table:table-cell office:value-type="float" office:value="5146.877" calcext:value-type="float">
            <text:p>5146.877</text:p>
          </table:table-cell>
          <table:table-cell office:value-type="float" office:value="103.2" calcext:value-type="float">
            <text:p>103.2</text:p>
          </table:table-cell>
          <table:table-cell table:formula="of:=[.B100]-[.C100]" office:value-type="float" office:value="5043.677" calcext:value-type="float">
            <text:p>5043.677</text:p>
          </table:table-cell>
          <table:table-cell table:formula="of:=[.B100]-[.C100]-[.O100]" office:value-type="float" office:value="4883.734" calcext:value-type="float">
            <text:p>4883.73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2022-01-11T00:36:07Z</text:p>
          </table:table-cell>
          <table:table-cell office:value-type="string" calcext:value-type="string">
            <text:p>2022-01-11T02:57:17Z</text:p>
          </table:table-cell>
          <table:table-cell office:value-type="string" calcext:value-type="string">
            <text:p>2022-01-11T04:23:54Z</text:p>
          </table:table-cell>
          <table:table-cell office:value-type="string" calcext:value-type="string">
            <text:p>SUCCEEDED</text:p>
          </table:table-cell>
          <table:table-cell office:value-type="float" office:value="956359" calcext:value-type="float">
            <text:p>956359</text:p>
          </table:table-cell>
          <table:table-cell office:value-type="float" office:value="224955" calcext:value-type="float">
            <text:p>224955</text:p>
          </table:table-cell>
          <table:table-cell office:value-type="float" office:value="159.943" calcext:value-type="float">
            <text:p>159.943</text:p>
          </table:table-cell>
          <table:table-cell office:value-type="float" office:value="36.061" calcext:value-type="float">
            <text:p>36.061</text:p>
          </table:table-cell>
          <table:table-cell office:value-type="float" office:value="35.042" calcext:value-type="float">
            <text:p>35.042</text:p>
          </table:table-cell>
        </table:table-row>
        <table:table-row table:style-name="ro1">
          <table:table-cell office:value-type="string" calcext:value-type="string">
            <text:p>u-ch427-n512-max18-single-ens03</text:p>
          </table:table-cell>
          <table:table-cell office:value-type="float" office:value="5252.95" calcext:value-type="float">
            <text:p>5252.95</text:p>
          </table:table-cell>
          <table:table-cell office:value-type="float" office:value="108.57" calcext:value-type="float">
            <text:p>108.57</text:p>
          </table:table-cell>
          <table:table-cell table:formula="of:=[.B101]-[.C101]" office:value-type="float" office:value="5144.38" calcext:value-type="float">
            <text:p>5144.38</text:p>
          </table:table-cell>
          <table:table-cell table:formula="of:=[.B101]-[.C101]-[.O101]" office:value-type="float" office:value="4980.072" calcext:value-type="float">
            <text:p>4980.0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2022-01-11T00:36:14Z</text:p>
          </table:table-cell>
          <table:table-cell office:value-type="string" calcext:value-type="string">
            <text:p>2022-01-11T04:19:59Z</text:p>
          </table:table-cell>
          <table:table-cell office:value-type="string" calcext:value-type="string">
            <text:p>2022-01-11T05:48:47Z</text:p>
          </table:table-cell>
          <table:table-cell office:value-type="string" calcext:value-type="string">
            <text:p>SUCCEEDED</text:p>
          </table:table-cell>
          <table:table-cell office:value-type="float" office:value="956360" calcext:value-type="float">
            <text:p>956360</text:p>
          </table:table-cell>
          <table:table-cell office:value-type="float" office:value="148362" calcext:value-type="float">
            <text:p>148362</text:p>
          </table:table-cell>
          <table:table-cell office:value-type="float" office:value="164.308" calcext:value-type="float">
            <text:p>164.308</text:p>
          </table:table-cell>
          <table:table-cell office:value-type="float" office:value="34.256" calcext:value-type="float">
            <text:p>34.256</text:p>
          </table:table-cell>
          <table:table-cell office:value-type="float" office:value="36.221" calcext:value-type="float">
            <text:p>36.221</text:p>
          </table:table-cell>
        </table:table-row>
        <table:table-row table:style-name="ro1">
          <table:table-cell office:value-type="string" calcext:value-type="string">
            <text:p>u-ch427-n512-max18-single-ens04</text:p>
          </table:table-cell>
          <table:table-cell office:value-type="float" office:value="5245.88" calcext:value-type="float">
            <text:p>5245.88</text:p>
          </table:table-cell>
          <table:table-cell office:value-type="float" office:value="119.44" calcext:value-type="float">
            <text:p>119.44</text:p>
          </table:table-cell>
          <table:table-cell table:formula="of:=[.B102]-[.C102]" office:value-type="float" office:value="5126.44" calcext:value-type="float">
            <text:p>5126.44</text:p>
          </table:table-cell>
          <table:table-cell table:formula="of:=[.B102]-[.C102]-[.O102]" office:value-type="float" office:value="4956.704" calcext:value-type="float">
            <text:p>4956.70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2022-01-11T14:29:27Z</text:p>
          </table:table-cell>
          <table:table-cell office:value-type="string" calcext:value-type="string">
            <text:p>2022-01-11T20:49:41Z</text:p>
          </table:table-cell>
          <table:table-cell office:value-type="string" calcext:value-type="string">
            <text:p>2022-01-11T22:18:29Z</text:p>
          </table:table-cell>
          <table:table-cell office:value-type="string" calcext:value-type="string">
            <text:p>SUCCEEDED</text:p>
          </table:table-cell>
          <table:table-cell office:value-type="float" office:value="958303" calcext:value-type="float">
            <text:p>958303</text:p>
          </table:table-cell>
          <table:table-cell office:value-type="float" office:value="75587" calcext:value-type="float">
            <text:p>75587</text:p>
          </table:table-cell>
          <table:table-cell office:value-type="float" office:value="169.736" calcext:value-type="float">
            <text:p>169.736</text:p>
          </table:table-cell>
          <table:table-cell office:value-type="float" office:value="37.648" calcext:value-type="float">
            <text:p>37.648</text:p>
          </table:table-cell>
          <table:table-cell office:value-type="float" office:value="36.419" calcext:value-type="float">
            <text:p>36.419</text:p>
          </table:table-cell>
        </table:table-row>
        <table:table-row table:style-name="ro1">
          <table:table-cell office:value-type="string" calcext:value-type="string">
            <text:p>u-ch427-n512-max18-single-ens05</text:p>
          </table:table-cell>
          <table:table-cell office:value-type="float" office:value="5284.762" calcext:value-type="float">
            <text:p>5284.762</text:p>
          </table:table-cell>
          <table:table-cell office:value-type="float" office:value="135.14" calcext:value-type="float">
            <text:p>135.14</text:p>
          </table:table-cell>
          <table:table-cell table:formula="of:=[.B103]-[.C103]" office:value-type="float" office:value="5149.622" calcext:value-type="float">
            <text:p>5149.622</text:p>
          </table:table-cell>
          <table:table-cell table:formula="of:=[.B103]-[.C103]-[.O103]" office:value-type="float" office:value="4979.211" calcext:value-type="float">
            <text:p>4979.2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2022-01-13T01:19:22Z</text:p>
          </table:table-cell>
          <table:table-cell office:value-type="string" calcext:value-type="string">
            <text:p>2022-01-13T05:03:07Z</text:p>
          </table:table-cell>
          <table:table-cell office:value-type="string" calcext:value-type="string">
            <text:p>2022-01-13T06:32:35Z</text:p>
          </table:table-cell>
          <table:table-cell office:value-type="string" calcext:value-type="string">
            <text:p>SUCCEEDED</text:p>
          </table:table-cell>
          <table:table-cell office:value-type="float" office:value="965867" calcext:value-type="float">
            <text:p>965867</text:p>
          </table:table-cell>
          <table:table-cell office:value-type="float" office:value="19104" calcext:value-type="float">
            <text:p>19104</text:p>
          </table:table-cell>
          <table:table-cell office:value-type="float" office:value="170.411" calcext:value-type="float">
            <text:p>170.411</text:p>
          </table:table-cell>
          <table:table-cell office:value-type="float" office:value="36.048" calcext:value-type="float">
            <text:p>36.048</text:p>
          </table:table-cell>
          <table:table-cell office:value-type="float" office:value="35.211" calcext:value-type="float">
            <text:p>35.211</text:p>
          </table:table-cell>
        </table:table-row>
        <table:table-row table:style-name="ro1">
          <table:table-cell office:value-type="string" calcext:value-type="string">
            <text:p>u-ch427-n512-max18-single-ens06</text:p>
          </table:table-cell>
          <table:table-cell office:value-type="float" office:value="5321.998" calcext:value-type="float">
            <text:p>5321.998</text:p>
          </table:table-cell>
          <table:table-cell office:value-type="float" office:value="132.69" calcext:value-type="float">
            <text:p>132.69</text:p>
          </table:table-cell>
          <table:table-cell table:formula="of:=[.B104]-[.C104]" office:value-type="float" office:value="5189.308" calcext:value-type="float">
            <text:p>5189.308</text:p>
          </table:table-cell>
          <table:table-cell table:formula="of:=[.B104]-[.C104]-[.O104]" office:value-type="float" office:value="5018.185" calcext:value-type="float">
            <text:p>5018.18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2022-01-13T01:19:31Z</text:p>
          </table:table-cell>
          <table:table-cell office:value-type="string" calcext:value-type="string">
            <text:p>2022-01-13T03:32:11Z</text:p>
          </table:table-cell>
          <table:table-cell office:value-type="string" calcext:value-type="string">
            <text:p>2022-01-13T05:02:46Z</text:p>
          </table:table-cell>
          <table:table-cell office:value-type="string" calcext:value-type="string">
            <text:p>SUCCEEDED</text:p>
          </table:table-cell>
          <table:table-cell office:value-type="float" office:value="965869" calcext:value-type="float">
            <text:p>965869</text:p>
          </table:table-cell>
          <table:table-cell office:value-type="float" office:value="67929" calcext:value-type="float">
            <text:p>67929</text:p>
          </table:table-cell>
          <table:table-cell office:value-type="float" office:value="171.123" calcext:value-type="float">
            <text:p>171.123</text:p>
          </table:table-cell>
          <table:table-cell office:value-type="float" office:value="34.078" calcext:value-type="float">
            <text:p>34.078</text:p>
          </table:table-cell>
          <table:table-cell office:value-type="float" office:value="35.348" calcext:value-type="float">
            <text:p>35.348</text:p>
          </table:table-cell>
        </table:table-row>
        <table:table-row table:style-name="ro1">
          <table:table-cell office:value-type="string" calcext:value-type="string">
            <text:p>u-ch427-n512-max18-single-ens07</text:p>
          </table:table-cell>
          <table:table-cell office:value-type="float" office:value="5435.453" calcext:value-type="float">
            <text:p>5435.453</text:p>
          </table:table-cell>
          <table:table-cell office:value-type="float" office:value="146.91" calcext:value-type="float">
            <text:p>146.91</text:p>
          </table:table-cell>
          <table:table-cell table:formula="of:=[.B105]-[.C105]" office:value-type="float" office:value="5288.543" calcext:value-type="float">
            <text:p>5288.543</text:p>
          </table:table-cell>
          <table:table-cell table:formula="of:=[.B105]-[.C105]-[.O105]" office:value-type="float" office:value="5120.205" calcext:value-type="float">
            <text:p>5120.20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13T01:19:40Z</text:p>
          </table:table-cell>
          <table:table-cell office:value-type="string" calcext:value-type="string">
            <text:p>2022-01-13T04:10:18Z</text:p>
          </table:table-cell>
          <table:table-cell office:value-type="string" calcext:value-type="string">
            <text:p>2022-01-13T05:42:46Z</text:p>
          </table:table-cell>
          <table:table-cell office:value-type="string" calcext:value-type="string">
            <text:p>SUCCEEDED</text:p>
          </table:table-cell>
          <table:table-cell office:value-type="float" office:value="965870" calcext:value-type="float">
            <text:p>965870</text:p>
          </table:table-cell>
          <table:table-cell office:value-type="float" office:value="202306" calcext:value-type="float">
            <text:p>202306</text:p>
          </table:table-cell>
          <table:table-cell office:value-type="float" office:value="168.338" calcext:value-type="float">
            <text:p>168.338</text:p>
          </table:table-cell>
          <table:table-cell office:value-type="float" office:value="35.845" calcext:value-type="float">
            <text:p>35.845</text:p>
          </table:table-cell>
          <table:table-cell office:value-type="float" office:value="35.848" calcext:value-type="float">
            <text:p>35.848</text:p>
          </table:table-cell>
        </table:table-row>
        <table:table-row table:style-name="ro1">
          <table:table-cell office:value-type="string" calcext:value-type="string">
            <text:p>u-ch427-n512-max18-single-ens08</text:p>
          </table:table-cell>
          <table:table-cell office:value-type="float" office:value="5451.86" calcext:value-type="float">
            <text:p>5451.86</text:p>
          </table:table-cell>
          <table:table-cell office:value-type="float" office:value="148.65" calcext:value-type="float">
            <text:p>148.65</text:p>
          </table:table-cell>
          <table:table-cell table:formula="of:=[.B106]-[.C106]" office:value-type="float" office:value="5303.21" calcext:value-type="float">
            <text:p>5303.21</text:p>
          </table:table-cell>
          <table:table-cell table:formula="of:=[.B106]-[.C106]-[.O106]" office:value-type="float" office:value="5133.914" calcext:value-type="float">
            <text:p>5133.9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2022-01-15T03:18:29Z</text:p>
          </table:table-cell>
          <table:table-cell office:value-type="string" calcext:value-type="string">
            <text:p>2022-01-15T03:18:39Z</text:p>
          </table:table-cell>
          <table:table-cell office:value-type="string" calcext:value-type="string">
            <text:p>2022-01-15T04:51:30Z</text:p>
          </table:table-cell>
          <table:table-cell office:value-type="string" calcext:value-type="string">
            <text:p>SUCCEEDED</text:p>
          </table:table-cell>
          <table:table-cell office:value-type="float" office:value="972579" calcext:value-type="float">
            <text:p>972579</text:p>
          </table:table-cell>
          <table:table-cell office:value-type="float" office:value="228894" calcext:value-type="float">
            <text:p>228894</text:p>
          </table:table-cell>
          <table:table-cell office:value-type="float" office:value="169.296" calcext:value-type="float">
            <text:p>169.296</text:p>
          </table:table-cell>
          <table:table-cell office:value-type="float" office:value="37.148" calcext:value-type="float">
            <text:p>37.148</text:p>
          </table:table-cell>
          <table:table-cell office:value-type="float" office:value="37.648" calcext:value-type="float">
            <text:p>37.648</text:p>
          </table:table-cell>
        </table:table-row>
        <table:table-row table:style-name="ro1">
          <table:table-cell office:value-type="string" calcext:value-type="string">
            <text:p>u-ch427-n512-max18-single-ens09</text:p>
          </table:table-cell>
          <table:table-cell office:value-type="float" office:value="5444.176" calcext:value-type="float">
            <text:p>5444.176</text:p>
          </table:table-cell>
          <table:table-cell office:value-type="float" office:value="153.12" calcext:value-type="float">
            <text:p>153.12</text:p>
          </table:table-cell>
          <table:table-cell table:formula="of:=[.B107]-[.C107]" office:value-type="float" office:value="5291.056" calcext:value-type="float">
            <text:p>5291.056</text:p>
          </table:table-cell>
          <table:table-cell table:formula="of:=[.B107]-[.C107]-[.O107]" office:value-type="float" office:value="5126.66" calcext:value-type="float">
            <text:p>5126.6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2022-01-11T00:42:07Z</text:p>
          </table:table-cell>
          <table:table-cell office:value-type="string" calcext:value-type="string">
            <text:p>2022-01-11T04:26:05Z</text:p>
          </table:table-cell>
          <table:table-cell office:value-type="string" calcext:value-type="string">
            <text:p>2022-01-11T05:59:08Z</text:p>
          </table:table-cell>
          <table:table-cell office:value-type="string" calcext:value-type="string">
            <text:p>SUCCEEDED</text:p>
          </table:table-cell>
          <table:table-cell office:value-type="float" office:value="956374" calcext:value-type="float">
            <text:p>956374</text:p>
          </table:table-cell>
          <table:table-cell office:value-type="float" office:value="40381" calcext:value-type="float">
            <text:p>40381</text:p>
          </table:table-cell>
          <table:table-cell office:value-type="float" office:value="164.396" calcext:value-type="float">
            <text:p>164.396</text:p>
          </table:table-cell>
          <table:table-cell office:value-type="float" office:value="38.228" calcext:value-type="float">
            <text:p>38.228</text:p>
          </table:table-cell>
          <table:table-cell office:value-type="float" office:value="34.871" calcext:value-type="float">
            <text:p>34.871</text:p>
          </table:table-cell>
        </table:table-row>
        <table:table-row table:style-name="ro1">
          <table:table-cell office:value-type="string" calcext:value-type="string">
            <text:p>u-ch427-n512-max18-single-ens10</text:p>
          </table:table-cell>
          <table:table-cell office:value-type="float" office:value="5544.358" calcext:value-type="float">
            <text:p>5544.358</text:p>
          </table:table-cell>
          <table:table-cell office:value-type="float" office:value="168.32" calcext:value-type="float">
            <text:p>168.32</text:p>
          </table:table-cell>
          <table:table-cell table:formula="of:=[.B108]-[.C108]" office:value-type="float" office:value="5376.038" calcext:value-type="float">
            <text:p>5376.038</text:p>
          </table:table-cell>
          <table:table-cell table:formula="of:=[.B108]-[.C108]-[.O108]" office:value-type="float" office:value="5203.35" calcext:value-type="float">
            <text:p>5203.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2022-01-11T14:28:54Z</text:p>
          </table:table-cell>
          <table:table-cell office:value-type="string" calcext:value-type="string">
            <text:p>2022-01-11T19:09:16Z</text:p>
          </table:table-cell>
          <table:table-cell office:value-type="string" calcext:value-type="string">
            <text:p>2022-01-11T20:44:09Z</text:p>
          </table:table-cell>
          <table:table-cell office:value-type="string" calcext:value-type="string">
            <text:p>SUCCEEDED</text:p>
          </table:table-cell>
          <table:table-cell office:value-type="float" office:value="958299" calcext:value-type="float">
            <text:p>958299</text:p>
          </table:table-cell>
          <table:table-cell office:value-type="float" office:value="127270" calcext:value-type="float">
            <text:p>127270</text:p>
          </table:table-cell>
          <table:table-cell office:value-type="float" office:value="172.688" calcext:value-type="float">
            <text:p>172.688</text:p>
          </table:table-cell>
          <table:table-cell office:value-type="float" office:value="38.48" calcext:value-type="float">
            <text:p>38.48</text:p>
          </table:table-cell>
          <table:table-cell office:value-type="float" office:value="37.097" calcext:value-type="float">
            <text:p>37.097</text:p>
          </table:table-cell>
        </table:table-row>
        <table:table-row table:style-name="ro1">
          <table:table-cell office:value-type="string" calcext:value-type="string">
            <text:p>u-ch427-n512-max18-single-ens11</text:p>
          </table:table-cell>
          <table:table-cell office:value-type="float" office:value="5557.109" calcext:value-type="float">
            <text:p>5557.109</text:p>
          </table:table-cell>
          <table:table-cell office:value-type="float" office:value="174.7" calcext:value-type="float">
            <text:p>174.7</text:p>
          </table:table-cell>
          <table:table-cell table:formula="of:=[.B109]-[.C109]" office:value-type="float" office:value="5382.409" calcext:value-type="float">
            <text:p>5382.409</text:p>
          </table:table-cell>
          <table:table-cell table:formula="of:=[.B109]-[.C109]-[.O109]" office:value-type="float" office:value="5214.773" calcext:value-type="float">
            <text:p>5214.77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2022-01-11T00:42:25Z</text:p>
          </table:table-cell>
          <table:table-cell office:value-type="string" calcext:value-type="string">
            <text:p>2022-01-11T11:47:46Z</text:p>
          </table:table-cell>
          <table:table-cell office:value-type="string" calcext:value-type="string">
            <text:p>2022-01-11T13:23:09Z</text:p>
          </table:table-cell>
          <table:table-cell office:value-type="string" calcext:value-type="string">
            <text:p>SUCCEEDED</text:p>
          </table:table-cell>
          <table:table-cell office:value-type="float" office:value="956378" calcext:value-type="float">
            <text:p>956378</text:p>
          </table:table-cell>
          <table:table-cell office:value-type="float" office:value="142064" calcext:value-type="float">
            <text:p>142064</text:p>
          </table:table-cell>
          <table:table-cell office:value-type="float" office:value="167.636" calcext:value-type="float">
            <text:p>167.636</text:p>
          </table:table-cell>
          <table:table-cell office:value-type="float" office:value="37.145" calcext:value-type="float">
            <text:p>37.145</text:p>
          </table:table-cell>
          <table:table-cell office:value-type="float" office:value="36.224" calcext:value-type="float">
            <text:p>36.224</text:p>
          </table:table-cell>
        </table:table-row>
        <table:table-row table:style-name="ro1">
          <table:table-cell office:value-type="string" calcext:value-type="string">
            <text:p>u-ch427-n512-max18-single-ens12</text:p>
          </table:table-cell>
          <table:table-cell office:value-type="float" office:value="5644.934" calcext:value-type="float">
            <text:p>5644.934</text:p>
          </table:table-cell>
          <table:table-cell office:value-type="float" office:value="170.61" calcext:value-type="float">
            <text:p>170.61</text:p>
          </table:table-cell>
          <table:table-cell table:formula="of:=[.B110]-[.C110]" office:value-type="float" office:value="5474.324" calcext:value-type="float">
            <text:p>5474.324</text:p>
          </table:table-cell>
          <table:table-cell table:formula="of:=[.B110]-[.C110]-[.O110]" office:value-type="float" office:value="5306.284" calcext:value-type="float">
            <text:p>5306.28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2022-01-11T00:52:51Z</text:p>
          </table:table-cell>
          <table:table-cell office:value-type="string" calcext:value-type="string">
            <text:p>2022-01-11T13:01:53Z</text:p>
          </table:table-cell>
          <table:table-cell office:value-type="string" calcext:value-type="string">
            <text:p>2022-01-11T14:39:09Z</text:p>
          </table:table-cell>
          <table:table-cell office:value-type="string" calcext:value-type="string">
            <text:p>SUCCEEDED</text:p>
          </table:table-cell>
          <table:table-cell office:value-type="float" office:value="956417" calcext:value-type="float">
            <text:p>956417</text:p>
          </table:table-cell>
          <table:table-cell office:value-type="float" office:value="27171" calcext:value-type="float">
            <text:p>27171</text:p>
          </table:table-cell>
          <table:table-cell office:value-type="float" office:value="168.04" calcext:value-type="float">
            <text:p>168.04</text:p>
          </table:table-cell>
          <table:table-cell office:value-type="float" office:value="41.94" calcext:value-type="float">
            <text:p>41.94</text:p>
          </table:table-cell>
          <table:table-cell office:value-type="float" office:value="38.115" calcext:value-type="float">
            <text:p>38.115</text:p>
          </table:table-cell>
        </table:table-row>
        <table:table-row table:style-name="ro1">
          <table:table-cell office:value-type="string" calcext:value-type="string">
            <text:p>u-ch427-n512-max18-single-ens13</text:p>
          </table:table-cell>
          <table:table-cell office:value-type="float" office:value="5699.199" calcext:value-type="float">
            <text:p>5699.199</text:p>
          </table:table-cell>
          <table:table-cell office:value-type="float" office:value="186.47" calcext:value-type="float">
            <text:p>186.47</text:p>
          </table:table-cell>
          <table:table-cell table:formula="of:=[.B111]-[.C111]" office:value-type="float" office:value="5512.729" calcext:value-type="float">
            <text:p>5512.729</text:p>
          </table:table-cell>
          <table:table-cell table:formula="of:=[.B111]-[.C111]-[.O111]" office:value-type="float" office:value="5326.477" calcext:value-type="float">
            <text:p>5326.47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2022-01-11T00:53:02Z</text:p>
          </table:table-cell>
          <table:table-cell office:value-type="string" calcext:value-type="string">
            <text:p>2022-01-11T09:19:32Z</text:p>
          </table:table-cell>
          <table:table-cell office:value-type="string" calcext:value-type="string">
            <text:p>2022-01-11T10:58:05Z</text:p>
          </table:table-cell>
          <table:table-cell office:value-type="string" calcext:value-type="string">
            <text:p>SUCCEEDED</text:p>
          </table:table-cell>
          <table:table-cell office:value-type="float" office:value="956419" calcext:value-type="float">
            <text:p>956419</text:p>
          </table:table-cell>
          <table:table-cell office:value-type="float" office:value="3935" calcext:value-type="float">
            <text:p>3935</text:p>
          </table:table-cell>
          <table:table-cell office:value-type="float" office:value="186.252" calcext:value-type="float">
            <text:p>186.252</text:p>
          </table:table-cell>
          <table:table-cell office:value-type="float" office:value="37.107" calcext:value-type="float">
            <text:p>37.107</text:p>
          </table:table-cell>
          <table:table-cell office:value-type="float" office:value="37.172" calcext:value-type="float">
            <text:p>37.172</text:p>
          </table:table-cell>
        </table:table-row>
        <table:table-row table:style-name="ro1">
          <table:table-cell office:value-type="string" calcext:value-type="string">
            <text:p>u-ch427-n512-max18-single-ens14</text:p>
          </table:table-cell>
          <table:table-cell office:value-type="float" office:value="5751.549" calcext:value-type="float">
            <text:p>5751.549</text:p>
          </table:table-cell>
          <table:table-cell office:value-type="float" office:value="212.54" calcext:value-type="float">
            <text:p>212.54</text:p>
          </table:table-cell>
          <table:table-cell table:formula="of:=[.B112]-[.C112]" office:value-type="float" office:value="5539.009" calcext:value-type="float">
            <text:p>5539.009</text:p>
          </table:table-cell>
          <table:table-cell table:formula="of:=[.B112]-[.C112]-[.O112]" office:value-type="float" office:value="5359.285" calcext:value-type="float">
            <text:p>5359.28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1-11T20:55:47Z</text:p>
          </table:table-cell>
          <table:table-cell office:value-type="string" calcext:value-type="string">
            <text:p>2022-01-11T22:58:06Z</text:p>
          </table:table-cell>
          <table:table-cell office:value-type="string" calcext:value-type="string">
            <text:p>2022-01-12T00:37:36Z</text:p>
          </table:table-cell>
          <table:table-cell office:value-type="string" calcext:value-type="string">
            <text:p>SUCCEEDED</text:p>
          </table:table-cell>
          <table:table-cell office:value-type="float" office:value="959584" calcext:value-type="float">
            <text:p>959584</text:p>
          </table:table-cell>
          <table:table-cell office:value-type="float" office:value="18937" calcext:value-type="float">
            <text:p>18937</text:p>
          </table:table-cell>
          <table:table-cell office:value-type="float" office:value="179.724" calcext:value-type="float">
            <text:p>179.724</text:p>
          </table:table-cell>
          <table:table-cell office:value-type="float" office:value="37.88" calcext:value-type="float">
            <text:p>37.88</text:p>
          </table:table-cell>
          <table:table-cell office:value-type="float" office:value="38.064" calcext:value-type="float">
            <text:p>38.064</text:p>
          </table:table-cell>
        </table:table-row>
        <table:table-row table:style-name="ro1">
          <table:table-cell office:value-type="string" calcext:value-type="string">
            <text:p>u-ch427-n512-max18-single-ens15</text:p>
          </table:table-cell>
          <table:table-cell office:value-type="float" office:value="5778.886" calcext:value-type="float">
            <text:p>5778.886</text:p>
          </table:table-cell>
          <table:table-cell office:value-type="float" office:value="223.26" calcext:value-type="float">
            <text:p>223.26</text:p>
          </table:table-cell>
          <table:table-cell table:formula="of:=[.B113]-[.C113]" office:value-type="float" office:value="5555.626" calcext:value-type="float">
            <text:p>5555.626</text:p>
          </table:table-cell>
          <table:table-cell table:formula="of:=[.B113]-[.C113]-[.O113]" office:value-type="float" office:value="5384.359" calcext:value-type="float">
            <text:p>5384.35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2022-01-11T00:45:22Z</text:p>
          </table:table-cell>
          <table:table-cell office:value-type="string" calcext:value-type="string">
            <text:p>2022-01-11T08:01:25Z</text:p>
          </table:table-cell>
          <table:table-cell office:value-type="string" calcext:value-type="string">
            <text:p>2022-01-11T09:41:45Z</text:p>
          </table:table-cell>
          <table:table-cell office:value-type="string" calcext:value-type="string">
            <text:p>SUCCEEDED</text:p>
          </table:table-cell>
          <table:table-cell office:value-type="float" office:value="956392" calcext:value-type="float">
            <text:p>956392</text:p>
          </table:table-cell>
          <table:table-cell office:value-type="float" office:value="37893" calcext:value-type="float">
            <text:p>37893</text:p>
          </table:table-cell>
          <table:table-cell office:value-type="float" office:value="171.267" calcext:value-type="float">
            <text:p>171.267</text:p>
          </table:table-cell>
          <table:table-cell office:value-type="float" office:value="54.169" calcext:value-type="float">
            <text:p>54.169</text:p>
          </table:table-cell>
          <table:table-cell office:value-type="float" office:value="37.704" calcext:value-type="float">
            <text:p>37.704</text:p>
          </table:table-cell>
        </table:table-row>
        <table:table-row table:style-name="ro1">
          <table:table-cell office:value-type="string" calcext:value-type="string">
            <text:p>u-ch427-n512-max18-single-ens16</text:p>
          </table:table-cell>
          <table:table-cell office:value-type="float" office:value="5769.001" calcext:value-type="float">
            <text:p>5769.001</text:p>
          </table:table-cell>
          <table:table-cell office:value-type="float" office:value="229.86" calcext:value-type="float">
            <text:p>229.86</text:p>
          </table:table-cell>
          <table:table-cell table:formula="of:=[.B114]-[.C114]" office:value-type="float" office:value="5539.141" calcext:value-type="float">
            <text:p>5539.141</text:p>
          </table:table-cell>
          <table:table-cell table:formula="of:=[.B114]-[.C114]-[.O114]" office:value-type="float" office:value="5367.385" calcext:value-type="float">
            <text:p>5367.38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string" calcext:value-type="string">
            <text:p>2022-01-11T14:29:39Z</text:p>
          </table:table-cell>
          <table:table-cell office:value-type="string" calcext:value-type="string">
            <text:p>2022-01-11T15:21:33Z</text:p>
          </table:table-cell>
          <table:table-cell office:value-type="string" calcext:value-type="string">
            <text:p>2022-01-11T17:01:35Z</text:p>
          </table:table-cell>
          <table:table-cell office:value-type="string" calcext:value-type="string">
            <text:p>SUCCEEDED</text:p>
          </table:table-cell>
          <table:table-cell office:value-type="float" office:value="958305" calcext:value-type="float">
            <text:p>958305</text:p>
          </table:table-cell>
          <table:table-cell office:value-type="float" office:value="194810" calcext:value-type="float">
            <text:p>194810</text:p>
          </table:table-cell>
          <table:table-cell office:value-type="float" office:value="171.756" calcext:value-type="float">
            <text:p>171.756</text:p>
          </table:table-cell>
          <table:table-cell office:value-type="float" office:value="41.462" calcext:value-type="float">
            <text:p>41.462</text:p>
          </table:table-cell>
          <table:table-cell office:value-type="float" office:value="38.823" calcext:value-type="float">
            <text:p>38.823</text:p>
          </table:table-cell>
        </table:table-row>
        <table:table-row table:style-name="ro1">
          <table:table-cell office:value-type="string" calcext:value-type="string">
            <text:p>u-ch427-n512-max18-single-ens17</text:p>
          </table:table-cell>
          <table:table-cell office:value-type="float" office:value="5762.213" calcext:value-type="float">
            <text:p>5762.213</text:p>
          </table:table-cell>
          <table:table-cell office:value-type="float" office:value="231.87" calcext:value-type="float">
            <text:p>231.87</text:p>
          </table:table-cell>
          <table:table-cell table:formula="of:=[.B115]-[.C115]" office:value-type="float" office:value="5530.343" calcext:value-type="float">
            <text:p>5530.343</text:p>
          </table:table-cell>
          <table:table-cell table:formula="of:=[.B115]-[.C115]-[.O115]" office:value-type="float" office:value="5350.427" calcext:value-type="float">
            <text:p>5350.42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2022-01-11T14:29:33Z</text:p>
          </table:table-cell>
          <table:table-cell office:value-type="string" calcext:value-type="string">
            <text:p>2022-01-11T14:57:14Z</text:p>
          </table:table-cell>
          <table:table-cell office:value-type="string" calcext:value-type="string">
            <text:p>2022-01-11T16:37:33Z</text:p>
          </table:table-cell>
          <table:table-cell office:value-type="string" calcext:value-type="string">
            <text:p>SUCCEEDED</text:p>
          </table:table-cell>
          <table:table-cell office:value-type="float" office:value="958304" calcext:value-type="float">
            <text:p>958304</text:p>
          </table:table-cell>
          <table:table-cell office:value-type="float" office:value="115952" calcext:value-type="float">
            <text:p>115952</text:p>
          </table:table-cell>
          <table:table-cell office:value-type="float" office:value="179.916" calcext:value-type="float">
            <text:p>179.916</text:p>
          </table:table-cell>
          <table:table-cell office:value-type="float" office:value="39.019" calcext:value-type="float">
            <text:p>39.019</text:p>
          </table:table-cell>
          <table:table-cell office:value-type="float" office:value="37.3" calcext:value-type="float">
            <text:p>37.3</text:p>
          </table:table-cell>
        </table:table-row>
        <table:table-row table:style-name="ro1">
          <table:table-cell office:value-type="string" calcext:value-type="string">
            <text:p>u-ch427-n512-max18-single-ens18</text:p>
          </table:table-cell>
          <table:table-cell office:value-type="float" office:value="5783.86" calcext:value-type="float">
            <text:p>5783.86</text:p>
          </table:table-cell>
          <table:table-cell office:value-type="float" office:value="236.2" calcext:value-type="float">
            <text:p>236.2</text:p>
          </table:table-cell>
          <table:table-cell table:formula="of:=[.B116]-[.C116]" office:value-type="float" office:value="5547.66" calcext:value-type="float">
            <text:p>5547.66</text:p>
          </table:table-cell>
          <table:table-cell table:formula="of:=[.B116]-[.C116]-[.O116]" office:value-type="float" office:value="5372.625" calcext:value-type="float">
            <text:p>5372.6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2022-01-15T17:17:05Z</text:p>
          </table:table-cell>
          <table:table-cell office:value-type="string" calcext:value-type="string">
            <text:p>2022-01-15T19:01:56Z</text:p>
          </table:table-cell>
          <table:table-cell office:value-type="string" calcext:value-type="string">
            <text:p>2022-01-15T20:43:01Z</text:p>
          </table:table-cell>
          <table:table-cell office:value-type="string" calcext:value-type="string">
            <text:p>SUCCEEDED</text:p>
          </table:table-cell>
          <table:table-cell office:value-type="float" office:value="973686" calcext:value-type="float">
            <text:p>973686</text:p>
          </table:table-cell>
          <table:table-cell office:value-type="float" office:value="41513" calcext:value-type="float">
            <text:p>41513</text:p>
          </table:table-cell>
          <table:table-cell office:value-type="float" office:value="175.035" calcext:value-type="float">
            <text:p>175.035</text:p>
          </table:table-cell>
          <table:table-cell office:value-type="float" office:value="35.445" calcext:value-type="float">
            <text:p>35.445</text:p>
          </table:table-cell>
          <table:table-cell office:value-type="float" office:value="37.748" calcext:value-type="float">
            <text:p>37.748</text:p>
          </table:table-cell>
        </table:table-row>
        <table:table-row table:style-name="ro1">
          <table:table-cell office:value-type="string" calcext:value-type="string">
            <text:p>u-ch427-n96-max18-ens00</text:p>
          </table:table-cell>
          <table:table-cell office:value-type="float" office:value="58.534" calcext:value-type="float">
            <text:p>58.534</text:p>
          </table:table-cell>
          <table:table-cell office:value-type="float" office:value="10.38" calcext:value-type="float">
            <text:p>10.38</text:p>
          </table:table-cell>
          <table:table-cell table:formula="of:=[.B117]-[.C117]" office:value-type="float" office:value="48.154" calcext:value-type="float">
            <text:p>48.154</text:p>
          </table:table-cell>
          <table:table-cell table:formula="of:=[.B117]-[.C117]-[.O117]" office:value-type="float" office:value="40.276" calcext:value-type="float">
            <text:p>40.2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0T22:20:15Z</text:p>
          </table:table-cell>
          <table:table-cell office:value-type="string" calcext:value-type="string">
            <text:p>2022-01-10T22:20:23Z</text:p>
          </table:table-cell>
          <table:table-cell office:value-type="string" calcext:value-type="string">
            <text:p>2022-01-10T22:21:35Z</text:p>
          </table:table-cell>
          <table:table-cell office:value-type="string" calcext:value-type="string">
            <text:p>SUCCEEDED</text:p>
          </table:table-cell>
          <table:table-cell office:value-type="float" office:value="955614" calcext:value-type="float">
            <text:p>955614</text:p>
          </table:table-cell>
          <table:table-cell office:value-type="float" office:value="94134" calcext:value-type="float">
            <text:p>94134</text:p>
          </table:table-cell>
          <table:table-cell office:value-type="float" office:value="7.878" calcext:value-type="float">
            <text:p>7.878</text:p>
          </table:table-cell>
          <table:table-cell office:value-type="float" office:value="0.355" calcext:value-type="float">
            <text:p>0.355</text:p>
          </table:table-cell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string" calcext:value-type="string">
            <text:p>u-ch427-n96-max18-ens01</text:p>
          </table:table-cell>
          <table:table-cell office:value-type="float" office:value="57.965" calcext:value-type="float">
            <text:p>57.965</text:p>
          </table:table-cell>
          <table:table-cell office:value-type="float" office:value="11.78" calcext:value-type="float">
            <text:p>11.78</text:p>
          </table:table-cell>
          <table:table-cell table:formula="of:=[.B118]-[.C118]" office:value-type="float" office:value="46.185" calcext:value-type="float">
            <text:p>46.185</text:p>
          </table:table-cell>
          <table:table-cell table:formula="of:=[.B118]-[.C118]-[.O118]" office:value-type="float" office:value="41.596" calcext:value-type="float">
            <text:p>41.5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0T22:20:21Z</text:p>
          </table:table-cell>
          <table:table-cell office:value-type="string" calcext:value-type="string">
            <text:p>2022-01-10T22:20:31Z</text:p>
          </table:table-cell>
          <table:table-cell office:value-type="string" calcext:value-type="string">
            <text:p>2022-01-10T22:21:42Z</text:p>
          </table:table-cell>
          <table:table-cell office:value-type="string" calcext:value-type="string">
            <text:p>SUCCEEDED</text:p>
          </table:table-cell>
          <table:table-cell office:value-type="float" office:value="955616" calcext:value-type="float">
            <text:p>955616</text:p>
          </table:table-cell>
          <table:table-cell office:value-type="float" office:value="33212" calcext:value-type="float">
            <text:p>33212</text:p>
          </table:table-cell>
          <table:table-cell office:value-type="float" office:value="4.589" calcext:value-type="float">
            <text:p>4.589</text:p>
          </table:table-cell>
          <table:table-cell office:value-type="float" office:value="0.389" calcext:value-type="float">
            <text:p>0.389</text:p>
          </table:table-cell>
          <table:table-cell office:value-type="float" office:value="0.528" calcext:value-type="float">
            <text:p>0.528</text:p>
          </table:table-cell>
        </table:table-row>
        <table:table-row table:style-name="ro1">
          <table:table-cell office:value-type="string" calcext:value-type="string">
            <text:p>u-ch427-n96-max18-ens02</text:p>
          </table:table-cell>
          <table:table-cell office:value-type="float" office:value="58.851" calcext:value-type="float">
            <text:p>58.851</text:p>
          </table:table-cell>
          <table:table-cell office:value-type="float" office:value="12.13" calcext:value-type="float">
            <text:p>12.13</text:p>
          </table:table-cell>
          <table:table-cell table:formula="of:=[.B119]-[.C119]" office:value-type="float" office:value="46.721" calcext:value-type="float">
            <text:p>46.721</text:p>
          </table:table-cell>
          <table:table-cell table:formula="of:=[.B119]-[.C119]-[.O119]" office:value-type="float" office:value="42.027" calcext:value-type="float">
            <text:p>42.02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1-10T22:20:29Z</text:p>
          </table:table-cell>
          <table:table-cell office:value-type="string" calcext:value-type="string">
            <text:p>2022-01-10T22:20:40Z</text:p>
          </table:table-cell>
          <table:table-cell office:value-type="string" calcext:value-type="string">
            <text:p>2022-01-10T22:21:54Z</text:p>
          </table:table-cell>
          <table:table-cell office:value-type="string" calcext:value-type="string">
            <text:p>SUCCEEDED</text:p>
          </table:table-cell>
          <table:table-cell office:value-type="float" office:value="955618" calcext:value-type="float">
            <text:p>955618</text:p>
          </table:table-cell>
          <table:table-cell office:value-type="float" office:value="232706" calcext:value-type="float">
            <text:p>232706</text:p>
          </table:table-cell>
          <table:table-cell office:value-type="float" office:value="4.694" calcext:value-type="float">
            <text:p>4.694</text:p>
          </table:table-cell>
          <table:table-cell office:value-type="float" office:value="0.365" calcext:value-type="float">
            <text:p>0.365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office:value-type="string" calcext:value-type="string">
            <text:p>u-ch427-n96-max18-ens03</text:p>
          </table:table-cell>
          <table:table-cell office:value-type="float" office:value="59.738" calcext:value-type="float">
            <text:p>59.738</text:p>
          </table:table-cell>
          <table:table-cell office:value-type="float" office:value="13.74" calcext:value-type="float">
            <text:p>13.74</text:p>
          </table:table-cell>
          <table:table-cell table:formula="of:=[.B120]-[.C120]" office:value-type="float" office:value="45.998" calcext:value-type="float">
            <text:p>45.998</text:p>
          </table:table-cell>
          <table:table-cell table:formula="of:=[.B120]-[.C120]-[.O120]" office:value-type="float" office:value="41.727" calcext:value-type="float">
            <text:p>41.72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1-10T22:20:37Z</text:p>
          </table:table-cell>
          <table:table-cell office:value-type="string" calcext:value-type="string">
            <text:p>2022-01-10T22:20:47Z</text:p>
          </table:table-cell>
          <table:table-cell office:value-type="string" calcext:value-type="string">
            <text:p>2022-01-10T22:22:03Z</text:p>
          </table:table-cell>
          <table:table-cell office:value-type="string" calcext:value-type="string">
            <text:p>SUCCEEDED</text:p>
          </table:table-cell>
          <table:table-cell office:value-type="float" office:value="955620" calcext:value-type="float">
            <text:p>955620</text:p>
          </table:table-cell>
          <table:table-cell office:value-type="float" office:value="228573" calcext:value-type="float">
            <text:p>228573</text:p>
          </table:table-cell>
          <table:table-cell office:value-type="float" office:value="4.271" calcext:value-type="float">
            <text:p>4.271</text:p>
          </table:table-cell>
          <table:table-cell office:value-type="float" office:value="0.37" calcext:value-type="float">
            <text:p>0.37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u-ch427-n96-max18-ens04</text:p>
          </table:table-cell>
          <table:table-cell office:value-type="float" office:value="61.444" calcext:value-type="float">
            <text:p>61.444</text:p>
          </table:table-cell>
          <table:table-cell office:value-type="float" office:value="14.63" calcext:value-type="float">
            <text:p>14.63</text:p>
          </table:table-cell>
          <table:table-cell table:formula="of:=[.B121]-[.C121]" office:value-type="float" office:value="46.814" calcext:value-type="float">
            <text:p>46.814</text:p>
          </table:table-cell>
          <table:table-cell table:formula="of:=[.B121]-[.C121]-[.O121]" office:value-type="float" office:value="42.4" calcext:value-type="float">
            <text:p>42.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1-10T22:20:46Z</text:p>
          </table:table-cell>
          <table:table-cell office:value-type="string" calcext:value-type="string">
            <text:p>2022-01-10T22:20:55Z</text:p>
          </table:table-cell>
          <table:table-cell office:value-type="string" calcext:value-type="string">
            <text:p>2022-01-10T22:22:13Z</text:p>
          </table:table-cell>
          <table:table-cell office:value-type="string" calcext:value-type="string">
            <text:p>SUCCEEDED</text:p>
          </table:table-cell>
          <table:table-cell office:value-type="float" office:value="955622" calcext:value-type="float">
            <text:p>955622</text:p>
          </table:table-cell>
          <table:table-cell office:value-type="float" office:value="191090" calcext:value-type="float">
            <text:p>191090</text:p>
          </table:table-cell>
          <table:table-cell office:value-type="float" office:value="4.414" calcext:value-type="float">
            <text:p>4.414</text:p>
          </table:table-cell>
          <table:table-cell office:value-type="float" office:value="0.4" calcext:value-type="float">
            <text:p>0.4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u-ch427-n96-max18-ens05</text:p>
          </table:table-cell>
          <table:table-cell office:value-type="float" office:value="80.567" calcext:value-type="float">
            <text:p>80.567</text:p>
          </table:table-cell>
          <table:table-cell office:value-type="float" office:value="30.42" calcext:value-type="float">
            <text:p>30.42</text:p>
          </table:table-cell>
          <table:table-cell table:formula="of:=[.B122]-[.C122]" office:value-type="float" office:value="50.147" calcext:value-type="float">
            <text:p>50.147</text:p>
          </table:table-cell>
          <table:table-cell table:formula="of:=[.B122]-[.C122]-[.O122]" office:value-type="float" office:value="42.591" calcext:value-type="float">
            <text:p>42.59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1-10T22:20:54Z</text:p>
          </table:table-cell>
          <table:table-cell office:value-type="string" calcext:value-type="string">
            <text:p>2022-01-10T22:22:09Z</text:p>
          </table:table-cell>
          <table:table-cell office:value-type="string" calcext:value-type="string">
            <text:p>2022-01-10T22:24:06Z</text:p>
          </table:table-cell>
          <table:table-cell office:value-type="string" calcext:value-type="string">
            <text:p>SUCCEEDED</text:p>
          </table:table-cell>
          <table:table-cell office:value-type="float" office:value="955624" calcext:value-type="float">
            <text:p>955624</text:p>
          </table:table-cell>
          <table:table-cell office:value-type="float" office:value="248649" calcext:value-type="float">
            <text:p>248649</text:p>
          </table:table-cell>
          <table:table-cell office:value-type="float" office:value="7.556" calcext:value-type="float">
            <text:p>7.556</text:p>
          </table:table-cell>
          <table:table-cell office:value-type="float" office:value="0.423" calcext:value-type="float">
            <text:p>0.423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u-ch427-n96-max18-ens06</text:p>
          </table:table-cell>
          <table:table-cell office:value-type="float" office:value="83.135" calcext:value-type="float">
            <text:p>83.135</text:p>
          </table:table-cell>
          <table:table-cell office:value-type="float" office:value="32.14" calcext:value-type="float">
            <text:p>32.14</text:p>
          </table:table-cell>
          <table:table-cell table:formula="of:=[.B123]-[.C123]" office:value-type="float" office:value="50.995" calcext:value-type="float">
            <text:p>50.995</text:p>
          </table:table-cell>
          <table:table-cell table:formula="of:=[.B123]-[.C123]-[.O123]" office:value-type="float" office:value="42.995" calcext:value-type="float">
            <text:p>42.99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1-10T22:21:06Z</text:p>
          </table:table-cell>
          <table:table-cell office:value-type="string" calcext:value-type="string">
            <text:p>2022-01-10T22:22:38Z</text:p>
          </table:table-cell>
          <table:table-cell office:value-type="string" calcext:value-type="string">
            <text:p>2022-01-10T22:24:37Z</text:p>
          </table:table-cell>
          <table:table-cell office:value-type="string" calcext:value-type="string">
            <text:p>SUCCEEDED</text:p>
          </table:table-cell>
          <table:table-cell office:value-type="float" office:value="955626" calcext:value-type="float">
            <text:p>955626</text:p>
          </table:table-cell>
          <table:table-cell office:value-type="float" office:value="207287" calcext:value-type="float">
            <text:p>207287</text:p>
          </table:table-cell>
          <table:table-cell office:value-type="float" office:value="8" calcext:value-type="float">
            <text:p>8</text:p>
          </table:table-cell>
          <table:table-cell office:value-type="float" office:value="0.372" calcext:value-type="float">
            <text:p>0.372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u-ch427-n96-max18-ens07</text:p>
          </table:table-cell>
          <table:table-cell office:value-type="float" office:value="87.82" calcext:value-type="float">
            <text:p>87.82</text:p>
          </table:table-cell>
          <table:table-cell office:value-type="float" office:value="33.79" calcext:value-type="float">
            <text:p>33.79</text:p>
          </table:table-cell>
          <table:table-cell table:formula="of:=[.B124]-[.C124]" office:value-type="float" office:value="54.03" calcext:value-type="float">
            <text:p>54.03</text:p>
          </table:table-cell>
          <table:table-cell table:formula="of:=[.B124]-[.C124]-[.O124]" office:value-type="float" office:value="43.445" calcext:value-type="float">
            <text:p>43.44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1-10T22:21:12Z</text:p>
          </table:table-cell>
          <table:table-cell office:value-type="string" calcext:value-type="string">
            <text:p>2022-01-10T22:24:51Z</text:p>
          </table:table-cell>
          <table:table-cell office:value-type="string" calcext:value-type="string">
            <text:p>2022-01-10T22:26:56Z</text:p>
          </table:table-cell>
          <table:table-cell office:value-type="string" calcext:value-type="string">
            <text:p>SUCCEEDED</text:p>
          </table:table-cell>
          <table:table-cell office:value-type="float" office:value="955627" calcext:value-type="float">
            <text:p>955627</text:p>
          </table:table-cell>
          <table:table-cell office:value-type="float" office:value="4563" calcext:value-type="float">
            <text:p>4563</text:p>
          </table:table-cell>
          <table:table-cell office:value-type="float" office:value="10.585" calcext:value-type="float">
            <text:p>10.585</text:p>
          </table:table-cell>
          <table:table-cell office:value-type="float" office:value="0.376" calcext:value-type="float">
            <text:p>0.376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string" calcext:value-type="string">
            <text:p>u-ch427-n96-max18-ens08</text:p>
          </table:table-cell>
          <table:table-cell office:value-type="float" office:value="86.346" calcext:value-type="float">
            <text:p>86.346</text:p>
          </table:table-cell>
          <table:table-cell office:value-type="float" office:value="34.02" calcext:value-type="float">
            <text:p>34.02</text:p>
          </table:table-cell>
          <table:table-cell table:formula="of:=[.B125]-[.C125]" office:value-type="float" office:value="52.326" calcext:value-type="float">
            <text:p>52.326</text:p>
          </table:table-cell>
          <table:table-cell table:formula="of:=[.B125]-[.C125]-[.O125]" office:value-type="float" office:value="44.036" calcext:value-type="float">
            <text:p>44.0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1-10T22:21:20Z</text:p>
          </table:table-cell>
          <table:table-cell office:value-type="string" calcext:value-type="string">
            <text:p>2022-01-10T22:27:23Z</text:p>
          </table:table-cell>
          <table:table-cell office:value-type="string" calcext:value-type="string">
            <text:p>2022-01-10T22:29:26Z</text:p>
          </table:table-cell>
          <table:table-cell office:value-type="string" calcext:value-type="string">
            <text:p>SUCCEEDED</text:p>
          </table:table-cell>
          <table:table-cell office:value-type="float" office:value="955628" calcext:value-type="float">
            <text:p>955628</text:p>
          </table:table-cell>
          <table:table-cell office:value-type="float" office:value="21716" calcext:value-type="float">
            <text:p>21716</text:p>
          </table:table-cell>
          <table:table-cell office:value-type="float" office:value="8.29" calcext:value-type="float">
            <text:p>8.29</text:p>
          </table:table-cell>
          <table:table-cell office:value-type="float" office:value="0.416" calcext:value-type="float">
            <text:p>0.41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max18-ens09</text:p>
          </table:table-cell>
          <table:table-cell office:value-type="float" office:value="91.085" calcext:value-type="float">
            <text:p>91.085</text:p>
          </table:table-cell>
          <table:table-cell office:value-type="float" office:value="36.93" calcext:value-type="float">
            <text:p>36.93</text:p>
          </table:table-cell>
          <table:table-cell table:formula="of:=[.B126]-[.C126]" office:value-type="float" office:value="54.155" calcext:value-type="float">
            <text:p>54.155</text:p>
          </table:table-cell>
          <table:table-cell table:formula="of:=[.B126]-[.C126]-[.O126]" office:value-type="float" office:value="46.31" calcext:value-type="float">
            <text:p>46.3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1-10T22:21:32Z</text:p>
          </table:table-cell>
          <table:table-cell office:value-type="string" calcext:value-type="string">
            <text:p>2022-01-10T22:44:54Z</text:p>
          </table:table-cell>
          <table:table-cell office:value-type="string" calcext:value-type="string">
            <text:p>2022-01-10T22:47:03Z</text:p>
          </table:table-cell>
          <table:table-cell office:value-type="string" calcext:value-type="string">
            <text:p>SUCCEEDED</text:p>
          </table:table-cell>
          <table:table-cell office:value-type="float" office:value="955629" calcext:value-type="float">
            <text:p>955629</text:p>
          </table:table-cell>
          <table:table-cell office:value-type="float" office:value="122136" calcext:value-type="float">
            <text:p>122136</text:p>
          </table:table-cell>
          <table:table-cell office:value-type="float" office:value="7.845" calcext:value-type="float">
            <text:p>7.845</text:p>
          </table:table-cell>
          <table:table-cell office:value-type="float" office:value="0.409" calcext:value-type="float">
            <text:p>0.409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u-ch427-n96-max18-ens10</text:p>
          </table:table-cell>
          <table:table-cell office:value-type="float" office:value="90.162" calcext:value-type="float">
            <text:p>90.162</text:p>
          </table:table-cell>
          <table:table-cell office:value-type="float" office:value="36.95" calcext:value-type="float">
            <text:p>36.95</text:p>
          </table:table-cell>
          <table:table-cell table:formula="of:=[.B127]-[.C127]" office:value-type="float" office:value="53.212" calcext:value-type="float">
            <text:p>53.212</text:p>
          </table:table-cell>
          <table:table-cell table:formula="of:=[.B127]-[.C127]-[.O127]" office:value-type="float" office:value="46.314" calcext:value-type="float">
            <text:p>46.3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1-10T22:27:01Z</text:p>
          </table:table-cell>
          <table:table-cell office:value-type="string" calcext:value-type="string">
            <text:p>2022-01-10T22:44:54Z</text:p>
          </table:table-cell>
          <table:table-cell office:value-type="string" calcext:value-type="string">
            <text:p>2022-01-10T22:47:03Z</text:p>
          </table:table-cell>
          <table:table-cell office:value-type="string" calcext:value-type="string">
            <text:p>SUCCEEDED</text:p>
          </table:table-cell>
          <table:table-cell office:value-type="float" office:value="955667" calcext:value-type="float">
            <text:p>955667</text:p>
          </table:table-cell>
          <table:table-cell office:value-type="float" office:value="173944" calcext:value-type="float">
            <text:p>173944</text:p>
          </table:table-cell>
          <table:table-cell office:value-type="float" office:value="6.898" calcext:value-type="float">
            <text:p>6.898</text:p>
          </table:table-cell>
          <table:table-cell office:value-type="float" office:value="0.384" calcext:value-type="float">
            <text:p>0.384</text:p>
          </table:table-cell>
          <table:table-cell office:value-type="float" office:value="0.561" calcext:value-type="float">
            <text:p>0.561</text:p>
          </table:table-cell>
        </table:table-row>
        <table:table-row table:style-name="ro1">
          <table:table-cell office:value-type="string" calcext:value-type="string">
            <text:p>u-ch427-n96-max18-ens11</text:p>
          </table:table-cell>
          <table:table-cell office:value-type="float" office:value="99.841" calcext:value-type="float">
            <text:p>99.841</text:p>
          </table:table-cell>
          <table:table-cell office:value-type="float" office:value="37.67" calcext:value-type="float">
            <text:p>37.67</text:p>
          </table:table-cell>
          <table:table-cell table:formula="of:=[.B128]-[.C128]" office:value-type="float" office:value="62.171" calcext:value-type="float">
            <text:p>62.171</text:p>
          </table:table-cell>
          <table:table-cell table:formula="of:=[.B128]-[.C128]-[.O128]" office:value-type="float" office:value="54.263" calcext:value-type="float">
            <text:p>54.26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1-10T22:21:44Z</text:p>
          </table:table-cell>
          <table:table-cell office:value-type="string" calcext:value-type="string">
            <text:p>2022-01-10T22:41:34Z</text:p>
          </table:table-cell>
          <table:table-cell office:value-type="string" calcext:value-type="string">
            <text:p>2022-01-10T22:43:55Z</text:p>
          </table:table-cell>
          <table:table-cell office:value-type="string" calcext:value-type="string">
            <text:p>SUCCEEDED</text:p>
          </table:table-cell>
          <table:table-cell office:value-type="float" office:value="955630" calcext:value-type="float">
            <text:p>955630</text:p>
          </table:table-cell>
          <table:table-cell office:value-type="float" office:value="245261" calcext:value-type="float">
            <text:p>245261</text:p>
          </table:table-cell>
          <table:table-cell office:value-type="float" office:value="7.908" calcext:value-type="float">
            <text:p>7.908</text:p>
          </table:table-cell>
          <table:table-cell office:value-type="float" office:value="0.435" calcext:value-type="float">
            <text:p>0.435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u-ch427-n96-max18-ens12</text:p>
          </table:table-cell>
          <table:table-cell office:value-type="float" office:value="105.038" calcext:value-type="float">
            <text:p>105.038</text:p>
          </table:table-cell>
          <table:table-cell office:value-type="float" office:value="38.85" calcext:value-type="float">
            <text:p>38.85</text:p>
          </table:table-cell>
          <table:table-cell table:formula="of:=[.B129]-[.C129]" office:value-type="float" office:value="66.188" calcext:value-type="float">
            <text:p>66.188</text:p>
          </table:table-cell>
          <table:table-cell table:formula="of:=[.B129]-[.C129]-[.O129]" office:value-type="float" office:value="45.992" calcext:value-type="float">
            <text:p>45.99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1-10T22:21:53Z</text:p>
          </table:table-cell>
          <table:table-cell office:value-type="string" calcext:value-type="string">
            <text:p>2022-01-10T22:33:14Z</text:p>
          </table:table-cell>
          <table:table-cell office:value-type="string" calcext:value-type="string">
            <text:p>2022-01-10T22:35:40Z</text:p>
          </table:table-cell>
          <table:table-cell office:value-type="string" calcext:value-type="string">
            <text:p>SUCCEEDED</text:p>
          </table:table-cell>
          <table:table-cell office:value-type="float" office:value="955631" calcext:value-type="float">
            <text:p>955631</text:p>
          </table:table-cell>
          <table:table-cell office:value-type="float" office:value="56388" calcext:value-type="float">
            <text:p>56388</text:p>
          </table:table-cell>
          <table:table-cell office:value-type="float" office:value="20.196" calcext:value-type="float">
            <text:p>20.196</text:p>
          </table:table-cell>
          <table:table-cell office:value-type="float" office:value="0.41" calcext:value-type="float">
            <text:p>0.41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1">
          <table:table-cell office:value-type="string" calcext:value-type="string">
            <text:p>u-ch427-n96-max18-ens13</text:p>
          </table:table-cell>
          <table:table-cell office:value-type="float" office:value="108.578" calcext:value-type="float">
            <text:p>108.578</text:p>
          </table:table-cell>
          <table:table-cell office:value-type="float" office:value="40.24" calcext:value-type="float">
            <text:p>40.24</text:p>
          </table:table-cell>
          <table:table-cell table:formula="of:=[.B130]-[.C130]" office:value-type="float" office:value="68.338" calcext:value-type="float">
            <text:p>68.338</text:p>
          </table:table-cell>
          <table:table-cell table:formula="of:=[.B130]-[.C130]-[.O130]" office:value-type="float" office:value="48.346" calcext:value-type="float">
            <text:p>48.3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1-10T22:22:01Z</text:p>
          </table:table-cell>
          <table:table-cell office:value-type="string" calcext:value-type="string">
            <text:p>2022-01-10T22:41:34Z</text:p>
          </table:table-cell>
          <table:table-cell office:value-type="string" calcext:value-type="string">
            <text:p>2022-01-10T22:44:04Z</text:p>
          </table:table-cell>
          <table:table-cell office:value-type="string" calcext:value-type="string">
            <text:p>SUCCEEDED</text:p>
          </table:table-cell>
          <table:table-cell office:value-type="float" office:value="955633" calcext:value-type="float">
            <text:p>955633</text:p>
          </table:table-cell>
          <table:table-cell office:value-type="float" office:value="221028" calcext:value-type="float">
            <text:p>221028</text:p>
          </table:table-cell>
          <table:table-cell office:value-type="float" office:value="19.992" calcext:value-type="float">
            <text:p>19.992</text:p>
          </table:table-cell>
          <table:table-cell office:value-type="float" office:value="0.381" calcext:value-type="float">
            <text:p>0.381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max18-ens14</text:p>
          </table:table-cell>
          <table:table-cell office:value-type="float" office:value="95.148" calcext:value-type="float">
            <text:p>95.148</text:p>
          </table:table-cell>
          <table:table-cell office:value-type="float" office:value="42.78" calcext:value-type="float">
            <text:p>42.78</text:p>
          </table:table-cell>
          <table:table-cell table:formula="of:=[.B131]-[.C131]" office:value-type="float" office:value="52.368" calcext:value-type="float">
            <text:p>52.368</text:p>
          </table:table-cell>
          <table:table-cell table:formula="of:=[.B131]-[.C131]-[.O131]" office:value-type="float" office:value="47.465" calcext:value-type="float">
            <text:p>47.46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1-10T22:29:04Z</text:p>
          </table:table-cell>
          <table:table-cell office:value-type="string" calcext:value-type="string">
            <text:p>2022-01-10T22:41:33Z</text:p>
          </table:table-cell>
          <table:table-cell office:value-type="string" calcext:value-type="string">
            <text:p>2022-01-10T22:44:09Z</text:p>
          </table:table-cell>
          <table:table-cell office:value-type="string" calcext:value-type="string">
            <text:p>SUCCEEDED</text:p>
          </table:table-cell>
          <table:table-cell office:value-type="float" office:value="955675" calcext:value-type="float">
            <text:p>955675</text:p>
          </table:table-cell>
          <table:table-cell office:value-type="float" office:value="138351" calcext:value-type="float">
            <text:p>138351</text:p>
          </table:table-cell>
          <table:table-cell office:value-type="float" office:value="4.903" calcext:value-type="float">
            <text:p>4.903</text:p>
          </table:table-cell>
          <table:table-cell office:value-type="float" office:value="0.401" calcext:value-type="float">
            <text:p>0.401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u-ch427-n96-max18-ens15</text:p>
          </table:table-cell>
          <table:table-cell office:value-type="float" office:value="132.253" calcext:value-type="float">
            <text:p>132.253</text:p>
          </table:table-cell>
          <table:table-cell office:value-type="float" office:value="41.58" calcext:value-type="float">
            <text:p>41.58</text:p>
          </table:table-cell>
          <table:table-cell table:formula="of:=[.B132]-[.C132]" office:value-type="float" office:value="90.673" calcext:value-type="float">
            <text:p>90.673</text:p>
          </table:table-cell>
          <table:table-cell table:formula="of:=[.B132]-[.C132]-[.O132]" office:value-type="float" office:value="70.675" calcext:value-type="float">
            <text:p>70.67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1-10T22:31:30Z</text:p>
          </table:table-cell>
          <table:table-cell office:value-type="string" calcext:value-type="string">
            <text:p>2022-01-10T22:56:55Z</text:p>
          </table:table-cell>
          <table:table-cell office:value-type="string" calcext:value-type="string">
            <text:p>2022-01-10T22:59:50Z</text:p>
          </table:table-cell>
          <table:table-cell office:value-type="string" calcext:value-type="string">
            <text:p>SUCCEEDED</text:p>
          </table:table-cell>
          <table:table-cell office:value-type="float" office:value="955700" calcext:value-type="float">
            <text:p>955700</text:p>
          </table:table-cell>
          <table:table-cell office:value-type="float" office:value="107686" calcext:value-type="float">
            <text:p>107686</text:p>
          </table:table-cell>
          <table:table-cell office:value-type="float" office:value="19.998" calcext:value-type="float">
            <text:p>19.998</text:p>
          </table:table-cell>
          <table:table-cell office:value-type="float" office:value="0.38" calcext:value-type="float">
            <text:p>0.38</text:p>
          </table:table-cell>
          <table:table-cell office:value-type="float" office:value="0.561" calcext:value-type="float">
            <text:p>0.561</text:p>
          </table:table-cell>
        </table:table-row>
        <table:table-row table:style-name="ro1">
          <table:table-cell office:value-type="string" calcext:value-type="string">
            <text:p>u-ch427-n96-max18-ens16</text:p>
          </table:table-cell>
          <table:table-cell office:value-type="float" office:value="110.123" calcext:value-type="float">
            <text:p>110.123</text:p>
          </table:table-cell>
          <table:table-cell office:value-type="float" office:value="41.21" calcext:value-type="float">
            <text:p>41.21</text:p>
          </table:table-cell>
          <table:table-cell table:formula="of:=[.B133]-[.C133]" office:value-type="float" office:value="68.913" calcext:value-type="float">
            <text:p>68.913</text:p>
          </table:table-cell>
          <table:table-cell table:formula="of:=[.B133]-[.C133]-[.O133]" office:value-type="float" office:value="47.961" calcext:value-type="float">
            <text:p>47.96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1-10T22:22:30Z</text:p>
          </table:table-cell>
          <table:table-cell office:value-type="string" calcext:value-type="string">
            <text:p>2022-01-10T22:29:51Z</text:p>
          </table:table-cell>
          <table:table-cell office:value-type="string" calcext:value-type="string">
            <text:p>2022-01-10T22:32:42Z</text:p>
          </table:table-cell>
          <table:table-cell office:value-type="string" calcext:value-type="string">
            <text:p>SUCCEEDED</text:p>
          </table:table-cell>
          <table:table-cell office:value-type="float" office:value="955635" calcext:value-type="float">
            <text:p>955635</text:p>
          </table:table-cell>
          <table:table-cell office:value-type="float" office:value="38771" calcext:value-type="float">
            <text:p>38771</text:p>
          </table:table-cell>
          <table:table-cell office:value-type="float" office:value="20.952" calcext:value-type="float">
            <text:p>20.952</text:p>
          </table:table-cell>
          <table:table-cell office:value-type="float" office:value="0.407" calcext:value-type="float">
            <text:p>0.407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string" calcext:value-type="string">
            <text:p>u-ch427-n96-max18-ens17</text:p>
          </table:table-cell>
          <table:table-cell office:value-type="float" office:value="111.935" calcext:value-type="float">
            <text:p>111.935</text:p>
          </table:table-cell>
          <table:table-cell office:value-type="float" office:value="57.25" calcext:value-type="float">
            <text:p>57.25</text:p>
          </table:table-cell>
          <table:table-cell table:formula="of:=[.B134]-[.C134]" office:value-type="float" office:value="54.685" calcext:value-type="float">
            <text:p>54.685</text:p>
          </table:table-cell>
          <table:table-cell table:formula="of:=[.B134]-[.C134]-[.O134]" office:value-type="float" office:value="48.843" calcext:value-type="float">
            <text:p>48.84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1-10T22:22:36Z</text:p>
          </table:table-cell>
          <table:table-cell office:value-type="string" calcext:value-type="string">
            <text:p>2022-01-10T22:44:22Z</text:p>
          </table:table-cell>
          <table:table-cell office:value-type="string" calcext:value-type="string">
            <text:p>2022-01-10T22:47:17Z</text:p>
          </table:table-cell>
          <table:table-cell office:value-type="string" calcext:value-type="string">
            <text:p>SUCCEEDED</text:p>
          </table:table-cell>
          <table:table-cell office:value-type="float" office:value="955636" calcext:value-type="float">
            <text:p>955636</text:p>
          </table:table-cell>
          <table:table-cell office:value-type="float" office:value="1694" calcext:value-type="float">
            <text:p>1694</text:p>
          </table:table-cell>
          <table:table-cell office:value-type="float" office:value="5.842" calcext:value-type="float">
            <text:p>5.842</text:p>
          </table:table-cell>
          <table:table-cell office:value-type="float" office:value="0.528" calcext:value-type="float">
            <text:p>0.528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string" calcext:value-type="string">
            <text:p>u-ch427-n96-max18-ens18</text:p>
          </table:table-cell>
          <table:table-cell office:value-type="float" office:value="136.418" calcext:value-type="float">
            <text:p>136.418</text:p>
          </table:table-cell>
          <table:table-cell office:value-type="float" office:value="57.46" calcext:value-type="float">
            <text:p>57.46</text:p>
          </table:table-cell>
          <table:table-cell table:formula="of:=[.B135]-[.C135]" office:value-type="float" office:value="78.958" calcext:value-type="float">
            <text:p>78.958</text:p>
          </table:table-cell>
          <table:table-cell table:formula="of:=[.B135]-[.C135]-[.O135]" office:value-type="float" office:value="58.175" calcext:value-type="float">
            <text:p>58.17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1-10T23:05:52Z</text:p>
          </table:table-cell>
          <table:table-cell office:value-type="string" calcext:value-type="string">
            <text:p>2022-01-10T23:06:15Z</text:p>
          </table:table-cell>
          <table:table-cell office:value-type="string" calcext:value-type="string">
            <text:p>2022-01-10T23:09:35Z</text:p>
          </table:table-cell>
          <table:table-cell office:value-type="string" calcext:value-type="string">
            <text:p>SUCCEEDED</text:p>
          </table:table-cell>
          <table:table-cell office:value-type="float" office:value="955842" calcext:value-type="float">
            <text:p>955842</text:p>
          </table:table-cell>
          <table:table-cell office:value-type="float" office:value="202229" calcext:value-type="float">
            <text:p>202229</text:p>
          </table:table-cell>
          <table:table-cell office:value-type="float" office:value="20.783" calcext:value-type="float">
            <text:p>20.783</text:p>
          </table:table-cell>
          <table:table-cell office:value-type="float" office:value="0.39" calcext:value-type="float">
            <text:p>0.39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u-ch427-n96-max18-mf-ens00</text:p>
          </table:table-cell>
          <table:table-cell office:value-type="float" office:value="62.34" calcext:value-type="float">
            <text:p>62.34</text:p>
          </table:table-cell>
          <table:table-cell office:value-type="float" office:value="12.03" calcext:value-type="float">
            <text:p>12.03</text:p>
          </table:table-cell>
          <table:table-cell table:formula="of:=[.B136]-[.C136]" office:value-type="float" office:value="50.31" calcext:value-type="float">
            <text:p>50.31</text:p>
          </table:table-cell>
          <table:table-cell table:formula="of:=[.B136]-[.C136]-[.O136]" office:value-type="float" office:value="40.479" calcext:value-type="float">
            <text:p>40.4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1T23:31:32Z</text:p>
          </table:table-cell>
          <table:table-cell office:value-type="string" calcext:value-type="string">
            <text:p>2022-01-11T23:45:28Z</text:p>
          </table:table-cell>
          <table:table-cell office:value-type="string" calcext:value-type="string">
            <text:p>2022-01-11T23:46:43Z</text:p>
          </table:table-cell>
          <table:table-cell office:value-type="string" calcext:value-type="string">
            <text:p>SUCCEEDED</text:p>
          </table:table-cell>
          <table:table-cell office:value-type="float" office:value="960599" calcext:value-type="float">
            <text:p>960599</text:p>
          </table:table-cell>
          <table:table-cell office:value-type="float" office:value="191270" calcext:value-type="float">
            <text:p>191270</text:p>
          </table:table-cell>
          <table:table-cell office:value-type="float" office:value="9.831" calcext:value-type="float">
            <text:p>9.831</text:p>
          </table:table-cell>
          <table:table-cell office:value-type="float" office:value="0.352" calcext:value-type="float">
            <text:p>0.352</text:p>
          </table:table-cell>
          <table:table-cell office:value-type="float" office:value="0.516" calcext:value-type="float">
            <text:p>0.516</text:p>
          </table:table-cell>
        </table:table-row>
        <table:table-row table:style-name="ro1">
          <table:table-cell office:value-type="string" calcext:value-type="string">
            <text:p>u-ch427-n96-max18-mf-ens01</text:p>
          </table:table-cell>
          <table:table-cell office:value-type="float" office:value="63.432" calcext:value-type="float">
            <text:p>63.432</text:p>
          </table:table-cell>
          <table:table-cell office:value-type="float" office:value="11.85" calcext:value-type="float">
            <text:p>11.85</text:p>
          </table:table-cell>
          <table:table-cell table:formula="of:=[.B137]-[.C137]" office:value-type="float" office:value="51.582" calcext:value-type="float">
            <text:p>51.582</text:p>
          </table:table-cell>
          <table:table-cell table:formula="of:=[.B137]-[.C137]-[.O137]" office:value-type="float" office:value="42.581" calcext:value-type="float">
            <text:p>42.5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1T23:31:37Z</text:p>
          </table:table-cell>
          <table:table-cell office:value-type="string" calcext:value-type="string">
            <text:p>2022-01-11T23:45:28Z</text:p>
          </table:table-cell>
          <table:table-cell office:value-type="string" calcext:value-type="string">
            <text:p>2022-01-11T23:46:50Z</text:p>
          </table:table-cell>
          <table:table-cell office:value-type="string" calcext:value-type="string">
            <text:p>SUCCEEDED</text:p>
          </table:table-cell>
          <table:table-cell office:value-type="float" office:value="960602" calcext:value-type="float">
            <text:p>960602</text:p>
          </table:table-cell>
          <table:table-cell office:value-type="float" office:value="85818" calcext:value-type="float">
            <text:p>85818</text:p>
          </table:table-cell>
          <table:table-cell office:value-type="float" office:value="9.001" calcext:value-type="float">
            <text:p>9.001</text:p>
          </table:table-cell>
          <table:table-cell office:value-type="float" office:value="0.396" calcext:value-type="float">
            <text:p>0.396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u-ch427-n96-max18-mf-ens02</text:p>
          </table:table-cell>
          <table:table-cell office:value-type="float" office:value="115.001" calcext:value-type="float">
            <text:p>115.001</text:p>
          </table:table-cell>
          <table:table-cell office:value-type="float" office:value="19.04" calcext:value-type="float">
            <text:p>19.04</text:p>
          </table:table-cell>
          <table:table-cell table:formula="of:=[.B138]-[.C138]" office:value-type="float" office:value="95.961" calcext:value-type="float">
            <text:p>95.961</text:p>
          </table:table-cell>
          <table:table-cell table:formula="of:=[.B138]-[.C138]-[.O138]" office:value-type="float" office:value="86.365" calcext:value-type="float">
            <text:p>86.3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1-11T23:31:47Z</text:p>
          </table:table-cell>
          <table:table-cell office:value-type="string" calcext:value-type="string">
            <text:p>2022-01-11T23:47:12Z</text:p>
          </table:table-cell>
          <table:table-cell office:value-type="string" calcext:value-type="string">
            <text:p>2022-01-11T23:49:27Z</text:p>
          </table:table-cell>
          <table:table-cell office:value-type="string" calcext:value-type="string">
            <text:p>SUCCEEDED</text:p>
          </table:table-cell>
          <table:table-cell office:value-type="float" office:value="960604" calcext:value-type="float">
            <text:p>960604</text:p>
          </table:table-cell>
          <table:table-cell office:value-type="float" office:value="101039" calcext:value-type="float">
            <text:p>101039</text:p>
          </table:table-cell>
          <table:table-cell office:value-type="float" office:value="9.596" calcext:value-type="float">
            <text:p>9.596</text:p>
          </table:table-cell>
          <table:table-cell office:value-type="float" office:value="0.402" calcext:value-type="float">
            <text:p>0.402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u-ch427-n96-max18-mf-ens03</text:p>
          </table:table-cell>
          <table:table-cell office:value-type="float" office:value="84.023" calcext:value-type="float">
            <text:p>84.023</text:p>
          </table:table-cell>
          <table:table-cell office:value-type="float" office:value="23.91" calcext:value-type="float">
            <text:p>23.91</text:p>
          </table:table-cell>
          <table:table-cell table:formula="of:=[.B139]-[.C139]" office:value-type="float" office:value="60.113" calcext:value-type="float">
            <text:p>60.113</text:p>
          </table:table-cell>
          <table:table-cell table:formula="of:=[.B139]-[.C139]-[.O139]" office:value-type="float" office:value="49.573" calcext:value-type="float">
            <text:p>49.57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1-11T23:31:55Z</text:p>
          </table:table-cell>
          <table:table-cell office:value-type="string" calcext:value-type="string">
            <text:p>2022-01-11T23:47:58Z</text:p>
          </table:table-cell>
          <table:table-cell office:value-type="string" calcext:value-type="string">
            <text:p>2022-01-11T23:49:59Z</text:p>
          </table:table-cell>
          <table:table-cell office:value-type="string" calcext:value-type="string">
            <text:p>SUCCEEDED</text:p>
          </table:table-cell>
          <table:table-cell office:value-type="float" office:value="960616" calcext:value-type="float">
            <text:p>960616</text:p>
          </table:table-cell>
          <table:table-cell office:value-type="float" office:value="253084" calcext:value-type="float">
            <text:p>253084</text:p>
          </table:table-cell>
          <table:table-cell office:value-type="float" office:value="10.54" calcext:value-type="float">
            <text:p>10.54</text:p>
          </table:table-cell>
          <table:table-cell office:value-type="float" office:value="0.392" calcext:value-type="float">
            <text:p>0.392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u-ch427-n96-max18-mf-ens04</text:p>
          </table:table-cell>
          <table:table-cell office:value-type="float" office:value="88.094" calcext:value-type="float">
            <text:p>88.094</text:p>
          </table:table-cell>
          <table:table-cell office:value-type="float" office:value="23.45" calcext:value-type="float">
            <text:p>23.45</text:p>
          </table:table-cell>
          <table:table-cell table:formula="of:=[.B140]-[.C140]" office:value-type="float" office:value="64.644" calcext:value-type="float">
            <text:p>64.644</text:p>
          </table:table-cell>
          <table:table-cell table:formula="of:=[.B140]-[.C140]-[.O140]" office:value-type="float" office:value="52.775" calcext:value-type="float">
            <text:p>52.7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1-11T23:32:01Z</text:p>
          </table:table-cell>
          <table:table-cell office:value-type="string" calcext:value-type="string">
            <text:p>2022-01-11T23:45:28Z</text:p>
          </table:table-cell>
          <table:table-cell office:value-type="string" calcext:value-type="string">
            <text:p>2022-01-11T23:47:18Z</text:p>
          </table:table-cell>
          <table:table-cell office:value-type="string" calcext:value-type="string">
            <text:p>SUCCEEDED</text:p>
          </table:table-cell>
          <table:table-cell office:value-type="float" office:value="960618" calcext:value-type="float">
            <text:p>960618</text:p>
          </table:table-cell>
          <table:table-cell office:value-type="float" office:value="236619" calcext:value-type="float">
            <text:p>236619</text:p>
          </table:table-cell>
          <table:table-cell office:value-type="float" office:value="11.869" calcext:value-type="float">
            <text:p>11.869</text:p>
          </table:table-cell>
          <table:table-cell office:value-type="float" office:value="0.391" calcext:value-type="float">
            <text:p>0.391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string" calcext:value-type="string">
            <text:p>u-ch427-n96-max18-mf-ens05</text:p>
          </table:table-cell>
          <table:table-cell office:value-type="float" office:value="102.315" calcext:value-type="float">
            <text:p>102.315</text:p>
          </table:table-cell>
          <table:table-cell office:value-type="float" office:value="34.01" calcext:value-type="float">
            <text:p>34.01</text:p>
          </table:table-cell>
          <table:table-cell table:formula="of:=[.B141]-[.C141]" office:value-type="float" office:value="68.305" calcext:value-type="float">
            <text:p>68.305</text:p>
          </table:table-cell>
          <table:table-cell table:formula="of:=[.B141]-[.C141]-[.O141]" office:value-type="float" office:value="56.645" calcext:value-type="float">
            <text:p>56.6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1-11T23:32:10Z</text:p>
          </table:table-cell>
          <table:table-cell office:value-type="string" calcext:value-type="string">
            <text:p>2022-01-11T23:50:14Z</text:p>
          </table:table-cell>
          <table:table-cell office:value-type="string" calcext:value-type="string">
            <text:p>2022-01-11T23:52:39Z</text:p>
          </table:table-cell>
          <table:table-cell office:value-type="string" calcext:value-type="string">
            <text:p>SUCCEEDED</text:p>
          </table:table-cell>
          <table:table-cell office:value-type="float" office:value="960620" calcext:value-type="float">
            <text:p>960620</text:p>
          </table:table-cell>
          <table:table-cell office:value-type="float" office:value="216749" calcext:value-type="float">
            <text:p>216749</text:p>
          </table:table-cell>
          <table:table-cell office:value-type="float" office:value="11.66" calcext:value-type="float">
            <text:p>11.66</text:p>
          </table:table-cell>
          <table:table-cell office:value-type="float" office:value="0.478" calcext:value-type="float">
            <text:p>0.478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u-ch427-n96-max18-mf-ens06</text:p>
          </table:table-cell>
          <table:table-cell office:value-type="float" office:value="123.435" calcext:value-type="float">
            <text:p>123.435</text:p>
          </table:table-cell>
          <table:table-cell office:value-type="float" office:value="33.12" calcext:value-type="float">
            <text:p>33.12</text:p>
          </table:table-cell>
          <table:table-cell table:formula="of:=[.B142]-[.C142]" office:value-type="float" office:value="90.315" calcext:value-type="float">
            <text:p>90.315</text:p>
          </table:table-cell>
          <table:table-cell table:formula="of:=[.B142]-[.C142]-[.O142]" office:value-type="float" office:value="60.209" calcext:value-type="float">
            <text:p>60.20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1-11T23:32:18Z</text:p>
          </table:table-cell>
          <table:table-cell office:value-type="string" calcext:value-type="string">
            <text:p>2022-01-11T23:49:13Z</text:p>
          </table:table-cell>
          <table:table-cell office:value-type="string" calcext:value-type="string">
            <text:p>2022-01-11T23:51:58Z</text:p>
          </table:table-cell>
          <table:table-cell office:value-type="string" calcext:value-type="string">
            <text:p>SUCCEEDED</text:p>
          </table:table-cell>
          <table:table-cell office:value-type="float" office:value="960621" calcext:value-type="float">
            <text:p>960621</text:p>
          </table:table-cell>
          <table:table-cell office:value-type="float" office:value="49972" calcext:value-type="float">
            <text:p>49972</text:p>
          </table:table-cell>
          <table:table-cell office:value-type="float" office:value="30.106" calcext:value-type="float">
            <text:p>30.106</text:p>
          </table:table-cell>
          <table:table-cell office:value-type="float" office:value="0.398" calcext:value-type="float">
            <text:p>0.39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u-ch427-n96-max18-mf-ens07</text:p>
          </table:table-cell>
          <table:table-cell office:value-type="float" office:value="98.014" calcext:value-type="float">
            <text:p>98.014</text:p>
          </table:table-cell>
          <table:table-cell office:value-type="float" office:value="32.53" calcext:value-type="float">
            <text:p>32.53</text:p>
          </table:table-cell>
          <table:table-cell table:formula="of:=[.B143]-[.C143]" office:value-type="float" office:value="65.484" calcext:value-type="float">
            <text:p>65.484</text:p>
          </table:table-cell>
          <table:table-cell table:formula="of:=[.B143]-[.C143]-[.O143]" office:value-type="float" office:value="52.206" calcext:value-type="float">
            <text:p>52.20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1-11T23:32:25Z</text:p>
          </table:table-cell>
          <table:table-cell office:value-type="string" calcext:value-type="string">
            <text:p>2022-01-11T23:50:14Z</text:p>
          </table:table-cell>
          <table:table-cell office:value-type="string" calcext:value-type="string">
            <text:p>2022-01-11T23:52:35Z</text:p>
          </table:table-cell>
          <table:table-cell office:value-type="string" calcext:value-type="string">
            <text:p>SUCCEEDED</text:p>
          </table:table-cell>
          <table:table-cell office:value-type="float" office:value="960623" calcext:value-type="float">
            <text:p>960623</text:p>
          </table:table-cell>
          <table:table-cell office:value-type="float" office:value="152223" calcext:value-type="float">
            <text:p>152223</text:p>
          </table:table-cell>
          <table:table-cell office:value-type="float" office:value="13.278" calcext:value-type="float">
            <text:p>13.278</text:p>
          </table:table-cell>
          <table:table-cell office:value-type="float" office:value="0.472" calcext:value-type="float">
            <text:p>0.472</text:p>
          </table:table-cell>
          <table:table-cell office:value-type="float" office:value="0.587" calcext:value-type="float">
            <text:p>0.587</text:p>
          </table:table-cell>
        </table:table-row>
        <table:table-row table:style-name="ro1">
          <table:table-cell office:value-type="string" calcext:value-type="string">
            <text:p>u-ch427-n96-max18-mf-ens08</text:p>
          </table:table-cell>
          <table:table-cell office:value-type="float" office:value="133.468" calcext:value-type="float">
            <text:p>133.468</text:p>
          </table:table-cell>
          <table:table-cell office:value-type="float" office:value="34.04" calcext:value-type="float">
            <text:p>34.04</text:p>
          </table:table-cell>
          <table:table-cell table:formula="of:=[.B144]-[.C144]" office:value-type="float" office:value="99.428" calcext:value-type="float">
            <text:p>99.428</text:p>
          </table:table-cell>
          <table:table-cell table:formula="of:=[.B144]-[.C144]-[.O144]" office:value-type="float" office:value="63.575" calcext:value-type="float">
            <text:p>63.5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1-12T00:09:52Z</text:p>
          </table:table-cell>
          <table:table-cell office:value-type="string" calcext:value-type="string">
            <text:p>2022-01-12T00:22:55Z</text:p>
          </table:table-cell>
          <table:table-cell office:value-type="string" calcext:value-type="string">
            <text:p>2022-01-12T00:25:53Z</text:p>
          </table:table-cell>
          <table:table-cell office:value-type="string" calcext:value-type="string">
            <text:p>SUCCEEDED</text:p>
          </table:table-cell>
          <table:table-cell office:value-type="float" office:value="960812" calcext:value-type="float">
            <text:p>960812</text:p>
          </table:table-cell>
          <table:table-cell office:value-type="float" office:value="134235" calcext:value-type="float">
            <text:p>134235</text:p>
          </table:table-cell>
          <table:table-cell office:value-type="float" office:value="35.853" calcext:value-type="float">
            <text:p>35.853</text:p>
          </table:table-cell>
          <table:table-cell office:value-type="float" office:value="0.448" calcext:value-type="float">
            <text:p>0.44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max18-mf-ens09</text:p>
          </table:table-cell>
          <table:table-cell office:value-type="float" office:value="143.72" calcext:value-type="float">
            <text:p>143.72</text:p>
          </table:table-cell>
          <table:table-cell office:value-type="float" office:value="37.56" calcext:value-type="float">
            <text:p>37.56</text:p>
          </table:table-cell>
          <table:table-cell table:formula="of:=[.B145]-[.C145]" office:value-type="float" office:value="106.16" calcext:value-type="float">
            <text:p>106.16</text:p>
          </table:table-cell>
          <table:table-cell table:formula="of:=[.B145]-[.C145]-[.O145]" office:value-type="float" office:value="68.708" calcext:value-type="float">
            <text:p>68.70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1-11T23:32:43Z</text:p>
          </table:table-cell>
          <table:table-cell office:value-type="string" calcext:value-type="string">
            <text:p>2022-01-11T23:50:14Z</text:p>
          </table:table-cell>
          <table:table-cell office:value-type="string" calcext:value-type="string">
            <text:p>2022-01-11T23:53:23Z</text:p>
          </table:table-cell>
          <table:table-cell office:value-type="string" calcext:value-type="string">
            <text:p>SUCCEEDED</text:p>
          </table:table-cell>
          <table:table-cell office:value-type="float" office:value="960627" calcext:value-type="float">
            <text:p>960627</text:p>
          </table:table-cell>
          <table:table-cell office:value-type="float" office:value="101023" calcext:value-type="float">
            <text:p>101023</text:p>
          </table:table-cell>
          <table:table-cell office:value-type="float" office:value="37.452" calcext:value-type="float">
            <text:p>37.452</text:p>
          </table:table-cell>
          <table:table-cell office:value-type="float" office:value="0.479" calcext:value-type="float">
            <text:p>0.479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string" calcext:value-type="string">
            <text:p>u-ch427-n96-max18-mf-ens10</text:p>
          </table:table-cell>
          <table:table-cell office:value-type="float" office:value="138.872" calcext:value-type="float">
            <text:p>138.872</text:p>
          </table:table-cell>
          <table:table-cell office:value-type="float" office:value="37.4" calcext:value-type="float">
            <text:p>37.4</text:p>
          </table:table-cell>
          <table:table-cell table:formula="of:=[.B146]-[.C146]" office:value-type="float" office:value="101.472" calcext:value-type="float">
            <text:p>101.472</text:p>
          </table:table-cell>
          <table:table-cell table:formula="of:=[.B146]-[.C146]-[.O146]" office:value-type="float" office:value="71.377" calcext:value-type="float">
            <text:p>71.37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1-11T23:32:49Z</text:p>
          </table:table-cell>
          <table:table-cell office:value-type="string" calcext:value-type="string">
            <text:p>2022-01-11T23:50:14Z</text:p>
          </table:table-cell>
          <table:table-cell office:value-type="string" calcext:value-type="string">
            <text:p>2022-01-11T23:53:19Z</text:p>
          </table:table-cell>
          <table:table-cell office:value-type="string" calcext:value-type="string">
            <text:p>SUCCEEDED</text:p>
          </table:table-cell>
          <table:table-cell office:value-type="float" office:value="960628" calcext:value-type="float">
            <text:p>960628</text:p>
          </table:table-cell>
          <table:table-cell office:value-type="float" office:value="47703" calcext:value-type="float">
            <text:p>47703</text:p>
          </table:table-cell>
          <table:table-cell office:value-type="float" office:value="30.095" calcext:value-type="float">
            <text:p>30.095</text:p>
          </table:table-cell>
          <table:table-cell office:value-type="float" office:value="0.451" calcext:value-type="float">
            <text:p>0.451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string" calcext:value-type="string">
            <text:p>u-ch427-n96-max18-mf-ens11</text:p>
          </table:table-cell>
          <table:table-cell office:value-type="float" office:value="149.407" calcext:value-type="float">
            <text:p>149.407</text:p>
          </table:table-cell>
          <table:table-cell office:value-type="float" office:value="36.48" calcext:value-type="float">
            <text:p>36.48</text:p>
          </table:table-cell>
          <table:table-cell table:formula="of:=[.B147]-[.C147]" office:value-type="float" office:value="112.927" calcext:value-type="float">
            <text:p>112.927</text:p>
          </table:table-cell>
          <table:table-cell table:formula="of:=[.B147]-[.C147]-[.O147]" office:value-type="float" office:value="70.138" calcext:value-type="float">
            <text:p>70.13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1-13T01:19:47Z</text:p>
          </table:table-cell>
          <table:table-cell office:value-type="string" calcext:value-type="string">
            <text:p>2022-01-13T01:20:33Z</text:p>
          </table:table-cell>
          <table:table-cell office:value-type="string" calcext:value-type="string">
            <text:p>2022-01-13T01:23:50Z</text:p>
          </table:table-cell>
          <table:table-cell office:value-type="string" calcext:value-type="string">
            <text:p>SUCCEEDED</text:p>
          </table:table-cell>
          <table:table-cell office:value-type="float" office:value="965871" calcext:value-type="float">
            <text:p>965871</text:p>
          </table:table-cell>
          <table:table-cell office:value-type="float" office:value="26338" calcext:value-type="float">
            <text:p>26338</text:p>
          </table:table-cell>
          <table:table-cell office:value-type="float" office:value="42.789" calcext:value-type="float">
            <text:p>42.789</text:p>
          </table:table-cell>
          <table:table-cell office:value-type="float" office:value="0.45" calcext:value-type="float">
            <text:p>0.4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max18-mf-ens12</text:p>
          </table:table-cell>
          <table:table-cell office:value-type="float" office:value="152.38" calcext:value-type="float">
            <text:p>152.38</text:p>
          </table:table-cell>
          <table:table-cell office:value-type="float" office:value="51.19" calcext:value-type="float">
            <text:p>51.19</text:p>
          </table:table-cell>
          <table:table-cell table:formula="of:=[.B148]-[.C148]" office:value-type="float" office:value="101.19" calcext:value-type="float">
            <text:p>101.19</text:p>
          </table:table-cell>
          <table:table-cell table:formula="of:=[.B148]-[.C148]-[.O148]" office:value-type="float" office:value="72.377" calcext:value-type="float">
            <text:p>72.37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1-13T01:19:55Z</text:p>
          </table:table-cell>
          <table:table-cell office:value-type="string" calcext:value-type="string">
            <text:p>2022-01-13T01:20:33Z</text:p>
          </table:table-cell>
          <table:table-cell office:value-type="string" calcext:value-type="string">
            <text:p>2022-01-13T01:23:53Z</text:p>
          </table:table-cell>
          <table:table-cell office:value-type="string" calcext:value-type="string">
            <text:p>SUCCEEDED</text:p>
          </table:table-cell>
          <table:table-cell office:value-type="float" office:value="965872" calcext:value-type="float">
            <text:p>965872</text:p>
          </table:table-cell>
          <table:table-cell office:value-type="float" office:value="212303" calcext:value-type="float">
            <text:p>212303</text:p>
          </table:table-cell>
          <table:table-cell office:value-type="float" office:value="28.813" calcext:value-type="float">
            <text:p>28.813</text:p>
          </table:table-cell>
          <table:table-cell office:value-type="float" office:value="0.622" calcext:value-type="float">
            <text:p>0.622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string" calcext:value-type="string">
            <text:p>u-ch427-n96-max18-mf-ens13</text:p>
          </table:table-cell>
          <table:table-cell office:value-type="float" office:value="124.58" calcext:value-type="float">
            <text:p>124.58</text:p>
          </table:table-cell>
          <table:table-cell office:value-type="float" office:value="54.22" calcext:value-type="float">
            <text:p>54.22</text:p>
          </table:table-cell>
          <table:table-cell table:formula="of:=[.B149]-[.C149]" office:value-type="float" office:value="70.36" calcext:value-type="float">
            <text:p>70.36</text:p>
          </table:table-cell>
          <table:table-cell table:formula="of:=[.B149]-[.C149]-[.O149]" office:value-type="float" office:value="59.986" calcext:value-type="float">
            <text:p>59.98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1-11T23:33:15Z</text:p>
          </table:table-cell>
          <table:table-cell office:value-type="string" calcext:value-type="string">
            <text:p>2022-01-11T23:55:59Z</text:p>
          </table:table-cell>
          <table:table-cell office:value-type="string" calcext:value-type="string">
            <text:p>2022-01-11T23:58:51Z</text:p>
          </table:table-cell>
          <table:table-cell office:value-type="string" calcext:value-type="string">
            <text:p>SUCCEEDED</text:p>
          </table:table-cell>
          <table:table-cell office:value-type="float" office:value="960631" calcext:value-type="float">
            <text:p>960631</text:p>
          </table:table-cell>
          <table:table-cell office:value-type="float" office:value="65934" calcext:value-type="float">
            <text:p>65934</text:p>
          </table:table-cell>
          <table:table-cell office:value-type="float" office:value="10.374" calcext:value-type="float">
            <text:p>10.374</text:p>
          </table:table-cell>
          <table:table-cell office:value-type="float" office:value="0.464" calcext:value-type="float">
            <text:p>0.46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max18-mf-ens14</text:p>
          </table:table-cell>
          <table:table-cell office:value-type="float" office:value="169.521" calcext:value-type="float">
            <text:p>169.521</text:p>
          </table:table-cell>
          <table:table-cell office:value-type="float" office:value="54.55" calcext:value-type="float">
            <text:p>54.55</text:p>
          </table:table-cell>
          <table:table-cell table:formula="of:=[.B150]-[.C150]" office:value-type="float" office:value="114.971" calcext:value-type="float">
            <text:p>114.971</text:p>
          </table:table-cell>
          <table:table-cell table:formula="of:=[.B150]-[.C150]-[.O150]" office:value-type="float" office:value="76.713" calcext:value-type="float">
            <text:p>76.7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1-13T02:18:58Z</text:p>
          </table:table-cell>
          <table:table-cell office:value-type="string" calcext:value-type="string">
            <text:p>2022-01-13T03:33:41Z</text:p>
          </table:table-cell>
          <table:table-cell office:value-type="string" calcext:value-type="string">
            <text:p>2022-01-13T03:37:18Z</text:p>
          </table:table-cell>
          <table:table-cell office:value-type="string" calcext:value-type="string">
            <text:p>SUCCEEDED</text:p>
          </table:table-cell>
          <table:table-cell office:value-type="float" office:value="965940" calcext:value-type="float">
            <text:p>965940</text:p>
          </table:table-cell>
          <table:table-cell office:value-type="float" office:value="98063" calcext:value-type="float">
            <text:p>98063</text:p>
          </table:table-cell>
          <table:table-cell office:value-type="float" office:value="38.258" calcext:value-type="float">
            <text:p>38.258</text:p>
          </table:table-cell>
          <table:table-cell office:value-type="float" office:value="0.409" calcext:value-type="float">
            <text:p>0.409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u-ch427-n96-max18-mf-ens15</text:p>
          </table:table-cell>
          <table:table-cell office:value-type="float" office:value="177.824" calcext:value-type="float">
            <text:p>177.824</text:p>
          </table:table-cell>
          <table:table-cell office:value-type="float" office:value="57.7" calcext:value-type="float">
            <text:p>57.7</text:p>
          </table:table-cell>
          <table:table-cell table:formula="of:=[.B151]-[.C151]" office:value-type="float" office:value="120.124" calcext:value-type="float">
            <text:p>120.124</text:p>
          </table:table-cell>
          <table:table-cell table:formula="of:=[.B151]-[.C151]-[.O151]" office:value-type="float" office:value="78.388" calcext:value-type="float">
            <text:p>78.38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1-13T01:20:12Z</text:p>
          </table:table-cell>
          <table:table-cell office:value-type="string" calcext:value-type="string">
            <text:p>2022-01-13T01:49:09Z</text:p>
          </table:table-cell>
          <table:table-cell office:value-type="string" calcext:value-type="string">
            <text:p>2022-01-13T01:53:10Z</text:p>
          </table:table-cell>
          <table:table-cell office:value-type="string" calcext:value-type="string">
            <text:p>SUCCEEDED</text:p>
          </table:table-cell>
          <table:table-cell office:value-type="float" office:value="965874" calcext:value-type="float">
            <text:p>965874</text:p>
          </table:table-cell>
          <table:table-cell office:value-type="float" office:value="181953" calcext:value-type="float">
            <text:p>181953</text:p>
          </table:table-cell>
          <table:table-cell office:value-type="float" office:value="41.736" calcext:value-type="float">
            <text:p>41.736</text:p>
          </table:table-cell>
          <table:table-cell office:value-type="float" office:value="0.461" calcext:value-type="float">
            <text:p>0.461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u-ch427-n96-max18-mf-ens16</text:p>
          </table:table-cell>
          <table:table-cell office:value-type="float" office:value="181.71" calcext:value-type="float">
            <text:p>181.71</text:p>
          </table:table-cell>
          <table:table-cell office:value-type="float" office:value="56.77" calcext:value-type="float">
            <text:p>56.77</text:p>
          </table:table-cell>
          <table:table-cell table:formula="of:=[.B152]-[.C152]" office:value-type="float" office:value="124.94" calcext:value-type="float">
            <text:p>124.94</text:p>
          </table:table-cell>
          <table:table-cell table:formula="of:=[.B152]-[.C152]-[.O152]" office:value-type="float" office:value="83.909" calcext:value-type="float">
            <text:p>83.90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1-13T01:20:22Z</text:p>
          </table:table-cell>
          <table:table-cell office:value-type="string" calcext:value-type="string">
            <text:p>2022-01-13T01:57:17Z</text:p>
          </table:table-cell>
          <table:table-cell office:value-type="string" calcext:value-type="string">
            <text:p>2022-01-13T02:01:25Z</text:p>
          </table:table-cell>
          <table:table-cell office:value-type="string" calcext:value-type="string">
            <text:p>SUCCEEDED</text:p>
          </table:table-cell>
          <table:table-cell office:value-type="float" office:value="965875" calcext:value-type="float">
            <text:p>965875</text:p>
          </table:table-cell>
          <table:table-cell office:value-type="float" office:value="200256" calcext:value-type="float">
            <text:p>200256</text:p>
          </table:table-cell>
          <table:table-cell office:value-type="float" office:value="41.031" calcext:value-type="float">
            <text:p>41.031</text:p>
          </table:table-cell>
          <table:table-cell office:value-type="float" office:value="0.418" calcext:value-type="float">
            <text:p>0.418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 office:value-type="string" calcext:value-type="string">
            <text:p>u-ch427-n96-max18-mf-ens17</text:p>
          </table:table-cell>
          <table:table-cell office:value-type="float" office:value="190.446" calcext:value-type="float">
            <text:p>190.446</text:p>
          </table:table-cell>
          <table:table-cell office:value-type="float" office:value="54.88" calcext:value-type="float">
            <text:p>54.88</text:p>
          </table:table-cell>
          <table:table-cell table:formula="of:=[.B153]-[.C153]" office:value-type="float" office:value="135.566" calcext:value-type="float">
            <text:p>135.566</text:p>
          </table:table-cell>
          <table:table-cell table:formula="of:=[.B153]-[.C153]-[.O153]" office:value-type="float" office:value="84.085" calcext:value-type="float">
            <text:p>84.08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1-13T01:20:31Z</text:p>
          </table:table-cell>
          <table:table-cell office:value-type="string" calcext:value-type="string">
            <text:p>2022-01-13T02:18:53Z</text:p>
          </table:table-cell>
          <table:table-cell office:value-type="string" calcext:value-type="string">
            <text:p>2022-01-13T02:23:15Z</text:p>
          </table:table-cell>
          <table:table-cell office:value-type="string" calcext:value-type="string">
            <text:p>SUCCEEDED</text:p>
          </table:table-cell>
          <table:table-cell office:value-type="float" office:value="965876" calcext:value-type="float">
            <text:p>965876</text:p>
          </table:table-cell>
          <table:table-cell office:value-type="float" office:value="212183" calcext:value-type="float">
            <text:p>212183</text:p>
          </table:table-cell>
          <table:table-cell office:value-type="float" office:value="51.481" calcext:value-type="float">
            <text:p>51.481</text:p>
          </table:table-cell>
          <table:table-cell office:value-type="float" office:value="0.463" calcext:value-type="float">
            <text:p>0.463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string" calcext:value-type="string">
            <text:p>u-ch427-n96-max18-mf-ens18</text:p>
          </table:table-cell>
          <table:table-cell office:value-type="float" office:value="195.371" calcext:value-type="float">
            <text:p>195.371</text:p>
          </table:table-cell>
          <table:table-cell office:value-type="float" office:value="57.04" calcext:value-type="float">
            <text:p>57.04</text:p>
          </table:table-cell>
          <table:table-cell table:formula="of:=[.B154]-[.C154]" office:value-type="float" office:value="138.331" calcext:value-type="float">
            <text:p>138.331</text:p>
          </table:table-cell>
          <table:table-cell table:formula="of:=[.B154]-[.C154]-[.O154]" office:value-type="float" office:value="85.992" calcext:value-type="float">
            <text:p>85.99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1-13T01:20:41Z</text:p>
          </table:table-cell>
          <table:table-cell office:value-type="string" calcext:value-type="string">
            <text:p>2022-01-13T02:37:15Z</text:p>
          </table:table-cell>
          <table:table-cell office:value-type="string" calcext:value-type="string">
            <text:p>2022-01-13T02:41:40Z</text:p>
          </table:table-cell>
          <table:table-cell office:value-type="string" calcext:value-type="string">
            <text:p>SUCCEEDED</text:p>
          </table:table-cell>
          <table:table-cell office:value-type="float" office:value="965877" calcext:value-type="float">
            <text:p>965877</text:p>
          </table:table-cell>
          <table:table-cell office:value-type="float" office:value="81841" calcext:value-type="float">
            <text:p>81841</text:p>
          </table:table-cell>
          <table:table-cell office:value-type="float" office:value="52.339" calcext:value-type="float">
            <text:p>52.339</text:p>
          </table:table-cell>
          <table:table-cell office:value-type="float" office:value="0.693" calcext:value-type="float">
            <text:p>0.693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string" calcext:value-type="string">
            <text:p>u-ch427-n96-max18-of-ens00</text:p>
          </table:table-cell>
          <table:table-cell office:value-type="float" office:value="62.209" calcext:value-type="float">
            <text:p>62.209</text:p>
          </table:table-cell>
          <table:table-cell office:value-type="float" office:value="11.96" calcext:value-type="float">
            <text:p>11.96</text:p>
          </table:table-cell>
          <table:table-cell table:formula="of:=[.B155]-[.C155]" office:value-type="float" office:value="50.249" calcext:value-type="float">
            <text:p>50.249</text:p>
          </table:table-cell>
          <table:table-cell table:formula="of:=[.B155]-[.C155]-[.O155]" office:value-type="float" office:value="40.42" calcext:value-type="float">
            <text:p>40.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1T23:34:52Z</text:p>
          </table:table-cell>
          <table:table-cell office:value-type="string" calcext:value-type="string">
            <text:p>2022-01-11T23:45:28Z</text:p>
          </table:table-cell>
          <table:table-cell office:value-type="string" calcext:value-type="string">
            <text:p>2022-01-11T23:46:43Z</text:p>
          </table:table-cell>
          <table:table-cell office:value-type="string" calcext:value-type="string">
            <text:p>SUCCEEDED</text:p>
          </table:table-cell>
          <table:table-cell office:value-type="float" office:value="960642" calcext:value-type="float">
            <text:p>960642</text:p>
          </table:table-cell>
          <table:table-cell office:value-type="float" office:value="50045" calcext:value-type="float">
            <text:p>50045</text:p>
          </table:table-cell>
          <table:table-cell office:value-type="float" office:value="9.829" calcext:value-type="float">
            <text:p>9.829</text:p>
          </table:table-cell>
          <table:table-cell office:value-type="float" office:value="0.353" calcext:value-type="float">
            <text:p>0.353</text:p>
          </table:table-cell>
          <table:table-cell office:value-type="float" office:value="0.518" calcext:value-type="float">
            <text:p>0.518</text:p>
          </table:table-cell>
        </table:table-row>
        <table:table-row table:style-name="ro1">
          <table:table-cell office:value-type="string" calcext:value-type="string">
            <text:p>u-ch427-n96-max18-of-ens04</text:p>
          </table:table-cell>
          <table:table-cell office:value-type="float" office:value="370.332" calcext:value-type="float">
            <text:p>370.332</text:p>
          </table:table-cell>
          <table:table-cell office:value-type="float" office:value="36.5" calcext:value-type="float">
            <text:p>36.5</text:p>
          </table:table-cell>
          <table:table-cell table:formula="of:=[.B156]-[.C156]" office:value-type="float" office:value="333.832" calcext:value-type="float">
            <text:p>333.832</text:p>
          </table:table-cell>
          <table:table-cell table:formula="of:=[.B156]-[.C156]-[.O156]" office:value-type="float" office:value="323.263" calcext:value-type="float">
            <text:p>323.26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1-13T01:21:17Z</text:p>
          </table:table-cell>
          <table:table-cell office:value-type="string" calcext:value-type="string">
            <text:p>2022-01-13T01:45:33Z</text:p>
          </table:table-cell>
          <table:table-cell office:value-type="string" calcext:value-type="string">
            <text:p>2022-01-13T01:52:08Z</text:p>
          </table:table-cell>
          <table:table-cell office:value-type="string" calcext:value-type="string">
            <text:p>SUCCEEDED</text:p>
          </table:table-cell>
          <table:table-cell office:value-type="float" office:value="965881" calcext:value-type="float">
            <text:p>965881</text:p>
          </table:table-cell>
          <table:table-cell office:value-type="float" office:value="186566" calcext:value-type="float">
            <text:p>186566</text:p>
          </table:table-cell>
          <table:table-cell office:value-type="float" office:value="10.569" calcext:value-type="float">
            <text:p>10.569</text:p>
          </table:table-cell>
          <table:table-cell office:value-type="float" office:value="0.58" calcext:value-type="float">
            <text:p>0.58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u-ch427-n96-max18-of-ens06</text:p>
          </table:table-cell>
          <table:table-cell office:value-type="float" office:value="505.14" calcext:value-type="float">
            <text:p>505.14</text:p>
          </table:table-cell>
          <table:table-cell office:value-type="float" office:value="40.05" calcext:value-type="float">
            <text:p>40.05</text:p>
          </table:table-cell>
          <table:table-cell table:formula="of:=[.B157]-[.C157]" office:value-type="float" office:value="465.09" calcext:value-type="float">
            <text:p>465.09</text:p>
          </table:table-cell>
          <table:table-cell table:formula="of:=[.B157]-[.C157]-[.O157]" office:value-type="float" office:value="432.311" calcext:value-type="float">
            <text:p>432.3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1-13T01:21:25Z</text:p>
          </table:table-cell>
          <table:table-cell office:value-type="string" calcext:value-type="string">
            <text:p>2022-01-13T02:03:41Z</text:p>
          </table:table-cell>
          <table:table-cell office:value-type="string" calcext:value-type="string">
            <text:p>2022-01-13T02:12:50Z</text:p>
          </table:table-cell>
          <table:table-cell office:value-type="string" calcext:value-type="string">
            <text:p>SUCCEEDED</text:p>
          </table:table-cell>
          <table:table-cell office:value-type="float" office:value="965882" calcext:value-type="float">
            <text:p>965882</text:p>
          </table:table-cell>
          <table:table-cell office:value-type="float" office:value="205101" calcext:value-type="float">
            <text:p>205101</text:p>
          </table:table-cell>
          <table:table-cell office:value-type="float" office:value="32.779" calcext:value-type="float">
            <text:p>32.779</text:p>
          </table:table-cell>
          <table:table-cell office:value-type="float" office:value="1.601" calcext:value-type="float">
            <text:p>1.601</text:p>
          </table:table-cell>
          <table:table-cell office:value-type="float" office:value="0.856" calcext:value-type="float">
            <text:p>0.856</text:p>
          </table:table-cell>
        </table:table-row>
        <table:table-row table:style-name="ro1">
          <table:table-cell office:value-type="string" calcext:value-type="string">
            <text:p>u-ch427-n96-max18-single-ens00</text:p>
          </table:table-cell>
          <table:table-cell office:value-type="float" office:value="57.294" calcext:value-type="float">
            <text:p>57.294</text:p>
          </table:table-cell>
          <table:table-cell office:value-type="float" office:value="10.16" calcext:value-type="float">
            <text:p>10.16</text:p>
          </table:table-cell>
          <table:table-cell table:formula="of:=[.B158]-[.C158]" office:value-type="float" office:value="47.134" calcext:value-type="float">
            <text:p>47.134</text:p>
          </table:table-cell>
          <table:table-cell table:formula="of:=[.B158]-[.C158]-[.O158]" office:value-type="float" office:value="40.391" calcext:value-type="float">
            <text:p>40.3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1T00:46:59Z</text:p>
          </table:table-cell>
          <table:table-cell office:value-type="string" calcext:value-type="string">
            <text:p>2022-01-11T00:47:18Z</text:p>
          </table:table-cell>
          <table:table-cell office:value-type="string" calcext:value-type="string">
            <text:p>2022-01-11T00:48:28Z</text:p>
          </table:table-cell>
          <table:table-cell office:value-type="string" calcext:value-type="string">
            <text:p>SUCCEEDED</text:p>
          </table:table-cell>
          <table:table-cell office:value-type="float" office:value="956396" calcext:value-type="float">
            <text:p>956396</text:p>
          </table:table-cell>
          <table:table-cell office:value-type="float" office:value="96407" calcext:value-type="float">
            <text:p>96407</text:p>
          </table:table-cell>
          <table:table-cell office:value-type="float" office:value="6.743" calcext:value-type="float">
            <text:p>6.743</text:p>
          </table:table-cell>
          <table:table-cell office:value-type="float" office:value="0.351" calcext:value-type="float">
            <text:p>0.351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string" calcext:value-type="string">
            <text:p>u-ch427-n96-max18-single-ens01</text:p>
          </table:table-cell>
          <table:table-cell office:value-type="float" office:value="107.44" calcext:value-type="float">
            <text:p>107.44</text:p>
          </table:table-cell>
          <table:table-cell office:value-type="float" office:value="13.98" calcext:value-type="float">
            <text:p>13.98</text:p>
          </table:table-cell>
          <table:table-cell table:formula="of:=[.B159]-[.C159]" office:value-type="float" office:value="93.46" calcext:value-type="float">
            <text:p>93.46</text:p>
          </table:table-cell>
          <table:table-cell table:formula="of:=[.B159]-[.C159]-[.O159]" office:value-type="float" office:value="88.881" calcext:value-type="float">
            <text:p>88.8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1T00:47:08Z</text:p>
          </table:table-cell>
          <table:table-cell office:value-type="string" calcext:value-type="string">
            <text:p>2022-01-11T00:47:18Z</text:p>
          </table:table-cell>
          <table:table-cell office:value-type="string" calcext:value-type="string">
            <text:p>2022-01-11T00:49:19Z</text:p>
          </table:table-cell>
          <table:table-cell office:value-type="string" calcext:value-type="string">
            <text:p>SUCCEEDED</text:p>
          </table:table-cell>
          <table:table-cell office:value-type="float" office:value="956397" calcext:value-type="float">
            <text:p>956397</text:p>
          </table:table-cell>
          <table:table-cell office:value-type="float" office:value="84632" calcext:value-type="float">
            <text:p>84632</text:p>
          </table:table-cell>
          <table:table-cell office:value-type="float" office:value="4.579" calcext:value-type="float">
            <text:p>4.579</text:p>
          </table:table-cell>
          <table:table-cell office:value-type="float" office:value="0.365" calcext:value-type="float">
            <text:p>0.365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u-ch427-n96-max18-single-ens02</text:p>
          </table:table-cell>
          <table:table-cell office:value-type="float" office:value="60.102" calcext:value-type="float">
            <text:p>60.102</text:p>
          </table:table-cell>
          <table:table-cell office:value-type="float" office:value="10.76" calcext:value-type="float">
            <text:p>10.76</text:p>
          </table:table-cell>
          <table:table-cell table:formula="of:=[.B160]-[.C160]" office:value-type="float" office:value="49.342" calcext:value-type="float">
            <text:p>49.342</text:p>
          </table:table-cell>
          <table:table-cell table:formula="of:=[.B160]-[.C160]-[.O160]" office:value-type="float" office:value="41.847" calcext:value-type="float">
            <text:p>41.8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1-11T00:47:16Z</text:p>
          </table:table-cell>
          <table:table-cell office:value-type="string" calcext:value-type="string">
            <text:p>2022-01-11T00:51:39Z</text:p>
          </table:table-cell>
          <table:table-cell office:value-type="string" calcext:value-type="string">
            <text:p>2022-01-11T00:52:57Z</text:p>
          </table:table-cell>
          <table:table-cell office:value-type="string" calcext:value-type="string">
            <text:p>SUCCEEDED</text:p>
          </table:table-cell>
          <table:table-cell office:value-type="float" office:value="956399" calcext:value-type="float">
            <text:p>956399</text:p>
          </table:table-cell>
          <table:table-cell office:value-type="float" office:value="46181" calcext:value-type="float">
            <text:p>46181</text:p>
          </table:table-cell>
          <table:table-cell office:value-type="float" office:value="7.495" calcext:value-type="float">
            <text:p>7.495</text:p>
          </table:table-cell>
          <table:table-cell office:value-type="float" office:value="0.421" calcext:value-type="float">
            <text:p>0.421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u-ch427-n96-max18-single-ens03</text:p>
          </table:table-cell>
          <table:table-cell office:value-type="float" office:value="129.408" calcext:value-type="float">
            <text:p>129.408</text:p>
          </table:table-cell>
          <table:table-cell office:value-type="float" office:value="11.92" calcext:value-type="float">
            <text:p>11.92</text:p>
          </table:table-cell>
          <table:table-cell table:formula="of:=[.B161]-[.C161]" office:value-type="float" office:value="117.488" calcext:value-type="float">
            <text:p>117.488</text:p>
          </table:table-cell>
          <table:table-cell table:formula="of:=[.B161]-[.C161]-[.O161]" office:value-type="float" office:value="109.938" calcext:value-type="float">
            <text:p>109.93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1-11T00:47:24Z</text:p>
          </table:table-cell>
          <table:table-cell office:value-type="string" calcext:value-type="string">
            <text:p>2022-01-11T00:53:17Z</text:p>
          </table:table-cell>
          <table:table-cell office:value-type="string" calcext:value-type="string">
            <text:p>2022-01-11T00:55:48Z</text:p>
          </table:table-cell>
          <table:table-cell office:value-type="string" calcext:value-type="string">
            <text:p>SUCCEEDED</text:p>
          </table:table-cell>
          <table:table-cell office:value-type="float" office:value="956400" calcext:value-type="float">
            <text:p>956400</text:p>
          </table:table-cell>
          <table:table-cell office:value-type="float" office:value="61951" calcext:value-type="float">
            <text:p>61951</text:p>
          </table:table-cell>
          <table:table-cell office:value-type="float" office:value="7.55" calcext:value-type="float">
            <text:p>7.55</text:p>
          </table:table-cell>
          <table:table-cell office:value-type="float" office:value="0.367" calcext:value-type="float">
            <text:p>0.367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u-ch427-n96-max18-single-ens04</text:p>
          </table:table-cell>
          <table:table-cell office:value-type="float" office:value="61.886" calcext:value-type="float">
            <text:p>61.886</text:p>
          </table:table-cell>
          <table:table-cell office:value-type="float" office:value="11.95" calcext:value-type="float">
            <text:p>11.95</text:p>
          </table:table-cell>
          <table:table-cell table:formula="of:=[.B162]-[.C162]" office:value-type="float" office:value="49.936" calcext:value-type="float">
            <text:p>49.936</text:p>
          </table:table-cell>
          <table:table-cell table:formula="of:=[.B162]-[.C162]-[.O162]" office:value-type="float" office:value="42.196" calcext:value-type="float">
            <text:p>42.1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1-11T01:20:07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4:22Z</text:p>
          </table:table-cell>
          <table:table-cell office:value-type="string" calcext:value-type="string">
            <text:p>SUCCEEDED</text:p>
          </table:table-cell>
          <table:table-cell office:value-type="float" office:value="956470" calcext:value-type="float">
            <text:p>956470</text:p>
          </table:table-cell>
          <table:table-cell office:value-type="float" office:value="175742" calcext:value-type="float">
            <text:p>175742</text:p>
          </table:table-cell>
          <table:table-cell office:value-type="float" office:value="7.74" calcext:value-type="float">
            <text:p>7.74</text:p>
          </table:table-cell>
          <table:table-cell office:value-type="float" office:value="0.412" calcext:value-type="float">
            <text:p>0.412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u-ch427-n96-max18-single-ens05</text:p>
          </table:table-cell>
          <table:table-cell office:value-type="float" office:value="60.849" calcext:value-type="float">
            <text:p>60.849</text:p>
          </table:table-cell>
          <table:table-cell office:value-type="float" office:value="11.12" calcext:value-type="float">
            <text:p>11.12</text:p>
          </table:table-cell>
          <table:table-cell table:formula="of:=[.B163]-[.C163]" office:value-type="float" office:value="49.729" calcext:value-type="float">
            <text:p>49.729</text:p>
          </table:table-cell>
          <table:table-cell table:formula="of:=[.B163]-[.C163]-[.O163]" office:value-type="float" office:value="45.315" calcext:value-type="float">
            <text:p>45.3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1-11T01:20:14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4:42Z</text:p>
          </table:table-cell>
          <table:table-cell office:value-type="string" calcext:value-type="string">
            <text:p>SUCCEEDED</text:p>
          </table:table-cell>
          <table:table-cell office:value-type="float" office:value="956471" calcext:value-type="float">
            <text:p>956471</text:p>
          </table:table-cell>
          <table:table-cell office:value-type="float" office:value="173090" calcext:value-type="float">
            <text:p>173090</text:p>
          </table:table-cell>
          <table:table-cell office:value-type="float" office:value="4.414" calcext:value-type="float">
            <text:p>4.414</text:p>
          </table:table-cell>
          <table:table-cell office:value-type="float" office:value="0.378" calcext:value-type="float">
            <text:p>0.378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string" calcext:value-type="string">
            <text:p>u-ch427-n96-max18-single-ens06</text:p>
          </table:table-cell>
          <table:table-cell office:value-type="float" office:value="62.442" calcext:value-type="float">
            <text:p>62.442</text:p>
          </table:table-cell>
          <table:table-cell office:value-type="float" office:value="12.94" calcext:value-type="float">
            <text:p>12.94</text:p>
          </table:table-cell>
          <table:table-cell table:formula="of:=[.B164]-[.C164]" office:value-type="float" office:value="49.502" calcext:value-type="float">
            <text:p>49.502</text:p>
          </table:table-cell>
          <table:table-cell table:formula="of:=[.B164]-[.C164]-[.O164]" office:value-type="float" office:value="45.416" calcext:value-type="float">
            <text:p>45.4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1-11T01:20:20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4:44Z</text:p>
          </table:table-cell>
          <table:table-cell office:value-type="string" calcext:value-type="string">
            <text:p>SUCCEEDED</text:p>
          </table:table-cell>
          <table:table-cell office:value-type="float" office:value="956472" calcext:value-type="float">
            <text:p>956472</text:p>
          </table:table-cell>
          <table:table-cell office:value-type="float" office:value="186297" calcext:value-type="float">
            <text:p>186297</text:p>
          </table:table-cell>
          <table:table-cell office:value-type="float" office:value="4.086" calcext:value-type="float">
            <text:p>4.086</text:p>
          </table:table-cell>
          <table:table-cell office:value-type="float" office:value="0.432" calcext:value-type="float">
            <text:p>0.432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u-ch427-n96-max18-single-ens07</text:p>
          </table:table-cell>
          <table:table-cell office:value-type="float" office:value="63.483" calcext:value-type="float">
            <text:p>63.483</text:p>
          </table:table-cell>
          <table:table-cell office:value-type="float" office:value="13.23" calcext:value-type="float">
            <text:p>13.23</text:p>
          </table:table-cell>
          <table:table-cell table:formula="of:=[.B165]-[.C165]" office:value-type="float" office:value="50.253" calcext:value-type="float">
            <text:p>50.253</text:p>
          </table:table-cell>
          <table:table-cell table:formula="of:=[.B165]-[.C165]-[.O165]" office:value-type="float" office:value="46.098" calcext:value-type="float">
            <text:p>46.09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1-11T01:20:27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4:45Z</text:p>
          </table:table-cell>
          <table:table-cell office:value-type="string" calcext:value-type="string">
            <text:p>SUCCEEDED</text:p>
          </table:table-cell>
          <table:table-cell office:value-type="float" office:value="956473" calcext:value-type="float">
            <text:p>956473</text:p>
          </table:table-cell>
          <table:table-cell office:value-type="float" office:value="191432" calcext:value-type="float">
            <text:p>191432</text:p>
          </table:table-cell>
          <table:table-cell office:value-type="float" office:value="4.155" calcext:value-type="float">
            <text:p>4.155</text:p>
          </table:table-cell>
          <table:table-cell office:value-type="float" office:value="0.453" calcext:value-type="float">
            <text:p>0.453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u-ch427-n96-max18-single-ens08</text:p>
          </table:table-cell>
          <table:table-cell office:value-type="float" office:value="63.024" calcext:value-type="float">
            <text:p>63.024</text:p>
          </table:table-cell>
          <table:table-cell office:value-type="float" office:value="12.83" calcext:value-type="float">
            <text:p>12.83</text:p>
          </table:table-cell>
          <table:table-cell table:formula="of:=[.B166]-[.C166]" office:value-type="float" office:value="50.194" calcext:value-type="float">
            <text:p>50.194</text:p>
          </table:table-cell>
          <table:table-cell table:formula="of:=[.B166]-[.C166]-[.O166]" office:value-type="float" office:value="45.826" calcext:value-type="float">
            <text:p>45.8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1-11T01:20:33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4:46Z</text:p>
          </table:table-cell>
          <table:table-cell office:value-type="string" calcext:value-type="string">
            <text:p>SUCCEEDED</text:p>
          </table:table-cell>
          <table:table-cell office:value-type="float" office:value="956474" calcext:value-type="float">
            <text:p>956474</text:p>
          </table:table-cell>
          <table:table-cell office:value-type="float" office:value="189508" calcext:value-type="float">
            <text:p>189508</text:p>
          </table:table-cell>
          <table:table-cell office:value-type="float" office:value="4.368" calcext:value-type="float">
            <text:p>4.368</text:p>
          </table:table-cell>
          <table:table-cell office:value-type="float" office:value="0.405" calcext:value-type="float">
            <text:p>0.405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string" calcext:value-type="string">
            <text:p>u-ch427-n96-max18-single-ens09</text:p>
          </table:table-cell>
          <table:table-cell office:value-type="float" office:value="65.446" calcext:value-type="float">
            <text:p>65.446</text:p>
          </table:table-cell>
          <table:table-cell office:value-type="float" office:value="13.47" calcext:value-type="float">
            <text:p>13.47</text:p>
          </table:table-cell>
          <table:table-cell table:formula="of:=[.B167]-[.C167]" office:value-type="float" office:value="51.976" calcext:value-type="float">
            <text:p>51.976</text:p>
          </table:table-cell>
          <table:table-cell table:formula="of:=[.B167]-[.C167]-[.O167]" office:value-type="float" office:value="47.17" calcext:value-type="float">
            <text:p>47.1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1-11T01:20:40Z</text:p>
          </table:table-cell>
          <table:table-cell office:value-type="string" calcext:value-type="string">
            <text:p>2022-01-11T01:23:02Z</text:p>
          </table:table-cell>
          <table:table-cell office:value-type="string" calcext:value-type="string">
            <text:p>2022-01-11T01:24:54Z</text:p>
          </table:table-cell>
          <table:table-cell office:value-type="string" calcext:value-type="string">
            <text:p>SUCCEEDED</text:p>
          </table:table-cell>
          <table:table-cell office:value-type="float" office:value="956475" calcext:value-type="float">
            <text:p>956475</text:p>
          </table:table-cell>
          <table:table-cell office:value-type="float" office:value="160146" calcext:value-type="float">
            <text:p>160146</text:p>
          </table:table-cell>
          <table:table-cell office:value-type="float" office:value="4.806" calcext:value-type="float">
            <text:p>4.806</text:p>
          </table:table-cell>
          <table:table-cell office:value-type="float" office:value="0.389" calcext:value-type="float">
            <text:p>0.389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string" calcext:value-type="string">
            <text:p>u-ch427-n96-max18-single-ens10</text:p>
          </table:table-cell>
          <table:table-cell office:value-type="float" office:value="65.592" calcext:value-type="float">
            <text:p>65.592</text:p>
          </table:table-cell>
          <table:table-cell office:value-type="float" office:value="13.71" calcext:value-type="float">
            <text:p>13.71</text:p>
          </table:table-cell>
          <table:table-cell table:formula="of:=[.B168]-[.C168]" office:value-type="float" office:value="51.882" calcext:value-type="float">
            <text:p>51.882</text:p>
          </table:table-cell>
          <table:table-cell table:formula="of:=[.B168]-[.C168]-[.O168]" office:value-type="float" office:value="47.242" calcext:value-type="float">
            <text:p>47.2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1-11T01:20:53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4:56Z</text:p>
          </table:table-cell>
          <table:table-cell office:value-type="string" calcext:value-type="string">
            <text:p>SUCCEEDED</text:p>
          </table:table-cell>
          <table:table-cell office:value-type="float" office:value="956477" calcext:value-type="float">
            <text:p>956477</text:p>
          </table:table-cell>
          <table:table-cell office:value-type="float" office:value="99336" calcext:value-type="float">
            <text:p>99336</text:p>
          </table:table-cell>
          <table:table-cell office:value-type="float" office:value="4.64" calcext:value-type="float">
            <text:p>4.64</text:p>
          </table:table-cell>
          <table:table-cell office:value-type="float" office:value="0.445" calcext:value-type="float">
            <text:p>0.445</text:p>
          </table:table-cell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string" calcext:value-type="string">
            <text:p>u-ch427-n96-max18-single-ens11</text:p>
          </table:table-cell>
          <table:table-cell office:value-type="float" office:value="69.373" calcext:value-type="float">
            <text:p>69.373</text:p>
          </table:table-cell>
          <table:table-cell office:value-type="float" office:value="14.47" calcext:value-type="float">
            <text:p>14.47</text:p>
          </table:table-cell>
          <table:table-cell table:formula="of:=[.B169]-[.C169]" office:value-type="float" office:value="54.903" calcext:value-type="float">
            <text:p>54.903</text:p>
          </table:table-cell>
          <table:table-cell table:formula="of:=[.B169]-[.C169]-[.O169]" office:value-type="float" office:value="46.82" calcext:value-type="float">
            <text:p>46.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1-11T01:20:57Z</text:p>
          </table:table-cell>
          <table:table-cell office:value-type="string" calcext:value-type="string">
            <text:p>2022-01-11T01:25:43Z</text:p>
          </table:table-cell>
          <table:table-cell office:value-type="string" calcext:value-type="string">
            <text:p>2022-01-11T01:27:40Z</text:p>
          </table:table-cell>
          <table:table-cell office:value-type="string" calcext:value-type="string">
            <text:p>SUCCEEDED</text:p>
          </table:table-cell>
          <table:table-cell office:value-type="float" office:value="956478" calcext:value-type="float">
            <text:p>956478</text:p>
          </table:table-cell>
          <table:table-cell office:value-type="float" office:value="255100" calcext:value-type="float">
            <text:p>255100</text:p>
          </table:table-cell>
          <table:table-cell office:value-type="float" office:value="8.083" calcext:value-type="float">
            <text:p>8.083</text:p>
          </table:table-cell>
          <table:table-cell office:value-type="float" office:value="0.414" calcext:value-type="float">
            <text:p>0.414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string" calcext:value-type="string">
            <text:p>u-ch427-n96-max18-single-ens12</text:p>
          </table:table-cell>
          <table:table-cell office:value-type="float" office:value="71.182" calcext:value-type="float">
            <text:p>71.182</text:p>
          </table:table-cell>
          <table:table-cell office:value-type="float" office:value="17.29" calcext:value-type="float">
            <text:p>17.29</text:p>
          </table:table-cell>
          <table:table-cell table:formula="of:=[.B170]-[.C170]" office:value-type="float" office:value="53.892" calcext:value-type="float">
            <text:p>53.892</text:p>
          </table:table-cell>
          <table:table-cell table:formula="of:=[.B170]-[.C170]-[.O170]" office:value-type="float" office:value="49.093" calcext:value-type="float">
            <text:p>49.09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1-11T01:20:50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5:02Z</text:p>
          </table:table-cell>
          <table:table-cell office:value-type="string" calcext:value-type="string">
            <text:p>SUCCEEDED</text:p>
          </table:table-cell>
          <table:table-cell office:value-type="float" office:value="956476" calcext:value-type="float">
            <text:p>956476</text:p>
          </table:table-cell>
          <table:table-cell office:value-type="float" office:value="33488" calcext:value-type="float">
            <text:p>33488</text:p>
          </table:table-cell>
          <table:table-cell office:value-type="float" office:value="4.799" calcext:value-type="float">
            <text:p>4.799</text:p>
          </table:table-cell>
          <table:table-cell office:value-type="float" office:value="0.441" calcext:value-type="float">
            <text:p>0.441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string" calcext:value-type="string">
            <text:p>u-ch427-n96-max18-single-ens13</text:p>
          </table:table-cell>
          <table:table-cell office:value-type="float" office:value="70.769" calcext:value-type="float">
            <text:p>70.769</text:p>
          </table:table-cell>
          <table:table-cell office:value-type="float" office:value="15.42" calcext:value-type="float">
            <text:p>15.42</text:p>
          </table:table-cell>
          <table:table-cell table:formula="of:=[.B171]-[.C171]" office:value-type="float" office:value="55.349" calcext:value-type="float">
            <text:p>55.349</text:p>
          </table:table-cell>
          <table:table-cell table:formula="of:=[.B171]-[.C171]-[.O171]" office:value-type="float" office:value="50.807" calcext:value-type="float">
            <text:p>50.80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1-11T01:21:04Z</text:p>
          </table:table-cell>
          <table:table-cell office:value-type="string" calcext:value-type="string">
            <text:p>2022-01-11T01:25:43Z</text:p>
          </table:table-cell>
          <table:table-cell office:value-type="string" calcext:value-type="string">
            <text:p>2022-01-11T01:27:45Z</text:p>
          </table:table-cell>
          <table:table-cell office:value-type="string" calcext:value-type="string">
            <text:p>SUCCEEDED</text:p>
          </table:table-cell>
          <table:table-cell office:value-type="float" office:value="956479" calcext:value-type="float">
            <text:p>956479</text:p>
          </table:table-cell>
          <table:table-cell office:value-type="float" office:value="206050" calcext:value-type="float">
            <text:p>206050</text:p>
          </table:table-cell>
          <table:table-cell office:value-type="float" office:value="4.542" calcext:value-type="float">
            <text:p>4.542</text:p>
          </table:table-cell>
          <table:table-cell office:value-type="float" office:value="0.398" calcext:value-type="float">
            <text:p>0.398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string" calcext:value-type="string">
            <text:p>u-ch427-n96-max18-single-ens14</text:p>
          </table:table-cell>
          <table:table-cell office:value-type="float" office:value="74.016" calcext:value-type="float">
            <text:p>74.016</text:p>
          </table:table-cell>
          <table:table-cell office:value-type="float" office:value="18.62" calcext:value-type="float">
            <text:p>18.62</text:p>
          </table:table-cell>
          <table:table-cell table:formula="of:=[.B172]-[.C172]" office:value-type="float" office:value="55.396" calcext:value-type="float">
            <text:p>55.396</text:p>
          </table:table-cell>
          <table:table-cell table:formula="of:=[.B172]-[.C172]-[.O172]" office:value-type="float" office:value="50.726" calcext:value-type="float">
            <text:p>50.72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1-11T01:21:10Z</text:p>
          </table:table-cell>
          <table:table-cell office:value-type="string" calcext:value-type="string">
            <text:p>2022-01-11T01:25:43Z</text:p>
          </table:table-cell>
          <table:table-cell office:value-type="string" calcext:value-type="string">
            <text:p>2022-01-11T01:27:51Z</text:p>
          </table:table-cell>
          <table:table-cell office:value-type="string" calcext:value-type="string">
            <text:p>SUCCEEDED</text:p>
          </table:table-cell>
          <table:table-cell office:value-type="float" office:value="956480" calcext:value-type="float">
            <text:p>956480</text:p>
          </table:table-cell>
          <table:table-cell office:value-type="float" office:value="59117" calcext:value-type="float">
            <text:p>59117</text:p>
          </table:table-cell>
          <table:table-cell office:value-type="float" office:value="4.67" calcext:value-type="float">
            <text:p>4.67</text:p>
          </table:table-cell>
          <table:table-cell office:value-type="float" office:value="0.407" calcext:value-type="float">
            <text:p>0.407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string" calcext:value-type="string">
            <text:p>u-ch427-n96-max18-single-ens15</text:p>
          </table:table-cell>
          <table:table-cell office:value-type="float" office:value="74.557" calcext:value-type="float">
            <text:p>74.557</text:p>
          </table:table-cell>
          <table:table-cell office:value-type="float" office:value="19.03" calcext:value-type="float">
            <text:p>19.03</text:p>
          </table:table-cell>
          <table:table-cell table:formula="of:=[.B173]-[.C173]" office:value-type="float" office:value="55.527" calcext:value-type="float">
            <text:p>55.527</text:p>
          </table:table-cell>
          <table:table-cell table:formula="of:=[.B173]-[.C173]-[.O173]" office:value-type="float" office:value="46.7" calcext:value-type="float">
            <text:p>46.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1-11T01:20:00Z</text:p>
          </table:table-cell>
          <table:table-cell office:value-type="string" calcext:value-type="string">
            <text:p>2022-01-11T01:20:15Z</text:p>
          </table:table-cell>
          <table:table-cell office:value-type="string" calcext:value-type="string">
            <text:p>2022-01-11T01:22:24Z</text:p>
          </table:table-cell>
          <table:table-cell office:value-type="string" calcext:value-type="string">
            <text:p>SUCCEEDED</text:p>
          </table:table-cell>
          <table:table-cell office:value-type="float" office:value="956469" calcext:value-type="float">
            <text:p>956469</text:p>
          </table:table-cell>
          <table:table-cell office:value-type="float" office:value="142613" calcext:value-type="float">
            <text:p>142613</text:p>
          </table:table-cell>
          <table:table-cell office:value-type="float" office:value="8.827" calcext:value-type="float">
            <text:p>8.827</text:p>
          </table:table-cell>
          <table:table-cell office:value-type="float" office:value="0.439" calcext:value-type="float">
            <text:p>0.439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u-ch427-n96-max18-single-ens16</text:p>
          </table:table-cell>
          <table:table-cell office:value-type="float" office:value="75.752" calcext:value-type="float">
            <text:p>75.752</text:p>
          </table:table-cell>
          <table:table-cell office:value-type="float" office:value="15.51" calcext:value-type="float">
            <text:p>15.51</text:p>
          </table:table-cell>
          <table:table-cell table:formula="of:=[.B174]-[.C174]" office:value-type="float" office:value="60.242" calcext:value-type="float">
            <text:p>60.242</text:p>
          </table:table-cell>
          <table:table-cell table:formula="of:=[.B174]-[.C174]-[.O174]" office:value-type="float" office:value="51.943" calcext:value-type="float">
            <text:p>51.94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1-11T00:49:30Z</text:p>
          </table:table-cell>
          <table:table-cell office:value-type="string" calcext:value-type="string">
            <text:p>2022-01-11T00:58:47Z</text:p>
          </table:table-cell>
          <table:table-cell office:value-type="string" calcext:value-type="string">
            <text:p>2022-01-11T01:01:18Z</text:p>
          </table:table-cell>
          <table:table-cell office:value-type="string" calcext:value-type="string">
            <text:p>SUCCEEDED</text:p>
          </table:table-cell>
          <table:table-cell office:value-type="float" office:value="956412" calcext:value-type="float">
            <text:p>956412</text:p>
          </table:table-cell>
          <table:table-cell office:value-type="float" office:value="117918" calcext:value-type="float">
            <text:p>117918</text:p>
          </table:table-cell>
          <table:table-cell office:value-type="float" office:value="8.299" calcext:value-type="float">
            <text:p>8.299</text:p>
          </table:table-cell>
          <table:table-cell office:value-type="float" office:value="0.382" calcext:value-type="float">
            <text:p>0.382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string" calcext:value-type="string">
            <text:p>u-ch427-n96-max18-single-ens17</text:p>
          </table:table-cell>
          <table:table-cell office:value-type="float" office:value="78.149" calcext:value-type="float">
            <text:p>78.149</text:p>
          </table:table-cell>
          <table:table-cell office:value-type="float" office:value="16.97" calcext:value-type="float">
            <text:p>16.97</text:p>
          </table:table-cell>
          <table:table-cell table:formula="of:=[.B175]-[.C175]" office:value-type="float" office:value="61.179" calcext:value-type="float">
            <text:p>61.179</text:p>
          </table:table-cell>
          <table:table-cell table:formula="of:=[.B175]-[.C175]-[.O175]" office:value-type="float" office:value="55.446" calcext:value-type="float">
            <text:p>55.44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1-11T00:49:38Z</text:p>
          </table:table-cell>
          <table:table-cell office:value-type="string" calcext:value-type="string">
            <text:p>2022-01-11T00:58:46Z</text:p>
          </table:table-cell>
          <table:table-cell office:value-type="string" calcext:value-type="string">
            <text:p>2022-01-11T01:01:19Z</text:p>
          </table:table-cell>
          <table:table-cell office:value-type="string" calcext:value-type="string">
            <text:p>SUCCEEDED</text:p>
          </table:table-cell>
          <table:table-cell office:value-type="float" office:value="956414" calcext:value-type="float">
            <text:p>956414</text:p>
          </table:table-cell>
          <table:table-cell office:value-type="float" office:value="259076" calcext:value-type="float">
            <text:p>259076</text:p>
          </table:table-cell>
          <table:table-cell office:value-type="float" office:value="5.733" calcext:value-type="float">
            <text:p>5.733</text:p>
          </table:table-cell>
          <table:table-cell office:value-type="float" office:value="0.376" calcext:value-type="float">
            <text:p>0.376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u-ch427-n96-max18-single-ens18</text:p>
          </table:table-cell>
          <table:table-cell office:value-type="float" office:value="73.511" calcext:value-type="float">
            <text:p>73.511</text:p>
          </table:table-cell>
          <table:table-cell office:value-type="float" office:value="17.13" calcext:value-type="float">
            <text:p>17.13</text:p>
          </table:table-cell>
          <table:table-cell table:formula="of:=[.B176]-[.C176]" office:value-type="float" office:value="56.381" calcext:value-type="float">
            <text:p>56.381</text:p>
          </table:table-cell>
          <table:table-cell table:formula="of:=[.B176]-[.C176]-[.O176]" office:value-type="float" office:value="48.128" calcext:value-type="float">
            <text:p>48.12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1-11T00:49:55Z</text:p>
          </table:table-cell>
          <table:table-cell office:value-type="string" calcext:value-type="string">
            <text:p>2022-01-11T01:01:58Z</text:p>
          </table:table-cell>
          <table:table-cell office:value-type="string" calcext:value-type="string">
            <text:p>2022-01-11T01:04:28Z</text:p>
          </table:table-cell>
          <table:table-cell office:value-type="string" calcext:value-type="string">
            <text:p>SUCCEEDED</text:p>
          </table:table-cell>
          <table:table-cell office:value-type="float" office:value="956415" calcext:value-type="float">
            <text:p>956415</text:p>
          </table:table-cell>
          <table:table-cell office:value-type="float" office:value="135542" calcext:value-type="float">
            <text:p>135542</text:p>
          </table:table-cell>
          <table:table-cell office:value-type="float" office:value="8.253" calcext:value-type="float">
            <text:p>8.253</text:p>
          </table:table-cell>
          <table:table-cell office:value-type="float" office:value="0.385" calcext:value-type="float">
            <text:p>0.385</text:p>
          </table:table-cell>
          <table:table-cell office:value-type="float" office:value="0.57" calcext:value-type="float">
            <text:p>0.57</text:p>
          </table:table-cell>
        </table:table-row>
      </table:table>
      <table:table table:name="Results - n96" table:style-name="ta1">
        <table:shapes>
          <draw:frame draw:z-index="4" draw:style-name="gr1" draw:text-style-name="P1" svg:width="15.999cm" svg:height="8.999cm" svg:x="9.332cm" svg:y="54.647cm">
            <draw:object draw:notify-on-update-of-ranges="'Results - n96'.B127:'Results - n96'.B145 'Results - n96'.C127:'Results - n96'.C145 'Results - n96'.D127:'Results - n96'.D14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n96</text:p>
          </table:table-cell>
          <table:table-cell office:value-type="string" calcext:value-type="string">
            <text:p>All Stat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.534" calcext:value-type="float">
            <text:p>58.534</text:p>
          </table:table-cell>
          <table:table-cell office:value-type="float" office:value="48.154" calcext:value-type="float">
            <text:p>48.154</text:p>
          </table:table-cell>
          <table:table-cell office:value-type="float" office:value="40.276" calcext:value-type="float">
            <text:p>40.276</text:p>
          </table:table-cell>
          <table:table-cell>
            <draw:frame table:end-cell-address="'Results - n96'.L23" table:end-x="1.014cm" table:end-y="0.088cm" draw:z-index="0" draw:style-name="gr1" draw:text-style-name="P1" svg:width="15.991cm" svg:height="8.998cm" svg:x="0.828cm" svg:y="0.121cm">
              <draw:object draw:notify-on-update-of-ranges="'Results - n96'.B3:'Results - n96'.B21 'Results - n96'.C3:'Results - n96'.C21 'Results - n96'.D3:'Results - n96'.D21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.965" calcext:value-type="float">
            <text:p>57.965</text:p>
          </table:table-cell>
          <table:table-cell office:value-type="float" office:value="46.185" calcext:value-type="float">
            <text:p>46.185</text:p>
          </table:table-cell>
          <table:table-cell office:value-type="float" office:value="41.596" calcext:value-type="float">
            <text:p>41.59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.851" calcext:value-type="float">
            <text:p>58.851</text:p>
          </table:table-cell>
          <table:table-cell office:value-type="float" office:value="46.721" calcext:value-type="float">
            <text:p>46.721</text:p>
          </table:table-cell>
          <table:table-cell office:value-type="float" office:value="42.027" calcext:value-type="float">
            <text:p>42.0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.738" calcext:value-type="float">
            <text:p>59.738</text:p>
          </table:table-cell>
          <table:table-cell office:value-type="float" office:value="45.998" calcext:value-type="float">
            <text:p>45.998</text:p>
          </table:table-cell>
          <table:table-cell office:value-type="float" office:value="41.727" calcext:value-type="float">
            <text:p>41.7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.444" calcext:value-type="float">
            <text:p>61.444</text:p>
          </table:table-cell>
          <table:table-cell office:value-type="float" office:value="46.814" calcext:value-type="float">
            <text:p>46.814</text:p>
          </table:table-cell>
          <table:table-cell office:value-type="float" office:value="42.4" calcext:value-type="float">
            <text:p>42.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.567" calcext:value-type="float">
            <text:p>80.567</text:p>
          </table:table-cell>
          <table:table-cell office:value-type="float" office:value="50.147" calcext:value-type="float">
            <text:p>50.147</text:p>
          </table:table-cell>
          <table:table-cell office:value-type="float" office:value="42.591" calcext:value-type="float">
            <text:p>42.5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.135" calcext:value-type="float">
            <text:p>83.135</text:p>
          </table:table-cell>
          <table:table-cell office:value-type="float" office:value="50.995" calcext:value-type="float">
            <text:p>50.995</text:p>
          </table:table-cell>
          <table:table-cell office:value-type="float" office:value="42.995" calcext:value-type="float">
            <text:p>42.99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.82" calcext:value-type="float">
            <text:p>87.82</text:p>
          </table:table-cell>
          <table:table-cell office:value-type="float" office:value="54.03" calcext:value-type="float">
            <text:p>54.03</text:p>
          </table:table-cell>
          <table:table-cell office:value-type="float" office:value="43.445" calcext:value-type="float">
            <text:p>43.44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.346" calcext:value-type="float">
            <text:p>86.346</text:p>
          </table:table-cell>
          <table:table-cell office:value-type="float" office:value="52.326" calcext:value-type="float">
            <text:p>52.326</text:p>
          </table:table-cell>
          <table:table-cell office:value-type="float" office:value="44.036" calcext:value-type="float">
            <text:p>44.03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.085" calcext:value-type="float">
            <text:p>91.085</text:p>
          </table:table-cell>
          <table:table-cell office:value-type="float" office:value="54.155" calcext:value-type="float">
            <text:p>54.155</text:p>
          </table:table-cell>
          <table:table-cell office:value-type="float" office:value="46.31" calcext:value-type="float">
            <text:p>46.3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.162" calcext:value-type="float">
            <text:p>90.162</text:p>
          </table:table-cell>
          <table:table-cell office:value-type="float" office:value="53.212" calcext:value-type="float">
            <text:p>53.212</text:p>
          </table:table-cell>
          <table:table-cell office:value-type="float" office:value="46.314" calcext:value-type="float">
            <text:p>46.31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841" calcext:value-type="float">
            <text:p>99.841</text:p>
          </table:table-cell>
          <table:table-cell office:value-type="float" office:value="62.171" calcext:value-type="float">
            <text:p>62.171</text:p>
          </table:table-cell>
          <table:table-cell office:value-type="float" office:value="54.263" calcext:value-type="float">
            <text:p>54.26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5.038" calcext:value-type="float">
            <text:p>105.038</text:p>
          </table:table-cell>
          <table:table-cell office:value-type="float" office:value="66.188" calcext:value-type="float">
            <text:p>66.188</text:p>
          </table:table-cell>
          <table:table-cell office:value-type="float" office:value="45.992" calcext:value-type="float">
            <text:p>45.99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.578" calcext:value-type="float">
            <text:p>108.578</text:p>
          </table:table-cell>
          <table:table-cell office:value-type="float" office:value="68.338" calcext:value-type="float">
            <text:p>68.338</text:p>
          </table:table-cell>
          <table:table-cell office:value-type="float" office:value="48.346" calcext:value-type="float">
            <text:p>48.34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.148" calcext:value-type="float">
            <text:p>95.148</text:p>
          </table:table-cell>
          <table:table-cell office:value-type="float" office:value="52.368" calcext:value-type="float">
            <text:p>52.368</text:p>
          </table:table-cell>
          <table:table-cell office:value-type="float" office:value="47.465" calcext:value-type="float">
            <text:p>47.46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2.253" calcext:value-type="float">
            <text:p>132.253</text:p>
          </table:table-cell>
          <table:table-cell office:value-type="float" office:value="90.673" calcext:value-type="float">
            <text:p>90.673</text:p>
          </table:table-cell>
          <table:table-cell office:value-type="float" office:value="70.675" calcext:value-type="float">
            <text:p>70.67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0.123" calcext:value-type="float">
            <text:p>110.123</text:p>
          </table:table-cell>
          <table:table-cell office:value-type="float" office:value="68.913" calcext:value-type="float">
            <text:p>68.913</text:p>
          </table:table-cell>
          <table:table-cell office:value-type="float" office:value="47.961" calcext:value-type="float">
            <text:p>47.96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1.935" calcext:value-type="float">
            <text:p>111.935</text:p>
          </table:table-cell>
          <table:table-cell office:value-type="float" office:value="54.685" calcext:value-type="float">
            <text:p>54.685</text:p>
          </table:table-cell>
          <table:table-cell office:value-type="float" office:value="48.843" calcext:value-type="float">
            <text:p>48.84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6.418" calcext:value-type="float">
            <text:p>136.418</text:p>
          </table:table-cell>
          <table:table-cell office:value-type="float" office:value="78.958" calcext:value-type="float">
            <text:p>78.958</text:p>
          </table:table-cell>
          <table:table-cell office:value-type="float" office:value="58.175" calcext:value-type="float">
            <text:p>58.17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n96</text:p>
          </table:table-cell>
          <table:table-cell office:value-type="string" calcext:value-type="string">
            <text:p>All Stats</text:p>
          </table:table-cell>
          <table:table-cell office:value-type="string" calcext:value-type="string">
            <text:p>Multiple Fields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.34" calcext:value-type="float">
            <text:p>62.34</text:p>
          </table:table-cell>
          <table:table-cell office:value-type="float" office:value="50.31" calcext:value-type="float">
            <text:p>50.31</text:p>
          </table:table-cell>
          <table:table-cell office:value-type="float" office:value="40.479" calcext:value-type="float">
            <text:p>40.479</text:p>
          </table:table-cell>
          <table:table-cell>
            <draw:frame table:end-cell-address="'Results - n96'.L45" table:end-x="1.295cm" table:end-y="0.449cm" draw:z-index="1" draw:style-name="gr1" draw:text-style-name="P1" svg:width="15.991cm" svg:height="8.993cm" svg:x="1.109cm" svg:y="0.036cm">
              <draw:object draw:notify-on-update-of-ranges="'Results - n96'.B26:'Results - n96'.B44 'Results - n96'.C26:'Results - n96'.C44 'Results - n96'.D26:'Results - n96'.D44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.432" calcext:value-type="float">
            <text:p>63.432</text:p>
          </table:table-cell>
          <table:table-cell office:value-type="float" office:value="51.582" calcext:value-type="float">
            <text:p>51.582</text:p>
          </table:table-cell>
          <table:table-cell office:value-type="float" office:value="42.581" calcext:value-type="float">
            <text:p>42.58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5.001" calcext:value-type="float">
            <text:p>115.001</text:p>
          </table:table-cell>
          <table:table-cell office:value-type="float" office:value="95.961" calcext:value-type="float">
            <text:p>95.961</text:p>
          </table:table-cell>
          <table:table-cell office:value-type="float" office:value="86.365" calcext:value-type="float">
            <text:p>86.36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.023" calcext:value-type="float">
            <text:p>84.023</text:p>
          </table:table-cell>
          <table:table-cell office:value-type="float" office:value="60.113" calcext:value-type="float">
            <text:p>60.113</text:p>
          </table:table-cell>
          <table:table-cell office:value-type="float" office:value="49.573" calcext:value-type="float">
            <text:p>49.57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.094" calcext:value-type="float">
            <text:p>88.094</text:p>
          </table:table-cell>
          <table:table-cell office:value-type="float" office:value="64.644" calcext:value-type="float">
            <text:p>64.644</text:p>
          </table:table-cell>
          <table:table-cell office:value-type="float" office:value="52.775" calcext:value-type="float">
            <text:p>52.77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.315" calcext:value-type="float">
            <text:p>102.315</text:p>
          </table:table-cell>
          <table:table-cell office:value-type="float" office:value="68.305" calcext:value-type="float">
            <text:p>68.305</text:p>
          </table:table-cell>
          <table:table-cell office:value-type="float" office:value="56.645" calcext:value-type="float">
            <text:p>56.6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3.435" calcext:value-type="float">
            <text:p>123.435</text:p>
          </table:table-cell>
          <table:table-cell office:value-type="float" office:value="90.315" calcext:value-type="float">
            <text:p>90.315</text:p>
          </table:table-cell>
          <table:table-cell office:value-type="float" office:value="60.209" calcext:value-type="float">
            <text:p>60.20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.014" calcext:value-type="float">
            <text:p>98.014</text:p>
          </table:table-cell>
          <table:table-cell office:value-type="float" office:value="65.484" calcext:value-type="float">
            <text:p>65.484</text:p>
          </table:table-cell>
          <table:table-cell office:value-type="float" office:value="52.206" calcext:value-type="float">
            <text:p>52.2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.468" calcext:value-type="float">
            <text:p>133.468</text:p>
          </table:table-cell>
          <table:table-cell office:value-type="float" office:value="99.428" calcext:value-type="float">
            <text:p>99.428</text:p>
          </table:table-cell>
          <table:table-cell office:value-type="float" office:value="63.575" calcext:value-type="float">
            <text:p>63.57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3.72" calcext:value-type="float">
            <text:p>143.72</text:p>
          </table:table-cell>
          <table:table-cell office:value-type="float" office:value="106.16" calcext:value-type="float">
            <text:p>106.16</text:p>
          </table:table-cell>
          <table:table-cell office:value-type="float" office:value="68.708" calcext:value-type="float">
            <text:p>68.7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8.872" calcext:value-type="float">
            <text:p>138.872</text:p>
          </table:table-cell>
          <table:table-cell office:value-type="float" office:value="101.472" calcext:value-type="float">
            <text:p>101.472</text:p>
          </table:table-cell>
          <table:table-cell office:value-type="float" office:value="71.377" calcext:value-type="float">
            <text:p>71.37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9.407" calcext:value-type="float">
            <text:p>149.407</text:p>
          </table:table-cell>
          <table:table-cell office:value-type="float" office:value="112.927" calcext:value-type="float">
            <text:p>112.927</text:p>
          </table:table-cell>
          <table:table-cell office:value-type="float" office:value="70.138" calcext:value-type="float">
            <text:p>70.13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2.38" calcext:value-type="float">
            <text:p>152.38</text:p>
          </table:table-cell>
          <table:table-cell office:value-type="float" office:value="101.19" calcext:value-type="float">
            <text:p>101.19</text:p>
          </table:table-cell>
          <table:table-cell office:value-type="float" office:value="72.377" calcext:value-type="float">
            <text:p>72.37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4.58" calcext:value-type="float">
            <text:p>124.58</text:p>
          </table:table-cell>
          <table:table-cell office:value-type="float" office:value="70.36" calcext:value-type="float">
            <text:p>70.36</text:p>
          </table:table-cell>
          <table:table-cell office:value-type="float" office:value="59.986" calcext:value-type="float">
            <text:p>59.98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9.521" calcext:value-type="float">
            <text:p>169.521</text:p>
          </table:table-cell>
          <table:table-cell office:value-type="float" office:value="114.971" calcext:value-type="float">
            <text:p>114.971</text:p>
          </table:table-cell>
          <table:table-cell office:value-type="float" office:value="76.713" calcext:value-type="float">
            <text:p>76.7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7.824" calcext:value-type="float">
            <text:p>177.824</text:p>
          </table:table-cell>
          <table:table-cell office:value-type="float" office:value="120.124" calcext:value-type="float">
            <text:p>120.124</text:p>
          </table:table-cell>
          <table:table-cell office:value-type="float" office:value="78.388" calcext:value-type="float">
            <text:p>78.38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1.71" calcext:value-type="float">
            <text:p>181.71</text:p>
          </table:table-cell>
          <table:table-cell office:value-type="float" office:value="124.94" calcext:value-type="float">
            <text:p>124.94</text:p>
          </table:table-cell>
          <table:table-cell office:value-type="float" office:value="83.909" calcext:value-type="float">
            <text:p>83.90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0.446" calcext:value-type="float">
            <text:p>190.446</text:p>
          </table:table-cell>
          <table:table-cell office:value-type="float" office:value="135.566" calcext:value-type="float">
            <text:p>135.566</text:p>
          </table:table-cell>
          <table:table-cell office:value-type="float" office:value="84.085" calcext:value-type="float">
            <text:p>84.08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5.371" calcext:value-type="float">
            <text:p>195.371</text:p>
          </table:table-cell>
          <table:table-cell office:value-type="float" office:value="138.331" calcext:value-type="float">
            <text:p>138.331</text:p>
          </table:table-cell>
          <table:table-cell office:value-type="float" office:value="85.992" calcext:value-type="float">
            <text:p>85.992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n96</text:p>
          </table:table-cell>
          <table:table-cell office:value-type="string" calcext:value-type="string">
            <text:p>Single Stat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.34" calcext:value-type="float">
            <text:p>62.34</text:p>
          </table:table-cell>
          <table:table-cell office:value-type="float" office:value="50.31" calcext:value-type="float">
            <text:p>50.31</text:p>
          </table:table-cell>
          <table:table-cell office:value-type="float" office:value="40.479" calcext:value-type="float">
            <text:p>40.479</text:p>
          </table:table-cell>
          <table:table-cell>
            <draw:frame table:end-cell-address="'Results - n96'.L68" table:end-x="1.022cm" table:end-y="0.439cm" draw:z-index="5" draw:style-name="gr1" draw:text-style-name="P1" svg:width="15.991cm" svg:height="8.993cm" svg:x="0.836cm" svg:y="0.026cm">
              <draw:object draw:notify-on-update-of-ranges="'All results - 0 to 18 ensembles'.A1:'All results - 0 to 18 ensembles'.A1 'Results - n96'.B49:'Results - n96'.B67 'All results - 0 to 18 ensembles'.A1:'All results - 0 to 18 ensembles'.A1 'Results - n216'.C49:'Results - n216'.C67 'All results - 0 to 18 ensembles'.A1:'All results - 0 to 18 ensembles'.A1 'Results - n216'.D49:'Results - n216'.D67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.432" calcext:value-type="float">
            <text:p>63.432</text:p>
          </table:table-cell>
          <table:table-cell office:value-type="float" office:value="51.582" calcext:value-type="float">
            <text:p>51.582</text:p>
          </table:table-cell>
          <table:table-cell office:value-type="float" office:value="42.581" calcext:value-type="float">
            <text:p>42.58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5.001" calcext:value-type="float">
            <text:p>115.001</text:p>
          </table:table-cell>
          <table:table-cell office:value-type="float" office:value="95.961" calcext:value-type="float">
            <text:p>95.961</text:p>
          </table:table-cell>
          <table:table-cell office:value-type="float" office:value="86.365" calcext:value-type="float">
            <text:p>86.36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.023" calcext:value-type="float">
            <text:p>84.023</text:p>
          </table:table-cell>
          <table:table-cell office:value-type="float" office:value="60.113" calcext:value-type="float">
            <text:p>60.113</text:p>
          </table:table-cell>
          <table:table-cell office:value-type="float" office:value="49.573" calcext:value-type="float">
            <text:p>49.57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.094" calcext:value-type="float">
            <text:p>88.094</text:p>
          </table:table-cell>
          <table:table-cell office:value-type="float" office:value="64.644" calcext:value-type="float">
            <text:p>64.644</text:p>
          </table:table-cell>
          <table:table-cell office:value-type="float" office:value="52.775" calcext:value-type="float">
            <text:p>52.77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.315" calcext:value-type="float">
            <text:p>102.315</text:p>
          </table:table-cell>
          <table:table-cell office:value-type="float" office:value="68.305" calcext:value-type="float">
            <text:p>68.305</text:p>
          </table:table-cell>
          <table:table-cell office:value-type="float" office:value="56.645" calcext:value-type="float">
            <text:p>56.6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3.435" calcext:value-type="float">
            <text:p>123.435</text:p>
          </table:table-cell>
          <table:table-cell office:value-type="float" office:value="90.315" calcext:value-type="float">
            <text:p>90.315</text:p>
          </table:table-cell>
          <table:table-cell office:value-type="float" office:value="60.209" calcext:value-type="float">
            <text:p>60.20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.014" calcext:value-type="float">
            <text:p>98.014</text:p>
          </table:table-cell>
          <table:table-cell office:value-type="float" office:value="65.484" calcext:value-type="float">
            <text:p>65.484</text:p>
          </table:table-cell>
          <table:table-cell office:value-type="float" office:value="52.206" calcext:value-type="float">
            <text:p>52.2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.468" calcext:value-type="float">
            <text:p>133.468</text:p>
          </table:table-cell>
          <table:table-cell office:value-type="float" office:value="99.428" calcext:value-type="float">
            <text:p>99.428</text:p>
          </table:table-cell>
          <table:table-cell office:value-type="float" office:value="63.575" calcext:value-type="float">
            <text:p>63.57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3.72" calcext:value-type="float">
            <text:p>143.72</text:p>
          </table:table-cell>
          <table:table-cell office:value-type="float" office:value="106.16" calcext:value-type="float">
            <text:p>106.16</text:p>
          </table:table-cell>
          <table:table-cell office:value-type="float" office:value="68.708" calcext:value-type="float">
            <text:p>68.7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8.872" calcext:value-type="float">
            <text:p>138.872</text:p>
          </table:table-cell>
          <table:table-cell office:value-type="float" office:value="101.472" calcext:value-type="float">
            <text:p>101.472</text:p>
          </table:table-cell>
          <table:table-cell office:value-type="float" office:value="71.377" calcext:value-type="float">
            <text:p>71.37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9.407" calcext:value-type="float">
            <text:p>149.407</text:p>
          </table:table-cell>
          <table:table-cell office:value-type="float" office:value="112.927" calcext:value-type="float">
            <text:p>112.927</text:p>
          </table:table-cell>
          <table:table-cell office:value-type="float" office:value="70.138" calcext:value-type="float">
            <text:p>70.13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2.38" calcext:value-type="float">
            <text:p>152.38</text:p>
          </table:table-cell>
          <table:table-cell office:value-type="float" office:value="101.19" calcext:value-type="float">
            <text:p>101.19</text:p>
          </table:table-cell>
          <table:table-cell office:value-type="float" office:value="72.377" calcext:value-type="float">
            <text:p>72.37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4.58" calcext:value-type="float">
            <text:p>124.58</text:p>
          </table:table-cell>
          <table:table-cell office:value-type="float" office:value="70.36" calcext:value-type="float">
            <text:p>70.36</text:p>
          </table:table-cell>
          <table:table-cell office:value-type="float" office:value="59.986" calcext:value-type="float">
            <text:p>59.98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9.521" calcext:value-type="float">
            <text:p>169.521</text:p>
          </table:table-cell>
          <table:table-cell office:value-type="float" office:value="114.971" calcext:value-type="float">
            <text:p>114.971</text:p>
          </table:table-cell>
          <table:table-cell office:value-type="float" office:value="76.713" calcext:value-type="float">
            <text:p>76.7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7.824" calcext:value-type="float">
            <text:p>177.824</text:p>
          </table:table-cell>
          <table:table-cell office:value-type="float" office:value="120.124" calcext:value-type="float">
            <text:p>120.124</text:p>
          </table:table-cell>
          <table:table-cell office:value-type="float" office:value="78.388" calcext:value-type="float">
            <text:p>78.38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1.71" calcext:value-type="float">
            <text:p>181.71</text:p>
          </table:table-cell>
          <table:table-cell office:value-type="float" office:value="124.94" calcext:value-type="float">
            <text:p>124.94</text:p>
          </table:table-cell>
          <table:table-cell office:value-type="float" office:value="83.909" calcext:value-type="float">
            <text:p>83.90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0.446" calcext:value-type="float">
            <text:p>190.446</text:p>
          </table:table-cell>
          <table:table-cell office:value-type="float" office:value="135.566" calcext:value-type="float">
            <text:p>135.566</text:p>
          </table:table-cell>
          <table:table-cell office:value-type="float" office:value="84.085" calcext:value-type="float">
            <text:p>84.08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5.371" calcext:value-type="float">
            <text:p>195.371</text:p>
          </table:table-cell>
          <table:table-cell office:value-type="float" office:value="138.331" calcext:value-type="float">
            <text:p>138.331</text:p>
          </table:table-cell>
          <table:table-cell office:value-type="float" office:value="85.992" calcext:value-type="float">
            <text:p>85.992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n96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.534" calcext:value-type="float">
            <text:p>58.534</text:p>
          </table:table-cell>
          <table:table-cell table:number-columns-repeated="2" office:value-type="float" office:value="62.34" calcext:value-type="float">
            <text:p>62.34</text:p>
          </table:table-cell>
          <table:table-cell>
            <draw:frame table:end-cell-address="'Results - n96'.L95" table:end-x="0.972cm" table:end-y="0.051cm" draw:z-index="2" draw:style-name="gr1" draw:text-style-name="P1" svg:width="15.991cm" svg:height="8.999cm" svg:x="0.786cm" svg:y="0.083cm">
              <draw:object draw:notify-on-update-of-ranges="'Results - n96'.B75:'Results - n96'.B93 'Results - n96'.C75:'Results - n96'.C93 'Results - n96'.D75:'Results - n96'.D93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.965" calcext:value-type="float">
            <text:p>57.965</text:p>
          </table:table-cell>
          <table:table-cell table:number-columns-repeated="2" office:value-type="float" office:value="63.432" calcext:value-type="float">
            <text:p>63.4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.851" calcext:value-type="float">
            <text:p>58.851</text:p>
          </table:table-cell>
          <table:table-cell table:number-columns-repeated="2" office:value-type="float" office:value="115.001" calcext:value-type="float">
            <text:p>115.0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.738" calcext:value-type="float">
            <text:p>59.738</text:p>
          </table:table-cell>
          <table:table-cell table:number-columns-repeated="2" office:value-type="float" office:value="84.023" calcext:value-type="float">
            <text:p>84.0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.444" calcext:value-type="float">
            <text:p>61.444</text:p>
          </table:table-cell>
          <table:table-cell table:number-columns-repeated="2" office:value-type="float" office:value="88.094" calcext:value-type="float">
            <text:p>88.09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.567" calcext:value-type="float">
            <text:p>80.567</text:p>
          </table:table-cell>
          <table:table-cell table:number-columns-repeated="2" office:value-type="float" office:value="102.315" calcext:value-type="float">
            <text:p>102.3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.135" calcext:value-type="float">
            <text:p>83.135</text:p>
          </table:table-cell>
          <table:table-cell table:number-columns-repeated="2" office:value-type="float" office:value="123.435" calcext:value-type="float">
            <text:p>123.4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.82" calcext:value-type="float">
            <text:p>87.82</text:p>
          </table:table-cell>
          <table:table-cell table:number-columns-repeated="2" office:value-type="float" office:value="98.014" calcext:value-type="float">
            <text:p>98.01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.346" calcext:value-type="float">
            <text:p>86.346</text:p>
          </table:table-cell>
          <table:table-cell table:number-columns-repeated="2" office:value-type="float" office:value="133.468" calcext:value-type="float">
            <text:p>133.46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.085" calcext:value-type="float">
            <text:p>91.085</text:p>
          </table:table-cell>
          <table:table-cell table:number-columns-repeated="2" office:value-type="float" office:value="143.72" calcext:value-type="float">
            <text:p>143.7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.162" calcext:value-type="float">
            <text:p>90.162</text:p>
          </table:table-cell>
          <table:table-cell table:number-columns-repeated="2" office:value-type="float" office:value="138.872" calcext:value-type="float">
            <text:p>138.87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841" calcext:value-type="float">
            <text:p>99.841</text:p>
          </table:table-cell>
          <table:table-cell table:number-columns-repeated="2" office:value-type="float" office:value="149.407" calcext:value-type="float">
            <text:p>149.40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5.038" calcext:value-type="float">
            <text:p>105.038</text:p>
          </table:table-cell>
          <table:table-cell table:number-columns-repeated="2" office:value-type="float" office:value="152.38" calcext:value-type="float">
            <text:p>152.3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.578" calcext:value-type="float">
            <text:p>108.578</text:p>
          </table:table-cell>
          <table:table-cell table:number-columns-repeated="2" office:value-type="float" office:value="124.58" calcext:value-type="float">
            <text:p>124.5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.148" calcext:value-type="float">
            <text:p>95.148</text:p>
          </table:table-cell>
          <table:table-cell table:number-columns-repeated="2" office:value-type="float" office:value="169.521" calcext:value-type="float">
            <text:p>169.52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2.253" calcext:value-type="float">
            <text:p>132.253</text:p>
          </table:table-cell>
          <table:table-cell table:number-columns-repeated="2" office:value-type="float" office:value="177.824" calcext:value-type="float">
            <text:p>177.82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0.123" calcext:value-type="float">
            <text:p>110.123</text:p>
          </table:table-cell>
          <table:table-cell table:number-columns-repeated="2" office:value-type="float" office:value="181.71" calcext:value-type="float">
            <text:p>181.7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1.935" calcext:value-type="float">
            <text:p>111.935</text:p>
          </table:table-cell>
          <table:table-cell table:number-columns-repeated="2" office:value-type="float" office:value="190.446" calcext:value-type="float">
            <text:p>190.44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6.418" calcext:value-type="float">
            <text:p>136.418</text:p>
          </table:table-cell>
          <table:table-cell table:number-columns-repeated="2" office:value-type="float" office:value="195.371" calcext:value-type="float">
            <text:p>195.371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n96</text:p>
          </table:table-cell>
          <table:table-cell office:value-type="string" calcext:value-type="string">
            <text:p>TIME-INITIA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.154" calcext:value-type="float">
            <text:p>48.154</text:p>
          </table:table-cell>
          <table:table-cell table:number-columns-repeated="2" office:value-type="float" office:value="50.31" calcext:value-type="float">
            <text:p>50.31</text:p>
          </table:table-cell>
          <table:table-cell>
            <draw:frame table:end-cell-address="'Results - n96'.L123" table:end-x="0.967cm" table:end-y="0.015cm" draw:z-index="3" draw:style-name="gr1" draw:text-style-name="P1" svg:width="15.99cm" svg:height="9.898cm" svg:x="0.782cm" svg:y="0.053cm">
              <draw:object draw:notify-on-update-of-ranges="'Results - n96'.B101:'Results - n96'.B119 'Results - n96'.C101:'Results - n96'.C119 'Results - n96'.D101:'Results - n96'.D119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.185" calcext:value-type="float">
            <text:p>46.185</text:p>
          </table:table-cell>
          <table:table-cell table:number-columns-repeated="2" office:value-type="float" office:value="51.582" calcext:value-type="float">
            <text:p>51.58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.721" calcext:value-type="float">
            <text:p>46.721</text:p>
          </table:table-cell>
          <table:table-cell table:number-columns-repeated="2" office:value-type="float" office:value="95.961" calcext:value-type="float">
            <text:p>95.96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.998" calcext:value-type="float">
            <text:p>45.998</text:p>
          </table:table-cell>
          <table:table-cell table:number-columns-repeated="2" office:value-type="float" office:value="60.113" calcext:value-type="float">
            <text:p>60.1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.814" calcext:value-type="float">
            <text:p>46.814</text:p>
          </table:table-cell>
          <table:table-cell table:number-columns-repeated="2" office:value-type="float" office:value="64.644" calcext:value-type="float">
            <text:p>64.64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.147" calcext:value-type="float">
            <text:p>50.147</text:p>
          </table:table-cell>
          <table:table-cell table:number-columns-repeated="2" office:value-type="float" office:value="68.305" calcext:value-type="float">
            <text:p>68.3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.995" calcext:value-type="float">
            <text:p>50.995</text:p>
          </table:table-cell>
          <table:table-cell table:number-columns-repeated="2" office:value-type="float" office:value="90.315" calcext:value-type="float">
            <text:p>90.31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.03" calcext:value-type="float">
            <text:p>54.03</text:p>
          </table:table-cell>
          <table:table-cell table:number-columns-repeated="2" office:value-type="float" office:value="65.484" calcext:value-type="float">
            <text:p>65.48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.326" calcext:value-type="float">
            <text:p>52.326</text:p>
          </table:table-cell>
          <table:table-cell table:number-columns-repeated="2" office:value-type="float" office:value="99.428" calcext:value-type="float">
            <text:p>99.42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.155" calcext:value-type="float">
            <text:p>54.155</text:p>
          </table:table-cell>
          <table:table-cell table:number-columns-repeated="2" office:value-type="float" office:value="106.16" calcext:value-type="float">
            <text:p>106.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.212" calcext:value-type="float">
            <text:p>53.212</text:p>
          </table:table-cell>
          <table:table-cell table:number-columns-repeated="2" office:value-type="float" office:value="101.472" calcext:value-type="float">
            <text:p>101.47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.171" calcext:value-type="float">
            <text:p>62.171</text:p>
          </table:table-cell>
          <table:table-cell table:number-columns-repeated="2" office:value-type="float" office:value="112.927" calcext:value-type="float">
            <text:p>112.92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.188" calcext:value-type="float">
            <text:p>66.188</text:p>
          </table:table-cell>
          <table:table-cell table:number-columns-repeated="2" office:value-type="float" office:value="101.19" calcext:value-type="float">
            <text:p>101.1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.338" calcext:value-type="float">
            <text:p>68.338</text:p>
          </table:table-cell>
          <table:table-cell table:number-columns-repeated="2" office:value-type="float" office:value="70.36" calcext:value-type="float">
            <text:p>70.3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.368" calcext:value-type="float">
            <text:p>52.368</text:p>
          </table:table-cell>
          <table:table-cell table:number-columns-repeated="2" office:value-type="float" office:value="114.971" calcext:value-type="float">
            <text:p>114.97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.673" calcext:value-type="float">
            <text:p>90.673</text:p>
          </table:table-cell>
          <table:table-cell table:number-columns-repeated="2" office:value-type="float" office:value="120.124" calcext:value-type="float">
            <text:p>120.12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.913" calcext:value-type="float">
            <text:p>68.913</text:p>
          </table:table-cell>
          <table:table-cell table:number-columns-repeated="2" office:value-type="float" office:value="124.94" calcext:value-type="float">
            <text:p>124.9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.685" calcext:value-type="float">
            <text:p>54.685</text:p>
          </table:table-cell>
          <table:table-cell table:number-columns-repeated="2" office:value-type="float" office:value="135.566" calcext:value-type="float">
            <text:p>135.56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8.958" calcext:value-type="float">
            <text:p>78.958</text:p>
          </table:table-cell>
          <table:table-cell table:number-columns-repeated="2" office:value-type="float" office:value="138.331" calcext:value-type="float">
            <text:p>138.331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n96</text:p>
          </table:table-cell>
          <table:table-cell office:value-type="string" calcext:value-type="string">
            <text:p>TIME-INITIAL-TOOK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.276" calcext:value-type="float">
            <text:p>40.276</text:p>
          </table:table-cell>
          <table:table-cell table:number-columns-repeated="2" office:value-type="float" office:value="40.479" calcext:value-type="float">
            <text:p>40.47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.596" calcext:value-type="float">
            <text:p>41.596</text:p>
          </table:table-cell>
          <table:table-cell table:number-columns-repeated="2" office:value-type="float" office:value="42.581" calcext:value-type="float">
            <text:p>42.58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.027" calcext:value-type="float">
            <text:p>42.027</text:p>
          </table:table-cell>
          <table:table-cell table:number-columns-repeated="2" office:value-type="float" office:value="86.365" calcext:value-type="float">
            <text:p>86.36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.727" calcext:value-type="float">
            <text:p>41.727</text:p>
          </table:table-cell>
          <table:table-cell table:number-columns-repeated="2" office:value-type="float" office:value="49.573" calcext:value-type="float">
            <text:p>49.57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.4" calcext:value-type="float">
            <text:p>42.4</text:p>
          </table:table-cell>
          <table:table-cell table:number-columns-repeated="2" office:value-type="float" office:value="52.775" calcext:value-type="float">
            <text:p>52.77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.591" calcext:value-type="float">
            <text:p>42.591</text:p>
          </table:table-cell>
          <table:table-cell table:number-columns-repeated="2" office:value-type="float" office:value="56.645" calcext:value-type="float">
            <text:p>56.6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.995" calcext:value-type="float">
            <text:p>42.995</text:p>
          </table:table-cell>
          <table:table-cell table:number-columns-repeated="2" office:value-type="float" office:value="60.209" calcext:value-type="float">
            <text:p>60.20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.445" calcext:value-type="float">
            <text:p>43.445</text:p>
          </table:table-cell>
          <table:table-cell table:number-columns-repeated="2" office:value-type="float" office:value="52.206" calcext:value-type="float">
            <text:p>52.2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.036" calcext:value-type="float">
            <text:p>44.036</text:p>
          </table:table-cell>
          <table:table-cell table:number-columns-repeated="2" office:value-type="float" office:value="63.575" calcext:value-type="float">
            <text:p>63.57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.31" calcext:value-type="float">
            <text:p>46.31</text:p>
          </table:table-cell>
          <table:table-cell table:number-columns-repeated="2" office:value-type="float" office:value="68.708" calcext:value-type="float">
            <text:p>68.7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.314" calcext:value-type="float">
            <text:p>46.314</text:p>
          </table:table-cell>
          <table:table-cell table:number-columns-repeated="2" office:value-type="float" office:value="71.377" calcext:value-type="float">
            <text:p>71.37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263" calcext:value-type="float">
            <text:p>54.263</text:p>
          </table:table-cell>
          <table:table-cell table:number-columns-repeated="2" office:value-type="float" office:value="70.138" calcext:value-type="float">
            <text:p>70.13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.992" calcext:value-type="float">
            <text:p>45.992</text:p>
          </table:table-cell>
          <table:table-cell table:number-columns-repeated="2" office:value-type="float" office:value="72.377" calcext:value-type="float">
            <text:p>72.37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.346" calcext:value-type="float">
            <text:p>48.346</text:p>
          </table:table-cell>
          <table:table-cell table:number-columns-repeated="2" office:value-type="float" office:value="59.986" calcext:value-type="float">
            <text:p>59.98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.465" calcext:value-type="float">
            <text:p>47.465</text:p>
          </table:table-cell>
          <table:table-cell table:number-columns-repeated="2" office:value-type="float" office:value="76.713" calcext:value-type="float">
            <text:p>76.7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.675" calcext:value-type="float">
            <text:p>70.675</text:p>
          </table:table-cell>
          <table:table-cell table:number-columns-repeated="2" office:value-type="float" office:value="78.388" calcext:value-type="float">
            <text:p>78.38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.961" calcext:value-type="float">
            <text:p>47.961</text:p>
          </table:table-cell>
          <table:table-cell table:number-columns-repeated="2" office:value-type="float" office:value="83.909" calcext:value-type="float">
            <text:p>83.90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.843" calcext:value-type="float">
            <text:p>48.843</text:p>
          </table:table-cell>
          <table:table-cell table:number-columns-repeated="2" office:value-type="float" office:value="84.085" calcext:value-type="float">
            <text:p>84.08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.175" calcext:value-type="float">
            <text:p>58.175</text:p>
          </table:table-cell>
          <table:table-cell table:number-columns-repeated="2" office:value-type="float" office:value="85.992" calcext:value-type="float">
            <text:p>85.992</text:p>
          </table:table-cell>
          <table:table-cell/>
        </table:table-row>
      </table:table>
      <table:table table:name="Results - n216" table:style-name="ta1">
        <table:shapes>
          <draw:frame draw:z-index="5" draw:style-name="gr1" draw:text-style-name="P1" svg:width="15.999cm" svg:height="8.999cm" svg:x="9.423cm" svg:y="54.683cm">
            <draw:object draw:notify-on-update-of-ranges="'All results - 0 to 18 ensembles'.A1:'All results - 0 to 18 ensembles'.A1 'Results - n216'.B125:'Results - n216'.B143 'All results - 0 to 18 ensembles'.A1:'All results - 0 to 18 ensembles'.A1 'Results - n216'.C125:'Results - n216'.C143 'All results - 0 to 18 ensembles'.A1:'All results - 0 to 18 ensembles'.A1 'Results - n216'.D125:'Results - n216'.D1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n216</text:p>
          </table:table-cell>
          <table:table-cell office:value-type="string" calcext:value-type="string">
            <text:p>All Stat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.226" calcext:value-type="float">
            <text:p>124.226</text:p>
          </table:table-cell>
          <table:table-cell office:value-type="float" office:value="85.136" calcext:value-type="float">
            <text:p>85.136</text:p>
          </table:table-cell>
          <table:table-cell office:value-type="float" office:value="74.233" calcext:value-type="float">
            <text:p>74.233</text:p>
          </table:table-cell>
          <table:table-cell>
            <draw:frame table:end-cell-address="'Results - n216'.L23" table:end-x="1.014cm" table:end-y="0.016cm" draw:z-index="0" draw:style-name="gr1" draw:text-style-name="P1" svg:width="15.991cm" svg:height="8.998cm" svg:x="0.828cm" svg:y="0.049cm">
              <draw:object draw:notify-on-update-of-ranges="'All results - 0 to 18 ensembles'.A1:'All results - 0 to 18 ensembles'.A1 'Results - n216'.B3:'Results - n216'.B21 'All results - 0 to 18 ensembles'.A1:'All results - 0 to 18 ensembles'.A1 'Results - n216'.C3:'Results - n216'.C21 'All results - 0 to 18 ensembles'.A1:'All results - 0 to 18 ensembles'.A1 'Results - n216'.D3:'Results - n216'.D2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.545" calcext:value-type="float">
            <text:p>129.545</text:p>
          </table:table-cell>
          <table:table-cell office:value-type="float" office:value="89.605" calcext:value-type="float">
            <text:p>89.605</text:p>
          </table:table-cell>
          <table:table-cell office:value-type="float" office:value="76.377" calcext:value-type="float">
            <text:p>76.37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.337" calcext:value-type="float">
            <text:p>156.337</text:p>
          </table:table-cell>
          <table:table-cell office:value-type="float" office:value="89.267" calcext:value-type="float">
            <text:p>89.267</text:p>
          </table:table-cell>
          <table:table-cell office:value-type="float" office:value="77.854" calcext:value-type="float">
            <text:p>77.85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6.101" calcext:value-type="float">
            <text:p>206.101</text:p>
          </table:table-cell>
          <table:table-cell office:value-type="float" office:value="127.681" calcext:value-type="float">
            <text:p>127.681</text:p>
          </table:table-cell>
          <table:table-cell office:value-type="float" office:value="110.691" calcext:value-type="float">
            <text:p>110.69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5.89" calcext:value-type="float">
            <text:p>185.89</text:p>
          </table:table-cell>
          <table:table-cell office:value-type="float" office:value="100.19" calcext:value-type="float">
            <text:p>100.19</text:p>
          </table:table-cell>
          <table:table-cell office:value-type="float" office:value="82.221" calcext:value-type="float">
            <text:p>82.22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4.707" calcext:value-type="float">
            <text:p>194.707</text:p>
          </table:table-cell>
          <table:table-cell office:value-type="float" office:value="101.647" calcext:value-type="float">
            <text:p>101.647</text:p>
          </table:table-cell>
          <table:table-cell office:value-type="float" office:value="89.508" calcext:value-type="float">
            <text:p>89.50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.36" calcext:value-type="float">
            <text:p>201.36</text:p>
          </table:table-cell>
          <table:table-cell office:value-type="float" office:value="96.51" calcext:value-type="float">
            <text:p>96.51</text:p>
          </table:table-cell>
          <table:table-cell office:value-type="float" office:value="84.982" calcext:value-type="float">
            <text:p>84.98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5.154" calcext:value-type="float">
            <text:p>215.154</text:p>
          </table:table-cell>
          <table:table-cell office:value-type="float" office:value="106.304" calcext:value-type="float">
            <text:p>106.304</text:p>
          </table:table-cell>
          <table:table-cell office:value-type="float" office:value="87.301" calcext:value-type="float">
            <text:p>87.3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2.533" calcext:value-type="float">
            <text:p>222.533</text:p>
          </table:table-cell>
          <table:table-cell office:value-type="float" office:value="105.683" calcext:value-type="float">
            <text:p>105.683</text:p>
          </table:table-cell>
          <table:table-cell office:value-type="float" office:value="93.383" calcext:value-type="float">
            <text:p>93.38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0.788" calcext:value-type="float">
            <text:p>230.788</text:p>
          </table:table-cell>
          <table:table-cell office:value-type="float" office:value="100.868" calcext:value-type="float">
            <text:p>100.868</text:p>
          </table:table-cell>
          <table:table-cell office:value-type="float" office:value="89.715" calcext:value-type="float">
            <text:p>89.7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0.896" calcext:value-type="float">
            <text:p>230.896</text:p>
          </table:table-cell>
          <table:table-cell office:value-type="float" office:value="104.526" calcext:value-type="float">
            <text:p>104.526</text:p>
          </table:table-cell>
          <table:table-cell office:value-type="float" office:value="93.239" calcext:value-type="float">
            <text:p>93.23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6.659" calcext:value-type="float">
            <text:p>246.659</text:p>
          </table:table-cell>
          <table:table-cell office:value-type="float" office:value="108.519" calcext:value-type="float">
            <text:p>108.519</text:p>
          </table:table-cell>
          <table:table-cell office:value-type="float" office:value="94.784" calcext:value-type="float">
            <text:p>94.78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1.385" calcext:value-type="float">
            <text:p>261.385</text:p>
          </table:table-cell>
          <table:table-cell office:value-type="float" office:value="116.335" calcext:value-type="float">
            <text:p>116.335</text:p>
          </table:table-cell>
          <table:table-cell office:value-type="float" office:value="103.047" calcext:value-type="float">
            <text:p>103.04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3.309" calcext:value-type="float">
            <text:p>273.309</text:p>
          </table:table-cell>
          <table:table-cell office:value-type="float" office:value="119.939" calcext:value-type="float">
            <text:p>119.939</text:p>
          </table:table-cell>
          <table:table-cell office:value-type="float" office:value="106.49" calcext:value-type="float">
            <text:p>106.4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1.753" calcext:value-type="float">
            <text:p>271.753</text:p>
          </table:table-cell>
          <table:table-cell office:value-type="float" office:value="121.223" calcext:value-type="float">
            <text:p>121.223</text:p>
          </table:table-cell>
          <table:table-cell office:value-type="float" office:value="103.045" calcext:value-type="float">
            <text:p>103.0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7.876" calcext:value-type="float">
            <text:p>317.876</text:p>
          </table:table-cell>
          <table:table-cell office:value-type="float" office:value="144.456" calcext:value-type="float">
            <text:p>144.456</text:p>
          </table:table-cell>
          <table:table-cell office:value-type="float" office:value="130.303" calcext:value-type="float">
            <text:p>130.30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7.906" calcext:value-type="float">
            <text:p>297.906</text:p>
          </table:table-cell>
          <table:table-cell office:value-type="float" office:value="126.016" calcext:value-type="float">
            <text:p>126.016</text:p>
          </table:table-cell>
          <table:table-cell office:value-type="float" office:value="106.991" calcext:value-type="float">
            <text:p>106.99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5.899" calcext:value-type="float">
            <text:p>325.899</text:p>
          </table:table-cell>
          <table:table-cell office:value-type="float" office:value="151.309" calcext:value-type="float">
            <text:p>151.309</text:p>
          </table:table-cell>
          <table:table-cell office:value-type="float" office:value="133.068" calcext:value-type="float">
            <text:p>133.06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4.57" calcext:value-type="float">
            <text:p>324.57</text:p>
          </table:table-cell>
          <table:table-cell office:value-type="float" office:value="146" calcext:value-type="float">
            <text:p>146</text:p>
          </table:table-cell>
          <table:table-cell office:value-type="float" office:value="120.929" calcext:value-type="float">
            <text:p>120.929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n216</text:p>
          </table:table-cell>
          <table:table-cell office:value-type="string" calcext:value-type="string">
            <text:p>All Stats</text:p>
          </table:table-cell>
          <table:table-cell office:value-type="string" calcext:value-type="string">
            <text:p>Multiple Fields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>
            <draw:frame table:end-cell-address="'Results - n216'.L45" table:end-x="0.874cm" table:end-y="0.414cm" draw:z-index="1" draw:style-name="gr1" draw:text-style-name="P1" svg:width="15.992cm" svg:height="8.999cm" svg:x="0.687cm" svg:y="0.446cm">
              <draw:object draw:notify-on-update-of-ranges="'All results - 0 to 18 ensembles'.A1:'All results - 0 to 18 ensembles'.A1 'Results - n216'.B26:'Results - n216'.B44 'All results - 0 to 18 ensembles'.A1:'All results - 0 to 18 ensembles'.A1 'Results - n216'.C26:'Results - n216'.C44 'All results - 0 to 18 ensembles'.A1:'All results - 0 to 18 ensembles'.A1 'Results - n216'.D26:'Results - n216'.D4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.675" calcext:value-type="float">
            <text:p>129.675</text:p>
          </table:table-cell>
          <table:table-cell office:value-type="float" office:value="89.085" calcext:value-type="float">
            <text:p>89.085</text:p>
          </table:table-cell>
          <table:table-cell office:value-type="float" office:value="74.415" calcext:value-type="float">
            <text:p>74.4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.022" calcext:value-type="float">
            <text:p>149.022</text:p>
          </table:table-cell>
          <table:table-cell office:value-type="float" office:value="101.042" calcext:value-type="float">
            <text:p>101.042</text:p>
          </table:table-cell>
          <table:table-cell office:value-type="float" office:value="81.849" calcext:value-type="float">
            <text:p>81.8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.109" calcext:value-type="float">
            <text:p>204.109</text:p>
          </table:table-cell>
          <table:table-cell office:value-type="float" office:value="108.399" calcext:value-type="float">
            <text:p>108.399</text:p>
          </table:table-cell>
          <table:table-cell office:value-type="float" office:value="95.003" calcext:value-type="float">
            <text:p>95.0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9.949" calcext:value-type="float">
            <text:p>259.949</text:p>
          </table:table-cell>
          <table:table-cell office:value-type="float" office:value="123.869" calcext:value-type="float">
            <text:p>123.869</text:p>
          </table:table-cell>
          <table:table-cell office:value-type="float" office:value="109.743" calcext:value-type="float">
            <text:p>109.7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1.659" calcext:value-type="float">
            <text:p>271.659</text:p>
          </table:table-cell>
          <table:table-cell office:value-type="float" office:value="121.719" calcext:value-type="float">
            <text:p>121.719</text:p>
          </table:table-cell>
          <table:table-cell office:value-type="float" office:value="109.921" calcext:value-type="float">
            <text:p>109.92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5.637" calcext:value-type="float">
            <text:p>325.637</text:p>
          </table:table-cell>
          <table:table-cell office:value-type="float" office:value="156.487" calcext:value-type="float">
            <text:p>156.487</text:p>
          </table:table-cell>
          <table:table-cell office:value-type="float" office:value="142.579" calcext:value-type="float">
            <text:p>142.57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0.668" calcext:value-type="float">
            <text:p>360.668</text:p>
          </table:table-cell>
          <table:table-cell office:value-type="float" office:value="167.408" calcext:value-type="float">
            <text:p>167.408</text:p>
          </table:table-cell>
          <table:table-cell office:value-type="float" office:value="153.397" calcext:value-type="float">
            <text:p>153.39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4.732" calcext:value-type="float">
            <text:p>364.732</text:p>
          </table:table-cell>
          <table:table-cell office:value-type="float" office:value="149.372" calcext:value-type="float">
            <text:p>149.372</text:p>
          </table:table-cell>
          <table:table-cell office:value-type="float" office:value="134.713" calcext:value-type="float">
            <text:p>134.71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9.156" calcext:value-type="float">
            <text:p>389.156</text:p>
          </table:table-cell>
          <table:table-cell office:value-type="float" office:value="159.546" calcext:value-type="float">
            <text:p>159.546</text:p>
          </table:table-cell>
          <table:table-cell office:value-type="float" office:value="145.175" calcext:value-type="float">
            <text:p>145.17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0.446" calcext:value-type="float">
            <text:p>420.446</text:p>
          </table:table-cell>
          <table:table-cell office:value-type="float" office:value="163.266" calcext:value-type="float">
            <text:p>163.266</text:p>
          </table:table-cell>
          <table:table-cell office:value-type="float" office:value="149.743" calcext:value-type="float">
            <text:p>149.74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8.152" calcext:value-type="float">
            <text:p>458.152</text:p>
          </table:table-cell>
          <table:table-cell office:value-type="float" office:value="186.782" calcext:value-type="float">
            <text:p>186.782</text:p>
          </table:table-cell>
          <table:table-cell office:value-type="float" office:value="168.903" calcext:value-type="float">
            <text:p>168.90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9.058" calcext:value-type="float">
            <text:p>479.058</text:p>
          </table:table-cell>
          <table:table-cell office:value-type="float" office:value="188.438" calcext:value-type="float">
            <text:p>188.438</text:p>
          </table:table-cell>
          <table:table-cell office:value-type="float" office:value="170.606" calcext:value-type="float">
            <text:p>170.60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.08" calcext:value-type="float">
            <text:p>500.08</text:p>
          </table:table-cell>
          <table:table-cell office:value-type="float" office:value="194.88" calcext:value-type="float">
            <text:p>194.88</text:p>
          </table:table-cell>
          <table:table-cell office:value-type="float" office:value="176.754" calcext:value-type="float">
            <text:p>176.75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5.671" calcext:value-type="float">
            <text:p>535.671</text:p>
          </table:table-cell>
          <table:table-cell office:value-type="float" office:value="206.681" calcext:value-type="float">
            <text:p>206.681</text:p>
          </table:table-cell>
          <table:table-cell office:value-type="float" office:value="189.784" calcext:value-type="float">
            <text:p>189.78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7.292" calcext:value-type="float">
            <text:p>567.292</text:p>
          </table:table-cell>
          <table:table-cell office:value-type="float" office:value="213.922" calcext:value-type="float">
            <text:p>213.922</text:p>
          </table:table-cell>
          <table:table-cell office:value-type="float" office:value="196.013" calcext:value-type="float">
            <text:p>196.0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1.616" calcext:value-type="float">
            <text:p>601.616</text:p>
          </table:table-cell>
          <table:table-cell office:value-type="float" office:value="229.546" calcext:value-type="float">
            <text:p>229.546</text:p>
          </table:table-cell>
          <table:table-cell office:value-type="float" office:value="213.645" calcext:value-type="float">
            <text:p>213.64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.506" calcext:value-type="float">
            <text:p>647.506</text:p>
          </table:table-cell>
          <table:table-cell office:value-type="float" office:value="468.826" calcext:value-type="float">
            <text:p>468.826</text:p>
          </table:table-cell>
          <table:table-cell office:value-type="float" office:value="224.616" calcext:value-type="float">
            <text:p>224.6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6.207" calcext:value-type="float">
            <text:p>556.207</text:p>
          </table:table-cell>
          <table:table-cell office:value-type="float" office:value="379.477" calcext:value-type="float">
            <text:p>379.477</text:p>
          </table:table-cell>
          <table:table-cell office:value-type="float" office:value="266.675" calcext:value-type="float">
            <text:p>266.67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1.995" calcext:value-type="float">
            <text:p>681.995</text:p>
          </table:table-cell>
          <table:table-cell office:value-type="float" office:value="498.845" calcext:value-type="float">
            <text:p>498.845</text:p>
          </table:table-cell>
          <table:table-cell office:value-type="float" office:value="229.767" calcext:value-type="float">
            <text:p>229.767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n216</text:p>
          </table:table-cell>
          <table:table-cell office:value-type="string" calcext:value-type="string">
            <text:p>Single Stat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>
            <draw:frame table:end-cell-address="'Results - n216'.L68" table:end-x="0.825cm" table:end-y="0.393cm" draw:z-index="2" draw:style-name="gr1" draw:text-style-name="P1" svg:width="15.992cm" svg:height="8.999cm" svg:x="0.638cm" svg:y="0.425cm">
              <draw:object draw:notify-on-update-of-ranges="'All results - 0 to 18 ensembles'.A1:'All results - 0 to 18 ensembles'.A1 'Results - n216'.B49:'Results - n216'.B67 'All results - 0 to 18 ensembles'.A1:'All results - 0 to 18 ensembles'.A1 'Results - n216'.C49:'Results - n216'.C67 'All results - 0 to 18 ensembles'.A1:'All results - 0 to 18 ensembles'.A1 'Results - n216'.D49:'Results - n216'.D6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.505" calcext:value-type="float">
            <text:p>126.505</text:p>
          </table:table-cell>
          <table:table-cell office:value-type="float" office:value="86.975" calcext:value-type="float">
            <text:p>86.975</text:p>
          </table:table-cell>
          <table:table-cell office:value-type="float" office:value="73.992" calcext:value-type="float">
            <text:p>73.9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.105" calcext:value-type="float">
            <text:p>128.105</text:p>
          </table:table-cell>
          <table:table-cell office:value-type="float" office:value="87.995" calcext:value-type="float">
            <text:p>87.995</text:p>
          </table:table-cell>
          <table:table-cell office:value-type="float" office:value="76.436" calcext:value-type="float">
            <text:p>76.4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.354" calcext:value-type="float">
            <text:p>132.354</text:p>
          </table:table-cell>
          <table:table-cell office:value-type="float" office:value="90.154" calcext:value-type="float">
            <text:p>90.154</text:p>
          </table:table-cell>
          <table:table-cell office:value-type="float" office:value="77.879" calcext:value-type="float">
            <text:p>77.87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7.118" calcext:value-type="float">
            <text:p>137.118</text:p>
          </table:table-cell>
          <table:table-cell office:value-type="float" office:value="92.018" calcext:value-type="float">
            <text:p>92.018</text:p>
          </table:table-cell>
          <table:table-cell office:value-type="float" office:value="79.598" calcext:value-type="float">
            <text:p>79.59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2.177" calcext:value-type="float">
            <text:p>142.177</text:p>
          </table:table-cell>
          <table:table-cell office:value-type="float" office:value="94.257" calcext:value-type="float">
            <text:p>94.257</text:p>
          </table:table-cell>
          <table:table-cell office:value-type="float" office:value="80.627" calcext:value-type="float">
            <text:p>80.6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.75" calcext:value-type="float">
            <text:p>145.75</text:p>
          </table:table-cell>
          <table:table-cell office:value-type="float" office:value="95.71" calcext:value-type="float">
            <text:p>95.71</text:p>
          </table:table-cell>
          <table:table-cell office:value-type="float" office:value="83.522" calcext:value-type="float">
            <text:p>83.52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.246" calcext:value-type="float">
            <text:p>150.246</text:p>
          </table:table-cell>
          <table:table-cell office:value-type="float" office:value="99.516" calcext:value-type="float">
            <text:p>99.516</text:p>
          </table:table-cell>
          <table:table-cell office:value-type="float" office:value="85.184" calcext:value-type="float">
            <text:p>85.18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5.994" calcext:value-type="float">
            <text:p>155.994</text:p>
          </table:table-cell>
          <table:table-cell office:value-type="float" office:value="103.004" calcext:value-type="float">
            <text:p>103.004</text:p>
          </table:table-cell>
          <table:table-cell office:value-type="float" office:value="89.05" calcext:value-type="float">
            <text:p>89.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5.85" calcext:value-type="float">
            <text:p>185.85</text:p>
          </table:table-cell>
          <table:table-cell office:value-type="float" office:value="128.93" calcext:value-type="float">
            <text:p>128.93</text:p>
          </table:table-cell>
          <table:table-cell office:value-type="float" office:value="114.426" calcext:value-type="float">
            <text:p>114.42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.422" calcext:value-type="float">
            <text:p>165.422</text:p>
          </table:table-cell>
          <table:table-cell office:value-type="float" office:value="105.352" calcext:value-type="float">
            <text:p>105.352</text:p>
          </table:table-cell>
          <table:table-cell office:value-type="float" office:value="91.738" calcext:value-type="float">
            <text:p>91.73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9.776" calcext:value-type="float">
            <text:p>169.776</text:p>
          </table:table-cell>
          <table:table-cell office:value-type="float" office:value="110.276" calcext:value-type="float">
            <text:p>110.276</text:p>
          </table:table-cell>
          <table:table-cell office:value-type="float" office:value="96.016" calcext:value-type="float">
            <text:p>96.01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6.341" calcext:value-type="float">
            <text:p>166.341</text:p>
          </table:table-cell>
          <table:table-cell office:value-type="float" office:value="110.401" calcext:value-type="float">
            <text:p>110.401</text:p>
          </table:table-cell>
          <table:table-cell office:value-type="float" office:value="94.76" calcext:value-type="float">
            <text:p>94.7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1.328" calcext:value-type="float">
            <text:p>171.328</text:p>
          </table:table-cell>
          <table:table-cell office:value-type="float" office:value="112.708" calcext:value-type="float">
            <text:p>112.708</text:p>
          </table:table-cell>
          <table:table-cell office:value-type="float" office:value="97.305" calcext:value-type="float">
            <text:p>97.30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0.943" calcext:value-type="float">
            <text:p>180.943</text:p>
          </table:table-cell>
          <table:table-cell office:value-type="float" office:value="117.563" calcext:value-type="float">
            <text:p>117.563</text:p>
          </table:table-cell>
          <table:table-cell office:value-type="float" office:value="99.43" calcext:value-type="float">
            <text:p>99.4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6.274" calcext:value-type="float">
            <text:p>206.274</text:p>
          </table:table-cell>
          <table:table-cell office:value-type="float" office:value="136.744" calcext:value-type="float">
            <text:p>136.744</text:p>
          </table:table-cell>
          <table:table-cell office:value-type="float" office:value="115.85" calcext:value-type="float">
            <text:p>115.8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4.62" calcext:value-type="float">
            <text:p>194.62</text:p>
          </table:table-cell>
          <table:table-cell office:value-type="float" office:value="123.27" calcext:value-type="float">
            <text:p>123.27</text:p>
          </table:table-cell>
          <table:table-cell office:value-type="float" office:value="107.563" calcext:value-type="float">
            <text:p>107.56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7.869" calcext:value-type="float">
            <text:p>197.869</text:p>
          </table:table-cell>
          <table:table-cell office:value-type="float" office:value="123.589" calcext:value-type="float">
            <text:p>123.589</text:p>
          </table:table-cell>
          <table:table-cell office:value-type="float" office:value="107.077" calcext:value-type="float">
            <text:p>107.07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6.535" calcext:value-type="float">
            <text:p>226.535</text:p>
          </table:table-cell>
          <table:table-cell office:value-type="float" office:value="131.705" calcext:value-type="float">
            <text:p>131.705</text:p>
          </table:table-cell>
          <table:table-cell office:value-type="float" office:value="111.11" calcext:value-type="float">
            <text:p>111.1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0.033" calcext:value-type="float">
            <text:p>210.033</text:p>
          </table:table-cell>
          <table:table-cell office:value-type="float" office:value="127.153" calcext:value-type="float">
            <text:p>127.153</text:p>
          </table:table-cell>
          <table:table-cell office:value-type="float" office:value="111.459" calcext:value-type="float">
            <text:p>111.459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n216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.226" calcext:value-type="float">
            <text:p>124.226</text:p>
          </table:table-cell>
          <table:table-cell office:value-type="float" office:value="129.675" calcext:value-type="float">
            <text:p>129.675</text:p>
          </table:table-cell>
          <table:table-cell office:value-type="float" office:value="126.505" calcext:value-type="float">
            <text:p>126.505</text:p>
          </table:table-cell>
          <table:table-cell>
            <draw:frame table:end-cell-address="'Results - n216'.L95" table:end-x="0.972cm" table:end-y="0.05cm" draw:z-index="3" draw:style-name="gr1" draw:text-style-name="P1" svg:width="15.992cm" svg:height="8.999cm" svg:x="0.785cm" svg:y="0.082cm">
              <draw:object draw:notify-on-update-of-ranges="'All results - 0 to 18 ensembles'.A1:'All results - 0 to 18 ensembles'.A1 'Results - n216'.B75:'Results - n216'.B93 'All results - 0 to 18 ensembles'.A1:'All results - 0 to 18 ensembles'.A1 'Results - n216'.C75:'Results - n216'.C93 'All results - 0 to 18 ensembles'.A1:'All results - 0 to 18 ensembles'.A1 'Results - n216'.D75:'Results - n216'.D9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.545" calcext:value-type="float">
            <text:p>129.545</text:p>
          </table:table-cell>
          <table:table-cell office:value-type="float" office:value="149.022" calcext:value-type="float">
            <text:p>149.022</text:p>
          </table:table-cell>
          <table:table-cell office:value-type="float" office:value="128.105" calcext:value-type="float">
            <text:p>128.1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.337" calcext:value-type="float">
            <text:p>156.337</text:p>
          </table:table-cell>
          <table:table-cell office:value-type="float" office:value="204.109" calcext:value-type="float">
            <text:p>204.109</text:p>
          </table:table-cell>
          <table:table-cell office:value-type="float" office:value="132.354" calcext:value-type="float">
            <text:p>132.35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6.101" calcext:value-type="float">
            <text:p>206.101</text:p>
          </table:table-cell>
          <table:table-cell office:value-type="float" office:value="259.949" calcext:value-type="float">
            <text:p>259.949</text:p>
          </table:table-cell>
          <table:table-cell office:value-type="float" office:value="137.118" calcext:value-type="float">
            <text:p>137.1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5.89" calcext:value-type="float">
            <text:p>185.89</text:p>
          </table:table-cell>
          <table:table-cell office:value-type="float" office:value="271.659" calcext:value-type="float">
            <text:p>271.659</text:p>
          </table:table-cell>
          <table:table-cell office:value-type="float" office:value="142.177" calcext:value-type="float">
            <text:p>142.17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4.707" calcext:value-type="float">
            <text:p>194.707</text:p>
          </table:table-cell>
          <table:table-cell office:value-type="float" office:value="325.637" calcext:value-type="float">
            <text:p>325.637</text:p>
          </table:table-cell>
          <table:table-cell office:value-type="float" office:value="145.75" calcext:value-type="float">
            <text:p>145.7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.36" calcext:value-type="float">
            <text:p>201.36</text:p>
          </table:table-cell>
          <table:table-cell office:value-type="float" office:value="360.668" calcext:value-type="float">
            <text:p>360.668</text:p>
          </table:table-cell>
          <table:table-cell office:value-type="float" office:value="150.246" calcext:value-type="float">
            <text:p>150.24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5.154" calcext:value-type="float">
            <text:p>215.154</text:p>
          </table:table-cell>
          <table:table-cell office:value-type="float" office:value="364.732" calcext:value-type="float">
            <text:p>364.732</text:p>
          </table:table-cell>
          <table:table-cell office:value-type="float" office:value="155.994" calcext:value-type="float">
            <text:p>155.99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2.533" calcext:value-type="float">
            <text:p>222.533</text:p>
          </table:table-cell>
          <table:table-cell office:value-type="float" office:value="389.156" calcext:value-type="float">
            <text:p>389.156</text:p>
          </table:table-cell>
          <table:table-cell office:value-type="float" office:value="185.85" calcext:value-type="float">
            <text:p>185.8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0.788" calcext:value-type="float">
            <text:p>230.788</text:p>
          </table:table-cell>
          <table:table-cell office:value-type="float" office:value="420.446" calcext:value-type="float">
            <text:p>420.446</text:p>
          </table:table-cell>
          <table:table-cell office:value-type="float" office:value="165.422" calcext:value-type="float">
            <text:p>165.42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0.896" calcext:value-type="float">
            <text:p>230.896</text:p>
          </table:table-cell>
          <table:table-cell office:value-type="float" office:value="458.152" calcext:value-type="float">
            <text:p>458.152</text:p>
          </table:table-cell>
          <table:table-cell office:value-type="float" office:value="169.776" calcext:value-type="float">
            <text:p>169.77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6.659" calcext:value-type="float">
            <text:p>246.659</text:p>
          </table:table-cell>
          <table:table-cell office:value-type="float" office:value="479.058" calcext:value-type="float">
            <text:p>479.058</text:p>
          </table:table-cell>
          <table:table-cell office:value-type="float" office:value="166.341" calcext:value-type="float">
            <text:p>166.34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1.385" calcext:value-type="float">
            <text:p>261.385</text:p>
          </table:table-cell>
          <table:table-cell office:value-type="float" office:value="500.08" calcext:value-type="float">
            <text:p>500.08</text:p>
          </table:table-cell>
          <table:table-cell office:value-type="float" office:value="171.328" calcext:value-type="float">
            <text:p>171.32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3.309" calcext:value-type="float">
            <text:p>273.309</text:p>
          </table:table-cell>
          <table:table-cell office:value-type="float" office:value="535.671" calcext:value-type="float">
            <text:p>535.671</text:p>
          </table:table-cell>
          <table:table-cell office:value-type="float" office:value="180.943" calcext:value-type="float">
            <text:p>180.94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1.753" calcext:value-type="float">
            <text:p>271.753</text:p>
          </table:table-cell>
          <table:table-cell office:value-type="float" office:value="567.292" calcext:value-type="float">
            <text:p>567.292</text:p>
          </table:table-cell>
          <table:table-cell office:value-type="float" office:value="206.274" calcext:value-type="float">
            <text:p>206.27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7.876" calcext:value-type="float">
            <text:p>317.876</text:p>
          </table:table-cell>
          <table:table-cell office:value-type="float" office:value="601.616" calcext:value-type="float">
            <text:p>601.616</text:p>
          </table:table-cell>
          <table:table-cell office:value-type="float" office:value="194.62" calcext:value-type="float">
            <text:p>194.6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7.906" calcext:value-type="float">
            <text:p>297.906</text:p>
          </table:table-cell>
          <table:table-cell office:value-type="float" office:value="647.506" calcext:value-type="float">
            <text:p>647.506</text:p>
          </table:table-cell>
          <table:table-cell office:value-type="float" office:value="197.869" calcext:value-type="float">
            <text:p>197.86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5.899" calcext:value-type="float">
            <text:p>325.899</text:p>
          </table:table-cell>
          <table:table-cell office:value-type="float" office:value="556.207" calcext:value-type="float">
            <text:p>556.207</text:p>
          </table:table-cell>
          <table:table-cell office:value-type="float" office:value="226.535" calcext:value-type="float">
            <text:p>226.53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4.57" calcext:value-type="float">
            <text:p>324.57</text:p>
          </table:table-cell>
          <table:table-cell office:value-type="float" office:value="681.995" calcext:value-type="float">
            <text:p>681.995</text:p>
          </table:table-cell>
          <table:table-cell office:value-type="float" office:value="210.033" calcext:value-type="float">
            <text:p>210.033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n216</text:p>
          </table:table-cell>
          <table:table-cell office:value-type="string" calcext:value-type="string">
            <text:p>TIME-INITIA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ns</text:p>
          </table:table-cell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.136" calcext:value-type="float">
            <text:p>85.136</text:p>
          </table:table-cell>
          <table:table-cell office:value-type="float" office:value="89.085" calcext:value-type="float">
            <text:p>89.085</text:p>
          </table:table-cell>
          <table:table-cell office:value-type="float" office:value="86.975" calcext:value-type="float">
            <text:p>86.975</text:p>
          </table:table-cell>
          <table:table-cell>
            <draw:frame table:end-cell-address="'Results - n216'.L121" table:end-x="1.132cm" table:end-y="0.014cm" draw:z-index="4" draw:style-name="gr1" draw:text-style-name="P1" svg:width="15.992cm" svg:height="8.994cm" svg:x="0.945cm" svg:y="0.053cm">
              <draw:object draw:notify-on-update-of-ranges="'All results - 0 to 18 ensembles'.A1:'All results - 0 to 18 ensembles'.A1 'Results - n216'.B101:'Results - n216'.B119 'All results - 0 to 18 ensembles'.A1:'All results - 0 to 18 ensembles'.A1 'Results - n216'.C101:'Results - n216'.C119 'All results - 0 to 18 ensembles'.A1:'All results - 0 to 18 ensembles'.A1 'Results - n216'.D101:'Results - n216'.D119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.605" calcext:value-type="float">
            <text:p>89.605</text:p>
          </table:table-cell>
          <table:table-cell office:value-type="float" office:value="101.042" calcext:value-type="float">
            <text:p>101.042</text:p>
          </table:table-cell>
          <table:table-cell office:value-type="float" office:value="87.995" calcext:value-type="float">
            <text:p>87.99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.267" calcext:value-type="float">
            <text:p>89.267</text:p>
          </table:table-cell>
          <table:table-cell office:value-type="float" office:value="108.399" calcext:value-type="float">
            <text:p>108.399</text:p>
          </table:table-cell>
          <table:table-cell office:value-type="float" office:value="90.154" calcext:value-type="float">
            <text:p>90.1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7.681" calcext:value-type="float">
            <text:p>127.681</text:p>
          </table:table-cell>
          <table:table-cell office:value-type="float" office:value="123.869" calcext:value-type="float">
            <text:p>123.869</text:p>
          </table:table-cell>
          <table:table-cell office:value-type="float" office:value="92.018" calcext:value-type="float">
            <text:p>92.0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.19" calcext:value-type="float">
            <text:p>100.19</text:p>
          </table:table-cell>
          <table:table-cell office:value-type="float" office:value="121.719" calcext:value-type="float">
            <text:p>121.719</text:p>
          </table:table-cell>
          <table:table-cell office:value-type="float" office:value="94.257" calcext:value-type="float">
            <text:p>94.25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1.647" calcext:value-type="float">
            <text:p>101.647</text:p>
          </table:table-cell>
          <table:table-cell office:value-type="float" office:value="156.487" calcext:value-type="float">
            <text:p>156.487</text:p>
          </table:table-cell>
          <table:table-cell office:value-type="float" office:value="95.71" calcext:value-type="float">
            <text:p>95.7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.51" calcext:value-type="float">
            <text:p>96.51</text:p>
          </table:table-cell>
          <table:table-cell office:value-type="float" office:value="167.408" calcext:value-type="float">
            <text:p>167.408</text:p>
          </table:table-cell>
          <table:table-cell office:value-type="float" office:value="99.516" calcext:value-type="float">
            <text:p>99.51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6.304" calcext:value-type="float">
            <text:p>106.304</text:p>
          </table:table-cell>
          <table:table-cell office:value-type="float" office:value="149.372" calcext:value-type="float">
            <text:p>149.372</text:p>
          </table:table-cell>
          <table:table-cell office:value-type="float" office:value="103.004" calcext:value-type="float">
            <text:p>103.00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5.683" calcext:value-type="float">
            <text:p>105.683</text:p>
          </table:table-cell>
          <table:table-cell office:value-type="float" office:value="159.546" calcext:value-type="float">
            <text:p>159.546</text:p>
          </table:table-cell>
          <table:table-cell office:value-type="float" office:value="128.93" calcext:value-type="float">
            <text:p>128.9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.868" calcext:value-type="float">
            <text:p>100.868</text:p>
          </table:table-cell>
          <table:table-cell office:value-type="float" office:value="163.266" calcext:value-type="float">
            <text:p>163.266</text:p>
          </table:table-cell>
          <table:table-cell office:value-type="float" office:value="105.352" calcext:value-type="float">
            <text:p>105.35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.526" calcext:value-type="float">
            <text:p>104.526</text:p>
          </table:table-cell>
          <table:table-cell office:value-type="float" office:value="186.782" calcext:value-type="float">
            <text:p>186.782</text:p>
          </table:table-cell>
          <table:table-cell office:value-type="float" office:value="110.276" calcext:value-type="float">
            <text:p>110.27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.519" calcext:value-type="float">
            <text:p>108.519</text:p>
          </table:table-cell>
          <table:table-cell office:value-type="float" office:value="188.438" calcext:value-type="float">
            <text:p>188.438</text:p>
          </table:table-cell>
          <table:table-cell office:value-type="float" office:value="110.401" calcext:value-type="float">
            <text:p>110.40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6.335" calcext:value-type="float">
            <text:p>116.335</text:p>
          </table:table-cell>
          <table:table-cell office:value-type="float" office:value="194.88" calcext:value-type="float">
            <text:p>194.88</text:p>
          </table:table-cell>
          <table:table-cell office:value-type="float" office:value="112.708" calcext:value-type="float">
            <text:p>112.70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9.939" calcext:value-type="float">
            <text:p>119.939</text:p>
          </table:table-cell>
          <table:table-cell office:value-type="float" office:value="206.681" calcext:value-type="float">
            <text:p>206.681</text:p>
          </table:table-cell>
          <table:table-cell office:value-type="float" office:value="117.563" calcext:value-type="float">
            <text:p>117.56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1.223" calcext:value-type="float">
            <text:p>121.223</text:p>
          </table:table-cell>
          <table:table-cell office:value-type="float" office:value="213.922" calcext:value-type="float">
            <text:p>213.922</text:p>
          </table:table-cell>
          <table:table-cell office:value-type="float" office:value="136.744" calcext:value-type="float">
            <text:p>136.74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.456" calcext:value-type="float">
            <text:p>144.456</text:p>
          </table:table-cell>
          <table:table-cell office:value-type="float" office:value="229.546" calcext:value-type="float">
            <text:p>229.546</text:p>
          </table:table-cell>
          <table:table-cell office:value-type="float" office:value="123.27" calcext:value-type="float">
            <text:p>123.2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6.016" calcext:value-type="float">
            <text:p>126.016</text:p>
          </table:table-cell>
          <table:table-cell office:value-type="float" office:value="468.826" calcext:value-type="float">
            <text:p>468.826</text:p>
          </table:table-cell>
          <table:table-cell office:value-type="float" office:value="123.589" calcext:value-type="float">
            <text:p>123.58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1.309" calcext:value-type="float">
            <text:p>151.309</text:p>
          </table:table-cell>
          <table:table-cell office:value-type="float" office:value="379.477" calcext:value-type="float">
            <text:p>379.477</text:p>
          </table:table-cell>
          <table:table-cell office:value-type="float" office:value="131.705" calcext:value-type="float">
            <text:p>131.705</text:p>
          </table:table-cell>
          <table:table-cell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498.845" calcext:value-type="float">
            <text:p>498.845</text:p>
          </table:table-cell>
          <table:table-cell office:value-type="float" office:value="127.153" calcext:value-type="float">
            <text:p>127.15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n216</text:p>
          </table:table-cell>
          <table:table-cell office:value-type="string" calcext:value-type="string">
            <text:p>TIME-INITIAL-TOOK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.233" calcext:value-type="float">
            <text:p>74.233</text:p>
          </table:table-cell>
          <table:table-cell office:value-type="float" office:value="74.415" calcext:value-type="float">
            <text:p>74.415</text:p>
          </table:table-cell>
          <table:table-cell office:value-type="float" office:value="73.992" calcext:value-type="float">
            <text:p>73.9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.377" calcext:value-type="float">
            <text:p>76.377</text:p>
          </table:table-cell>
          <table:table-cell office:value-type="float" office:value="81.849" calcext:value-type="float">
            <text:p>81.849</text:p>
          </table:table-cell>
          <table:table-cell office:value-type="float" office:value="76.436" calcext:value-type="float">
            <text:p>76.4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.854" calcext:value-type="float">
            <text:p>77.854</text:p>
          </table:table-cell>
          <table:table-cell office:value-type="float" office:value="95.003" calcext:value-type="float">
            <text:p>95.003</text:p>
          </table:table-cell>
          <table:table-cell office:value-type="float" office:value="77.879" calcext:value-type="float">
            <text:p>77.87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.691" calcext:value-type="float">
            <text:p>110.691</text:p>
          </table:table-cell>
          <table:table-cell office:value-type="float" office:value="109.743" calcext:value-type="float">
            <text:p>109.743</text:p>
          </table:table-cell>
          <table:table-cell office:value-type="float" office:value="79.598" calcext:value-type="float">
            <text:p>79.59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.221" calcext:value-type="float">
            <text:p>82.221</text:p>
          </table:table-cell>
          <table:table-cell office:value-type="float" office:value="109.921" calcext:value-type="float">
            <text:p>109.921</text:p>
          </table:table-cell>
          <table:table-cell office:value-type="float" office:value="80.627" calcext:value-type="float">
            <text:p>80.6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.508" calcext:value-type="float">
            <text:p>89.508</text:p>
          </table:table-cell>
          <table:table-cell office:value-type="float" office:value="142.579" calcext:value-type="float">
            <text:p>142.579</text:p>
          </table:table-cell>
          <table:table-cell office:value-type="float" office:value="83.522" calcext:value-type="float">
            <text:p>83.52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.982" calcext:value-type="float">
            <text:p>84.982</text:p>
          </table:table-cell>
          <table:table-cell office:value-type="float" office:value="153.397" calcext:value-type="float">
            <text:p>153.397</text:p>
          </table:table-cell>
          <table:table-cell office:value-type="float" office:value="85.184" calcext:value-type="float">
            <text:p>85.18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.301" calcext:value-type="float">
            <text:p>87.301</text:p>
          </table:table-cell>
          <table:table-cell office:value-type="float" office:value="134.713" calcext:value-type="float">
            <text:p>134.713</text:p>
          </table:table-cell>
          <table:table-cell office:value-type="float" office:value="89.05" calcext:value-type="float">
            <text:p>89.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.383" calcext:value-type="float">
            <text:p>93.383</text:p>
          </table:table-cell>
          <table:table-cell office:value-type="float" office:value="145.175" calcext:value-type="float">
            <text:p>145.175</text:p>
          </table:table-cell>
          <table:table-cell office:value-type="float" office:value="114.426" calcext:value-type="float">
            <text:p>114.42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.715" calcext:value-type="float">
            <text:p>89.715</text:p>
          </table:table-cell>
          <table:table-cell office:value-type="float" office:value="149.743" calcext:value-type="float">
            <text:p>149.743</text:p>
          </table:table-cell>
          <table:table-cell office:value-type="float" office:value="91.738" calcext:value-type="float">
            <text:p>91.73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.239" calcext:value-type="float">
            <text:p>93.239</text:p>
          </table:table-cell>
          <table:table-cell office:value-type="float" office:value="168.903" calcext:value-type="float">
            <text:p>168.903</text:p>
          </table:table-cell>
          <table:table-cell office:value-type="float" office:value="96.016" calcext:value-type="float">
            <text:p>96.01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4.784" calcext:value-type="float">
            <text:p>94.784</text:p>
          </table:table-cell>
          <table:table-cell office:value-type="float" office:value="170.606" calcext:value-type="float">
            <text:p>170.606</text:p>
          </table:table-cell>
          <table:table-cell office:value-type="float" office:value="94.76" calcext:value-type="float">
            <text:p>94.7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3.047" calcext:value-type="float">
            <text:p>103.047</text:p>
          </table:table-cell>
          <table:table-cell office:value-type="float" office:value="176.754" calcext:value-type="float">
            <text:p>176.754</text:p>
          </table:table-cell>
          <table:table-cell office:value-type="float" office:value="97.305" calcext:value-type="float">
            <text:p>97.30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.49" calcext:value-type="float">
            <text:p>106.49</text:p>
          </table:table-cell>
          <table:table-cell office:value-type="float" office:value="189.784" calcext:value-type="float">
            <text:p>189.784</text:p>
          </table:table-cell>
          <table:table-cell office:value-type="float" office:value="99.43" calcext:value-type="float">
            <text:p>99.4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3.045" calcext:value-type="float">
            <text:p>103.045</text:p>
          </table:table-cell>
          <table:table-cell office:value-type="float" office:value="196.013" calcext:value-type="float">
            <text:p>196.013</text:p>
          </table:table-cell>
          <table:table-cell office:value-type="float" office:value="115.85" calcext:value-type="float">
            <text:p>115.8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0.303" calcext:value-type="float">
            <text:p>130.303</text:p>
          </table:table-cell>
          <table:table-cell office:value-type="float" office:value="213.645" calcext:value-type="float">
            <text:p>213.645</text:p>
          </table:table-cell>
          <table:table-cell office:value-type="float" office:value="107.563" calcext:value-type="float">
            <text:p>107.56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6.991" calcext:value-type="float">
            <text:p>106.991</text:p>
          </table:table-cell>
          <table:table-cell office:value-type="float" office:value="224.616" calcext:value-type="float">
            <text:p>224.616</text:p>
          </table:table-cell>
          <table:table-cell office:value-type="float" office:value="107.077" calcext:value-type="float">
            <text:p>107.07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3.068" calcext:value-type="float">
            <text:p>133.068</text:p>
          </table:table-cell>
          <table:table-cell office:value-type="float" office:value="266.675" calcext:value-type="float">
            <text:p>266.675</text:p>
          </table:table-cell>
          <table:table-cell office:value-type="float" office:value="111.11" calcext:value-type="float">
            <text:p>111.1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.929" calcext:value-type="float">
            <text:p>120.929</text:p>
          </table:table-cell>
          <table:table-cell office:value-type="float" office:value="229.767" calcext:value-type="float">
            <text:p>229.767</text:p>
          </table:table-cell>
          <table:table-cell office:value-type="float" office:value="111.459" calcext:value-type="float">
            <text:p>111.459</text:p>
          </table:table-cell>
          <table:table-cell/>
        </table:table-row>
      </table:table>
      <table:table table:name="Results - n512" table:style-name="ta1">
        <table:shapes>
          <draw:frame draw:z-index="5" draw:style-name="gr1" draw:text-style-name="P1" svg:width="15.999cm" svg:height="8.999cm" svg:x="9.423cm" svg:y="54.683cm">
            <draw:object draw:notify-on-update-of-ranges="'Results - n512'.B130:'Results - n512'.B148 'Results - n512'.C130:'Results - n512'.C148 'Results - n512'.D130:'Results - n512'.D148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n512</text:p>
          </table:table-cell>
          <table:table-cell office:value-type="string" calcext:value-type="string">
            <text:p>All Stat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69.558" calcext:value-type="float">
            <text:p>4669.558</text:p>
          </table:table-cell>
          <table:table-cell office:value-type="float" office:value="4579.968" calcext:value-type="float">
            <text:p>4579.968</text:p>
          </table:table-cell>
          <table:table-cell office:value-type="float" office:value="4421.952" calcext:value-type="float">
            <text:p>4421.952</text:p>
          </table:table-cell>
          <table:table-cell>
            <draw:frame table:end-cell-address="'Results - n512'.L23" table:end-x="1.014cm" table:end-y="0.016cm" draw:z-index="0" draw:style-name="gr1" draw:text-style-name="P1" svg:width="15.991cm" svg:height="8.998cm" svg:x="0.828cm" svg:y="0.049cm">
              <draw:object draw:notify-on-update-of-ranges="'Results - n512'.B3:'Results - n512'.B21 'Results - n512'.C3:'Results - n512'.C21 'Results - n512'.D3:'Results - n512'.D21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77.194" calcext:value-type="float">
            <text:p>5077.194</text:p>
          </table:table-cell>
          <table:table-cell office:value-type="float" office:value="4983.574" calcext:value-type="float">
            <text:p>4983.574</text:p>
          </table:table-cell>
          <table:table-cell office:value-type="float" office:value="4826.135" calcext:value-type="float">
            <text:p>4826.1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70.229" calcext:value-type="float">
            <text:p>5170.229</text:p>
          </table:table-cell>
          <table:table-cell office:value-type="float" office:value="5038.469" calcext:value-type="float">
            <text:p>5038.469</text:p>
          </table:table-cell>
          <table:table-cell office:value-type="float" office:value="4879.141" calcext:value-type="float">
            <text:p>4879.14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06.523" calcext:value-type="float">
            <text:p>5306.523</text:p>
          </table:table-cell>
          <table:table-cell office:value-type="float" office:value="5143.173" calcext:value-type="float">
            <text:p>5143.173</text:p>
          </table:table-cell>
          <table:table-cell office:value-type="float" office:value="4982.222" calcext:value-type="float">
            <text:p>4982.2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09.171" calcext:value-type="float">
            <text:p>5309.171</text:p>
          </table:table-cell>
          <table:table-cell office:value-type="float" office:value="5148.011" calcext:value-type="float">
            <text:p>5148.011</text:p>
          </table:table-cell>
          <table:table-cell office:value-type="float" office:value="4987.928" calcext:value-type="float">
            <text:p>4987.92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06.194" calcext:value-type="float">
            <text:p>5506.194</text:p>
          </table:table-cell>
          <table:table-cell office:value-type="float" office:value="5332.724" calcext:value-type="float">
            <text:p>5332.724</text:p>
          </table:table-cell>
          <table:table-cell office:value-type="float" office:value="5164.36" calcext:value-type="float">
            <text:p>5164.3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31.986" calcext:value-type="float">
            <text:p>5631.986</text:p>
          </table:table-cell>
          <table:table-cell office:value-type="float" office:value="5435.286" calcext:value-type="float">
            <text:p>5435.286</text:p>
          </table:table-cell>
          <table:table-cell office:value-type="float" office:value="5267.666" calcext:value-type="float">
            <text:p>5267.66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48.291" calcext:value-type="float">
            <text:p>5548.291</text:p>
          </table:table-cell>
          <table:table-cell office:value-type="float" office:value="5336.151" calcext:value-type="float">
            <text:p>5336.151</text:p>
          </table:table-cell>
          <table:table-cell office:value-type="float" office:value="5165.398" calcext:value-type="float">
            <text:p>5165.39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26.893" calcext:value-type="float">
            <text:p>5626.893</text:p>
          </table:table-cell>
          <table:table-cell office:value-type="float" office:value="5415.193" calcext:value-type="float">
            <text:p>5415.193</text:p>
          </table:table-cell>
          <table:table-cell office:value-type="float" office:value="5245.906" calcext:value-type="float">
            <text:p>5245.9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61.177" calcext:value-type="float">
            <text:p>5561.177</text:p>
          </table:table-cell>
          <table:table-cell office:value-type="float" office:value="5337.477" calcext:value-type="float">
            <text:p>5337.477</text:p>
          </table:table-cell>
          <table:table-cell office:value-type="float" office:value="5177.537" calcext:value-type="float">
            <text:p>5177.53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78.56" calcext:value-type="float">
            <text:p>5578.56</text:p>
          </table:table-cell>
          <table:table-cell office:value-type="float" office:value="5340.3" calcext:value-type="float">
            <text:p>5340.3</text:p>
          </table:table-cell>
          <table:table-cell office:value-type="float" office:value="5177.117" calcext:value-type="float">
            <text:p>5177.11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91.42" calcext:value-type="float">
            <text:p>5691.42</text:p>
          </table:table-cell>
          <table:table-cell office:value-type="float" office:value="5431.96" calcext:value-type="float">
            <text:p>5431.96</text:p>
          </table:table-cell>
          <table:table-cell office:value-type="float" office:value="5263.64" calcext:value-type="float">
            <text:p>5263.6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24.268" calcext:value-type="float">
            <text:p>5724.268</text:p>
          </table:table-cell>
          <table:table-cell office:value-type="float" office:value="5379.308" calcext:value-type="float">
            <text:p>5379.308</text:p>
          </table:table-cell>
          <table:table-cell office:value-type="float" office:value="5202.268" calcext:value-type="float">
            <text:p>5202.26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91.372" calcext:value-type="float">
            <text:p>5691.372</text:p>
          </table:table-cell>
          <table:table-cell office:value-type="float" office:value="5403.002" calcext:value-type="float">
            <text:p>5403.002</text:p>
          </table:table-cell>
          <table:table-cell office:value-type="float" office:value="5238.158" calcext:value-type="float">
            <text:p>5238.15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31.09" calcext:value-type="float">
            <text:p>5931.09</text:p>
          </table:table-cell>
          <table:table-cell office:value-type="float" office:value="5636.82" calcext:value-type="float">
            <text:p>5636.82</text:p>
          </table:table-cell>
          <table:table-cell office:value-type="float" office:value="5462.741" calcext:value-type="float">
            <text:p>5462.74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89.537" calcext:value-type="float">
            <text:p>5889.537</text:p>
          </table:table-cell>
          <table:table-cell office:value-type="float" office:value="5573.587" calcext:value-type="float">
            <text:p>5573.587</text:p>
          </table:table-cell>
          <table:table-cell office:value-type="float" office:value="5390.235" calcext:value-type="float">
            <text:p>5390.23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03.003" calcext:value-type="float">
            <text:p>5803.003</text:p>
          </table:table-cell>
          <table:table-cell office:value-type="float" office:value="5480.183" calcext:value-type="float">
            <text:p>5480.183</text:p>
          </table:table-cell>
          <table:table-cell office:value-type="float" office:value="5308.112" calcext:value-type="float">
            <text:p>5308.11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76.293" calcext:value-type="float">
            <text:p>5876.293</text:p>
          </table:table-cell>
          <table:table-cell office:value-type="float" office:value="5536.483" calcext:value-type="float">
            <text:p>5536.483</text:p>
          </table:table-cell>
          <table:table-cell office:value-type="float" office:value="5361.911" calcext:value-type="float">
            <text:p>5361.91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72.12" calcext:value-type="float">
            <text:p>5872.12</text:p>
          </table:table-cell>
          <table:table-cell office:value-type="float" office:value="5513.52" calcext:value-type="float">
            <text:p>5513.52</text:p>
          </table:table-cell>
          <table:table-cell office:value-type="float" office:value="5347.245" calcext:value-type="float">
            <text:p>5347.24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n512</text:p>
          </table:table-cell>
          <table:table-cell office:value-type="string" calcext:value-type="string">
            <text:p>All Stats</text:p>
          </table:table-cell>
          <table:table-cell office:value-type="string" calcext:value-type="string">
            <text:p>Multiple Fields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>
            <draw:frame table:end-cell-address="'Results - n512'.L47" table:end-x="0.874cm" table:end-y="0.415cm" draw:z-index="1" draw:style-name="gr1" draw:text-style-name="P1" svg:width="15.991cm" svg:height="9.905cm" svg:x="0.688cm" svg:y="0.446cm">
              <draw:object draw:notify-on-update-of-ranges="'Results - n512'.B26:'Results - n512'.B46 'Results - n512'.C26:'Results - n512'.C46 'Results - n512'.D26:'Results - n512'.D46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97.757" calcext:value-type="float">
            <text:p>4597.757</text:p>
          </table:table-cell>
          <table:table-cell office:value-type="float" office:value="4508.637" calcext:value-type="float">
            <text:p>4508.637</text:p>
          </table:table-cell>
          <table:table-cell office:value-type="float" office:value="4343.743" calcext:value-type="float">
            <text:p>4343.7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54.989" calcext:value-type="float">
            <text:p>5254.989</text:p>
          </table:table-cell>
          <table:table-cell office:value-type="float" office:value="5154.679" calcext:value-type="float">
            <text:p>5154.679</text:p>
          </table:table-cell>
          <table:table-cell office:value-type="float" office:value="4990.539" calcext:value-type="float">
            <text:p>4990.53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87.857" calcext:value-type="float">
            <text:p>5487.857</text:p>
          </table:table-cell>
          <table:table-cell office:value-type="float" office:value="5312.747" calcext:value-type="float">
            <text:p>5312.747</text:p>
          </table:table-cell>
          <table:table-cell office:value-type="float" office:value="5144.523" calcext:value-type="float">
            <text:p>5144.52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05.951" calcext:value-type="float">
            <text:p>5905.951</text:p>
          </table:table-cell>
          <table:table-cell office:value-type="float" office:value="5696.611" calcext:value-type="float">
            <text:p>5696.611</text:p>
          </table:table-cell>
          <table:table-cell office:value-type="float" office:value="5526.993" calcext:value-type="float">
            <text:p>5526.99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99.991" calcext:value-type="float">
            <text:p>5999.991</text:p>
          </table:table-cell>
          <table:table-cell office:value-type="float" office:value="5743.021" calcext:value-type="float">
            <text:p>5743.021</text:p>
          </table:table-cell>
          <table:table-cell office:value-type="float" office:value="5575.185" calcext:value-type="float">
            <text:p>5575.18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21.952" calcext:value-type="float">
            <text:p>6221.952</text:p>
          </table:table-cell>
          <table:table-cell office:value-type="float" office:value="5940.412" calcext:value-type="float">
            <text:p>5940.412</text:p>
          </table:table-cell>
          <table:table-cell office:value-type="float" office:value="5766.589" calcext:value-type="float">
            <text:p>5766.58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01.574" calcext:value-type="float">
            <text:p>6301.574</text:p>
          </table:table-cell>
          <table:table-cell office:value-type="float" office:value="5990.484" calcext:value-type="float">
            <text:p>5990.484</text:p>
          </table:table-cell>
          <table:table-cell office:value-type="float" office:value="5824.878" calcext:value-type="float">
            <text:p>5824.87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13.286" calcext:value-type="float">
            <text:p>6513.286</text:p>
          </table:table-cell>
          <table:table-cell office:value-type="float" office:value="6168.076" calcext:value-type="float">
            <text:p>6168.076</text:p>
          </table:table-cell>
          <table:table-cell office:value-type="float" office:value="5994.212" calcext:value-type="float">
            <text:p>5994.21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62.519" calcext:value-type="float">
            <text:p>6462.519</text:p>
          </table:table-cell>
          <table:table-cell office:value-type="float" office:value="6088.419" calcext:value-type="float">
            <text:p>6088.419</text:p>
          </table:table-cell>
          <table:table-cell office:value-type="float" office:value="5913.659" calcext:value-type="float">
            <text:p>5913.65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58.568" calcext:value-type="float">
            <text:p>6458.568</text:p>
          </table:table-cell>
          <table:table-cell office:value-type="float" office:value="6047.138" calcext:value-type="float">
            <text:p>6047.138</text:p>
          </table:table-cell>
          <table:table-cell office:value-type="float" office:value="5870.306" calcext:value-type="float">
            <text:p>5870.3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14.686" calcext:value-type="float">
            <text:p>6714.686</text:p>
          </table:table-cell>
          <table:table-cell office:value-type="float" office:value="6270.166" calcext:value-type="float">
            <text:p>6270.166</text:p>
          </table:table-cell>
          <table:table-cell office:value-type="float" office:value="6095.919" calcext:value-type="float">
            <text:p>6095.91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04.8" calcext:value-type="float">
            <text:p>6704.8</text:p>
          </table:table-cell>
          <table:table-cell office:value-type="float" office:value="6223.61" calcext:value-type="float">
            <text:p>6223.61</text:p>
          </table:table-cell>
          <table:table-cell office:value-type="float" office:value="6049.986" calcext:value-type="float">
            <text:p>6049.98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66.85" calcext:value-type="float">
            <text:p>6766.85</text:p>
          </table:table-cell>
          <table:table-cell office:value-type="float" office:value="6261.68" calcext:value-type="float">
            <text:p>6261.68</text:p>
          </table:table-cell>
          <table:table-cell office:value-type="float" office:value="6089.964" calcext:value-type="float">
            <text:p>6089.96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67.981" calcext:value-type="float">
            <text:p>6867.981</text:p>
          </table:table-cell>
          <table:table-cell office:value-type="float" office:value="6322.881" calcext:value-type="float">
            <text:p>6322.881</text:p>
          </table:table-cell>
          <table:table-cell office:value-type="float" office:value="6143.907" calcext:value-type="float">
            <text:p>6143.90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97.596" calcext:value-type="float">
            <text:p>6897.596</text:p>
          </table:table-cell>
          <table:table-cell office:value-type="float" office:value="6304.446" calcext:value-type="float">
            <text:p>6304.446</text:p>
          </table:table-cell>
          <table:table-cell office:value-type="float" office:value="6133.181" calcext:value-type="float">
            <text:p>6133.18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93.027" calcext:value-type="float">
            <text:p>7093.027</text:p>
          </table:table-cell>
          <table:table-cell office:value-type="float" office:value="6480.247" calcext:value-type="float">
            <text:p>6480.247</text:p>
          </table:table-cell>
          <table:table-cell office:value-type="float" office:value="6305.887" calcext:value-type="float">
            <text:p>6305.88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78.975" calcext:value-type="float">
            <text:p>7078.975</text:p>
          </table:table-cell>
          <table:table-cell office:value-type="float" office:value="6738.275" calcext:value-type="float">
            <text:p>6738.275</text:p>
          </table:table-cell>
          <table:table-cell office:value-type="float" office:value="6251.391" calcext:value-type="float">
            <text:p>6251.39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47.943" calcext:value-type="float">
            <text:p>6547.943</text:p>
          </table:table-cell>
          <table:table-cell office:value-type="float" office:value="6208.243" calcext:value-type="float">
            <text:p>6208.243</text:p>
          </table:table-cell>
          <table:table-cell office:value-type="float" office:value="6030.772" calcext:value-type="float">
            <text:p>6030.77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149.566" calcext:value-type="float">
            <text:p>7149.566</text:p>
          </table:table-cell>
          <table:table-cell office:value-type="float" office:value="6797.276" calcext:value-type="float">
            <text:p>6797.276</text:p>
          </table:table-cell>
          <table:table-cell office:value-type="float" office:value="6278.226" calcext:value-type="float">
            <text:p>6278.226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n512</text:p>
          </table:table-cell>
          <table:table-cell office:value-type="string" calcext:value-type="string">
            <text:p>Single Stat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>
            <draw:frame table:end-cell-address="'Results - n512'.L71" table:end-x="0.825cm" table:end-y="0.393cm" draw:z-index="2" draw:style-name="gr1" draw:text-style-name="P1" svg:width="15.991cm" svg:height="9.451cm" svg:x="0.639cm" svg:y="0.425cm">
              <draw:object draw:notify-on-update-of-ranges="'Results - n512'.B51:'Results - n512'.B70 'Results - n512'.C51:'Results - n512'.C70 'Results - n512'.D51:'Results - n512'.D70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25.595" calcext:value-type="float">
            <text:p>4825.595</text:p>
          </table:table-cell>
          <table:table-cell office:value-type="float" office:value="4738.075" calcext:value-type="float">
            <text:p>4738.075</text:p>
          </table:table-cell>
          <table:table-cell office:value-type="float" office:value="4582.424" calcext:value-type="float">
            <text:p>4582.4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66.164" calcext:value-type="float">
            <text:p>5066.164</text:p>
          </table:table-cell>
          <table:table-cell office:value-type="float" office:value="4972.974" calcext:value-type="float">
            <text:p>4972.974</text:p>
          </table:table-cell>
          <table:table-cell office:value-type="float" office:value="4811.242" calcext:value-type="float">
            <text:p>4811.2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46.877" calcext:value-type="float">
            <text:p>5146.877</text:p>
          </table:table-cell>
          <table:table-cell office:value-type="float" office:value="5043.677" calcext:value-type="float">
            <text:p>5043.677</text:p>
          </table:table-cell>
          <table:table-cell office:value-type="float" office:value="4883.734" calcext:value-type="float">
            <text:p>4883.7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52.95" calcext:value-type="float">
            <text:p>5252.95</text:p>
          </table:table-cell>
          <table:table-cell office:value-type="float" office:value="5144.38" calcext:value-type="float">
            <text:p>5144.38</text:p>
          </table:table-cell>
          <table:table-cell office:value-type="float" office:value="4980.072" calcext:value-type="float">
            <text:p>4980.07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45.88" calcext:value-type="float">
            <text:p>5245.88</text:p>
          </table:table-cell>
          <table:table-cell office:value-type="float" office:value="5126.44" calcext:value-type="float">
            <text:p>5126.44</text:p>
          </table:table-cell>
          <table:table-cell office:value-type="float" office:value="4956.704" calcext:value-type="float">
            <text:p>4956.7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84.762" calcext:value-type="float">
            <text:p>5284.762</text:p>
          </table:table-cell>
          <table:table-cell office:value-type="float" office:value="5149.622" calcext:value-type="float">
            <text:p>5149.622</text:p>
          </table:table-cell>
          <table:table-cell office:value-type="float" office:value="4979.211" calcext:value-type="float">
            <text:p>4979.21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21.998" calcext:value-type="float">
            <text:p>5321.998</text:p>
          </table:table-cell>
          <table:table-cell office:value-type="float" office:value="5189.308" calcext:value-type="float">
            <text:p>5189.308</text:p>
          </table:table-cell>
          <table:table-cell office:value-type="float" office:value="5018.185" calcext:value-type="float">
            <text:p>5018.18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35.453" calcext:value-type="float">
            <text:p>5435.453</text:p>
          </table:table-cell>
          <table:table-cell office:value-type="float" office:value="5288.543" calcext:value-type="float">
            <text:p>5288.543</text:p>
          </table:table-cell>
          <table:table-cell office:value-type="float" office:value="5120.205" calcext:value-type="float">
            <text:p>5120.2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1.86" calcext:value-type="float">
            <text:p>5451.86</text:p>
          </table:table-cell>
          <table:table-cell office:value-type="float" office:value="5303.21" calcext:value-type="float">
            <text:p>5303.21</text:p>
          </table:table-cell>
          <table:table-cell office:value-type="float" office:value="5133.914" calcext:value-type="float">
            <text:p>5133.91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44.176" calcext:value-type="float">
            <text:p>5444.176</text:p>
          </table:table-cell>
          <table:table-cell office:value-type="float" office:value="5291.056" calcext:value-type="float">
            <text:p>5291.056</text:p>
          </table:table-cell>
          <table:table-cell office:value-type="float" office:value="5126.66" calcext:value-type="float">
            <text:p>5126.6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44.358" calcext:value-type="float">
            <text:p>5544.358</text:p>
          </table:table-cell>
          <table:table-cell office:value-type="float" office:value="5376.038" calcext:value-type="float">
            <text:p>5376.038</text:p>
          </table:table-cell>
          <table:table-cell office:value-type="float" office:value="5203.35" calcext:value-type="float">
            <text:p>5203.3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57.109" calcext:value-type="float">
            <text:p>5557.109</text:p>
          </table:table-cell>
          <table:table-cell office:value-type="float" office:value="5382.409" calcext:value-type="float">
            <text:p>5382.409</text:p>
          </table:table-cell>
          <table:table-cell office:value-type="float" office:value="5214.773" calcext:value-type="float">
            <text:p>5214.77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44.934" calcext:value-type="float">
            <text:p>5644.934</text:p>
          </table:table-cell>
          <table:table-cell office:value-type="float" office:value="5474.324" calcext:value-type="float">
            <text:p>5474.324</text:p>
          </table:table-cell>
          <table:table-cell office:value-type="float" office:value="5306.284" calcext:value-type="float">
            <text:p>5306.28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99.199" calcext:value-type="float">
            <text:p>5699.199</text:p>
          </table:table-cell>
          <table:table-cell office:value-type="float" office:value="5512.729" calcext:value-type="float">
            <text:p>5512.729</text:p>
          </table:table-cell>
          <table:table-cell office:value-type="float" office:value="5326.477" calcext:value-type="float">
            <text:p>5326.47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51.549" calcext:value-type="float">
            <text:p>5751.549</text:p>
          </table:table-cell>
          <table:table-cell office:value-type="float" office:value="5539.009" calcext:value-type="float">
            <text:p>5539.009</text:p>
          </table:table-cell>
          <table:table-cell office:value-type="float" office:value="5359.285" calcext:value-type="float">
            <text:p>5359.28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78.886" calcext:value-type="float">
            <text:p>5778.886</text:p>
          </table:table-cell>
          <table:table-cell office:value-type="float" office:value="5555.626" calcext:value-type="float">
            <text:p>5555.626</text:p>
          </table:table-cell>
          <table:table-cell office:value-type="float" office:value="5384.359" calcext:value-type="float">
            <text:p>5384.35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69.001" calcext:value-type="float">
            <text:p>5769.001</text:p>
          </table:table-cell>
          <table:table-cell office:value-type="float" office:value="5539.141" calcext:value-type="float">
            <text:p>5539.141</text:p>
          </table:table-cell>
          <table:table-cell office:value-type="float" office:value="5367.385" calcext:value-type="float">
            <text:p>5367.38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62.213" calcext:value-type="float">
            <text:p>5762.213</text:p>
          </table:table-cell>
          <table:table-cell office:value-type="float" office:value="5530.343" calcext:value-type="float">
            <text:p>5530.343</text:p>
          </table:table-cell>
          <table:table-cell office:value-type="float" office:value="5350.427" calcext:value-type="float">
            <text:p>5350.42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83.86" calcext:value-type="float">
            <text:p>5783.86</text:p>
          </table:table-cell>
          <table:table-cell office:value-type="float" office:value="5547.66" calcext:value-type="float">
            <text:p>5547.66</text:p>
          </table:table-cell>
          <table:table-cell office:value-type="float" office:value="5372.625" calcext:value-type="float">
            <text:p>5372.625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n512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69.558" calcext:value-type="float">
            <text:p>4669.558</text:p>
          </table:table-cell>
          <table:table-cell office:value-type="float" office:value="4597.757" calcext:value-type="float">
            <text:p>4597.757</text:p>
          </table:table-cell>
          <table:table-cell office:value-type="float" office:value="4825.595" calcext:value-type="float">
            <text:p>4825.595</text:p>
          </table:table-cell>
          <table:table-cell>
            <draw:frame table:end-cell-address="'Results - n512'.L98" table:end-x="0.972cm" table:end-y="0.05cm" draw:z-index="3" draw:style-name="gr1" draw:text-style-name="P1" svg:width="15.991cm" svg:height="8.999cm" svg:x="0.786cm" svg:y="0.083cm">
              <draw:object draw:notify-on-update-of-ranges="'Results - n512'.B78:'Results - n512'.B96 'Results - n512'.C78:'Results - n512'.C96 'Results - n512'.D78:'Results - n512'.D96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77.194" calcext:value-type="float">
            <text:p>5077.194</text:p>
          </table:table-cell>
          <table:table-cell office:value-type="float" office:value="5254.989" calcext:value-type="float">
            <text:p>5254.989</text:p>
          </table:table-cell>
          <table:table-cell office:value-type="float" office:value="5066.164" calcext:value-type="float">
            <text:p>5066.1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70.229" calcext:value-type="float">
            <text:p>5170.229</text:p>
          </table:table-cell>
          <table:table-cell office:value-type="float" office:value="5487.857" calcext:value-type="float">
            <text:p>5487.857</text:p>
          </table:table-cell>
          <table:table-cell office:value-type="float" office:value="5146.877" calcext:value-type="float">
            <text:p>5146.87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06.523" calcext:value-type="float">
            <text:p>5306.523</text:p>
          </table:table-cell>
          <table:table-cell office:value-type="float" office:value="5905.951" calcext:value-type="float">
            <text:p>5905.951</text:p>
          </table:table-cell>
          <table:table-cell office:value-type="float" office:value="5252.95" calcext:value-type="float">
            <text:p>5252.9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09.171" calcext:value-type="float">
            <text:p>5309.171</text:p>
          </table:table-cell>
          <table:table-cell office:value-type="float" office:value="5999.991" calcext:value-type="float">
            <text:p>5999.991</text:p>
          </table:table-cell>
          <table:table-cell office:value-type="float" office:value="5245.88" calcext:value-type="float">
            <text:p>5245.8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06.194" calcext:value-type="float">
            <text:p>5506.194</text:p>
          </table:table-cell>
          <table:table-cell office:value-type="float" office:value="6221.952" calcext:value-type="float">
            <text:p>6221.952</text:p>
          </table:table-cell>
          <table:table-cell office:value-type="float" office:value="5284.762" calcext:value-type="float">
            <text:p>5284.76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31.986" calcext:value-type="float">
            <text:p>5631.986</text:p>
          </table:table-cell>
          <table:table-cell office:value-type="float" office:value="6301.574" calcext:value-type="float">
            <text:p>6301.574</text:p>
          </table:table-cell>
          <table:table-cell office:value-type="float" office:value="5321.998" calcext:value-type="float">
            <text:p>5321.99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48.291" calcext:value-type="float">
            <text:p>5548.291</text:p>
          </table:table-cell>
          <table:table-cell office:value-type="float" office:value="6513.286" calcext:value-type="float">
            <text:p>6513.286</text:p>
          </table:table-cell>
          <table:table-cell office:value-type="float" office:value="5435.453" calcext:value-type="float">
            <text:p>5435.45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26.893" calcext:value-type="float">
            <text:p>5626.893</text:p>
          </table:table-cell>
          <table:table-cell office:value-type="float" office:value="6462.519" calcext:value-type="float">
            <text:p>6462.519</text:p>
          </table:table-cell>
          <table:table-cell office:value-type="float" office:value="5451.86" calcext:value-type="float">
            <text:p>5451.8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61.177" calcext:value-type="float">
            <text:p>5561.177</text:p>
          </table:table-cell>
          <table:table-cell office:value-type="float" office:value="6458.568" calcext:value-type="float">
            <text:p>6458.568</text:p>
          </table:table-cell>
          <table:table-cell office:value-type="float" office:value="5444.176" calcext:value-type="float">
            <text:p>5444.17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78.56" calcext:value-type="float">
            <text:p>5578.56</text:p>
          </table:table-cell>
          <table:table-cell office:value-type="float" office:value="6714.686" calcext:value-type="float">
            <text:p>6714.686</text:p>
          </table:table-cell>
          <table:table-cell office:value-type="float" office:value="5544.358" calcext:value-type="float">
            <text:p>5544.35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91.42" calcext:value-type="float">
            <text:p>5691.42</text:p>
          </table:table-cell>
          <table:table-cell office:value-type="float" office:value="6704.8" calcext:value-type="float">
            <text:p>6704.8</text:p>
          </table:table-cell>
          <table:table-cell office:value-type="float" office:value="5557.109" calcext:value-type="float">
            <text:p>5557.10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24.268" calcext:value-type="float">
            <text:p>5724.268</text:p>
          </table:table-cell>
          <table:table-cell office:value-type="float" office:value="6766.85" calcext:value-type="float">
            <text:p>6766.85</text:p>
          </table:table-cell>
          <table:table-cell office:value-type="float" office:value="5644.934" calcext:value-type="float">
            <text:p>5644.93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91.372" calcext:value-type="float">
            <text:p>5691.372</text:p>
          </table:table-cell>
          <table:table-cell office:value-type="float" office:value="6867.981" calcext:value-type="float">
            <text:p>6867.981</text:p>
          </table:table-cell>
          <table:table-cell office:value-type="float" office:value="5699.199" calcext:value-type="float">
            <text:p>5699.19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31.09" calcext:value-type="float">
            <text:p>5931.09</text:p>
          </table:table-cell>
          <table:table-cell office:value-type="float" office:value="6897.596" calcext:value-type="float">
            <text:p>6897.596</text:p>
          </table:table-cell>
          <table:table-cell office:value-type="float" office:value="5751.549" calcext:value-type="float">
            <text:p>5751.5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89.537" calcext:value-type="float">
            <text:p>5889.537</text:p>
          </table:table-cell>
          <table:table-cell office:value-type="float" office:value="7093.027" calcext:value-type="float">
            <text:p>7093.027</text:p>
          </table:table-cell>
          <table:table-cell office:value-type="float" office:value="5778.886" calcext:value-type="float">
            <text:p>5778.88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03.003" calcext:value-type="float">
            <text:p>5803.003</text:p>
          </table:table-cell>
          <table:table-cell office:value-type="float" office:value="7078.975" calcext:value-type="float">
            <text:p>7078.975</text:p>
          </table:table-cell>
          <table:table-cell office:value-type="float" office:value="5769.001" calcext:value-type="float">
            <text:p>5769.00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76.293" calcext:value-type="float">
            <text:p>5876.293</text:p>
          </table:table-cell>
          <table:table-cell office:value-type="float" office:value="6547.943" calcext:value-type="float">
            <text:p>6547.943</text:p>
          </table:table-cell>
          <table:table-cell office:value-type="float" office:value="5762.213" calcext:value-type="float">
            <text:p>5762.21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72.12" calcext:value-type="float">
            <text:p>5872.12</text:p>
          </table:table-cell>
          <table:table-cell office:value-type="float" office:value="7149.566" calcext:value-type="float">
            <text:p>7149.566</text:p>
          </table:table-cell>
          <table:table-cell office:value-type="float" office:value="5783.86" calcext:value-type="float">
            <text:p>5783.86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n512</text:p>
          </table:table-cell>
          <table:table-cell office:value-type="string" calcext:value-type="string">
            <text:p>TIME-INITIA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79.968" calcext:value-type="float">
            <text:p>4579.968</text:p>
          </table:table-cell>
          <table:table-cell office:value-type="float" office:value="4508.637" calcext:value-type="float">
            <text:p>4508.637</text:p>
          </table:table-cell>
          <table:table-cell office:value-type="float" office:value="4738.075" calcext:value-type="float">
            <text:p>4738.075</text:p>
          </table:table-cell>
          <table:table-cell>
            <draw:frame table:end-cell-address="'Results - n512'.L126" table:end-x="1.151cm" table:end-y="0.034cm" draw:z-index="4" draw:style-name="gr1" draw:text-style-name="P1" svg:width="15.991cm" svg:height="9.899cm" svg:x="0.965cm" svg:y="0.07cm">
              <draw:object draw:notify-on-update-of-ranges="'Results - n512'.B104:'Results - n512'.B122 'Results - n512'.C104:'Results - n512'.C122 'Results - n512'.D104:'Results - n512'.D122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83.574" calcext:value-type="float">
            <text:p>4983.574</text:p>
          </table:table-cell>
          <table:table-cell office:value-type="float" office:value="5154.679" calcext:value-type="float">
            <text:p>5154.679</text:p>
          </table:table-cell>
          <table:table-cell office:value-type="float" office:value="4972.974" calcext:value-type="float">
            <text:p>4972.97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38.469" calcext:value-type="float">
            <text:p>5038.469</text:p>
          </table:table-cell>
          <table:table-cell office:value-type="float" office:value="5312.747" calcext:value-type="float">
            <text:p>5312.747</text:p>
          </table:table-cell>
          <table:table-cell office:value-type="float" office:value="5043.677" calcext:value-type="float">
            <text:p>5043.67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43.173" calcext:value-type="float">
            <text:p>5143.173</text:p>
          </table:table-cell>
          <table:table-cell office:value-type="float" office:value="5696.611" calcext:value-type="float">
            <text:p>5696.611</text:p>
          </table:table-cell>
          <table:table-cell office:value-type="float" office:value="5144.38" calcext:value-type="float">
            <text:p>5144.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48.011" calcext:value-type="float">
            <text:p>5148.011</text:p>
          </table:table-cell>
          <table:table-cell office:value-type="float" office:value="5743.021" calcext:value-type="float">
            <text:p>5743.021</text:p>
          </table:table-cell>
          <table:table-cell office:value-type="float" office:value="5126.44" calcext:value-type="float">
            <text:p>5126.4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32.724" calcext:value-type="float">
            <text:p>5332.724</text:p>
          </table:table-cell>
          <table:table-cell office:value-type="float" office:value="5940.412" calcext:value-type="float">
            <text:p>5940.412</text:p>
          </table:table-cell>
          <table:table-cell office:value-type="float" office:value="5149.622" calcext:value-type="float">
            <text:p>5149.62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35.286" calcext:value-type="float">
            <text:p>5435.286</text:p>
          </table:table-cell>
          <table:table-cell office:value-type="float" office:value="5990.484" calcext:value-type="float">
            <text:p>5990.484</text:p>
          </table:table-cell>
          <table:table-cell office:value-type="float" office:value="5189.308" calcext:value-type="float">
            <text:p>5189.30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36.151" calcext:value-type="float">
            <text:p>5336.151</text:p>
          </table:table-cell>
          <table:table-cell office:value-type="float" office:value="6168.076" calcext:value-type="float">
            <text:p>6168.076</text:p>
          </table:table-cell>
          <table:table-cell office:value-type="float" office:value="5288.543" calcext:value-type="float">
            <text:p>5288.54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15.193" calcext:value-type="float">
            <text:p>5415.193</text:p>
          </table:table-cell>
          <table:table-cell office:value-type="float" office:value="6088.419" calcext:value-type="float">
            <text:p>6088.419</text:p>
          </table:table-cell>
          <table:table-cell office:value-type="float" office:value="5303.21" calcext:value-type="float">
            <text:p>5303.2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37.477" calcext:value-type="float">
            <text:p>5337.477</text:p>
          </table:table-cell>
          <table:table-cell office:value-type="float" office:value="6047.138" calcext:value-type="float">
            <text:p>6047.138</text:p>
          </table:table-cell>
          <table:table-cell office:value-type="float" office:value="5291.056" calcext:value-type="float">
            <text:p>5291.05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40.3" calcext:value-type="float">
            <text:p>5340.3</text:p>
          </table:table-cell>
          <table:table-cell office:value-type="float" office:value="6270.166" calcext:value-type="float">
            <text:p>6270.166</text:p>
          </table:table-cell>
          <table:table-cell office:value-type="float" office:value="5376.038" calcext:value-type="float">
            <text:p>5376.03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31.96" calcext:value-type="float">
            <text:p>5431.96</text:p>
          </table:table-cell>
          <table:table-cell office:value-type="float" office:value="6223.61" calcext:value-type="float">
            <text:p>6223.61</text:p>
          </table:table-cell>
          <table:table-cell office:value-type="float" office:value="5382.409" calcext:value-type="float">
            <text:p>5382.40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79.308" calcext:value-type="float">
            <text:p>5379.308</text:p>
          </table:table-cell>
          <table:table-cell office:value-type="float" office:value="6261.68" calcext:value-type="float">
            <text:p>6261.68</text:p>
          </table:table-cell>
          <table:table-cell office:value-type="float" office:value="5474.324" calcext:value-type="float">
            <text:p>5474.32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03.002" calcext:value-type="float">
            <text:p>5403.002</text:p>
          </table:table-cell>
          <table:table-cell office:value-type="float" office:value="6322.881" calcext:value-type="float">
            <text:p>6322.881</text:p>
          </table:table-cell>
          <table:table-cell office:value-type="float" office:value="5512.729" calcext:value-type="float">
            <text:p>5512.72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36.82" calcext:value-type="float">
            <text:p>5636.82</text:p>
          </table:table-cell>
          <table:table-cell office:value-type="float" office:value="6304.446" calcext:value-type="float">
            <text:p>6304.446</text:p>
          </table:table-cell>
          <table:table-cell office:value-type="float" office:value="5539.009" calcext:value-type="float">
            <text:p>5539.00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73.587" calcext:value-type="float">
            <text:p>5573.587</text:p>
          </table:table-cell>
          <table:table-cell office:value-type="float" office:value="6480.247" calcext:value-type="float">
            <text:p>6480.247</text:p>
          </table:table-cell>
          <table:table-cell office:value-type="float" office:value="5555.626" calcext:value-type="float">
            <text:p>5555.6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80.183" calcext:value-type="float">
            <text:p>5480.183</text:p>
          </table:table-cell>
          <table:table-cell office:value-type="float" office:value="6738.275" calcext:value-type="float">
            <text:p>6738.275</text:p>
          </table:table-cell>
          <table:table-cell office:value-type="float" office:value="5539.141" calcext:value-type="float">
            <text:p>5539.14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36.483" calcext:value-type="float">
            <text:p>5536.483</text:p>
          </table:table-cell>
          <table:table-cell office:value-type="float" office:value="6208.243" calcext:value-type="float">
            <text:p>6208.243</text:p>
          </table:table-cell>
          <table:table-cell office:value-type="float" office:value="5530.343" calcext:value-type="float">
            <text:p>5530.34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13.52" calcext:value-type="float">
            <text:p>5513.52</text:p>
          </table:table-cell>
          <table:table-cell office:value-type="float" office:value="6797.276" calcext:value-type="float">
            <text:p>6797.276</text:p>
          </table:table-cell>
          <table:table-cell office:value-type="float" office:value="5547.66" calcext:value-type="float">
            <text:p>5547.66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n512</text:p>
          </table:table-cell>
          <table:table-cell office:value-type="string" calcext:value-type="string">
            <text:p>TIME-INITIAL-TOOK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21.952" calcext:value-type="float">
            <text:p>4421.952</text:p>
          </table:table-cell>
          <table:table-cell office:value-type="float" office:value="4343.743" calcext:value-type="float">
            <text:p>4343.743</text:p>
          </table:table-cell>
          <table:table-cell office:value-type="float" office:value="4582.424" calcext:value-type="float">
            <text:p>4582.4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26.135" calcext:value-type="float">
            <text:p>4826.135</text:p>
          </table:table-cell>
          <table:table-cell office:value-type="float" office:value="4990.539" calcext:value-type="float">
            <text:p>4990.539</text:p>
          </table:table-cell>
          <table:table-cell office:value-type="float" office:value="4811.242" calcext:value-type="float">
            <text:p>4811.2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79.141" calcext:value-type="float">
            <text:p>4879.141</text:p>
          </table:table-cell>
          <table:table-cell office:value-type="float" office:value="5144.523" calcext:value-type="float">
            <text:p>5144.523</text:p>
          </table:table-cell>
          <table:table-cell office:value-type="float" office:value="4883.734" calcext:value-type="float">
            <text:p>4883.7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82.222" calcext:value-type="float">
            <text:p>4982.222</text:p>
          </table:table-cell>
          <table:table-cell office:value-type="float" office:value="5526.993" calcext:value-type="float">
            <text:p>5526.993</text:p>
          </table:table-cell>
          <table:table-cell office:value-type="float" office:value="4980.072" calcext:value-type="float">
            <text:p>4980.07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87.928" calcext:value-type="float">
            <text:p>4987.928</text:p>
          </table:table-cell>
          <table:table-cell office:value-type="float" office:value="5575.185" calcext:value-type="float">
            <text:p>5575.185</text:p>
          </table:table-cell>
          <table:table-cell office:value-type="float" office:value="4956.704" calcext:value-type="float">
            <text:p>4956.7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64.36" calcext:value-type="float">
            <text:p>5164.36</text:p>
          </table:table-cell>
          <table:table-cell office:value-type="float" office:value="5766.589" calcext:value-type="float">
            <text:p>5766.589</text:p>
          </table:table-cell>
          <table:table-cell office:value-type="float" office:value="4979.211" calcext:value-type="float">
            <text:p>4979.21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67.666" calcext:value-type="float">
            <text:p>5267.666</text:p>
          </table:table-cell>
          <table:table-cell office:value-type="float" office:value="5824.878" calcext:value-type="float">
            <text:p>5824.878</text:p>
          </table:table-cell>
          <table:table-cell office:value-type="float" office:value="5018.185" calcext:value-type="float">
            <text:p>5018.18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65.398" calcext:value-type="float">
            <text:p>5165.398</text:p>
          </table:table-cell>
          <table:table-cell office:value-type="float" office:value="5994.212" calcext:value-type="float">
            <text:p>5994.212</text:p>
          </table:table-cell>
          <table:table-cell office:value-type="float" office:value="5120.205" calcext:value-type="float">
            <text:p>5120.2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45.906" calcext:value-type="float">
            <text:p>5245.906</text:p>
          </table:table-cell>
          <table:table-cell office:value-type="float" office:value="5913.659" calcext:value-type="float">
            <text:p>5913.659</text:p>
          </table:table-cell>
          <table:table-cell office:value-type="float" office:value="5133.914" calcext:value-type="float">
            <text:p>5133.91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77.537" calcext:value-type="float">
            <text:p>5177.537</text:p>
          </table:table-cell>
          <table:table-cell office:value-type="float" office:value="5870.306" calcext:value-type="float">
            <text:p>5870.306</text:p>
          </table:table-cell>
          <table:table-cell office:value-type="float" office:value="5126.66" calcext:value-type="float">
            <text:p>5126.6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77.117" calcext:value-type="float">
            <text:p>5177.117</text:p>
          </table:table-cell>
          <table:table-cell office:value-type="float" office:value="6095.919" calcext:value-type="float">
            <text:p>6095.919</text:p>
          </table:table-cell>
          <table:table-cell office:value-type="float" office:value="5203.35" calcext:value-type="float">
            <text:p>5203.3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63.64" calcext:value-type="float">
            <text:p>5263.64</text:p>
          </table:table-cell>
          <table:table-cell office:value-type="float" office:value="6049.986" calcext:value-type="float">
            <text:p>6049.986</text:p>
          </table:table-cell>
          <table:table-cell office:value-type="float" office:value="5214.773" calcext:value-type="float">
            <text:p>5214.77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02.268" calcext:value-type="float">
            <text:p>5202.268</text:p>
          </table:table-cell>
          <table:table-cell office:value-type="float" office:value="6089.964" calcext:value-type="float">
            <text:p>6089.964</text:p>
          </table:table-cell>
          <table:table-cell office:value-type="float" office:value="5306.284" calcext:value-type="float">
            <text:p>5306.28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38.158" calcext:value-type="float">
            <text:p>5238.158</text:p>
          </table:table-cell>
          <table:table-cell office:value-type="float" office:value="6143.907" calcext:value-type="float">
            <text:p>6143.907</text:p>
          </table:table-cell>
          <table:table-cell office:value-type="float" office:value="5326.477" calcext:value-type="float">
            <text:p>5326.47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62.741" calcext:value-type="float">
            <text:p>5462.741</text:p>
          </table:table-cell>
          <table:table-cell office:value-type="float" office:value="6133.181" calcext:value-type="float">
            <text:p>6133.181</text:p>
          </table:table-cell>
          <table:table-cell office:value-type="float" office:value="5359.285" calcext:value-type="float">
            <text:p>5359.28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90.235" calcext:value-type="float">
            <text:p>5390.235</text:p>
          </table:table-cell>
          <table:table-cell office:value-type="float" office:value="6305.887" calcext:value-type="float">
            <text:p>6305.887</text:p>
          </table:table-cell>
          <table:table-cell office:value-type="float" office:value="5384.359" calcext:value-type="float">
            <text:p>5384.35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08.112" calcext:value-type="float">
            <text:p>5308.112</text:p>
          </table:table-cell>
          <table:table-cell office:value-type="float" office:value="6251.391" calcext:value-type="float">
            <text:p>6251.391</text:p>
          </table:table-cell>
          <table:table-cell office:value-type="float" office:value="5367.385" calcext:value-type="float">
            <text:p>5367.38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61.911" calcext:value-type="float">
            <text:p>5361.911</text:p>
          </table:table-cell>
          <table:table-cell office:value-type="float" office:value="6030.772" calcext:value-type="float">
            <text:p>6030.772</text:p>
          </table:table-cell>
          <table:table-cell office:value-type="float" office:value="5350.427" calcext:value-type="float">
            <text:p>5350.42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47.245" calcext:value-type="float">
            <text:p>5347.245</text:p>
          </table:table-cell>
          <table:table-cell office:value-type="float" office:value="6278.226" calcext:value-type="float">
            <text:p>6278.226</text:p>
          </table:table-cell>
          <table:table-cell office:value-type="float" office:value="5372.625" calcext:value-type="float">
            <text:p>5372.625</text:p>
          </table:table-cell>
          <table:table-cell/>
        </table:table-row>
      </table:table>
      <table:table table:name="Storage" table:style-name="ta1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7" table:default-cell-style-name="ce2"/>
        <table:table-column table:style-name="co13" table:default-cell-style-name="ce2"/>
        <table:table-column table:style-name="co13" table:number-columns-repeated="1019" table:default-cell-style-name="ce1"/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1]/(1024)" office:value-type="float" office:value="0" calcext:value-type="float">
            <text:p>0</text:p>
          </table:table-cell>
          <table:table-cell table:style-name="Default">
            <draw:frame table:end-cell-address="Storage.M21" table:end-x="0.854cm" table:end-y="0.28cm" draw:z-index="0" draw:style-name="gr1" draw:text-style-name="P1" svg:width="15.998cm" svg:height="9.003cm" svg:x="0.661cm" svg:y="0.375cm">
              <draw:object draw:notify-on-update-of-ranges="Storage.E2:Storage.E19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58052" calcext:value-type="float">
            <text:p>458052</text:p>
          </table:table-cell>
          <table:table-cell table:style-name="ce4" table:formula="of:=[.D2]/(1024)" office:value-type="float" office:value="447.31640625" calcext:value-type="float">
            <text:p>447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49636" calcext:value-type="float">
            <text:p>549636</text:p>
          </table:table-cell>
          <table:table-cell table:style-name="ce4" table:formula="of:=[.D3]/(1024)" office:value-type="float" office:value="536.75390625" calcext:value-type="float">
            <text:p>537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41220" calcext:value-type="float">
            <text:p>641220</text:p>
          </table:table-cell>
          <table:table-cell table:style-name="ce4" table:formula="of:=[.D4]/(1024)" office:value-type="float" office:value="626.19140625" calcext:value-type="float">
            <text:p>626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32804" calcext:value-type="float">
            <text:p>732804</text:p>
          </table:table-cell>
          <table:table-cell table:style-name="ce4" table:formula="of:=[.D5]/(1024)" office:value-type="float" office:value="715.62890625" calcext:value-type="float">
            <text:p>716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24388" calcext:value-type="float">
            <text:p>824388</text:p>
          </table:table-cell>
          <table:table-cell table:style-name="ce4" table:formula="of:=[.D6]/(1024)" office:value-type="float" office:value="805.06640625" calcext:value-type="float">
            <text:p>805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15972" calcext:value-type="float">
            <text:p>915972</text:p>
          </table:table-cell>
          <table:table-cell table:style-name="ce4" table:formula="of:=[.D7]/(1024)" office:value-type="float" office:value="894.50390625" calcext:value-type="float">
            <text:p>895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007556" calcext:value-type="float">
            <text:p>1007556</text:p>
          </table:table-cell>
          <table:table-cell table:style-name="ce4" table:formula="of:=[.D8]/(1024)" office:value-type="float" office:value="983.94140625" calcext:value-type="float">
            <text:p>98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99140" calcext:value-type="float">
            <text:p>1099140</text:p>
          </table:table-cell>
          <table:table-cell table:style-name="ce4" table:formula="of:=[.D9]/(1024)" office:value-type="float" office:value="1073.37890625" calcext:value-type="float">
            <text:p>107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190724" calcext:value-type="float">
            <text:p>1190724</text:p>
          </table:table-cell>
          <table:table-cell table:style-name="ce4" table:formula="of:=[.D10]/(1024)" office:value-type="float" office:value="1162.81640625" calcext:value-type="float">
            <text:p>116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82308" calcext:value-type="float">
            <text:p>1282308</text:p>
          </table:table-cell>
          <table:table-cell table:style-name="ce4" table:formula="of:=[.D11]/(1024)" office:value-type="float" office:value="1252.25390625" calcext:value-type="float">
            <text:p>1252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73892" calcext:value-type="float">
            <text:p>1373892</text:p>
          </table:table-cell>
          <table:table-cell table:style-name="ce4" table:formula="of:=[.D12]/(1024)" office:value-type="float" office:value="1341.69140625" calcext:value-type="float">
            <text:p>1342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465476" calcext:value-type="float">
            <text:p>1465476</text:p>
          </table:table-cell>
          <table:table-cell table:style-name="ce4" table:formula="of:=[.D13]/(1024)" office:value-type="float" office:value="1431.12890625" calcext:value-type="float">
            <text:p>1431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557060" calcext:value-type="float">
            <text:p>1557060</text:p>
          </table:table-cell>
          <table:table-cell table:style-name="ce4" table:formula="of:=[.D14]/(1024)" office:value-type="float" office:value="1520.56640625" calcext:value-type="float">
            <text:p>1521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648644" calcext:value-type="float">
            <text:p>1648644</text:p>
          </table:table-cell>
          <table:table-cell table:style-name="ce4" table:formula="of:=[.D15]/(1024)" office:value-type="float" office:value="1610.00390625" calcext:value-type="float">
            <text:p>161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740228" calcext:value-type="float">
            <text:p>1740228</text:p>
          </table:table-cell>
          <table:table-cell table:style-name="ce4" table:formula="of:=[.D16]/(1024)" office:value-type="float" office:value="1699.44140625" calcext:value-type="float">
            <text:p>1699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831816" calcext:value-type="float">
            <text:p>1831816</text:p>
          </table:table-cell>
          <table:table-cell table:style-name="ce4" table:formula="of:=[.D17]/(1024)" office:value-type="float" office:value="1788.8828125" calcext:value-type="float">
            <text:p>1789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923396" calcext:value-type="float">
            <text:p>1923396</text:p>
          </table:table-cell>
          <table:table-cell table:style-name="ce4" table:formula="of:=[.D18]/(1024)" office:value-type="float" office:value="1878.31640625" calcext:value-type="float">
            <text:p>1878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014980" calcext:value-type="float">
            <text:p>2014980</text:p>
          </table:table-cell>
          <table:table-cell table:style-name="ce4" table:formula="of:=[.D19]/(1024)" office:value-type="float" office:value="1967.75390625" calcext:value-type="float">
            <text:p>1968</text:p>
          </table:table-cell>
          <table:table-cell table:style-name="Default" table:number-columns-repeated="1019"/>
        </table:table-row>
        <table:table-row table:style-name="ro1" table:number-rows-repeated="2">
          <table:table-cell table:style-name="Default" table:number-columns-repeated="4"/>
          <table:table-cell table:style-name="ce4"/>
          <table:table-cell table:style-name="Default" table:number-columns-repeated="1019"/>
        </table:table-row>
        <table:table-row table:style-name="ro1">
          <table:table-cell table:style-name="Default" table:number-columns-repeated="4"/>
          <table:table-cell table:style-name="ce4"/>
          <table:table-cell table:style-name="Default">
            <draw:frame table:end-cell-address="Storage.M42" table:end-x="0.877cm" table:end-y="0.337cm" draw:z-index="1" draw:style-name="gr1" draw:text-style-name="P1" svg:width="15.999cm" svg:height="8.999cm" svg:x="0.683cm" svg:y="0.437cm">
              <draw:object draw:notify-on-update-of-ranges="Storage.E24:Storage.E41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23]/(1024)" office:value-type="float" office:value="0" calcext:value-type="float">
            <text:p>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75216" calcext:value-type="float">
            <text:p>975216</text:p>
          </table:table-cell>
          <table:table-cell table:style-name="ce4" table:formula="of:=[.D24]/(1024)" office:value-type="float" office:value="952.359375" calcext:value-type="float">
            <text:p>952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68592" calcext:value-type="float">
            <text:p>1168592</text:p>
          </table:table-cell>
          <table:table-cell table:style-name="ce4" table:formula="of:=[.D25]/(1024)" office:value-type="float" office:value="1141.203125" calcext:value-type="float">
            <text:p>1141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362248" calcext:value-type="float">
            <text:p>1362248</text:p>
          </table:table-cell>
          <table:table-cell table:style-name="ce4" table:formula="of:=[.D26]/(1024)" office:value-type="float" office:value="1330.3203125" calcext:value-type="float">
            <text:p>133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555876" calcext:value-type="float">
            <text:p>1555876</text:p>
          </table:table-cell>
          <table:table-cell table:style-name="ce4" table:formula="of:=[.D27]/(1024)" office:value-type="float" office:value="1519.41015625" calcext:value-type="float">
            <text:p>1519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749520" calcext:value-type="float">
            <text:p>1749520</text:p>
          </table:table-cell>
          <table:table-cell table:style-name="ce4" table:formula="of:=[.D28]/(1024)" office:value-type="float" office:value="1708.515625" calcext:value-type="float">
            <text:p>1709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943528" calcext:value-type="float">
            <text:p>1943528</text:p>
          </table:table-cell>
          <table:table-cell table:style-name="ce4" table:formula="of:=[.D29]/(1024)" office:value-type="float" office:value="1897.9765625" calcext:value-type="float">
            <text:p>1898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136812" calcext:value-type="float">
            <text:p>2136812</text:p>
          </table:table-cell>
          <table:table-cell table:style-name="ce4" table:formula="of:=[.D30]/(1024)" office:value-type="float" office:value="2086.73046875" calcext:value-type="float">
            <text:p>2087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330720" calcext:value-type="float">
            <text:p>2330720</text:p>
          </table:table-cell>
          <table:table-cell table:style-name="ce4" table:formula="of:=[.D31]/(1024)" office:value-type="float" office:value="2276.09375" calcext:value-type="float">
            <text:p>2276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524096" calcext:value-type="float">
            <text:p>2524096</text:p>
          </table:table-cell>
          <table:table-cell table:style-name="ce4" table:formula="of:=[.D32]/(1024)" office:value-type="float" office:value="2464.9375" calcext:value-type="float">
            <text:p>2465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717752" calcext:value-type="float">
            <text:p>2717752</text:p>
          </table:table-cell>
          <table:table-cell table:style-name="ce4" table:formula="of:=[.D33]/(1024)" office:value-type="float" office:value="2654.0546875" calcext:value-type="float">
            <text:p>265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911380" calcext:value-type="float">
            <text:p>2911380</text:p>
          </table:table-cell>
          <table:table-cell table:style-name="ce4" table:formula="of:=[.D34]/(1024)" office:value-type="float" office:value="2843.14453125" calcext:value-type="float">
            <text:p>284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105152" calcext:value-type="float">
            <text:p>3105152</text:p>
          </table:table-cell>
          <table:table-cell table:style-name="ce4" table:formula="of:=[.D35]/(1024)" office:value-type="float" office:value="3032.375" calcext:value-type="float">
            <text:p>3032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298800" calcext:value-type="float">
            <text:p>3298800</text:p>
          </table:table-cell>
          <table:table-cell table:style-name="ce4" table:formula="of:=[.D36]/(1024)" office:value-type="float" office:value="3221.484375" calcext:value-type="float">
            <text:p>3221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3492332" calcext:value-type="float">
            <text:p>3492332</text:p>
          </table:table-cell>
          <table:table-cell table:style-name="ce4" table:formula="of:=[.D37]/(1024)" office:value-type="float" office:value="3410.48046875" calcext:value-type="float">
            <text:p>341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686020" calcext:value-type="float">
            <text:p>3686020</text:p>
          </table:table-cell>
          <table:table-cell table:style-name="ce4" table:formula="of:=[.D38]/(1024)" office:value-type="float" office:value="3599.62890625" calcext:value-type="float">
            <text:p>360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879800" calcext:value-type="float">
            <text:p>3879800</text:p>
          </table:table-cell>
          <table:table-cell table:style-name="ce4" table:formula="of:=[.D39]/(1024)" office:value-type="float" office:value="3788.8671875" calcext:value-type="float">
            <text:p>3789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4073684" calcext:value-type="float">
            <text:p>4073684</text:p>
          </table:table-cell>
          <table:table-cell table:style-name="ce4" table:formula="of:=[.D40]/(1024)" office:value-type="float" office:value="3978.20703125" calcext:value-type="float">
            <text:p>3978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4267296" calcext:value-type="float">
            <text:p>4267296</text:p>
          </table:table-cell>
          <table:table-cell table:style-name="ce4" table:formula="of:=[.D41]/(1024)" office:value-type="float" office:value="4167.28125" calcext:value-type="float">
            <text:p>4167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4"/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45]/(1024)" office:value-type="float" office:value="0" calcext:value-type="float">
            <text:p>0</text:p>
          </table:table-cell>
          <table:table-cell table:style-name="Default">
            <draw:frame table:end-cell-address="Storage.M64" table:end-x="1.056cm" table:end-y="0.424cm" draw:z-index="2" draw:style-name="gr1" draw:text-style-name="P1" svg:width="15.999cm" svg:height="8.998cm" svg:x="0.862cm" svg:y="0.073cm">
              <draw:object draw:notify-on-update-of-ranges="Storage.E46:Storage.E63"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46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47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48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91668" calcext:value-type="float">
            <text:p>91668</text:p>
          </table:table-cell>
          <table:table-cell table:style-name="ce4" table:formula="of:=[.D49]/(1024)" office:value-type="float" office:value="89.5195312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50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51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52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53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1660" calcext:value-type="float">
            <text:p>91660</text:p>
          </table:table-cell>
          <table:table-cell table:style-name="ce4" table:formula="of:=[.D54]/(1024)" office:value-type="float" office:value="89.5117187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55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56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57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58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59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60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61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62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91668" calcext:value-type="float">
            <text:p>91668</text:p>
          </table:table-cell>
          <table:table-cell table:style-name="ce4" table:formula="of:=[.D63]/(1024)" office:value-type="float" office:value="89.51953125" calcext:value-type="float">
            <text:p>90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4"/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67]/(1024)" office:value-type="float" office:value="0" calcext:value-type="float">
            <text:p>0</text:p>
          </table:table-cell>
          <table:table-cell table:style-name="Default">
            <draw:frame table:end-cell-address="Storage.M86" table:end-x="1.019cm" table:end-y="0.384cm" draw:z-index="3" draw:style-name="gr1" draw:text-style-name="P1" svg:width="15.999cm" svg:height="8.999cm" svg:x="0.825cm" svg:y="0.032cm">
              <draw:object draw:notify-on-update-of-ranges="Storage.E68:Storage.E85" xlink:href="./Object 31" xlink:type="simple" xlink:show="embed" xlink:actuate="onLoad">
                <loext:p/>
              </draw:object>
              <draw:image xlink:href="./ObjectReplacements/Object 31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318356" calcext:value-type="float">
            <text:p>2318356</text:p>
          </table:table-cell>
          <table:table-cell table:style-name="ce4" table:formula="of:=[.D68]/(1024)" office:value-type="float" office:value="2264.01953125" calcext:value-type="float">
            <text:p>226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782000" calcext:value-type="float">
            <text:p>2782000</text:p>
          </table:table-cell>
          <table:table-cell table:style-name="ce4" table:formula="of:=[.D69]/(1024)" office:value-type="float" office:value="2716.796875" calcext:value-type="float">
            <text:p>2717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245644" calcext:value-type="float">
            <text:p>3245644</text:p>
          </table:table-cell>
          <table:table-cell table:style-name="ce4" table:formula="of:=[.D70]/(1024)" office:value-type="float" office:value="3169.57421875" calcext:value-type="float">
            <text:p>317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709292" calcext:value-type="float">
            <text:p>3709292</text:p>
          </table:table-cell>
          <table:table-cell table:style-name="ce4" table:formula="of:=[.D71]/(1024)" office:value-type="float" office:value="3622.35546875" calcext:value-type="float">
            <text:p>3622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172936" calcext:value-type="float">
            <text:p>4172936</text:p>
          </table:table-cell>
          <table:table-cell table:style-name="ce4" table:formula="of:=[.D72]/(1024)" office:value-type="float" office:value="4075.1328125" calcext:value-type="float">
            <text:p>4075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636580" calcext:value-type="float">
            <text:p>4636580</text:p>
          </table:table-cell>
          <table:table-cell table:style-name="ce4" table:formula="of:=[.D73]/(1024)" office:value-type="float" office:value="4527.91015625" calcext:value-type="float">
            <text:p>4528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100220" calcext:value-type="float">
            <text:p>5100220</text:p>
          </table:table-cell>
          <table:table-cell table:style-name="ce4" table:formula="of:=[.D74]/(1024)" office:value-type="float" office:value="4980.68359375" calcext:value-type="float">
            <text:p>4981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563868" calcext:value-type="float">
            <text:p>5563868</text:p>
          </table:table-cell>
          <table:table-cell table:style-name="ce4" table:formula="of:=[.D75]/(1024)" office:value-type="float" office:value="5433.46484375" calcext:value-type="float">
            <text:p>543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027512" calcext:value-type="float">
            <text:p>6027512</text:p>
          </table:table-cell>
          <table:table-cell table:style-name="ce4" table:formula="of:=[.D76]/(1024)" office:value-type="float" office:value="5886.2421875" calcext:value-type="float">
            <text:p>5886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491156" calcext:value-type="float">
            <text:p>6491156</text:p>
          </table:table-cell>
          <table:table-cell table:style-name="ce4" table:formula="of:=[.D77]/(1024)" office:value-type="float" office:value="6339.01953125" calcext:value-type="float">
            <text:p>6339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6954800" calcext:value-type="float">
            <text:p>6954800</text:p>
          </table:table-cell>
          <table:table-cell table:style-name="ce4" table:formula="of:=[.D78]/(1024)" office:value-type="float" office:value="6791.796875" calcext:value-type="float">
            <text:p>6792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7418444" calcext:value-type="float">
            <text:p>7418444</text:p>
          </table:table-cell>
          <table:table-cell table:style-name="ce4" table:formula="of:=[.D79]/(1024)" office:value-type="float" office:value="7244.57421875" calcext:value-type="float">
            <text:p>7245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7882088" calcext:value-type="float">
            <text:p>7882088</text:p>
          </table:table-cell>
          <table:table-cell table:style-name="ce4" table:formula="of:=[.D80]/(1024)" office:value-type="float" office:value="7697.3515625" calcext:value-type="float">
            <text:p>7697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345732" calcext:value-type="float">
            <text:p>8345732</text:p>
          </table:table-cell>
          <table:table-cell table:style-name="ce4" table:formula="of:=[.D81]/(1024)" office:value-type="float" office:value="8150.12890625" calcext:value-type="float">
            <text:p>815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8809376" calcext:value-type="float">
            <text:p>8809376</text:p>
          </table:table-cell>
          <table:table-cell table:style-name="ce4" table:formula="of:=[.D82]/(1024)" office:value-type="float" office:value="8602.90625" calcext:value-type="float">
            <text:p>860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9273020" calcext:value-type="float">
            <text:p>9273020</text:p>
          </table:table-cell>
          <table:table-cell table:style-name="ce4" table:formula="of:=[.D83]/(1024)" office:value-type="float" office:value="9055.68359375" calcext:value-type="float">
            <text:p>9056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9736664" calcext:value-type="float">
            <text:p>9736664</text:p>
          </table:table-cell>
          <table:table-cell table:style-name="ce4" table:formula="of:=[.D84]/(1024)" office:value-type="float" office:value="9508.4609375" calcext:value-type="float">
            <text:p>9508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0200308" calcext:value-type="float">
            <text:p>10200308</text:p>
          </table:table-cell>
          <table:table-cell table:style-name="ce4" table:formula="of:=[.D85]/(1024)" office:value-type="float" office:value="9961.23828125" calcext:value-type="float">
            <text:p>9961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4"/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89]/(1024)" office:value-type="float" office:value="0" calcext:value-type="float">
            <text:p>0</text:p>
          </table:table-cell>
          <table:table-cell table:style-name="Default">
            <draw:frame table:end-cell-address="Storage.M108" table:end-x="1.167cm" table:end-y="0.351cm" draw:z-index="4" draw:style-name="gr1" draw:text-style-name="P1" svg:width="15.999cm" svg:height="8.999cm" svg:x="0.973cm" svg:y="-0.001cm">
              <draw:object draw:notify-on-update-of-ranges="Storage.E90:Storage.E107" xlink:href="./Object 32" xlink:type="simple" xlink:show="embed" xlink:actuate="onLoad">
                <loext:p/>
              </draw:object>
              <draw:image xlink:href="./ObjectReplacements/Object 32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907436" calcext:value-type="float">
            <text:p>4907436</text:p>
          </table:table-cell>
          <table:table-cell table:style-name="ce4" table:formula="of:=[.D90]/(1024)" office:value-type="float" office:value="4792.41796875" calcext:value-type="float">
            <text:p>4792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887408" calcext:value-type="float">
            <text:p>5887408</text:p>
          </table:table-cell>
          <table:table-cell table:style-name="ce4" table:formula="of:=[.D91]/(1024)" office:value-type="float" office:value="5749.421875" calcext:value-type="float">
            <text:p>5749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867476" calcext:value-type="float">
            <text:p>6867476</text:p>
          </table:table-cell>
          <table:table-cell table:style-name="ce4" table:formula="of:=[.D92]/(1024)" office:value-type="float" office:value="6706.51953125" calcext:value-type="float">
            <text:p>6707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847756" calcext:value-type="float">
            <text:p>7847756</text:p>
          </table:table-cell>
          <table:table-cell table:style-name="ce4" table:formula="of:=[.D93]/(1024)" office:value-type="float" office:value="7663.82421875" calcext:value-type="float">
            <text:p>766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827740" calcext:value-type="float">
            <text:p>8827740</text:p>
          </table:table-cell>
          <table:table-cell table:style-name="ce4" table:formula="of:=[.D94]/(1024)" office:value-type="float" office:value="8620.83984375" calcext:value-type="float">
            <text:p>8621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807748" calcext:value-type="float">
            <text:p>9807748</text:p>
          </table:table-cell>
          <table:table-cell table:style-name="ce4" table:formula="of:=[.D95]/(1024)" office:value-type="float" office:value="9577.87890625" calcext:value-type="float">
            <text:p>9578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0787772" calcext:value-type="float">
            <text:p>10787772</text:p>
          </table:table-cell>
          <table:table-cell table:style-name="ce4" table:formula="of:=[.D96]/(1024)" office:value-type="float" office:value="10534.93359375" calcext:value-type="float">
            <text:p>10535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1767844" calcext:value-type="float">
            <text:p>11767844</text:p>
          </table:table-cell>
          <table:table-cell table:style-name="ce4" table:formula="of:=[.D97]/(1024)" office:value-type="float" office:value="11492.03515625" calcext:value-type="float">
            <text:p>11492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747836" calcext:value-type="float">
            <text:p>12747836</text:p>
          </table:table-cell>
          <table:table-cell table:style-name="ce4" table:formula="of:=[.D98]/(1024)" office:value-type="float" office:value="12449.05859375" calcext:value-type="float">
            <text:p>12449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727864" calcext:value-type="float">
            <text:p>13727864</text:p>
          </table:table-cell>
          <table:table-cell table:style-name="ce4" table:formula="of:=[.D99]/(1024)" office:value-type="float" office:value="13406.1171875" calcext:value-type="float">
            <text:p>13406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707892" calcext:value-type="float">
            <text:p>14707892</text:p>
          </table:table-cell>
          <table:table-cell table:style-name="ce4" table:formula="of:=[.D100]/(1024)" office:value-type="float" office:value="14363.17578125" calcext:value-type="float">
            <text:p>1436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5687920" calcext:value-type="float">
            <text:p>15687920</text:p>
          </table:table-cell>
          <table:table-cell table:style-name="ce4" table:formula="of:=[.D101]/(1024)" office:value-type="float" office:value="15320.234375" calcext:value-type="float">
            <text:p>1532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6667912" calcext:value-type="float">
            <text:p>16667912</text:p>
          </table:table-cell>
          <table:table-cell table:style-name="ce4" table:formula="of:=[.D102]/(1024)" office:value-type="float" office:value="16277.2578125" calcext:value-type="float">
            <text:p>16277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7647940" calcext:value-type="float">
            <text:p>17647940</text:p>
          </table:table-cell>
          <table:table-cell table:style-name="ce4" table:formula="of:=[.D103]/(1024)" office:value-type="float" office:value="17234.31640625" calcext:value-type="float">
            <text:p>1723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627968" calcext:value-type="float">
            <text:p>18627968</text:p>
          </table:table-cell>
          <table:table-cell table:style-name="ce4" table:formula="of:=[.D104]/(1024)" office:value-type="float" office:value="18191.375" calcext:value-type="float">
            <text:p>18191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9607996" calcext:value-type="float">
            <text:p>19607996</text:p>
          </table:table-cell>
          <table:table-cell table:style-name="ce4" table:formula="of:=[.D105]/(1024)" office:value-type="float" office:value="19148.43359375" calcext:value-type="float">
            <text:p>19148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0587988" calcext:value-type="float">
            <text:p>20587988</text:p>
          </table:table-cell>
          <table:table-cell table:style-name="ce4" table:formula="of:=[.D106]/(1024)" office:value-type="float" office:value="20105.45703125" calcext:value-type="float">
            <text:p>20105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1568016" calcext:value-type="float">
            <text:p>21568016</text:p>
          </table:table-cell>
          <table:table-cell table:style-name="ce4" table:formula="of:=[.D107]/(1024)" office:value-type="float" office:value="21062.515625" calcext:value-type="float">
            <text:p>21063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4"/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111]/(1024)" office:value-type="float" office:value="0" calcext:value-type="float">
            <text:p>0</text:p>
          </table:table-cell>
          <table:table-cell table:style-name="Default">
            <draw:frame table:end-cell-address="Storage.M130" table:end-x="1.181cm" table:end-y="0.437cm" draw:z-index="5" draw:style-name="gr1" draw:text-style-name="P1" svg:width="15.998cm" svg:height="9cm" svg:x="0.988cm" svg:y="0.084cm">
              <draw:object draw:notify-on-update-of-ranges="Storage.E112:Storage.E129" xlink:href="./Object 33" xlink:type="simple" xlink:show="embed" xlink:actuate="onLoad">
                <loext:p/>
              </draw:object>
              <draw:image xlink:href="./ObjectReplacements/Object 33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12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13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14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15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16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17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18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19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20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21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22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23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24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25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26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27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28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29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4"/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133]/(1024)" office:value-type="float" office:value="0" calcext:value-type="float">
            <text:p>0</text:p>
          </table:table-cell>
          <table:table-cell table:style-name="Default">
            <draw:frame table:end-cell-address="Storage.M152" table:end-x="1.285cm" table:end-y="0.437cm" draw:z-index="6" draw:style-name="gr1" draw:text-style-name="P1" svg:width="15.998cm" svg:height="8.998cm" svg:x="1.092cm" svg:y="0.086cm">
              <draw:object draw:notify-on-update-of-ranges="Storage.E134:Storage.E151"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025432" calcext:value-type="float">
            <text:p>13025432</text:p>
          </table:table-cell>
          <table:table-cell table:style-name="ce4" table:formula="of:=[.D134]/(1024)" office:value-type="float" office:value="12720.1484375" calcext:value-type="float">
            <text:p>1272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5630488" calcext:value-type="float">
            <text:p>15630488</text:p>
          </table:table-cell>
          <table:table-cell table:style-name="ce4" table:formula="of:=[.D135]/(1024)" office:value-type="float" office:value="15264.1484375" calcext:value-type="float">
            <text:p>1526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8235548" calcext:value-type="float">
            <text:p>18235548</text:p>
          </table:table-cell>
          <table:table-cell table:style-name="ce4" table:formula="of:=[.D136]/(1024)" office:value-type="float" office:value="17808.15234375" calcext:value-type="float">
            <text:p>17808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0840604" calcext:value-type="float">
            <text:p>20840604</text:p>
          </table:table-cell>
          <table:table-cell table:style-name="ce4" table:formula="of:=[.D137]/(1024)" office:value-type="float" office:value="20352.15234375" calcext:value-type="float">
            <text:p>20352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3445656" calcext:value-type="float">
            <text:p>23445656</text:p>
          </table:table-cell>
          <table:table-cell table:style-name="ce4" table:formula="of:=[.D138]/(1024)" office:value-type="float" office:value="22896.1484375" calcext:value-type="float">
            <text:p>22896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6050716" calcext:value-type="float">
            <text:p>26050716</text:p>
          </table:table-cell>
          <table:table-cell table:style-name="ce4" table:formula="of:=[.D139]/(1024)" office:value-type="float" office:value="25440.15234375" calcext:value-type="float">
            <text:p>2544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8655772" calcext:value-type="float">
            <text:p>28655772</text:p>
          </table:table-cell>
          <table:table-cell table:style-name="ce4" table:formula="of:=[.D140]/(1024)" office:value-type="float" office:value="27984.15234375" calcext:value-type="float">
            <text:p>2798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1260828" calcext:value-type="float">
            <text:p>31260828</text:p>
          </table:table-cell>
          <table:table-cell table:style-name="ce4" table:formula="of:=[.D141]/(1024)" office:value-type="float" office:value="30528.15234375" calcext:value-type="float">
            <text:p>30528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3865892" calcext:value-type="float">
            <text:p>33865892</text:p>
          </table:table-cell>
          <table:table-cell table:style-name="ce4" table:formula="of:=[.D142]/(1024)" office:value-type="float" office:value="33072.16015625" calcext:value-type="float">
            <text:p>33072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6470948" calcext:value-type="float">
            <text:p>36470948</text:p>
          </table:table-cell>
          <table:table-cell table:style-name="ce4" table:formula="of:=[.D143]/(1024)" office:value-type="float" office:value="35616.16015625" calcext:value-type="float">
            <text:p>35616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9076004" calcext:value-type="float">
            <text:p>39076004</text:p>
          </table:table-cell>
          <table:table-cell table:style-name="ce4" table:formula="of:=[.D144]/(1024)" office:value-type="float" office:value="38160.16015625" calcext:value-type="float">
            <text:p>3816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1681060" calcext:value-type="float">
            <text:p>41681060</text:p>
          </table:table-cell>
          <table:table-cell table:style-name="ce4" table:formula="of:=[.D145]/(1024)" office:value-type="float" office:value="40704.16015625" calcext:value-type="float">
            <text:p>4070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44286120" calcext:value-type="float">
            <text:p>44286120</text:p>
          </table:table-cell>
          <table:table-cell table:style-name="ce4" table:formula="of:=[.D146]/(1024)" office:value-type="float" office:value="43248.1640625" calcext:value-type="float">
            <text:p>43248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46891172" calcext:value-type="float">
            <text:p>46891172</text:p>
          </table:table-cell>
          <table:table-cell table:style-name="ce4" table:formula="of:=[.D147]/(1024)" office:value-type="float" office:value="45792.16015625" calcext:value-type="float">
            <text:p>45792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49496232" calcext:value-type="float">
            <text:p>49496232</text:p>
          </table:table-cell>
          <table:table-cell table:style-name="ce4" table:formula="of:=[.D148]/(1024)" office:value-type="float" office:value="48336.1640625" calcext:value-type="float">
            <text:p>48336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52101292" calcext:value-type="float">
            <text:p>52101292</text:p>
          </table:table-cell>
          <table:table-cell table:style-name="ce4" table:formula="of:=[.D149]/(1024)" office:value-type="float" office:value="50880.16796875" calcext:value-type="float">
            <text:p>5088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4706344" calcext:value-type="float">
            <text:p>54706344</text:p>
          </table:table-cell>
          <table:table-cell table:style-name="ce4" table:formula="of:=[.D150]/(1024)" office:value-type="float" office:value="53424.1640625" calcext:value-type="float">
            <text:p>5342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57311400" calcext:value-type="float">
            <text:p>57311400</text:p>
          </table:table-cell>
          <table:table-cell table:style-name="ce4" table:formula="of:=[.D151]/(1024)" office:value-type="float" office:value="55968.1640625" calcext:value-type="float">
            <text:p>55968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4"/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155]/(1024)" office:value-type="float" office:value="0" calcext:value-type="float">
            <text:p>0</text:p>
          </table:table-cell>
          <table:table-cell table:style-name="Default">
            <draw:frame table:end-cell-address="Storage.M174" table:end-x="1.278cm" table:end-y="0.385cm" draw:z-index="7" draw:style-name="gr1" draw:text-style-name="P1" svg:width="15.999cm" svg:height="8.999cm" svg:x="1.084cm" svg:y="0.033cm">
              <draw:object draw:notify-on-update-of-ranges="Storage.E156:Storage.E173" xlink:href="./Object 35" xlink:type="simple" xlink:show="embed" xlink:actuate="onLoad">
                <loext:p/>
              </draw:object>
              <draw:image xlink:href="./ObjectReplacements/Object 35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7536064" calcext:value-type="float">
            <text:p>27536064</text:p>
          </table:table-cell>
          <table:table-cell table:style-name="ce4" table:formula="of:=[.D156]/(1024)" office:value-type="float" office:value="26890.6875" calcext:value-type="float">
            <text:p>26891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3041664" calcext:value-type="float">
            <text:p>33041664</text:p>
          </table:table-cell>
          <table:table-cell table:style-name="ce4" table:formula="of:=[.D157]/(1024)" office:value-type="float" office:value="32267.25" calcext:value-type="float">
            <text:p>32267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547264" calcext:value-type="float">
            <text:p>38547264</text:p>
          </table:table-cell>
          <table:table-cell table:style-name="ce4" table:formula="of:=[.D158]/(1024)" office:value-type="float" office:value="37643.8125" calcext:value-type="float">
            <text:p>376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4052864" calcext:value-type="float">
            <text:p>44052864</text:p>
          </table:table-cell>
          <table:table-cell table:style-name="ce4" table:formula="of:=[.D159]/(1024)" office:value-type="float" office:value="43020.375" calcext:value-type="float">
            <text:p>4302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9558464" calcext:value-type="float">
            <text:p>49558464</text:p>
          </table:table-cell>
          <table:table-cell table:style-name="ce4" table:formula="of:=[.D160]/(1024)" office:value-type="float" office:value="48396.9375" calcext:value-type="float">
            <text:p>48397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5064064" calcext:value-type="float">
            <text:p>55064064</text:p>
          </table:table-cell>
          <table:table-cell table:style-name="ce4" table:formula="of:=[.D161]/(1024)" office:value-type="float" office:value="53773.5" calcext:value-type="float">
            <text:p>5377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0569664" calcext:value-type="float">
            <text:p>60569664</text:p>
          </table:table-cell>
          <table:table-cell table:style-name="ce4" table:formula="of:=[.D162]/(1024)" office:value-type="float" office:value="59150.0625" calcext:value-type="float">
            <text:p>5915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6075264" calcext:value-type="float">
            <text:p>66075264</text:p>
          </table:table-cell>
          <table:table-cell table:style-name="ce4" table:formula="of:=[.D163]/(1024)" office:value-type="float" office:value="64526.625" calcext:value-type="float">
            <text:p>64527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1580864" calcext:value-type="float">
            <text:p>71580864</text:p>
          </table:table-cell>
          <table:table-cell table:style-name="ce4" table:formula="of:=[.D164]/(1024)" office:value-type="float" office:value="69903.1875" calcext:value-type="float">
            <text:p>6990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77086464" calcext:value-type="float">
            <text:p>77086464</text:p>
          </table:table-cell>
          <table:table-cell table:style-name="ce4" table:formula="of:=[.D165]/(1024)" office:value-type="float" office:value="75279.75" calcext:value-type="float">
            <text:p>7528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82592064" calcext:value-type="float">
            <text:p>82592064</text:p>
          </table:table-cell>
          <table:table-cell table:style-name="ce4" table:formula="of:=[.D166]/(1024)" office:value-type="float" office:value="80656.3125" calcext:value-type="float">
            <text:p>80656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8097664" calcext:value-type="float">
            <text:p>88097664</text:p>
          </table:table-cell>
          <table:table-cell table:style-name="ce4" table:formula="of:=[.D167]/(1024)" office:value-type="float" office:value="86032.875" calcext:value-type="float">
            <text:p>8603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93603264" calcext:value-type="float">
            <text:p>93603264</text:p>
          </table:table-cell>
          <table:table-cell table:style-name="ce4" table:formula="of:=[.D168]/(1024)" office:value-type="float" office:value="91409.4375" calcext:value-type="float">
            <text:p>91409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99108864" calcext:value-type="float">
            <text:p>99108864</text:p>
          </table:table-cell>
          <table:table-cell table:style-name="ce4" table:formula="of:=[.D169]/(1024)" office:value-type="float" office:value="96786" calcext:value-type="float">
            <text:p>96786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4614464" calcext:value-type="float">
            <text:p>104614464</text:p>
          </table:table-cell>
          <table:table-cell table:style-name="ce4" table:formula="of:=[.D170]/(1024)" office:value-type="float" office:value="102162.5625" calcext:value-type="float">
            <text:p>10216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0120064" calcext:value-type="float">
            <text:p>110120064</text:p>
          </table:table-cell>
          <table:table-cell table:style-name="ce4" table:formula="of:=[.D171]/(1024)" office:value-type="float" office:value="107539.125" calcext:value-type="float">
            <text:p>107539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15625664" calcext:value-type="float">
            <text:p>115625664</text:p>
          </table:table-cell>
          <table:table-cell table:style-name="ce4" table:formula="of:=[.D172]/(1024)" office:value-type="float" office:value="112915.6875" calcext:value-type="float">
            <text:p>112916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21131264" calcext:value-type="float">
            <text:p>121131264</text:p>
          </table:table-cell>
          <table:table-cell table:style-name="ce4" table:formula="of:=[.D173]/(1024)" office:value-type="float" office:value="118292.25" calcext:value-type="float">
            <text:p>118292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4"/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177]/(1024)" office:value-type="float" office:value="0" calcext:value-type="float">
            <text:p>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78]/(1024)" office:value-type="float" office:value="2544.09375" calcext:value-type="float">
            <text:p>2544</text:p>
          </table:table-cell>
          <table:table-cell table:style-name="Default">
            <draw:frame table:end-cell-address="Storage.M197" table:end-x="1.174cm" table:end-y="0.357cm" draw:z-index="8" draw:style-name="gr1" draw:text-style-name="P1" svg:width="15.997cm" svg:height="8.998cm" svg:x="0.982cm" svg:y="0.002cm">
              <draw:object draw:notify-on-update-of-ranges="Storage.E178:Storage.E195" xlink:href="./Object 36" xlink:type="simple" xlink:show="embed" xlink:actuate="onLoad">
                <loext:p/>
              </draw:object>
              <draw:image xlink:href="./ObjectReplacements/Object 36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79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80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81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82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83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84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605148" calcext:value-type="float">
            <text:p>2605148</text:p>
          </table:table-cell>
          <table:table-cell table:style-name="ce4" table:formula="of:=[.D185]/(1024)" office:value-type="float" office:value="2544.08984375" calcext:value-type="float">
            <text:p>25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605148" calcext:value-type="float">
            <text:p>2605148</text:p>
          </table:table-cell>
          <table:table-cell table:style-name="ce4" table:formula="of:=[.D186]/(1024)" office:value-type="float" office:value="2544.08984375" calcext:value-type="float">
            <text:p>25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87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88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605148" calcext:value-type="float">
            <text:p>2605148</text:p>
          </table:table-cell>
          <table:table-cell table:style-name="ce4" table:formula="of:=[.D189]/(1024)" office:value-type="float" office:value="2544.08984375" calcext:value-type="float">
            <text:p>25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90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605148" calcext:value-type="float">
            <text:p>2605148</text:p>
          </table:table-cell>
          <table:table-cell table:style-name="ce4" table:formula="of:=[.D191]/(1024)" office:value-type="float" office:value="2544.08984375" calcext:value-type="float">
            <text:p>25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92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93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94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605148" calcext:value-type="float">
            <text:p>2605148</text:p>
          </table:table-cell>
          <table:table-cell table:style-name="ce4" table:formula="of:=[.D195]/(1024)" office:value-type="float" office:value="2544.08984375" calcext:value-type="float">
            <text:p>2544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Default" table:number-columns-repeated="3"/>
          <table:table-cell table:style-name="ce3"/>
          <table:table-cell/>
          <table:table-cell table:style-name="Default" table:number-columns-repeated="1019"/>
        </table:table-row>
        <table:table-row table:style-name="ro1">
          <table:table-cell/>
          <table:table-cell office:value-type="float" office:value="447.31640625" calcext:value-type="float">
            <text:p>447</text:p>
          </table:table-cell>
          <table:table-cell table:style-name="ce2" office:value-type="float" office:value="952.359375" calcext:value-type="float">
            <text:p>952</text:p>
          </table:table-cell>
          <table:table-cell office:value-type="float" office:value="89.515625" calcext:value-type="float">
            <text:p>90</text:p>
          </table:table-cell>
          <table:table-cell table:style-name="Default">
            <draw:frame table:end-cell-address="Storage.L218" table:end-x="1.45cm" table:end-y="0.438cm" draw:z-index="9" draw:style-name="gr1" draw:text-style-name="P1" svg:width="15.999cm" svg:height="8.999cm" svg:x="1.255cm" svg:y="0.018cm">
              <draw:object draw:notify-on-update-of-ranges="Storage.B199:Storage.B216 Storage.C199:Storage.C216 Storage.D199:Storage.D216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/>
          <table:table-cell office:value-type="float" office:value="536.75390625" calcext:value-type="float">
            <text:p>537</text:p>
          </table:table-cell>
          <table:table-cell table:style-name="ce2" office:value-type="float" office:value="1141.203125" calcext:value-type="float">
            <text:p>1141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626.19140625" calcext:value-type="float">
            <text:p>626</text:p>
          </table:table-cell>
          <table:table-cell table:style-name="ce2" office:value-type="float" office:value="1330.3203125" calcext:value-type="float">
            <text:p>1330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715.62890625" calcext:value-type="float">
            <text:p>716</text:p>
          </table:table-cell>
          <table:table-cell table:style-name="ce2" office:value-type="float" office:value="1519.41015625" calcext:value-type="float">
            <text:p>1519</text:p>
          </table:table-cell>
          <table:table-cell office:value-type="float" office:value="89.519531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805.06640625" calcext:value-type="float">
            <text:p>805</text:p>
          </table:table-cell>
          <table:table-cell table:style-name="ce2" office:value-type="float" office:value="1708.515625" calcext:value-type="float">
            <text:p>1709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894.50390625" calcext:value-type="float">
            <text:p>895</text:p>
          </table:table-cell>
          <table:table-cell table:style-name="ce2" office:value-type="float" office:value="1897.9765625" calcext:value-type="float">
            <text:p>1898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983.94140625" calcext:value-type="float">
            <text:p>984</text:p>
          </table:table-cell>
          <table:table-cell table:style-name="ce2" office:value-type="float" office:value="2086.73046875" calcext:value-type="float">
            <text:p>2087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073.37890625" calcext:value-type="float">
            <text:p>1073</text:p>
          </table:table-cell>
          <table:table-cell table:style-name="ce2" office:value-type="float" office:value="2276.09375" calcext:value-type="float">
            <text:p>2276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162.81640625" calcext:value-type="float">
            <text:p>1163</text:p>
          </table:table-cell>
          <table:table-cell table:style-name="ce2" office:value-type="float" office:value="2464.9375" calcext:value-type="float">
            <text:p>2465</text:p>
          </table:table-cell>
          <table:table-cell office:value-type="float" office:value="89.5117187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252.25390625" calcext:value-type="float">
            <text:p>1252</text:p>
          </table:table-cell>
          <table:table-cell table:style-name="ce2" office:value-type="float" office:value="2654.0546875" calcext:value-type="float">
            <text:p>2654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341.69140625" calcext:value-type="float">
            <text:p>1342</text:p>
          </table:table-cell>
          <table:table-cell table:style-name="ce2" office:value-type="float" office:value="2843.14453125" calcext:value-type="float">
            <text:p>2843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431.12890625" calcext:value-type="float">
            <text:p>1431</text:p>
          </table:table-cell>
          <table:table-cell table:style-name="ce2" office:value-type="float" office:value="3032.375" calcext:value-type="float">
            <text:p>3032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520.56640625" calcext:value-type="float">
            <text:p>1521</text:p>
          </table:table-cell>
          <table:table-cell table:style-name="ce2" office:value-type="float" office:value="3221.484375" calcext:value-type="float">
            <text:p>3221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610.00390625" calcext:value-type="float">
            <text:p>1610</text:p>
          </table:table-cell>
          <table:table-cell table:style-name="ce2" office:value-type="float" office:value="3410.48046875" calcext:value-type="float">
            <text:p>3410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699.44140625" calcext:value-type="float">
            <text:p>1699</text:p>
          </table:table-cell>
          <table:table-cell table:style-name="ce2" office:value-type="float" office:value="3599.62890625" calcext:value-type="float">
            <text:p>3600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788.8828125" calcext:value-type="float">
            <text:p>1789</text:p>
          </table:table-cell>
          <table:table-cell table:style-name="ce2" office:value-type="float" office:value="3788.8671875" calcext:value-type="float">
            <text:p>3789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878.31640625" calcext:value-type="float">
            <text:p>1878</text:p>
          </table:table-cell>
          <table:table-cell table:style-name="ce2" office:value-type="float" office:value="3978.20703125" calcext:value-type="float">
            <text:p>3978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967.75390625" calcext:value-type="float">
            <text:p>1968</text:p>
          </table:table-cell>
          <table:table-cell table:style-name="ce2" office:value-type="float" office:value="4167.28125" calcext:value-type="float">
            <text:p>4167</text:p>
          </table:table-cell>
          <table:table-cell office:value-type="float" office:value="89.519531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ce2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2264.01953125" calcext:value-type="float">
            <text:p>2264</text:p>
          </table:table-cell>
          <table:table-cell table:style-name="ce2" office:value-type="float" office:value="4792.41796875" calcext:value-type="float">
            <text:p>4792</text:p>
          </table:table-cell>
          <table:table-cell office:value-type="float" office:value="452.859375" calcext:value-type="float">
            <text:p>453</text:p>
          </table:table-cell>
          <table:table-cell table:style-name="Default">
            <draw:frame table:end-cell-address="Storage.L239" table:end-x="1.474cm" table:end-y="0.446cm" draw:z-index="10" draw:style-name="gr1" draw:text-style-name="P1" svg:width="15.999cm" svg:height="8.999cm" svg:x="1.279cm" svg:y="0.027cm">
              <draw:object draw:notify-on-update-of-ranges="Storage.B220:Storage.B237 Storage.C220:Storage.C237 Storage.D220:Storage.D237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/>
          <table:table-cell office:value-type="float" office:value="2716.796875" calcext:value-type="float">
            <text:p>2717</text:p>
          </table:table-cell>
          <table:table-cell table:style-name="ce2" office:value-type="float" office:value="5749.421875" calcext:value-type="float">
            <text:p>5749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3169.57421875" calcext:value-type="float">
            <text:p>3170</text:p>
          </table:table-cell>
          <table:table-cell table:style-name="ce2" office:value-type="float" office:value="6706.51953125" calcext:value-type="float">
            <text:p>6707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3622.35546875" calcext:value-type="float">
            <text:p>3622</text:p>
          </table:table-cell>
          <table:table-cell table:style-name="ce2" office:value-type="float" office:value="7663.82421875" calcext:value-type="float">
            <text:p>7664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4075.1328125" calcext:value-type="float">
            <text:p>4075</text:p>
          </table:table-cell>
          <table:table-cell table:style-name="ce2" office:value-type="float" office:value="8620.83984375" calcext:value-type="float">
            <text:p>8621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4527.91015625" calcext:value-type="float">
            <text:p>4528</text:p>
          </table:table-cell>
          <table:table-cell table:style-name="ce2" office:value-type="float" office:value="9577.87890625" calcext:value-type="float">
            <text:p>9578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4980.68359375" calcext:value-type="float">
            <text:p>4981</text:p>
          </table:table-cell>
          <table:table-cell table:style-name="ce2" office:value-type="float" office:value="10534.93359375" calcext:value-type="float">
            <text:p>10535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5433.46484375" calcext:value-type="float">
            <text:p>5433</text:p>
          </table:table-cell>
          <table:table-cell table:style-name="ce2" office:value-type="float" office:value="11492.03515625" calcext:value-type="float">
            <text:p>11492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5886.2421875" calcext:value-type="float">
            <text:p>5886</text:p>
          </table:table-cell>
          <table:table-cell table:style-name="ce2" office:value-type="float" office:value="12449.05859375" calcext:value-type="float">
            <text:p>12449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6339.01953125" calcext:value-type="float">
            <text:p>6339</text:p>
          </table:table-cell>
          <table:table-cell table:style-name="ce2" office:value-type="float" office:value="13406.1171875" calcext:value-type="float">
            <text:p>13406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6791.796875" calcext:value-type="float">
            <text:p>6792</text:p>
          </table:table-cell>
          <table:table-cell table:style-name="ce2" office:value-type="float" office:value="14363.17578125" calcext:value-type="float">
            <text:p>14363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7244.57421875" calcext:value-type="float">
            <text:p>7245</text:p>
          </table:table-cell>
          <table:table-cell table:style-name="ce2" office:value-type="float" office:value="15320.234375" calcext:value-type="float">
            <text:p>15320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7697.3515625" calcext:value-type="float">
            <text:p>7697</text:p>
          </table:table-cell>
          <table:table-cell table:style-name="ce2" office:value-type="float" office:value="16277.2578125" calcext:value-type="float">
            <text:p>16277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8150.12890625" calcext:value-type="float">
            <text:p>8150</text:p>
          </table:table-cell>
          <table:table-cell table:style-name="ce2" office:value-type="float" office:value="17234.31640625" calcext:value-type="float">
            <text:p>17234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8602.90625" calcext:value-type="float">
            <text:p>8603</text:p>
          </table:table-cell>
          <table:table-cell table:style-name="ce2" office:value-type="float" office:value="18191.375" calcext:value-type="float">
            <text:p>18191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9055.68359375" calcext:value-type="float">
            <text:p>9056</text:p>
          </table:table-cell>
          <table:table-cell table:style-name="ce2" office:value-type="float" office:value="19148.43359375" calcext:value-type="float">
            <text:p>19148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9508.4609375" calcext:value-type="float">
            <text:p>9508</text:p>
          </table:table-cell>
          <table:table-cell table:style-name="ce2" office:value-type="float" office:value="20105.45703125" calcext:value-type="float">
            <text:p>20105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9961.23828125" calcext:value-type="float">
            <text:p>9961</text:p>
          </table:table-cell>
          <table:table-cell table:style-name="ce2" office:value-type="float" office:value="21062.515625" calcext:value-type="float">
            <text:p>21063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ce2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2720.1484375" calcext:value-type="float">
            <text:p>12720</text:p>
          </table:table-cell>
          <table:table-cell table:style-name="ce2" office:value-type="float" office:value="26890.6875" calcext:value-type="float">
            <text:p>26891</text:p>
          </table:table-cell>
          <table:table-cell office:value-type="float" office:value="2544.09375" calcext:value-type="float">
            <text:p>2544</text:p>
          </table:table-cell>
          <table:table-cell table:style-name="Default">
            <draw:frame table:end-cell-address="Storage.L260" table:end-x="1.585cm" table:end-y="0.433cm" draw:z-index="11" draw:style-name="gr1" draw:text-style-name="P1" svg:width="15.999cm" svg:height="8.999cm" svg:x="1.39cm" svg:y="0.014cm">
              <draw:object draw:notify-on-update-of-ranges="Storage.B241:Storage.B258 Storage.C241:Storage.C258 Storage.D241:Storage.D258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/>
          <table:table-cell office:value-type="float" office:value="15264.1484375" calcext:value-type="float">
            <text:p>15264</text:p>
          </table:table-cell>
          <table:table-cell table:style-name="ce2" office:value-type="float" office:value="32267.25" calcext:value-type="float">
            <text:p>32267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7808.15234375" calcext:value-type="float">
            <text:p>17808</text:p>
          </table:table-cell>
          <table:table-cell table:style-name="ce2" office:value-type="float" office:value="37643.8125" calcext:value-type="float">
            <text:p>37644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20352.15234375" calcext:value-type="float">
            <text:p>20352</text:p>
          </table:table-cell>
          <table:table-cell table:style-name="ce2" office:value-type="float" office:value="43020.375" calcext:value-type="float">
            <text:p>43020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22896.1484375" calcext:value-type="float">
            <text:p>22896</text:p>
          </table:table-cell>
          <table:table-cell table:style-name="ce2" office:value-type="float" office:value="48396.9375" calcext:value-type="float">
            <text:p>48397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25440.15234375" calcext:value-type="float">
            <text:p>25440</text:p>
          </table:table-cell>
          <table:table-cell table:style-name="ce2" office:value-type="float" office:value="53773.5" calcext:value-type="float">
            <text:p>53774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27984.15234375" calcext:value-type="float">
            <text:p>27984</text:p>
          </table:table-cell>
          <table:table-cell table:style-name="ce2" office:value-type="float" office:value="59150.0625" calcext:value-type="float">
            <text:p>59150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30528.15234375" calcext:value-type="float">
            <text:p>30528</text:p>
          </table:table-cell>
          <table:table-cell table:style-name="ce2" office:value-type="float" office:value="64526.625" calcext:value-type="float">
            <text:p>64527</text:p>
          </table:table-cell>
          <table:table-cell office:value-type="float" office:value="2544.08984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33072.16015625" calcext:value-type="float">
            <text:p>33072</text:p>
          </table:table-cell>
          <table:table-cell table:style-name="ce2" office:value-type="float" office:value="69903.1875" calcext:value-type="float">
            <text:p>69903</text:p>
          </table:table-cell>
          <table:table-cell office:value-type="float" office:value="2544.08984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35616.16015625" calcext:value-type="float">
            <text:p>35616</text:p>
          </table:table-cell>
          <table:table-cell table:style-name="ce2" office:value-type="float" office:value="75279.75" calcext:value-type="float">
            <text:p>75280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38160.16015625" calcext:value-type="float">
            <text:p>38160</text:p>
          </table:table-cell>
          <table:table-cell table:style-name="ce2" office:value-type="float" office:value="80656.3125" calcext:value-type="float">
            <text:p>80656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40704.16015625" calcext:value-type="float">
            <text:p>40704</text:p>
          </table:table-cell>
          <table:table-cell table:style-name="ce2" office:value-type="float" office:value="86032.875" calcext:value-type="float">
            <text:p>86033</text:p>
          </table:table-cell>
          <table:table-cell office:value-type="float" office:value="2544.08984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43248.1640625" calcext:value-type="float">
            <text:p>43248</text:p>
          </table:table-cell>
          <table:table-cell table:style-name="ce2" office:value-type="float" office:value="91409.4375" calcext:value-type="float">
            <text:p>91409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45792.16015625" calcext:value-type="float">
            <text:p>45792</text:p>
          </table:table-cell>
          <table:table-cell table:style-name="ce2" office:value-type="float" office:value="96786" calcext:value-type="float">
            <text:p>96786</text:p>
          </table:table-cell>
          <table:table-cell office:value-type="float" office:value="2544.08984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48336.1640625" calcext:value-type="float">
            <text:p>48336</text:p>
          </table:table-cell>
          <table:table-cell table:style-name="ce2" office:value-type="float" office:value="102162.5625" calcext:value-type="float">
            <text:p>102163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50880.16796875" calcext:value-type="float">
            <text:p>50880</text:p>
          </table:table-cell>
          <table:table-cell table:style-name="ce2" office:value-type="float" office:value="107539.125" calcext:value-type="float">
            <text:p>107539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53424.1640625" calcext:value-type="float">
            <text:p>53424</text:p>
          </table:table-cell>
          <table:table-cell table:style-name="ce2" office:value-type="float" office:value="112915.6875" calcext:value-type="float">
            <text:p>112916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55968.1640625" calcext:value-type="float">
            <text:p>55968</text:p>
          </table:table-cell>
          <table:table-cell table:style-name="ce2" office:value-type="float" office:value="118292.25" calcext:value-type="float">
            <text:p>118292</text:p>
          </table:table-cell>
          <table:table-cell office:value-type="float" office:value="2544.08984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18:47:52.495743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16T22:27:36.214655652</dc:date>
    <meta:editing-duration>P1DT58M39S</meta:editing-duration>
    <meta:editing-cycles>9</meta:editing-cycles>
    <meta:generator>LibreOffice/6.4.7.2$Linux_X86_64 LibreOffice_project/40$Build-2</meta:generator>
    <meta:document-statistic meta:table-count="5" meta:cell-count="5346" meta:object-count="3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216</text:p>
        </chart:title>
        <chart:subtitle svg:x="4.689cm" svg:y="1.275cm" chart:style-name="ch3">
          <text:p>All Stats - Multiple Output Fields (114)</text:p>
        </chart:subtitle>
        <chart:legend chart:legend-position="end" svg:x="14.213cm" svg:y="3.703cm" style:legend-expansion="high" chart:style-name="ch4"/>
        <chart:plot-area chart:style-name="ch5" table:cell-range-address="'All results - 0 to 18 ensembles'.A1:'All results - 0 to 18 ensembles'.A1 'Results - n216'.B26:'Results - n216'.D44" chart:data-source-has-labels="row" svg:x="1.331cm" svg:y="2.138cm" svg:width="12.562cm" svg:height="5.701cm">
          <chartooo:coordinate-region svg:x="2.138cm" svg:y="2.337cm" svg:width="11.755cm" svg:height="4.855cm"/>
          <chart:axis chart:dimension="x" chart:name="primary-x" chart:style-name="ch6">
            <chart:title svg:x="6.748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216'.B26:'Results - n216'.B44" chart:label-cell-address="'All results - 0 to 18 ensembles'.A1:'All results - 0 to 18 ensembles'.A1" chart:class="chart:bar">
            <chart:data-point chart:repeated="19"/>
          </chart:series>
          <chart:series chart:style-name="ch12" chart:values-cell-range-address="'Results - n216'.C26:'Results - n216'.C44" chart:label-cell-address="'All results - 0 to 18 ensembles'.A1:'All results - 0 to 18 ensembles'.A1" chart:class="chart:bar">
            <chart:data-point chart:repeated="19"/>
          </chart:series>
          <chart:series chart:style-name="ch13" chart:values-cell-range-address="'Results - n216'.D26:'Results - n216'.D44" chart:label-cell-address="'All results - 0 to 18 ensembles'.A1:'All results - 0 to 18 ensembles'.A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9.675">
                <text:p>129.675</text:p>
                <draw:g>
                  <svg:desc>'Results - n216'.B26:'Results - n216'.B44</svg:desc>
                </draw:g>
              </table:table-cell>
              <table:table-cell office:value-type="float" office:value="89.085">
                <text:p>89.085</text:p>
                <draw:g>
                  <svg:desc>'Results - n216'.C26:'Results - n216'.C44</svg:desc>
                </draw:g>
              </table:table-cell>
              <table:table-cell office:value-type="float" office:value="74.415">
                <text:p>74.415</text:p>
                <draw:g>
                  <svg:desc>'Results - n216'.D26:'Results - n216'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9.022">
                <text:p>149.022</text:p>
              </table:table-cell>
              <table:table-cell office:value-type="float" office:value="101.042">
                <text:p>101.042</text:p>
              </table:table-cell>
              <table:table-cell office:value-type="float" office:value="81.849">
                <text:p>81.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.109">
                <text:p>204.109</text:p>
              </table:table-cell>
              <table:table-cell office:value-type="float" office:value="108.399">
                <text:p>108.399</text:p>
              </table:table-cell>
              <table:table-cell office:value-type="float" office:value="95.003">
                <text:p>95.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9.949">
                <text:p>259.949</text:p>
              </table:table-cell>
              <table:table-cell office:value-type="float" office:value="123.869">
                <text:p>123.869</text:p>
              </table:table-cell>
              <table:table-cell office:value-type="float" office:value="109.743">
                <text:p>109.7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1.659">
                <text:p>271.659</text:p>
              </table:table-cell>
              <table:table-cell office:value-type="float" office:value="121.719">
                <text:p>121.719</text:p>
              </table:table-cell>
              <table:table-cell office:value-type="float" office:value="109.921">
                <text:p>109.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5.637">
                <text:p>325.637</text:p>
              </table:table-cell>
              <table:table-cell office:value-type="float" office:value="156.487">
                <text:p>156.487</text:p>
              </table:table-cell>
              <table:table-cell office:value-type="float" office:value="142.579">
                <text:p>142.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0.668">
                <text:p>360.668</text:p>
              </table:table-cell>
              <table:table-cell office:value-type="float" office:value="167.408">
                <text:p>167.408</text:p>
              </table:table-cell>
              <table:table-cell office:value-type="float" office:value="153.397">
                <text:p>153.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4.732">
                <text:p>364.732</text:p>
              </table:table-cell>
              <table:table-cell office:value-type="float" office:value="149.372">
                <text:p>149.372</text:p>
              </table:table-cell>
              <table:table-cell office:value-type="float" office:value="134.713">
                <text:p>134.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9.156">
                <text:p>389.156</text:p>
              </table:table-cell>
              <table:table-cell office:value-type="float" office:value="159.546">
                <text:p>159.546</text:p>
              </table:table-cell>
              <table:table-cell office:value-type="float" office:value="145.175">
                <text:p>145.1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0.446">
                <text:p>420.446</text:p>
              </table:table-cell>
              <table:table-cell office:value-type="float" office:value="163.266">
                <text:p>163.266</text:p>
              </table:table-cell>
              <table:table-cell office:value-type="float" office:value="149.743">
                <text:p>149.7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8.152">
                <text:p>458.152</text:p>
              </table:table-cell>
              <table:table-cell office:value-type="float" office:value="186.782">
                <text:p>186.782</text:p>
              </table:table-cell>
              <table:table-cell office:value-type="float" office:value="168.903">
                <text:p>168.9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9.058">
                <text:p>479.058</text:p>
              </table:table-cell>
              <table:table-cell office:value-type="float" office:value="188.438">
                <text:p>188.438</text:p>
              </table:table-cell>
              <table:table-cell office:value-type="float" office:value="170.606">
                <text:p>170.6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.08">
                <text:p>500.08</text:p>
              </table:table-cell>
              <table:table-cell office:value-type="float" office:value="194.88">
                <text:p>194.88</text:p>
              </table:table-cell>
              <table:table-cell office:value-type="float" office:value="176.754">
                <text:p>176.7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5.671">
                <text:p>535.671</text:p>
              </table:table-cell>
              <table:table-cell office:value-type="float" office:value="206.681">
                <text:p>206.681</text:p>
              </table:table-cell>
              <table:table-cell office:value-type="float" office:value="189.784">
                <text:p>189.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7.292">
                <text:p>567.292</text:p>
              </table:table-cell>
              <table:table-cell office:value-type="float" office:value="213.922">
                <text:p>213.922</text:p>
              </table:table-cell>
              <table:table-cell office:value-type="float" office:value="196.013">
                <text:p>196.0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1.616">
                <text:p>601.616</text:p>
              </table:table-cell>
              <table:table-cell office:value-type="float" office:value="229.546">
                <text:p>229.546</text:p>
              </table:table-cell>
              <table:table-cell office:value-type="float" office:value="213.645">
                <text:p>213.6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7.506">
                <text:p>647.506</text:p>
              </table:table-cell>
              <table:table-cell office:value-type="float" office:value="468.826">
                <text:p>468.826</text:p>
              </table:table-cell>
              <table:table-cell office:value-type="float" office:value="224.616">
                <text:p>224.6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6.207">
                <text:p>556.207</text:p>
              </table:table-cell>
              <table:table-cell office:value-type="float" office:value="379.477">
                <text:p>379.477</text:p>
              </table:table-cell>
              <table:table-cell office:value-type="float" office:value="266.675">
                <text:p>266.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1.995">
                <text:p>681.995</text:p>
              </table:table-cell>
              <table:table-cell office:value-type="float" office:value="498.845">
                <text:p>498.845</text:p>
              </table:table-cell>
              <table:table-cell office:value-type="float" office:value="229.767">
                <text:p>229.7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bar" chart:style-name="ch1">
        <chart:title svg:x="7.559cm" svg:y="0.316cm" chart:style-name="ch2">
          <text:p>n96</text:p>
        </chart:title>
        <chart:subtitle svg:x="7.466cm" svg:y="1.275cm" chart:style-name="ch3">
          <text:p>TIME</text:p>
        </chart:subtitle>
        <chart:legend chart:legend-position="end" svg:x="13.736cm" svg:y="3.703cm" style:legend-expansion="high" chart:style-name="ch4"/>
        <chart:plot-area chart:style-name="ch5" table:cell-range-address="'Results - n96'.B75:'Results - n96'.D93" svg:x="1.33cm" svg:y="2.138cm" svg:width="12.087cm" svg:height="5.701cm">
          <chartooo:coordinate-region svg:x="2.137cm" svg:y="2.338cm" svg:width="11.28cm" svg:height="4.854cm"/>
          <chart:axis chart:dimension="x" chart:name="primary-x" chart:style-name="ch6">
            <chart:title svg:x="6.509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96'.B75:'Results - n96'.B93" chart:class="chart:bar">
            <chart:data-point chart:repeated="19"/>
          </chart:series>
          <chart:series chart:style-name="ch12" chart:values-cell-range-address="'Results - n96'.C75:'Results - n96'.C93" chart:class="chart:bar">
            <chart:data-point chart:repeated="19"/>
          </chart:series>
          <chart:series chart:style-name="ch13" chart:values-cell-range-address="'Results - n96'.D75:'Results - n96'.D93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.534">
                <text:p>58.534</text:p>
                <draw:g>
                  <svg:desc>'Results - n96'.B75:'Results - n96'.B93</svg:desc>
                </draw:g>
              </table:table-cell>
              <table:table-cell office:value-type="float" office:value="62.34">
                <text:p>62.34</text:p>
                <draw:g>
                  <svg:desc>'Results - n96'.C75:'Results - n96'.C93</svg:desc>
                </draw:g>
              </table:table-cell>
              <table:table-cell office:value-type="float" office:value="62.34">
                <text:p>62.34</text:p>
                <draw:g>
                  <svg:desc>'Results - n96'.D75:'Results - n96'.D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965">
                <text:p>57.965</text:p>
              </table:table-cell>
              <table:table-cell office:value-type="float" office:value="63.432">
                <text:p>63.432</text:p>
              </table:table-cell>
              <table:table-cell office:value-type="float" office:value="63.432">
                <text:p>63.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.851">
                <text:p>58.851</text:p>
              </table:table-cell>
              <table:table-cell office:value-type="float" office:value="115.001">
                <text:p>115.001</text:p>
              </table:table-cell>
              <table:table-cell office:value-type="float" office:value="115.001">
                <text:p>115.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738">
                <text:p>59.738</text:p>
              </table:table-cell>
              <table:table-cell office:value-type="float" office:value="84.023">
                <text:p>84.023</text:p>
              </table:table-cell>
              <table:table-cell office:value-type="float" office:value="84.023">
                <text:p>84.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.444">
                <text:p>61.444</text:p>
              </table:table-cell>
              <table:table-cell office:value-type="float" office:value="88.094">
                <text:p>88.094</text:p>
              </table:table-cell>
              <table:table-cell office:value-type="float" office:value="88.094">
                <text:p>88.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.567">
                <text:p>80.567</text:p>
              </table:table-cell>
              <table:table-cell office:value-type="float" office:value="102.315">
                <text:p>102.315</text:p>
              </table:table-cell>
              <table:table-cell office:value-type="float" office:value="102.315">
                <text:p>102.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.135">
                <text:p>83.135</text:p>
              </table:table-cell>
              <table:table-cell office:value-type="float" office:value="123.435">
                <text:p>123.435</text:p>
              </table:table-cell>
              <table:table-cell office:value-type="float" office:value="123.435">
                <text:p>123.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.82">
                <text:p>87.82</text:p>
              </table:table-cell>
              <table:table-cell office:value-type="float" office:value="98.014">
                <text:p>98.014</text:p>
              </table:table-cell>
              <table:table-cell office:value-type="float" office:value="98.014">
                <text:p>98.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.346">
                <text:p>86.346</text:p>
              </table:table-cell>
              <table:table-cell office:value-type="float" office:value="133.468">
                <text:p>133.468</text:p>
              </table:table-cell>
              <table:table-cell office:value-type="float" office:value="133.468">
                <text:p>133.4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.085">
                <text:p>91.085</text:p>
              </table:table-cell>
              <table:table-cell office:value-type="float" office:value="143.72">
                <text:p>143.72</text:p>
              </table:table-cell>
              <table:table-cell office:value-type="float" office:value="143.72">
                <text:p>143.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.162">
                <text:p>90.162</text:p>
              </table:table-cell>
              <table:table-cell office:value-type="float" office:value="138.872">
                <text:p>138.872</text:p>
              </table:table-cell>
              <table:table-cell office:value-type="float" office:value="138.872">
                <text:p>138.8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.841">
                <text:p>99.841</text:p>
              </table:table-cell>
              <table:table-cell office:value-type="float" office:value="149.407">
                <text:p>149.407</text:p>
              </table:table-cell>
              <table:table-cell office:value-type="float" office:value="149.407">
                <text:p>149.4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.038">
                <text:p>105.038</text:p>
              </table:table-cell>
              <table:table-cell office:value-type="float" office:value="152.38">
                <text:p>152.38</text:p>
              </table:table-cell>
              <table:table-cell office:value-type="float" office:value="152.38">
                <text:p>152.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.578">
                <text:p>108.578</text:p>
              </table:table-cell>
              <table:table-cell office:value-type="float" office:value="124.58">
                <text:p>124.58</text:p>
              </table:table-cell>
              <table:table-cell office:value-type="float" office:value="124.58">
                <text:p>124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.148">
                <text:p>95.148</text:p>
              </table:table-cell>
              <table:table-cell office:value-type="float" office:value="169.521">
                <text:p>169.521</text:p>
              </table:table-cell>
              <table:table-cell office:value-type="float" office:value="169.521">
                <text:p>169.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2.253">
                <text:p>132.253</text:p>
              </table:table-cell>
              <table:table-cell office:value-type="float" office:value="177.824">
                <text:p>177.824</text:p>
              </table:table-cell>
              <table:table-cell office:value-type="float" office:value="177.824">
                <text:p>177.8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.123">
                <text:p>110.123</text:p>
              </table:table-cell>
              <table:table-cell office:value-type="float" office:value="181.71">
                <text:p>181.71</text:p>
              </table:table-cell>
              <table:table-cell office:value-type="float" office:value="181.71">
                <text:p>181.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.935">
                <text:p>111.935</text:p>
              </table:table-cell>
              <table:table-cell office:value-type="float" office:value="190.446">
                <text:p>190.446</text:p>
              </table:table-cell>
              <table:table-cell office:value-type="float" office:value="190.446">
                <text:p>190.4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6.418">
                <text:p>136.418</text:p>
              </table:table-cell>
              <table:table-cell office:value-type="float" office:value="195.371">
                <text:p>195.371</text:p>
              </table:table-cell>
              <table:table-cell office:value-type="float" office:value="195.371">
                <text:p>195.3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904cm" xlink:href=".." xlink:type="simple" chart:class="chart:bar" chart:style-name="ch1">
        <chart:title svg:x="7.559cm" svg:y="0.334cm" chart:style-name="ch2">
          <text:p>n96</text:p>
        </chart:title>
        <chart:subtitle svg:x="6.632cm" svg:y="1.311cm" chart:style-name="ch3">
          <text:p>TIME - INITIAL</text:p>
        </chart:subtitle>
        <chart:legend chart:legend-position="end" svg:x="13.735cm" svg:y="4.155cm" style:legend-expansion="high" chart:style-name="ch4"/>
        <chart:plot-area chart:style-name="ch5" table:cell-range-address="'Results - n96'.B101:'Results - n96'.D119" svg:x="1.33cm" svg:y="2.192cm" svg:width="12.086cm" svg:height="6.533cm">
          <chartooo:coordinate-region svg:x="2.137cm" svg:y="2.391cm" svg:width="11.279cm" svg:height="5.687cm"/>
          <chart:axis chart:dimension="x" chart:name="primary-x" chart:style-name="ch6">
            <chart:title svg:x="6.509cm" svg:y="8.923cm" chart:style-name="ch7">
              <text:p>Ensembles</text:p>
            </chart:title>
          </chart:axis>
          <chart:axis chart:dimension="y" chart:name="primary-y" chart:style-name="ch8">
            <chart:title svg:x="0.451cm" svg:y="6.69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96'.B101:'Results - n96'.B119" chart:class="chart:bar">
            <chart:data-point chart:repeated="19"/>
          </chart:series>
          <chart:series chart:style-name="ch12" chart:values-cell-range-address="'Results - n96'.C101:'Results - n96'.C119" chart:class="chart:bar">
            <chart:data-point chart:repeated="19"/>
          </chart:series>
          <chart:series chart:style-name="ch13" chart:values-cell-range-address="'Results - n96'.D101:'Results - n96'.D119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.154">
                <text:p>48.154</text:p>
                <draw:g>
                  <svg:desc>'Results - n96'.B101:'Results - n96'.B119</svg:desc>
                </draw:g>
              </table:table-cell>
              <table:table-cell office:value-type="float" office:value="50.31">
                <text:p>50.31</text:p>
                <draw:g>
                  <svg:desc>'Results - n96'.C101:'Results - n96'.C119</svg:desc>
                </draw:g>
              </table:table-cell>
              <table:table-cell office:value-type="float" office:value="50.31">
                <text:p>50.31</text:p>
                <draw:g>
                  <svg:desc>'Results - n96'.D101:'Results - n96'.D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.185">
                <text:p>46.185</text:p>
              </table:table-cell>
              <table:table-cell office:value-type="float" office:value="51.582">
                <text:p>51.582</text:p>
              </table:table-cell>
              <table:table-cell office:value-type="float" office:value="51.582">
                <text:p>51.5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721">
                <text:p>46.721</text:p>
              </table:table-cell>
              <table:table-cell office:value-type="float" office:value="95.961">
                <text:p>95.961</text:p>
              </table:table-cell>
              <table:table-cell office:value-type="float" office:value="95.961">
                <text:p>95.9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998">
                <text:p>45.998</text:p>
              </table:table-cell>
              <table:table-cell office:value-type="float" office:value="60.113">
                <text:p>60.113</text:p>
              </table:table-cell>
              <table:table-cell office:value-type="float" office:value="60.113">
                <text:p>60.1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814">
                <text:p>46.814</text:p>
              </table:table-cell>
              <table:table-cell office:value-type="float" office:value="64.644">
                <text:p>64.644</text:p>
              </table:table-cell>
              <table:table-cell office:value-type="float" office:value="64.644">
                <text:p>64.6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47">
                <text:p>50.147</text:p>
              </table:table-cell>
              <table:table-cell office:value-type="float" office:value="68.305">
                <text:p>68.305</text:p>
              </table:table-cell>
              <table:table-cell office:value-type="float" office:value="68.305">
                <text:p>68.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995">
                <text:p>50.995</text:p>
              </table:table-cell>
              <table:table-cell office:value-type="float" office:value="90.315">
                <text:p>90.315</text:p>
              </table:table-cell>
              <table:table-cell office:value-type="float" office:value="90.315">
                <text:p>90.3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03">
                <text:p>54.03</text:p>
              </table:table-cell>
              <table:table-cell office:value-type="float" office:value="65.484">
                <text:p>65.484</text:p>
              </table:table-cell>
              <table:table-cell office:value-type="float" office:value="65.484">
                <text:p>65.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326">
                <text:p>52.326</text:p>
              </table:table-cell>
              <table:table-cell office:value-type="float" office:value="99.428">
                <text:p>99.428</text:p>
              </table:table-cell>
              <table:table-cell office:value-type="float" office:value="99.428">
                <text:p>99.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155">
                <text:p>54.155</text:p>
              </table:table-cell>
              <table:table-cell office:value-type="float" office:value="106.16">
                <text:p>106.16</text:p>
              </table:table-cell>
              <table:table-cell office:value-type="float" office:value="106.16">
                <text:p>106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212">
                <text:p>53.212</text:p>
              </table:table-cell>
              <table:table-cell office:value-type="float" office:value="101.472">
                <text:p>101.472</text:p>
              </table:table-cell>
              <table:table-cell office:value-type="float" office:value="101.472">
                <text:p>101.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.171">
                <text:p>62.171</text:p>
              </table:table-cell>
              <table:table-cell office:value-type="float" office:value="112.927">
                <text:p>112.927</text:p>
              </table:table-cell>
              <table:table-cell office:value-type="float" office:value="112.927">
                <text:p>112.9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.188">
                <text:p>66.188</text:p>
              </table:table-cell>
              <table:table-cell office:value-type="float" office:value="101.19">
                <text:p>101.19</text:p>
              </table:table-cell>
              <table:table-cell office:value-type="float" office:value="101.19">
                <text:p>101.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.338">
                <text:p>68.338</text:p>
              </table:table-cell>
              <table:table-cell office:value-type="float" office:value="70.36">
                <text:p>70.36</text:p>
              </table:table-cell>
              <table:table-cell office:value-type="float" office:value="70.36">
                <text:p>70.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.368">
                <text:p>52.368</text:p>
              </table:table-cell>
              <table:table-cell office:value-type="float" office:value="114.971">
                <text:p>114.971</text:p>
              </table:table-cell>
              <table:table-cell office:value-type="float" office:value="114.971">
                <text:p>114.9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.673">
                <text:p>90.673</text:p>
              </table:table-cell>
              <table:table-cell office:value-type="float" office:value="120.124">
                <text:p>120.124</text:p>
              </table:table-cell>
              <table:table-cell office:value-type="float" office:value="120.124">
                <text:p>120.1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.913">
                <text:p>68.913</text:p>
              </table:table-cell>
              <table:table-cell office:value-type="float" office:value="124.94">
                <text:p>124.94</text:p>
              </table:table-cell>
              <table:table-cell office:value-type="float" office:value="124.94">
                <text:p>124.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685">
                <text:p>54.685</text:p>
              </table:table-cell>
              <table:table-cell office:value-type="float" office:value="135.566">
                <text:p>135.566</text:p>
              </table:table-cell>
              <table:table-cell office:value-type="float" office:value="135.566">
                <text:p>135.5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.958">
                <text:p>78.958</text:p>
              </table:table-cell>
              <table:table-cell office:value-type="float" office:value="138.331">
                <text:p>138.331</text:p>
              </table:table-cell>
              <table:table-cell office:value-type="float" office:value="138.331">
                <text:p>138.33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6cm" svg:y="0.316cm" chart:style-name="ch2">
          <text:p>n96</text:p>
        </chart:title>
        <chart:subtitle svg:x="5.787cm" svg:y="1.275cm" chart:style-name="ch3">
          <text:p>TIME - INITIAL - TOOK1</text:p>
        </chart:subtitle>
        <chart:legend chart:legend-position="end" svg:x="13.737cm" svg:y="3.703cm" style:legend-expansion="high" chart:style-name="ch4"/>
        <chart:plot-area chart:style-name="ch5" table:cell-range-address="'Results - n96'.B127:'Results - n96'.D145" svg:x="1.331cm" svg:y="2.138cm" svg:width="12.086cm" svg:height="5.701cm">
          <chartooo:coordinate-region svg:x="2.138cm" svg:y="2.337cm" svg:width="11.279cm" svg:height="4.855cm"/>
          <chart:axis chart:dimension="x" chart:name="primary-x" chart:style-name="ch6">
            <chart:title svg:x="6.51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96'.B127:'Results - n96'.B145" chart:class="chart:bar">
            <chart:data-point chart:repeated="19"/>
          </chart:series>
          <chart:series chart:style-name="ch12" chart:values-cell-range-address="'Results - n96'.C127:'Results - n96'.C145" chart:class="chart:bar">
            <chart:data-point chart:repeated="19"/>
          </chart:series>
          <chart:series chart:style-name="ch13" chart:values-cell-range-address="'Results - n96'.D127:'Results - n96'.D145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.276">
                <text:p>40.276</text:p>
                <draw:g>
                  <svg:desc>'Results - n96'.B127:'Results - n96'.B145</svg:desc>
                </draw:g>
              </table:table-cell>
              <table:table-cell office:value-type="float" office:value="40.479">
                <text:p>40.479</text:p>
                <draw:g>
                  <svg:desc>'Results - n96'.C127:'Results - n96'.C145</svg:desc>
                </draw:g>
              </table:table-cell>
              <table:table-cell office:value-type="float" office:value="40.479">
                <text:p>40.479</text:p>
                <draw:g>
                  <svg:desc>'Results - n96'.D127:'Results - n96'.D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.596">
                <text:p>41.596</text:p>
              </table:table-cell>
              <table:table-cell office:value-type="float" office:value="42.581">
                <text:p>42.581</text:p>
              </table:table-cell>
              <table:table-cell office:value-type="float" office:value="42.581">
                <text:p>42.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.027">
                <text:p>42.027</text:p>
              </table:table-cell>
              <table:table-cell office:value-type="float" office:value="86.365">
                <text:p>86.365</text:p>
              </table:table-cell>
              <table:table-cell office:value-type="float" office:value="86.365">
                <text:p>86.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.727">
                <text:p>41.727</text:p>
              </table:table-cell>
              <table:table-cell office:value-type="float" office:value="49.573">
                <text:p>49.573</text:p>
              </table:table-cell>
              <table:table-cell office:value-type="float" office:value="49.573">
                <text:p>49.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4">
                <text:p>42.4</text:p>
              </table:table-cell>
              <table:table-cell office:value-type="float" office:value="52.775">
                <text:p>52.775</text:p>
              </table:table-cell>
              <table:table-cell office:value-type="float" office:value="52.775">
                <text:p>52.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.591">
                <text:p>42.591</text:p>
              </table:table-cell>
              <table:table-cell office:value-type="float" office:value="56.645">
                <text:p>56.645</text:p>
              </table:table-cell>
              <table:table-cell office:value-type="float" office:value="56.645">
                <text:p>56.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995">
                <text:p>42.995</text:p>
              </table:table-cell>
              <table:table-cell office:value-type="float" office:value="60.209">
                <text:p>60.209</text:p>
              </table:table-cell>
              <table:table-cell office:value-type="float" office:value="60.209">
                <text:p>60.2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445">
                <text:p>43.445</text:p>
              </table:table-cell>
              <table:table-cell office:value-type="float" office:value="52.206">
                <text:p>52.206</text:p>
              </table:table-cell>
              <table:table-cell office:value-type="float" office:value="52.206">
                <text:p>52.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036">
                <text:p>44.036</text:p>
              </table:table-cell>
              <table:table-cell office:value-type="float" office:value="63.575">
                <text:p>63.575</text:p>
              </table:table-cell>
              <table:table-cell office:value-type="float" office:value="63.575">
                <text:p>63.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.31">
                <text:p>46.31</text:p>
              </table:table-cell>
              <table:table-cell office:value-type="float" office:value="68.708">
                <text:p>68.708</text:p>
              </table:table-cell>
              <table:table-cell office:value-type="float" office:value="68.708">
                <text:p>68.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314">
                <text:p>46.314</text:p>
              </table:table-cell>
              <table:table-cell office:value-type="float" office:value="71.377">
                <text:p>71.377</text:p>
              </table:table-cell>
              <table:table-cell office:value-type="float" office:value="71.377">
                <text:p>71.3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.263">
                <text:p>54.263</text:p>
              </table:table-cell>
              <table:table-cell office:value-type="float" office:value="70.138">
                <text:p>70.138</text:p>
              </table:table-cell>
              <table:table-cell office:value-type="float" office:value="70.138">
                <text:p>70.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992">
                <text:p>45.992</text:p>
              </table:table-cell>
              <table:table-cell office:value-type="float" office:value="72.377">
                <text:p>72.377</text:p>
              </table:table-cell>
              <table:table-cell office:value-type="float" office:value="72.377">
                <text:p>72.3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346">
                <text:p>48.346</text:p>
              </table:table-cell>
              <table:table-cell office:value-type="float" office:value="59.986">
                <text:p>59.986</text:p>
              </table:table-cell>
              <table:table-cell office:value-type="float" office:value="59.986">
                <text:p>59.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.465">
                <text:p>47.465</text:p>
              </table:table-cell>
              <table:table-cell office:value-type="float" office:value="76.713">
                <text:p>76.713</text:p>
              </table:table-cell>
              <table:table-cell office:value-type="float" office:value="76.713">
                <text:p>76.7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.675">
                <text:p>70.675</text:p>
              </table:table-cell>
              <table:table-cell office:value-type="float" office:value="78.388">
                <text:p>78.388</text:p>
              </table:table-cell>
              <table:table-cell office:value-type="float" office:value="78.388">
                <text:p>78.3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.961">
                <text:p>47.961</text:p>
              </table:table-cell>
              <table:table-cell office:value-type="float" office:value="83.909">
                <text:p>83.909</text:p>
              </table:table-cell>
              <table:table-cell office:value-type="float" office:value="83.909">
                <text:p>83.9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.843">
                <text:p>48.843</text:p>
              </table:table-cell>
              <table:table-cell office:value-type="float" office:value="84.085">
                <text:p>84.085</text:p>
              </table:table-cell>
              <table:table-cell office:value-type="float" office:value="84.085">
                <text:p>84.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.175">
                <text:p>58.175</text:p>
              </table:table-cell>
              <table:table-cell office:value-type="float" office:value="85.992">
                <text:p>85.992</text:p>
              </table:table-cell>
              <table:table-cell office:value-type="float" office:value="85.992">
                <text:p>85.99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bar" chart:style-name="ch1">
        <chart:title svg:x="7.439cm" svg:y="0.315cm" chart:style-name="ch2">
          <text:p>n512</text:p>
        </chart:title>
        <chart:subtitle svg:x="5.574cm" svg:y="1.273cm" chart:style-name="ch3">
          <text:p>All Stats - One Output Field</text:p>
        </chart:subtitle>
        <chart:legend chart:legend-position="end" svg:x="13.736cm" svg:y="3.702cm" style:legend-expansion="high" chart:style-name="ch4"/>
        <chart:plot-area chart:style-name="ch5" table:cell-range-address="'Results - n512'.B3:'Results - n512'.D21" svg:x="1.33cm" svg:y="2.135cm" svg:width="12.087cm" svg:height="5.704cm">
          <chartooo:coordinate-region svg:x="2.322cm" svg:y="2.334cm" svg:width="11.095cm" svg:height="4.858cm"/>
          <chart:axis chart:dimension="x" chart:name="primary-x" chart:style-name="ch6">
            <chart:title svg:x="6.509cm" svg:y="8.018cm" chart:style-name="ch7">
              <text:p>Ensembles</text:p>
            </chart:title>
          </chart:axis>
          <chart:axis chart:dimension="y" chart:name="primary-y" chart:style-name="ch8">
            <chart:title svg:x="0.451cm" svg:y="6.222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512'.B3:'Results - n512'.B21" chart:class="chart:bar">
            <chart:data-point chart:repeated="19"/>
          </chart:series>
          <chart:series chart:style-name="ch12" chart:values-cell-range-address="'Results - n512'.C3:'Results - n512'.C21" chart:class="chart:bar">
            <chart:data-point chart:repeated="19"/>
          </chart:series>
          <chart:series chart:style-name="ch13" chart:values-cell-range-address="'Results - n512'.D3:'Results - n512'.D2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69.558">
                <text:p>4669.558</text:p>
                <draw:g>
                  <svg:desc>'Results - n512'.B3:'Results - n512'.B21</svg:desc>
                </draw:g>
              </table:table-cell>
              <table:table-cell office:value-type="float" office:value="4579.968">
                <text:p>4579.968</text:p>
                <draw:g>
                  <svg:desc>'Results - n512'.C3:'Results - n512'.C21</svg:desc>
                </draw:g>
              </table:table-cell>
              <table:table-cell office:value-type="float" office:value="4421.952">
                <text:p>4421.952</text:p>
                <draw:g>
                  <svg:desc>'Results - n512'.D3:'Results - n512'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77.194">
                <text:p>5077.194</text:p>
              </table:table-cell>
              <table:table-cell office:value-type="float" office:value="4983.574">
                <text:p>4983.574</text:p>
              </table:table-cell>
              <table:table-cell office:value-type="float" office:value="4826.135">
                <text:p>4826.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70.229">
                <text:p>5170.229</text:p>
              </table:table-cell>
              <table:table-cell office:value-type="float" office:value="5038.469">
                <text:p>5038.469</text:p>
              </table:table-cell>
              <table:table-cell office:value-type="float" office:value="4879.141">
                <text:p>4879.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06.523">
                <text:p>5306.523</text:p>
              </table:table-cell>
              <table:table-cell office:value-type="float" office:value="5143.173">
                <text:p>5143.173</text:p>
              </table:table-cell>
              <table:table-cell office:value-type="float" office:value="4982.222">
                <text:p>4982.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09.171">
                <text:p>5309.171</text:p>
              </table:table-cell>
              <table:table-cell office:value-type="float" office:value="5148.011">
                <text:p>5148.011</text:p>
              </table:table-cell>
              <table:table-cell office:value-type="float" office:value="4987.928">
                <text:p>4987.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06.194">
                <text:p>5506.194</text:p>
              </table:table-cell>
              <table:table-cell office:value-type="float" office:value="5332.724">
                <text:p>5332.724</text:p>
              </table:table-cell>
              <table:table-cell office:value-type="float" office:value="5164.36">
                <text:p>5164.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31.986">
                <text:p>5631.986</text:p>
              </table:table-cell>
              <table:table-cell office:value-type="float" office:value="5435.286">
                <text:p>5435.286</text:p>
              </table:table-cell>
              <table:table-cell office:value-type="float" office:value="5267.666">
                <text:p>5267.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48.291">
                <text:p>5548.291</text:p>
              </table:table-cell>
              <table:table-cell office:value-type="float" office:value="5336.151">
                <text:p>5336.151</text:p>
              </table:table-cell>
              <table:table-cell office:value-type="float" office:value="5165.398">
                <text:p>5165.3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26.893">
                <text:p>5626.893</text:p>
              </table:table-cell>
              <table:table-cell office:value-type="float" office:value="5415.193">
                <text:p>5415.193</text:p>
              </table:table-cell>
              <table:table-cell office:value-type="float" office:value="5245.906">
                <text:p>5245.9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61.177">
                <text:p>5561.177</text:p>
              </table:table-cell>
              <table:table-cell office:value-type="float" office:value="5337.477">
                <text:p>5337.477</text:p>
              </table:table-cell>
              <table:table-cell office:value-type="float" office:value="5177.537">
                <text:p>5177.5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78.56">
                <text:p>5578.56</text:p>
              </table:table-cell>
              <table:table-cell office:value-type="float" office:value="5340.3">
                <text:p>5340.3</text:p>
              </table:table-cell>
              <table:table-cell office:value-type="float" office:value="5177.117">
                <text:p>5177.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91.42">
                <text:p>5691.42</text:p>
              </table:table-cell>
              <table:table-cell office:value-type="float" office:value="5431.96">
                <text:p>5431.96</text:p>
              </table:table-cell>
              <table:table-cell office:value-type="float" office:value="5263.64">
                <text:p>5263.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24.268">
                <text:p>5724.268</text:p>
              </table:table-cell>
              <table:table-cell office:value-type="float" office:value="5379.308">
                <text:p>5379.308</text:p>
              </table:table-cell>
              <table:table-cell office:value-type="float" office:value="5202.268">
                <text:p>5202.2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91.372">
                <text:p>5691.372</text:p>
              </table:table-cell>
              <table:table-cell office:value-type="float" office:value="5403.002">
                <text:p>5403.002</text:p>
              </table:table-cell>
              <table:table-cell office:value-type="float" office:value="5238.158">
                <text:p>5238.1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31.09">
                <text:p>5931.09</text:p>
              </table:table-cell>
              <table:table-cell office:value-type="float" office:value="5636.82">
                <text:p>5636.82</text:p>
              </table:table-cell>
              <table:table-cell office:value-type="float" office:value="5462.741">
                <text:p>5462.7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89.537">
                <text:p>5889.537</text:p>
              </table:table-cell>
              <table:table-cell office:value-type="float" office:value="5573.587">
                <text:p>5573.587</text:p>
              </table:table-cell>
              <table:table-cell office:value-type="float" office:value="5390.235">
                <text:p>5390.2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03.003">
                <text:p>5803.003</text:p>
              </table:table-cell>
              <table:table-cell office:value-type="float" office:value="5480.183">
                <text:p>5480.183</text:p>
              </table:table-cell>
              <table:table-cell office:value-type="float" office:value="5308.112">
                <text:p>5308.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76.293">
                <text:p>5876.293</text:p>
              </table:table-cell>
              <table:table-cell office:value-type="float" office:value="5536.483">
                <text:p>5536.483</text:p>
              </table:table-cell>
              <table:table-cell office:value-type="float" office:value="5361.911">
                <text:p>5361.9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72.12">
                <text:p>5872.12</text:p>
              </table:table-cell>
              <table:table-cell office:value-type="float" office:value="5513.52">
                <text:p>5513.52</text:p>
              </table:table-cell>
              <table:table-cell office:value-type="float" office:value="5347.245">
                <text:p>5347.24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bar" chart:style-name="ch1">
        <chart:title svg:x="7.439cm" svg:y="0.316cm" chart:style-name="ch2">
          <text:p>n512</text:p>
        </chart:title>
        <chart:subtitle svg:x="4.688cm" svg:y="1.275cm" chart:style-name="ch3">
          <text:p>All Stats - Multiple Output Fields (114)</text:p>
        </chart:subtitle>
        <chart:legend chart:legend-position="end" svg:x="13.736cm" svg:y="3.703cm" style:legend-expansion="high" chart:style-name="ch4"/>
        <chart:plot-area chart:style-name="ch5" table:cell-range-address="'Results - n512'.B26:'Results - n512'.D46" svg:x="1.33cm" svg:y="2.138cm" svg:width="12.087cm" svg:height="5.701cm">
          <chartooo:coordinate-region svg:x="2.322cm" svg:y="2.338cm" svg:width="11.095cm" svg:height="4.854cm"/>
          <chart:axis chart:dimension="x" chart:name="primary-x" chart:style-name="ch6">
            <chart:title svg:x="6.509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512'.B26:'Results - n512'.B46" chart:class="chart:bar">
            <chart:data-point chart:repeated="21"/>
          </chart:series>
          <chart:series chart:style-name="ch12" chart:values-cell-range-address="'Results - n512'.C26:'Results - n512'.C46" chart:class="chart:bar">
            <chart:data-point chart:repeated="21"/>
          </chart:series>
          <chart:series chart:style-name="ch13" chart:values-cell-range-address="'Results - n512'.D26:'Results - n512'.D46" chart:class="chart:bar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97.757">
                <text:p>4597.757</text:p>
                <draw:g>
                  <svg:desc>'Results - n512'.B26:'Results - n512'.B46</svg:desc>
                </draw:g>
              </table:table-cell>
              <table:table-cell office:value-type="float" office:value="4508.637">
                <text:p>4508.637</text:p>
                <draw:g>
                  <svg:desc>'Results - n512'.C26:'Results - n512'.C46</svg:desc>
                </draw:g>
              </table:table-cell>
              <table:table-cell office:value-type="float" office:value="4343.743">
                <text:p>4343.743</text:p>
                <draw:g>
                  <svg:desc>'Results - n512'.D26:'Results - n512'.D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54.989">
                <text:p>5254.989</text:p>
              </table:table-cell>
              <table:table-cell office:value-type="float" office:value="5154.679">
                <text:p>5154.679</text:p>
              </table:table-cell>
              <table:table-cell office:value-type="float" office:value="4990.539">
                <text:p>4990.5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87.857">
                <text:p>5487.857</text:p>
              </table:table-cell>
              <table:table-cell office:value-type="float" office:value="5312.747">
                <text:p>5312.747</text:p>
              </table:table-cell>
              <table:table-cell office:value-type="float" office:value="5144.523">
                <text:p>5144.5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05.951">
                <text:p>5905.951</text:p>
              </table:table-cell>
              <table:table-cell office:value-type="float" office:value="5696.611">
                <text:p>5696.611</text:p>
              </table:table-cell>
              <table:table-cell office:value-type="float" office:value="5526.993">
                <text:p>5526.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99.991">
                <text:p>5999.991</text:p>
              </table:table-cell>
              <table:table-cell office:value-type="float" office:value="5743.021">
                <text:p>5743.021</text:p>
              </table:table-cell>
              <table:table-cell office:value-type="float" office:value="5575.185">
                <text:p>5575.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21.952">
                <text:p>6221.952</text:p>
              </table:table-cell>
              <table:table-cell office:value-type="float" office:value="5940.412">
                <text:p>5940.412</text:p>
              </table:table-cell>
              <table:table-cell office:value-type="float" office:value="5766.589">
                <text:p>5766.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01.574">
                <text:p>6301.574</text:p>
              </table:table-cell>
              <table:table-cell office:value-type="float" office:value="5990.484">
                <text:p>5990.484</text:p>
              </table:table-cell>
              <table:table-cell office:value-type="float" office:value="5824.878">
                <text:p>5824.8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13.286">
                <text:p>6513.286</text:p>
              </table:table-cell>
              <table:table-cell office:value-type="float" office:value="6168.076">
                <text:p>6168.076</text:p>
              </table:table-cell>
              <table:table-cell office:value-type="float" office:value="5994.212">
                <text:p>5994.2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62.519">
                <text:p>6462.519</text:p>
              </table:table-cell>
              <table:table-cell office:value-type="float" office:value="6088.419">
                <text:p>6088.419</text:p>
              </table:table-cell>
              <table:table-cell office:value-type="float" office:value="5913.659">
                <text:p>5913.6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58.568">
                <text:p>6458.568</text:p>
              </table:table-cell>
              <table:table-cell office:value-type="float" office:value="6047.138">
                <text:p>6047.138</text:p>
              </table:table-cell>
              <table:table-cell office:value-type="float" office:value="5870.306">
                <text:p>5870.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14.686">
                <text:p>6714.686</text:p>
              </table:table-cell>
              <table:table-cell office:value-type="float" office:value="6270.166">
                <text:p>6270.166</text:p>
              </table:table-cell>
              <table:table-cell office:value-type="float" office:value="6095.919">
                <text:p>6095.9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04.8">
                <text:p>6704.8</text:p>
              </table:table-cell>
              <table:table-cell office:value-type="float" office:value="6223.61">
                <text:p>6223.61</text:p>
              </table:table-cell>
              <table:table-cell office:value-type="float" office:value="6049.986">
                <text:p>6049.9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66.85">
                <text:p>6766.85</text:p>
              </table:table-cell>
              <table:table-cell office:value-type="float" office:value="6261.68">
                <text:p>6261.68</text:p>
              </table:table-cell>
              <table:table-cell office:value-type="float" office:value="6089.964">
                <text:p>6089.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67.981">
                <text:p>6867.981</text:p>
              </table:table-cell>
              <table:table-cell office:value-type="float" office:value="6322.881">
                <text:p>6322.881</text:p>
              </table:table-cell>
              <table:table-cell office:value-type="float" office:value="6143.907">
                <text:p>6143.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97.596">
                <text:p>6897.596</text:p>
              </table:table-cell>
              <table:table-cell office:value-type="float" office:value="6304.446">
                <text:p>6304.446</text:p>
              </table:table-cell>
              <table:table-cell office:value-type="float" office:value="6133.181">
                <text:p>6133.1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93.027">
                <text:p>7093.027</text:p>
              </table:table-cell>
              <table:table-cell office:value-type="float" office:value="6480.247">
                <text:p>6480.247</text:p>
              </table:table-cell>
              <table:table-cell office:value-type="float" office:value="6305.887">
                <text:p>6305.8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78.975">
                <text:p>7078.975</text:p>
              </table:table-cell>
              <table:table-cell office:value-type="float" office:value="6738.275">
                <text:p>6738.275</text:p>
              </table:table-cell>
              <table:table-cell office:value-type="float" office:value="6251.391">
                <text:p>6251.3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47.943">
                <text:p>6547.943</text:p>
              </table:table-cell>
              <table:table-cell office:value-type="float" office:value="6208.243">
                <text:p>6208.243</text:p>
              </table:table-cell>
              <table:table-cell office:value-type="float" office:value="6030.772">
                <text:p>6030.7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49.566">
                <text:p>7149.566</text:p>
              </table:table-cell>
              <table:table-cell office:value-type="float" office:value="6797.276">
                <text:p>6797.276</text:p>
              </table:table-cell>
              <table:table-cell office:value-type="float" office:value="6278.226">
                <text:p>6278.2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bar" chart:style-name="ch1">
        <chart:title svg:x="7.439cm" svg:y="0.316cm" chart:style-name="ch2">
          <text:p>n512</text:p>
        </chart:title>
        <chart:subtitle svg:x="5.997cm" svg:y="1.275cm" chart:style-name="ch3">
          <text:p>Single Stat - One Field</text:p>
        </chart:subtitle>
        <chart:legend chart:legend-position="end" svg:x="13.736cm" svg:y="3.703cm" style:legend-expansion="high" chart:style-name="ch4"/>
        <chart:plot-area chart:style-name="ch5" table:cell-range-address="'Results - n512'.B51:'Results - n512'.D70" svg:x="1.33cm" svg:y="2.138cm" svg:width="12.087cm" svg:height="5.701cm">
          <chartooo:coordinate-region svg:x="2.322cm" svg:y="2.337cm" svg:width="11.095cm" svg:height="4.855cm"/>
          <chart:axis chart:dimension="x" chart:name="primary-x" chart:style-name="ch6">
            <chart:title svg:x="6.509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512'.B51:'Results - n512'.B70" chart:class="chart:bar">
            <chart:data-point chart:repeated="20"/>
          </chart:series>
          <chart:series chart:style-name="ch12" chart:values-cell-range-address="'Results - n512'.C51:'Results - n512'.C70" chart:class="chart:bar">
            <chart:data-point chart:repeated="20"/>
          </chart:series>
          <chart:series chart:style-name="ch13" chart:values-cell-range-address="'Results - n512'.D51:'Results - n512'.D70" chart:class="chart:ba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25.595">
                <text:p>4825.595</text:p>
                <draw:g>
                  <svg:desc>'Results - n512'.B51:'Results - n512'.B70</svg:desc>
                </draw:g>
              </table:table-cell>
              <table:table-cell office:value-type="float" office:value="4738.075">
                <text:p>4738.075</text:p>
                <draw:g>
                  <svg:desc>'Results - n512'.C51:'Results - n512'.C70</svg:desc>
                </draw:g>
              </table:table-cell>
              <table:table-cell office:value-type="float" office:value="4582.424">
                <text:p>4582.424</text:p>
                <draw:g>
                  <svg:desc>'Results - n512'.D51:'Results - n512'.D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66.164">
                <text:p>5066.164</text:p>
              </table:table-cell>
              <table:table-cell office:value-type="float" office:value="4972.974">
                <text:p>4972.974</text:p>
              </table:table-cell>
              <table:table-cell office:value-type="float" office:value="4811.242">
                <text:p>4811.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46.877">
                <text:p>5146.877</text:p>
              </table:table-cell>
              <table:table-cell office:value-type="float" office:value="5043.677">
                <text:p>5043.677</text:p>
              </table:table-cell>
              <table:table-cell office:value-type="float" office:value="4883.734">
                <text:p>4883.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52.95">
                <text:p>5252.95</text:p>
              </table:table-cell>
              <table:table-cell office:value-type="float" office:value="5144.38">
                <text:p>5144.38</text:p>
              </table:table-cell>
              <table:table-cell office:value-type="float" office:value="4980.072">
                <text:p>4980.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45.88">
                <text:p>5245.88</text:p>
              </table:table-cell>
              <table:table-cell office:value-type="float" office:value="5126.44">
                <text:p>5126.44</text:p>
              </table:table-cell>
              <table:table-cell office:value-type="float" office:value="4956.704">
                <text:p>4956.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84.762">
                <text:p>5284.762</text:p>
              </table:table-cell>
              <table:table-cell office:value-type="float" office:value="5149.622">
                <text:p>5149.622</text:p>
              </table:table-cell>
              <table:table-cell office:value-type="float" office:value="4979.211">
                <text:p>4979.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21.998">
                <text:p>5321.998</text:p>
              </table:table-cell>
              <table:table-cell office:value-type="float" office:value="5189.308">
                <text:p>5189.308</text:p>
              </table:table-cell>
              <table:table-cell office:value-type="float" office:value="5018.185">
                <text:p>5018.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35.453">
                <text:p>5435.453</text:p>
              </table:table-cell>
              <table:table-cell office:value-type="float" office:value="5288.543">
                <text:p>5288.543</text:p>
              </table:table-cell>
              <table:table-cell office:value-type="float" office:value="5120.205">
                <text:p>5120.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51.86">
                <text:p>5451.86</text:p>
              </table:table-cell>
              <table:table-cell office:value-type="float" office:value="5303.21">
                <text:p>5303.21</text:p>
              </table:table-cell>
              <table:table-cell office:value-type="float" office:value="5133.914">
                <text:p>5133.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44.176">
                <text:p>5444.176</text:p>
              </table:table-cell>
              <table:table-cell office:value-type="float" office:value="5291.056">
                <text:p>5291.056</text:p>
              </table:table-cell>
              <table:table-cell office:value-type="float" office:value="5126.66">
                <text:p>5126.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44.358">
                <text:p>5544.358</text:p>
              </table:table-cell>
              <table:table-cell office:value-type="float" office:value="5376.038">
                <text:p>5376.038</text:p>
              </table:table-cell>
              <table:table-cell office:value-type="float" office:value="5203.35">
                <text:p>5203.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57.109">
                <text:p>5557.109</text:p>
              </table:table-cell>
              <table:table-cell office:value-type="float" office:value="5382.409">
                <text:p>5382.409</text:p>
              </table:table-cell>
              <table:table-cell office:value-type="float" office:value="5214.773">
                <text:p>5214.7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44.934">
                <text:p>5644.934</text:p>
              </table:table-cell>
              <table:table-cell office:value-type="float" office:value="5474.324">
                <text:p>5474.324</text:p>
              </table:table-cell>
              <table:table-cell office:value-type="float" office:value="5306.284">
                <text:p>5306.2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99.199">
                <text:p>5699.199</text:p>
              </table:table-cell>
              <table:table-cell office:value-type="float" office:value="5512.729">
                <text:p>5512.729</text:p>
              </table:table-cell>
              <table:table-cell office:value-type="float" office:value="5326.477">
                <text:p>5326.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51.549">
                <text:p>5751.549</text:p>
              </table:table-cell>
              <table:table-cell office:value-type="float" office:value="5539.009">
                <text:p>5539.009</text:p>
              </table:table-cell>
              <table:table-cell office:value-type="float" office:value="5359.285">
                <text:p>5359.2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78.886">
                <text:p>5778.886</text:p>
              </table:table-cell>
              <table:table-cell office:value-type="float" office:value="5555.626">
                <text:p>5555.626</text:p>
              </table:table-cell>
              <table:table-cell office:value-type="float" office:value="5384.359">
                <text:p>5384.3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69.001">
                <text:p>5769.001</text:p>
              </table:table-cell>
              <table:table-cell office:value-type="float" office:value="5539.141">
                <text:p>5539.141</text:p>
              </table:table-cell>
              <table:table-cell office:value-type="float" office:value="5367.385">
                <text:p>5367.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62.213">
                <text:p>5762.213</text:p>
              </table:table-cell>
              <table:table-cell office:value-type="float" office:value="5530.343">
                <text:p>5530.343</text:p>
              </table:table-cell>
              <table:table-cell office:value-type="float" office:value="5350.427">
                <text:p>5350.4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83.86">
                <text:p>5783.86</text:p>
              </table:table-cell>
              <table:table-cell office:value-type="float" office:value="5547.66">
                <text:p>5547.66</text:p>
              </table:table-cell>
              <table:table-cell office:value-type="float" office:value="5372.625">
                <text:p>5372.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bar" chart:style-name="ch1">
        <chart:title svg:x="7.439cm" svg:y="0.316cm" chart:style-name="ch2">
          <text:p>n512</text:p>
        </chart:title>
        <chart:subtitle svg:x="7.466cm" svg:y="1.275cm" chart:style-name="ch3">
          <text:p>TIME</text:p>
        </chart:subtitle>
        <chart:legend chart:legend-position="end" svg:x="13.736cm" svg:y="3.703cm" style:legend-expansion="high" chart:style-name="ch4"/>
        <chart:plot-area chart:style-name="ch5" table:cell-range-address="'Results - n512'.B78:'Results - n512'.D96" svg:x="1.33cm" svg:y="2.138cm" svg:width="12.087cm" svg:height="5.701cm">
          <chartooo:coordinate-region svg:x="2.322cm" svg:y="2.338cm" svg:width="11.095cm" svg:height="4.854cm"/>
          <chart:axis chart:dimension="x" chart:name="primary-x" chart:style-name="ch6">
            <chart:title svg:x="6.509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512'.B78:'Results - n512'.B96" chart:class="chart:bar">
            <chart:data-point chart:repeated="19"/>
          </chart:series>
          <chart:series chart:style-name="ch12" chart:values-cell-range-address="'Results - n512'.C78:'Results - n512'.C96" chart:class="chart:bar">
            <chart:data-point chart:repeated="19"/>
          </chart:series>
          <chart:series chart:style-name="ch13" chart:values-cell-range-address="'Results - n512'.D78:'Results - n512'.D96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69.558">
                <text:p>4669.558</text:p>
                <draw:g>
                  <svg:desc>'Results - n512'.B78:'Results - n512'.B96</svg:desc>
                </draw:g>
              </table:table-cell>
              <table:table-cell office:value-type="float" office:value="4597.757">
                <text:p>4597.757</text:p>
                <draw:g>
                  <svg:desc>'Results - n512'.C78:'Results - n512'.C96</svg:desc>
                </draw:g>
              </table:table-cell>
              <table:table-cell office:value-type="float" office:value="4825.595">
                <text:p>4825.595</text:p>
                <draw:g>
                  <svg:desc>'Results - n512'.D78:'Results - n512'.D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77.194">
                <text:p>5077.194</text:p>
              </table:table-cell>
              <table:table-cell office:value-type="float" office:value="5254.989">
                <text:p>5254.989</text:p>
              </table:table-cell>
              <table:table-cell office:value-type="float" office:value="5066.164">
                <text:p>5066.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70.229">
                <text:p>5170.229</text:p>
              </table:table-cell>
              <table:table-cell office:value-type="float" office:value="5487.857">
                <text:p>5487.857</text:p>
              </table:table-cell>
              <table:table-cell office:value-type="float" office:value="5146.877">
                <text:p>5146.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06.523">
                <text:p>5306.523</text:p>
              </table:table-cell>
              <table:table-cell office:value-type="float" office:value="5905.951">
                <text:p>5905.951</text:p>
              </table:table-cell>
              <table:table-cell office:value-type="float" office:value="5252.95">
                <text:p>5252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09.171">
                <text:p>5309.171</text:p>
              </table:table-cell>
              <table:table-cell office:value-type="float" office:value="5999.991">
                <text:p>5999.991</text:p>
              </table:table-cell>
              <table:table-cell office:value-type="float" office:value="5245.88">
                <text:p>5245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06.194">
                <text:p>5506.194</text:p>
              </table:table-cell>
              <table:table-cell office:value-type="float" office:value="6221.952">
                <text:p>6221.952</text:p>
              </table:table-cell>
              <table:table-cell office:value-type="float" office:value="5284.762">
                <text:p>5284.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31.986">
                <text:p>5631.986</text:p>
              </table:table-cell>
              <table:table-cell office:value-type="float" office:value="6301.574">
                <text:p>6301.574</text:p>
              </table:table-cell>
              <table:table-cell office:value-type="float" office:value="5321.998">
                <text:p>5321.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48.291">
                <text:p>5548.291</text:p>
              </table:table-cell>
              <table:table-cell office:value-type="float" office:value="6513.286">
                <text:p>6513.286</text:p>
              </table:table-cell>
              <table:table-cell office:value-type="float" office:value="5435.453">
                <text:p>5435.4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26.893">
                <text:p>5626.893</text:p>
              </table:table-cell>
              <table:table-cell office:value-type="float" office:value="6462.519">
                <text:p>6462.519</text:p>
              </table:table-cell>
              <table:table-cell office:value-type="float" office:value="5451.86">
                <text:p>5451.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61.177">
                <text:p>5561.177</text:p>
              </table:table-cell>
              <table:table-cell office:value-type="float" office:value="6458.568">
                <text:p>6458.568</text:p>
              </table:table-cell>
              <table:table-cell office:value-type="float" office:value="5444.176">
                <text:p>5444.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78.56">
                <text:p>5578.56</text:p>
              </table:table-cell>
              <table:table-cell office:value-type="float" office:value="6714.686">
                <text:p>6714.686</text:p>
              </table:table-cell>
              <table:table-cell office:value-type="float" office:value="5544.358">
                <text:p>5544.3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91.42">
                <text:p>5691.42</text:p>
              </table:table-cell>
              <table:table-cell office:value-type="float" office:value="6704.8">
                <text:p>6704.8</text:p>
              </table:table-cell>
              <table:table-cell office:value-type="float" office:value="5557.109">
                <text:p>5557.1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24.268">
                <text:p>5724.268</text:p>
              </table:table-cell>
              <table:table-cell office:value-type="float" office:value="6766.85">
                <text:p>6766.85</text:p>
              </table:table-cell>
              <table:table-cell office:value-type="float" office:value="5644.934">
                <text:p>5644.9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91.372">
                <text:p>5691.372</text:p>
              </table:table-cell>
              <table:table-cell office:value-type="float" office:value="6867.981">
                <text:p>6867.981</text:p>
              </table:table-cell>
              <table:table-cell office:value-type="float" office:value="5699.199">
                <text:p>5699.1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31.09">
                <text:p>5931.09</text:p>
              </table:table-cell>
              <table:table-cell office:value-type="float" office:value="6897.596">
                <text:p>6897.596</text:p>
              </table:table-cell>
              <table:table-cell office:value-type="float" office:value="5751.549">
                <text:p>5751.5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89.537">
                <text:p>5889.537</text:p>
              </table:table-cell>
              <table:table-cell office:value-type="float" office:value="7093.027">
                <text:p>7093.027</text:p>
              </table:table-cell>
              <table:table-cell office:value-type="float" office:value="5778.886">
                <text:p>5778.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03.003">
                <text:p>5803.003</text:p>
              </table:table-cell>
              <table:table-cell office:value-type="float" office:value="7078.975">
                <text:p>7078.975</text:p>
              </table:table-cell>
              <table:table-cell office:value-type="float" office:value="5769.001">
                <text:p>5769.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76.293">
                <text:p>5876.293</text:p>
              </table:table-cell>
              <table:table-cell office:value-type="float" office:value="6547.943">
                <text:p>6547.943</text:p>
              </table:table-cell>
              <table:table-cell office:value-type="float" office:value="5762.213">
                <text:p>5762.2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72.12">
                <text:p>5872.12</text:p>
              </table:table-cell>
              <table:table-cell office:value-type="float" office:value="7149.566">
                <text:p>7149.566</text:p>
              </table:table-cell>
              <table:table-cell office:value-type="float" office:value="5783.86">
                <text:p>5783.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.903cm" xlink:href=".." xlink:type="simple" chart:class="chart:bar" chart:style-name="ch1">
        <chart:title svg:x="7.439cm" svg:y="0.334cm" chart:style-name="ch2">
          <text:p>n512</text:p>
        </chart:title>
        <chart:subtitle svg:x="6.632cm" svg:y="1.311cm" chart:style-name="ch3">
          <text:p>TIME - INITIAL</text:p>
        </chart:subtitle>
        <chart:legend chart:legend-position="end" svg:x="13.736cm" svg:y="4.154cm" style:legend-expansion="high" chart:style-name="ch4"/>
        <chart:plot-area chart:style-name="ch5" table:cell-range-address="'Results - n512'.B104:'Results - n512'.D122" svg:x="1.33cm" svg:y="2.192cm" svg:width="12.087cm" svg:height="6.532cm">
          <chartooo:coordinate-region svg:x="2.322cm" svg:y="2.391cm" svg:width="11.095cm" svg:height="5.686cm"/>
          <chart:axis chart:dimension="x" chart:name="primary-x" chart:style-name="ch6">
            <chart:title svg:x="6.509cm" svg:y="8.922cm" chart:style-name="ch7">
              <text:p>Ensembles</text:p>
            </chart:title>
          </chart:axis>
          <chart:axis chart:dimension="y" chart:name="primary-y" chart:style-name="ch8">
            <chart:title svg:x="0.451cm" svg:y="6.69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512'.B104:'Results - n512'.B122" chart:class="chart:bar">
            <chart:data-point chart:repeated="19"/>
          </chart:series>
          <chart:series chart:style-name="ch12" chart:values-cell-range-address="'Results - n512'.C104:'Results - n512'.C122" chart:class="chart:bar">
            <chart:data-point chart:repeated="19"/>
          </chart:series>
          <chart:series chart:style-name="ch13" chart:values-cell-range-address="'Results - n512'.D104:'Results - n512'.D122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79.968">
                <text:p>4579.968</text:p>
                <draw:g>
                  <svg:desc>'Results - n512'.B104:'Results - n512'.B122</svg:desc>
                </draw:g>
              </table:table-cell>
              <table:table-cell office:value-type="float" office:value="4508.637">
                <text:p>4508.637</text:p>
                <draw:g>
                  <svg:desc>'Results - n512'.C104:'Results - n512'.C122</svg:desc>
                </draw:g>
              </table:table-cell>
              <table:table-cell office:value-type="float" office:value="4738.075">
                <text:p>4738.075</text:p>
                <draw:g>
                  <svg:desc>'Results - n512'.D104:'Results - n512'.D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83.574">
                <text:p>4983.574</text:p>
              </table:table-cell>
              <table:table-cell office:value-type="float" office:value="5154.679">
                <text:p>5154.679</text:p>
              </table:table-cell>
              <table:table-cell office:value-type="float" office:value="4972.974">
                <text:p>4972.9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38.469">
                <text:p>5038.469</text:p>
              </table:table-cell>
              <table:table-cell office:value-type="float" office:value="5312.747">
                <text:p>5312.747</text:p>
              </table:table-cell>
              <table:table-cell office:value-type="float" office:value="5043.677">
                <text:p>5043.6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43.173">
                <text:p>5143.173</text:p>
              </table:table-cell>
              <table:table-cell office:value-type="float" office:value="5696.611">
                <text:p>5696.611</text:p>
              </table:table-cell>
              <table:table-cell office:value-type="float" office:value="5144.38">
                <text:p>5144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48.011">
                <text:p>5148.011</text:p>
              </table:table-cell>
              <table:table-cell office:value-type="float" office:value="5743.021">
                <text:p>5743.021</text:p>
              </table:table-cell>
              <table:table-cell office:value-type="float" office:value="5126.44">
                <text:p>5126.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32.724">
                <text:p>5332.724</text:p>
              </table:table-cell>
              <table:table-cell office:value-type="float" office:value="5940.412">
                <text:p>5940.412</text:p>
              </table:table-cell>
              <table:table-cell office:value-type="float" office:value="5149.622">
                <text:p>5149.6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35.286">
                <text:p>5435.286</text:p>
              </table:table-cell>
              <table:table-cell office:value-type="float" office:value="5990.484">
                <text:p>5990.484</text:p>
              </table:table-cell>
              <table:table-cell office:value-type="float" office:value="5189.308">
                <text:p>5189.3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36.151">
                <text:p>5336.151</text:p>
              </table:table-cell>
              <table:table-cell office:value-type="float" office:value="6168.076">
                <text:p>6168.076</text:p>
              </table:table-cell>
              <table:table-cell office:value-type="float" office:value="5288.543">
                <text:p>5288.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15.193">
                <text:p>5415.193</text:p>
              </table:table-cell>
              <table:table-cell office:value-type="float" office:value="6088.419">
                <text:p>6088.419</text:p>
              </table:table-cell>
              <table:table-cell office:value-type="float" office:value="5303.21">
                <text:p>5303.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37.477">
                <text:p>5337.477</text:p>
              </table:table-cell>
              <table:table-cell office:value-type="float" office:value="6047.138">
                <text:p>6047.138</text:p>
              </table:table-cell>
              <table:table-cell office:value-type="float" office:value="5291.056">
                <text:p>5291.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40.3">
                <text:p>5340.3</text:p>
              </table:table-cell>
              <table:table-cell office:value-type="float" office:value="6270.166">
                <text:p>6270.166</text:p>
              </table:table-cell>
              <table:table-cell office:value-type="float" office:value="5376.038">
                <text:p>5376.0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31.96">
                <text:p>5431.96</text:p>
              </table:table-cell>
              <table:table-cell office:value-type="float" office:value="6223.61">
                <text:p>6223.61</text:p>
              </table:table-cell>
              <table:table-cell office:value-type="float" office:value="5382.409">
                <text:p>5382.4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79.308">
                <text:p>5379.308</text:p>
              </table:table-cell>
              <table:table-cell office:value-type="float" office:value="6261.68">
                <text:p>6261.68</text:p>
              </table:table-cell>
              <table:table-cell office:value-type="float" office:value="5474.324">
                <text:p>5474.3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03.002">
                <text:p>5403.002</text:p>
              </table:table-cell>
              <table:table-cell office:value-type="float" office:value="6322.881">
                <text:p>6322.881</text:p>
              </table:table-cell>
              <table:table-cell office:value-type="float" office:value="5512.729">
                <text:p>5512.7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36.82">
                <text:p>5636.82</text:p>
              </table:table-cell>
              <table:table-cell office:value-type="float" office:value="6304.446">
                <text:p>6304.446</text:p>
              </table:table-cell>
              <table:table-cell office:value-type="float" office:value="5539.009">
                <text:p>5539.0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73.587">
                <text:p>5573.587</text:p>
              </table:table-cell>
              <table:table-cell office:value-type="float" office:value="6480.247">
                <text:p>6480.247</text:p>
              </table:table-cell>
              <table:table-cell office:value-type="float" office:value="5555.626">
                <text:p>5555.6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80.183">
                <text:p>5480.183</text:p>
              </table:table-cell>
              <table:table-cell office:value-type="float" office:value="6738.275">
                <text:p>6738.275</text:p>
              </table:table-cell>
              <table:table-cell office:value-type="float" office:value="5539.141">
                <text:p>5539.1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36.483">
                <text:p>5536.483</text:p>
              </table:table-cell>
              <table:table-cell office:value-type="float" office:value="6208.243">
                <text:p>6208.243</text:p>
              </table:table-cell>
              <table:table-cell office:value-type="float" office:value="5530.343">
                <text:p>5530.3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13.52">
                <text:p>5513.52</text:p>
              </table:table-cell>
              <table:table-cell office:value-type="float" office:value="6797.276">
                <text:p>6797.276</text:p>
              </table:table-cell>
              <table:table-cell office:value-type="float" office:value="5547.66">
                <text:p>5547.6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216</text:p>
        </chart:title>
        <chart:subtitle svg:x="5.787cm" svg:y="1.275cm" chart:style-name="ch3">
          <text:p>TIME - INITIAL - TOOK1</text:p>
        </chart:subtitle>
        <chart:legend chart:legend-position="end" svg:x="13.737cm" svg:y="3.703cm" style:legend-expansion="high" chart:style-name="ch4"/>
        <chart:plot-area chart:style-name="ch5" table:cell-range-address="'Results - n512'.B130:'Results - n512'.D148" svg:x="1.331cm" svg:y="2.138cm" svg:width="12.086cm" svg:height="5.701cm">
          <chartooo:coordinate-region svg:x="2.323cm" svg:y="2.337cm" svg:width="11.094cm" svg:height="4.855cm"/>
          <chart:axis chart:dimension="x" chart:name="primary-x" chart:style-name="ch6">
            <chart:title svg:x="6.51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512'.B130:'Results - n512'.B148" chart:class="chart:bar">
            <chart:data-point chart:repeated="19"/>
          </chart:series>
          <chart:series chart:style-name="ch12" chart:values-cell-range-address="'Results - n512'.C130:'Results - n512'.C148" chart:class="chart:bar">
            <chart:data-point chart:repeated="19"/>
          </chart:series>
          <chart:series chart:style-name="ch13" chart:values-cell-range-address="'Results - n512'.D130:'Results - n512'.D148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21.952">
                <text:p>4421.952</text:p>
                <draw:g>
                  <svg:desc>'Results - n512'.B130:'Results - n512'.B148</svg:desc>
                </draw:g>
              </table:table-cell>
              <table:table-cell office:value-type="float" office:value="4343.743">
                <text:p>4343.743</text:p>
                <draw:g>
                  <svg:desc>'Results - n512'.C130:'Results - n512'.C148</svg:desc>
                </draw:g>
              </table:table-cell>
              <table:table-cell office:value-type="float" office:value="4582.424">
                <text:p>4582.424</text:p>
                <draw:g>
                  <svg:desc>'Results - n512'.D130:'Results - n512'.D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26.135">
                <text:p>4826.135</text:p>
              </table:table-cell>
              <table:table-cell office:value-type="float" office:value="4990.539">
                <text:p>4990.539</text:p>
              </table:table-cell>
              <table:table-cell office:value-type="float" office:value="4811.242">
                <text:p>4811.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79.141">
                <text:p>4879.141</text:p>
              </table:table-cell>
              <table:table-cell office:value-type="float" office:value="5144.523">
                <text:p>5144.523</text:p>
              </table:table-cell>
              <table:table-cell office:value-type="float" office:value="4883.734">
                <text:p>4883.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82.222">
                <text:p>4982.222</text:p>
              </table:table-cell>
              <table:table-cell office:value-type="float" office:value="5526.993">
                <text:p>5526.993</text:p>
              </table:table-cell>
              <table:table-cell office:value-type="float" office:value="4980.072">
                <text:p>4980.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87.928">
                <text:p>4987.928</text:p>
              </table:table-cell>
              <table:table-cell office:value-type="float" office:value="5575.185">
                <text:p>5575.185</text:p>
              </table:table-cell>
              <table:table-cell office:value-type="float" office:value="4956.704">
                <text:p>4956.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64.36">
                <text:p>5164.36</text:p>
              </table:table-cell>
              <table:table-cell office:value-type="float" office:value="5766.589">
                <text:p>5766.589</text:p>
              </table:table-cell>
              <table:table-cell office:value-type="float" office:value="4979.211">
                <text:p>4979.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67.666">
                <text:p>5267.666</text:p>
              </table:table-cell>
              <table:table-cell office:value-type="float" office:value="5824.878">
                <text:p>5824.878</text:p>
              </table:table-cell>
              <table:table-cell office:value-type="float" office:value="5018.185">
                <text:p>5018.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65.398">
                <text:p>5165.398</text:p>
              </table:table-cell>
              <table:table-cell office:value-type="float" office:value="5994.212">
                <text:p>5994.212</text:p>
              </table:table-cell>
              <table:table-cell office:value-type="float" office:value="5120.205">
                <text:p>5120.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45.906">
                <text:p>5245.906</text:p>
              </table:table-cell>
              <table:table-cell office:value-type="float" office:value="5913.659">
                <text:p>5913.659</text:p>
              </table:table-cell>
              <table:table-cell office:value-type="float" office:value="5133.914">
                <text:p>5133.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77.537">
                <text:p>5177.537</text:p>
              </table:table-cell>
              <table:table-cell office:value-type="float" office:value="5870.306">
                <text:p>5870.306</text:p>
              </table:table-cell>
              <table:table-cell office:value-type="float" office:value="5126.66">
                <text:p>5126.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77.117">
                <text:p>5177.117</text:p>
              </table:table-cell>
              <table:table-cell office:value-type="float" office:value="6095.919">
                <text:p>6095.919</text:p>
              </table:table-cell>
              <table:table-cell office:value-type="float" office:value="5203.35">
                <text:p>5203.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63.64">
                <text:p>5263.64</text:p>
              </table:table-cell>
              <table:table-cell office:value-type="float" office:value="6049.986">
                <text:p>6049.986</text:p>
              </table:table-cell>
              <table:table-cell office:value-type="float" office:value="5214.773">
                <text:p>5214.7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2.268">
                <text:p>5202.268</text:p>
              </table:table-cell>
              <table:table-cell office:value-type="float" office:value="6089.964">
                <text:p>6089.964</text:p>
              </table:table-cell>
              <table:table-cell office:value-type="float" office:value="5306.284">
                <text:p>5306.2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38.158">
                <text:p>5238.158</text:p>
              </table:table-cell>
              <table:table-cell office:value-type="float" office:value="6143.907">
                <text:p>6143.907</text:p>
              </table:table-cell>
              <table:table-cell office:value-type="float" office:value="5326.477">
                <text:p>5326.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62.741">
                <text:p>5462.741</text:p>
              </table:table-cell>
              <table:table-cell office:value-type="float" office:value="6133.181">
                <text:p>6133.181</text:p>
              </table:table-cell>
              <table:table-cell office:value-type="float" office:value="5359.285">
                <text:p>5359.2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90.235">
                <text:p>5390.235</text:p>
              </table:table-cell>
              <table:table-cell office:value-type="float" office:value="6305.887">
                <text:p>6305.887</text:p>
              </table:table-cell>
              <table:table-cell office:value-type="float" office:value="5384.359">
                <text:p>5384.3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08.112">
                <text:p>5308.112</text:p>
              </table:table-cell>
              <table:table-cell office:value-type="float" office:value="6251.391">
                <text:p>6251.391</text:p>
              </table:table-cell>
              <table:table-cell office:value-type="float" office:value="5367.385">
                <text:p>5367.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61.911">
                <text:p>5361.911</text:p>
              </table:table-cell>
              <table:table-cell office:value-type="float" office:value="6030.772">
                <text:p>6030.772</text:p>
              </table:table-cell>
              <table:table-cell office:value-type="float" office:value="5350.427">
                <text:p>5350.4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47.245">
                <text:p>5347.245</text:p>
              </table:table-cell>
              <table:table-cell office:value-type="float" office:value="6278.226">
                <text:p>6278.226</text:p>
              </table:table-cell>
              <table:table-cell office:value-type="float" office:value="5372.625">
                <text:p>5372.62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6cm" svg:y="0.316cm" chart:style-name="ch2">
          <text:p>n96</text:p>
        </chart:title>
        <chart:subtitle svg:x="7.255cm" svg:y="1.275cm" chart:style-name="ch3">
          <text:p>Storage</text:p>
        </chart:subtitle>
        <chart:legend chart:legend-position="end" svg:x="11.567cm" svg:y="3.703cm" style:legend-expansion="high" chart:style-name="ch4"/>
        <chart:plot-area chart:style-name="ch5" table:cell-range-address="Storage.B199:Storage.D216" chart:data-source-has-labels="row" svg:x="1.331cm" svg:y="2.138cm" svg:width="9.916cm" svg:height="5.701cm">
          <chartooo:coordinate-region svg:x="2.323cm" svg:y="2.338cm" svg:width="8.924cm" svg:height="4.854cm"/>
          <chart:axis chart:dimension="x" chart:name="primary-x" chart:style-name="ch6">
            <chart:title svg:x="5.425cm" svg:y="8.019cm" chart:style-name="ch7">
              <text:p>Ensembles</text:p>
            </chart:title>
          </chart:axis>
          <chart:axis chart:dimension="y" chart:name="primary-y" chart:style-name="ch8">
            <chart:title svg:x="0.451cm" svg:y="5.945cm" chart:style-name="ch9">
              <text:p>Data (in MB)</text:p>
            </chart:title>
            <chart:grid chart:style-name="ch10" chart:class="major"/>
          </chart:axis>
          <chart:series chart:style-name="ch11" chart:values-cell-range-address="Storage.B199:Storage.B216" loext:label-string="all_stats_one_field" chart:class="chart:bar">
            <chart:data-point chart:repeated="18"/>
          </chart:series>
          <chart:series chart:style-name="ch12" chart:values-cell-range-address="Storage.C199:Storage.C216" loext:label-string="all_stats_multiple_fields" chart:class="chart:bar">
            <chart:data-point chart:repeated="18"/>
          </chart:series>
          <chart:series chart:style-name="ch13" chart:values-cell-range-address="Storage.D199:Storage.D216" loext:label-string="single_stat_one_field" chart:class="chart:bar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_stats_one_field</text:p>
              </table:table-cell>
              <table:table-cell office:value-type="string">
                <text:p>all_stats_multiple_fields</text:p>
              </table:table-cell>
              <table:table-cell office:value-type="string">
                <text:p>single_stat_one_fie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7.31640625">
                <text:p>447.31640625</text:p>
                <draw:g>
                  <svg:desc>Storage.B199:Storage.B216</svg:desc>
                </draw:g>
              </table:table-cell>
              <table:table-cell office:value-type="float" office:value="952.359375">
                <text:p>952.359375</text:p>
                <draw:g>
                  <svg:desc>Storage.C199:Storage.C216</svg:desc>
                </draw:g>
              </table:table-cell>
              <table:table-cell office:value-type="float" office:value="89.515625">
                <text:p>89.515625</text:p>
                <draw:g>
                  <svg:desc>Storage.D199:Storage.D2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6.75390625">
                <text:p>536.75390625</text:p>
              </table:table-cell>
              <table:table-cell office:value-type="float" office:value="1141.203125">
                <text:p>1141.20312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6.19140625">
                <text:p>626.19140625</text:p>
              </table:table-cell>
              <table:table-cell office:value-type="float" office:value="1330.3203125">
                <text:p>1330.320312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5.62890625">
                <text:p>715.62890625</text:p>
              </table:table-cell>
              <table:table-cell office:value-type="float" office:value="1519.41015625">
                <text:p>1519.41015625</text:p>
              </table:table-cell>
              <table:table-cell office:value-type="float" office:value="89.51953125">
                <text:p>89.5195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5.06640625">
                <text:p>805.06640625</text:p>
              </table:table-cell>
              <table:table-cell office:value-type="float" office:value="1708.515625">
                <text:p>1708.51562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4.50390625">
                <text:p>894.50390625</text:p>
              </table:table-cell>
              <table:table-cell office:value-type="float" office:value="1897.9765625">
                <text:p>1897.976562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3.94140625">
                <text:p>983.94140625</text:p>
              </table:table-cell>
              <table:table-cell office:value-type="float" office:value="2086.73046875">
                <text:p>2086.7304687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3.37890625">
                <text:p>1073.37890625</text:p>
              </table:table-cell>
              <table:table-cell office:value-type="float" office:value="2276.09375">
                <text:p>2276.0937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62.81640625">
                <text:p>1162.81640625</text:p>
              </table:table-cell>
              <table:table-cell office:value-type="float" office:value="2464.9375">
                <text:p>2464.9375</text:p>
              </table:table-cell>
              <table:table-cell office:value-type="float" office:value="89.51171875">
                <text:p>89.5117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2.25390625">
                <text:p>1252.25390625</text:p>
              </table:table-cell>
              <table:table-cell office:value-type="float" office:value="2654.0546875">
                <text:p>2654.054687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1.69140625">
                <text:p>1341.69140625</text:p>
              </table:table-cell>
              <table:table-cell office:value-type="float" office:value="2843.14453125">
                <text:p>2843.1445312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31.12890625">
                <text:p>1431.12890625</text:p>
              </table:table-cell>
              <table:table-cell office:value-type="float" office:value="3032.375">
                <text:p>3032.37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0.56640625">
                <text:p>1520.56640625</text:p>
              </table:table-cell>
              <table:table-cell office:value-type="float" office:value="3221.484375">
                <text:p>3221.48437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10.00390625">
                <text:p>1610.00390625</text:p>
              </table:table-cell>
              <table:table-cell office:value-type="float" office:value="3410.48046875">
                <text:p>3410.4804687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9.44140625">
                <text:p>1699.44140625</text:p>
              </table:table-cell>
              <table:table-cell office:value-type="float" office:value="3599.62890625">
                <text:p>3599.6289062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88.8828125">
                <text:p>1788.8828125</text:p>
              </table:table-cell>
              <table:table-cell office:value-type="float" office:value="3788.8671875">
                <text:p>3788.867187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78.31640625">
                <text:p>1878.31640625</text:p>
              </table:table-cell>
              <table:table-cell office:value-type="float" office:value="3978.20703125">
                <text:p>3978.2070312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7.75390625">
                <text:p>1967.75390625</text:p>
              </table:table-cell>
              <table:table-cell office:value-type="float" office:value="4167.28125">
                <text:p>4167.28125</text:p>
              </table:table-cell>
              <table:table-cell office:value-type="float" office:value="89.51953125">
                <text:p>89.5195312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bar" chart:style-name="ch1">
        <chart:title svg:x="7.439cm" svg:y="0.315cm" chart:style-name="ch2">
          <text:p>n216</text:p>
        </chart:title>
        <chart:subtitle svg:x="5.574cm" svg:y="1.273cm" chart:style-name="ch3">
          <text:p>All Stats - One Output Field</text:p>
        </chart:subtitle>
        <chart:legend chart:legend-position="end" svg:x="14.212cm" svg:y="3.702cm" style:legend-expansion="high" chart:style-name="ch4"/>
        <chart:plot-area chart:style-name="ch5" table:cell-range-address="'All results - 0 to 18 ensembles'.A1:'All results - 0 to 18 ensembles'.A1 'Results - n216'.B3:'Results - n216'.D21" chart:data-source-has-labels="row" svg:x="1.33cm" svg:y="2.135cm" svg:width="12.563cm" svg:height="5.704cm">
          <chartooo:coordinate-region svg:x="2.137cm" svg:y="2.334cm" svg:width="11.756cm" svg:height="4.858cm"/>
          <chart:axis chart:dimension="x" chart:name="primary-x" chart:style-name="ch6">
            <chart:title svg:x="6.747cm" svg:y="8.018cm" chart:style-name="ch7">
              <text:p>Ensembles</text:p>
            </chart:title>
          </chart:axis>
          <chart:axis chart:dimension="y" chart:name="primary-y" chart:style-name="ch8">
            <chart:title svg:x="0.451cm" svg:y="6.222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216'.B3:'Results - n216'.B21" chart:label-cell-address="'All results - 0 to 18 ensembles'.A1:'All results - 0 to 18 ensembles'.A1" chart:class="chart:bar">
            <chart:data-point chart:repeated="19"/>
          </chart:series>
          <chart:series chart:style-name="ch12" chart:values-cell-range-address="'Results - n216'.C3:'Results - n216'.C21" chart:label-cell-address="'All results - 0 to 18 ensembles'.A1:'All results - 0 to 18 ensembles'.A1" chart:class="chart:bar">
            <chart:data-point chart:repeated="19"/>
          </chart:series>
          <chart:series chart:style-name="ch13" chart:values-cell-range-address="'Results - n216'.D3:'Results - n216'.D21" chart:label-cell-address="'All results - 0 to 18 ensembles'.A1:'All results - 0 to 18 ensembles'.A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.226">
                <text:p>124.226</text:p>
                <draw:g>
                  <svg:desc>'Results - n216'.B3:'Results - n216'.B21</svg:desc>
                </draw:g>
              </table:table-cell>
              <table:table-cell office:value-type="float" office:value="85.136">
                <text:p>85.136</text:p>
                <draw:g>
                  <svg:desc>'Results - n216'.C3:'Results - n216'.C21</svg:desc>
                </draw:g>
              </table:table-cell>
              <table:table-cell office:value-type="float" office:value="74.233">
                <text:p>74.233</text:p>
                <draw:g>
                  <svg:desc>'Results - n216'.D3:'Results - n216'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9.545">
                <text:p>129.545</text:p>
              </table:table-cell>
              <table:table-cell office:value-type="float" office:value="89.605">
                <text:p>89.605</text:p>
              </table:table-cell>
              <table:table-cell office:value-type="float" office:value="76.377">
                <text:p>76.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.337">
                <text:p>156.337</text:p>
              </table:table-cell>
              <table:table-cell office:value-type="float" office:value="89.267">
                <text:p>89.267</text:p>
              </table:table-cell>
              <table:table-cell office:value-type="float" office:value="77.854">
                <text:p>77.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6.101">
                <text:p>206.101</text:p>
              </table:table-cell>
              <table:table-cell office:value-type="float" office:value="127.681">
                <text:p>127.681</text:p>
              </table:table-cell>
              <table:table-cell office:value-type="float" office:value="110.691">
                <text:p>110.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.89">
                <text:p>185.89</text:p>
              </table:table-cell>
              <table:table-cell office:value-type="float" office:value="100.19">
                <text:p>100.19</text:p>
              </table:table-cell>
              <table:table-cell office:value-type="float" office:value="82.221">
                <text:p>82.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.707">
                <text:p>194.707</text:p>
              </table:table-cell>
              <table:table-cell office:value-type="float" office:value="101.647">
                <text:p>101.647</text:p>
              </table:table-cell>
              <table:table-cell office:value-type="float" office:value="89.508">
                <text:p>89.5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.36">
                <text:p>201.36</text:p>
              </table:table-cell>
              <table:table-cell office:value-type="float" office:value="96.51">
                <text:p>96.51</text:p>
              </table:table-cell>
              <table:table-cell office:value-type="float" office:value="84.982">
                <text:p>84.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5.154">
                <text:p>215.154</text:p>
              </table:table-cell>
              <table:table-cell office:value-type="float" office:value="106.304">
                <text:p>106.304</text:p>
              </table:table-cell>
              <table:table-cell office:value-type="float" office:value="87.301">
                <text:p>87.3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2.533">
                <text:p>222.533</text:p>
              </table:table-cell>
              <table:table-cell office:value-type="float" office:value="105.683">
                <text:p>105.683</text:p>
              </table:table-cell>
              <table:table-cell office:value-type="float" office:value="93.383">
                <text:p>93.3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0.788">
                <text:p>230.788</text:p>
              </table:table-cell>
              <table:table-cell office:value-type="float" office:value="100.868">
                <text:p>100.868</text:p>
              </table:table-cell>
              <table:table-cell office:value-type="float" office:value="89.715">
                <text:p>89.7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0.896">
                <text:p>230.896</text:p>
              </table:table-cell>
              <table:table-cell office:value-type="float" office:value="104.526">
                <text:p>104.526</text:p>
              </table:table-cell>
              <table:table-cell office:value-type="float" office:value="93.239">
                <text:p>93.2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6.659">
                <text:p>246.659</text:p>
              </table:table-cell>
              <table:table-cell office:value-type="float" office:value="108.519">
                <text:p>108.519</text:p>
              </table:table-cell>
              <table:table-cell office:value-type="float" office:value="94.784">
                <text:p>94.7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1.385">
                <text:p>261.385</text:p>
              </table:table-cell>
              <table:table-cell office:value-type="float" office:value="116.335">
                <text:p>116.335</text:p>
              </table:table-cell>
              <table:table-cell office:value-type="float" office:value="103.047">
                <text:p>103.0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3.309">
                <text:p>273.309</text:p>
              </table:table-cell>
              <table:table-cell office:value-type="float" office:value="119.939">
                <text:p>119.939</text:p>
              </table:table-cell>
              <table:table-cell office:value-type="float" office:value="106.49">
                <text:p>106.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1.753">
                <text:p>271.753</text:p>
              </table:table-cell>
              <table:table-cell office:value-type="float" office:value="121.223">
                <text:p>121.223</text:p>
              </table:table-cell>
              <table:table-cell office:value-type="float" office:value="103.045">
                <text:p>103.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7.876">
                <text:p>317.876</text:p>
              </table:table-cell>
              <table:table-cell office:value-type="float" office:value="144.456">
                <text:p>144.456</text:p>
              </table:table-cell>
              <table:table-cell office:value-type="float" office:value="130.303">
                <text:p>130.3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7.906">
                <text:p>297.906</text:p>
              </table:table-cell>
              <table:table-cell office:value-type="float" office:value="126.016">
                <text:p>126.016</text:p>
              </table:table-cell>
              <table:table-cell office:value-type="float" office:value="106.991">
                <text:p>106.9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5.899">
                <text:p>325.899</text:p>
              </table:table-cell>
              <table:table-cell office:value-type="float" office:value="151.309">
                <text:p>151.309</text:p>
              </table:table-cell>
              <table:table-cell office:value-type="float" office:value="133.068">
                <text:p>133.0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4.57">
                <text:p>324.57</text:p>
              </table:table-cell>
              <table:table-cell office:value-type="float" office:value="146">
                <text:p>146</text:p>
              </table:table-cell>
              <table:table-cell office:value-type="float" office:value="120.929">
                <text:p>120.9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216</text:p>
        </chart:title>
        <chart:subtitle svg:x="7.255cm" svg:y="1.275cm" chart:style-name="ch3">
          <text:p>Storage</text:p>
        </chart:subtitle>
        <chart:legend chart:legend-position="end" svg:x="11.567cm" svg:y="3.703cm" style:legend-expansion="high" chart:style-name="ch4"/>
        <chart:plot-area chart:style-name="ch5" table:cell-range-address="Storage.B220:Storage.D237" chart:data-source-has-labels="row" svg:x="1.331cm" svg:y="2.138cm" svg:width="9.916cm" svg:height="5.701cm">
          <chartooo:coordinate-region svg:x="2.508cm" svg:y="2.337cm" svg:width="8.739cm" svg:height="4.855cm"/>
          <chart:axis chart:dimension="x" chart:name="primary-x" chart:style-name="ch6">
            <chart:title svg:x="5.425cm" svg:y="8.019cm" chart:style-name="ch7">
              <text:p>Ensembles</text:p>
            </chart:title>
          </chart:axis>
          <chart:axis chart:dimension="y" chart:name="primary-y" chart:style-name="ch8">
            <chart:title svg:x="0.451cm" svg:y="5.945cm" chart:style-name="ch9">
              <text:p>Data (in MB)</text:p>
            </chart:title>
            <chart:grid chart:style-name="ch10" chart:class="major"/>
          </chart:axis>
          <chart:series chart:style-name="ch11" chart:values-cell-range-address="Storage.B220:Storage.B237" loext:label-string="all_stats_one_field" chart:class="chart:bar">
            <chart:data-point chart:repeated="18"/>
          </chart:series>
          <chart:series chart:style-name="ch12" chart:values-cell-range-address="Storage.C220:Storage.C237" loext:label-string="all_stats_multiple_fields" chart:class="chart:bar">
            <chart:data-point chart:repeated="18"/>
          </chart:series>
          <chart:series chart:style-name="ch13" chart:values-cell-range-address="Storage.D220:Storage.D237" loext:label-string="single_stat_one_field" chart:class="chart:bar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_stats_one_field</text:p>
              </table:table-cell>
              <table:table-cell office:value-type="string">
                <text:p>all_stats_multiple_fields</text:p>
              </table:table-cell>
              <table:table-cell office:value-type="string">
                <text:p>single_stat_one_fie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64.01953125">
                <text:p>2264.01953125</text:p>
                <draw:g>
                  <svg:desc>Storage.B220:Storage.B237</svg:desc>
                </draw:g>
              </table:table-cell>
              <table:table-cell office:value-type="float" office:value="4792.41796875">
                <text:p>4792.41796875</text:p>
                <draw:g>
                  <svg:desc>Storage.C220:Storage.C237</svg:desc>
                </draw:g>
              </table:table-cell>
              <table:table-cell office:value-type="float" office:value="452.859375">
                <text:p>452.859375</text:p>
                <draw:g>
                  <svg:desc>Storage.D220:Storage.D2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16.796875">
                <text:p>2716.796875</text:p>
              </table:table-cell>
              <table:table-cell office:value-type="float" office:value="5749.421875">
                <text:p>5749.42187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69.57421875">
                <text:p>3169.57421875</text:p>
              </table:table-cell>
              <table:table-cell office:value-type="float" office:value="6706.51953125">
                <text:p>6706.5195312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22.35546875">
                <text:p>3622.35546875</text:p>
              </table:table-cell>
              <table:table-cell office:value-type="float" office:value="7663.82421875">
                <text:p>7663.8242187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75.1328125">
                <text:p>4075.1328125</text:p>
              </table:table-cell>
              <table:table-cell office:value-type="float" office:value="8620.83984375">
                <text:p>8620.8398437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27.91015625">
                <text:p>4527.91015625</text:p>
              </table:table-cell>
              <table:table-cell office:value-type="float" office:value="9577.87890625">
                <text:p>9577.8789062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80.68359375">
                <text:p>4980.68359375</text:p>
              </table:table-cell>
              <table:table-cell office:value-type="float" office:value="10534.93359375">
                <text:p>10534.9335937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33.46484375">
                <text:p>5433.46484375</text:p>
              </table:table-cell>
              <table:table-cell office:value-type="float" office:value="11492.03515625">
                <text:p>11492.0351562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86.2421875">
                <text:p>5886.2421875</text:p>
              </table:table-cell>
              <table:table-cell office:value-type="float" office:value="12449.05859375">
                <text:p>12449.0585937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39.01953125">
                <text:p>6339.01953125</text:p>
              </table:table-cell>
              <table:table-cell office:value-type="float" office:value="13406.1171875">
                <text:p>13406.117187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91.796875">
                <text:p>6791.796875</text:p>
              </table:table-cell>
              <table:table-cell office:value-type="float" office:value="14363.17578125">
                <text:p>14363.1757812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44.57421875">
                <text:p>7244.57421875</text:p>
              </table:table-cell>
              <table:table-cell office:value-type="float" office:value="15320.234375">
                <text:p>15320.23437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97.3515625">
                <text:p>7697.3515625</text:p>
              </table:table-cell>
              <table:table-cell office:value-type="float" office:value="16277.2578125">
                <text:p>16277.257812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50.12890625">
                <text:p>8150.12890625</text:p>
              </table:table-cell>
              <table:table-cell office:value-type="float" office:value="17234.31640625">
                <text:p>17234.3164062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602.90625">
                <text:p>8602.90625</text:p>
              </table:table-cell>
              <table:table-cell office:value-type="float" office:value="18191.375">
                <text:p>18191.37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55.68359375">
                <text:p>9055.68359375</text:p>
              </table:table-cell>
              <table:table-cell office:value-type="float" office:value="19148.43359375">
                <text:p>19148.4335937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08.4609375">
                <text:p>9508.4609375</text:p>
              </table:table-cell>
              <table:table-cell office:value-type="float" office:value="20105.45703125">
                <text:p>20105.4570312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61.23828125">
                <text:p>9961.23828125</text:p>
              </table:table-cell>
              <table:table-cell office:value-type="float" office:value="21062.515625">
                <text:p>21062.515625</text:p>
              </table:table-cell>
              <table:table-cell office:value-type="float" office:value="452.859375">
                <text:p>452.85937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512</text:p>
        </chart:title>
        <chart:subtitle svg:x="7.255cm" svg:y="1.275cm" chart:style-name="ch3">
          <text:p>Storage</text:p>
        </chart:subtitle>
        <chart:legend chart:legend-position="end" svg:x="11.567cm" svg:y="3.703cm" style:legend-expansion="high" chart:style-name="ch4"/>
        <chart:plot-area chart:style-name="ch5" table:cell-range-address="Storage.B241:Storage.D258" chart:data-source-has-labels="row" svg:x="1.331cm" svg:y="2.138cm" svg:width="9.916cm" svg:height="5.701cm">
          <chartooo:coordinate-region svg:x="2.693cm" svg:y="2.337cm" svg:width="8.554cm" svg:height="4.855cm"/>
          <chart:axis chart:dimension="x" chart:name="primary-x" chart:style-name="ch6">
            <chart:title svg:x="5.425cm" svg:y="8.019cm" chart:style-name="ch7">
              <text:p>Ensembles</text:p>
            </chart:title>
          </chart:axis>
          <chart:axis chart:dimension="y" chart:name="primary-y" chart:style-name="ch8">
            <chart:title svg:x="0.451cm" svg:y="5.945cm" chart:style-name="ch9">
              <text:p>Data (in MB)</text:p>
            </chart:title>
            <chart:grid chart:style-name="ch10" chart:class="major"/>
          </chart:axis>
          <chart:series chart:style-name="ch11" chart:values-cell-range-address="Storage.B241:Storage.B258" loext:label-string="all_stats_one_field" chart:class="chart:bar">
            <chart:data-point chart:repeated="18"/>
          </chart:series>
          <chart:series chart:style-name="ch12" chart:values-cell-range-address="Storage.C241:Storage.C258" loext:label-string="all_stats_multiple_fields" chart:class="chart:bar">
            <chart:data-point chart:repeated="18"/>
          </chart:series>
          <chart:series chart:style-name="ch13" chart:values-cell-range-address="Storage.D241:Storage.D258" loext:label-string="single_stat_one_field" chart:class="chart:bar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_stats_one_field</text:p>
              </table:table-cell>
              <table:table-cell office:value-type="string">
                <text:p>all_stats_multiple_fields</text:p>
              </table:table-cell>
              <table:table-cell office:value-type="string">
                <text:p>single_stat_one_fie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20.1484375">
                <text:p>12720.1484375</text:p>
                <draw:g>
                  <svg:desc>Storage.B241:Storage.B258</svg:desc>
                </draw:g>
              </table:table-cell>
              <table:table-cell office:value-type="float" office:value="26890.6875">
                <text:p>26890.6875</text:p>
                <draw:g>
                  <svg:desc>Storage.C241:Storage.C258</svg:desc>
                </draw:g>
              </table:table-cell>
              <table:table-cell office:value-type="float" office:value="2544.09375">
                <text:p>2544.09375</text:p>
                <draw:g>
                  <svg:desc>Storage.D241:Storage.D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264.1484375">
                <text:p>15264.1484375</text:p>
              </table:table-cell>
              <table:table-cell office:value-type="float" office:value="32267.25">
                <text:p>32267.2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808.15234375">
                <text:p>17808.15234375</text:p>
              </table:table-cell>
              <table:table-cell office:value-type="float" office:value="37643.8125">
                <text:p>37643.812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352.15234375">
                <text:p>20352.15234375</text:p>
              </table:table-cell>
              <table:table-cell office:value-type="float" office:value="43020.375">
                <text:p>43020.37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896.1484375">
                <text:p>22896.1484375</text:p>
              </table:table-cell>
              <table:table-cell office:value-type="float" office:value="48396.9375">
                <text:p>48396.937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440.15234375">
                <text:p>25440.15234375</text:p>
              </table:table-cell>
              <table:table-cell office:value-type="float" office:value="53773.5">
                <text:p>53773.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984.15234375">
                <text:p>27984.15234375</text:p>
              </table:table-cell>
              <table:table-cell office:value-type="float" office:value="59150.0625">
                <text:p>59150.062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528.15234375">
                <text:p>30528.15234375</text:p>
              </table:table-cell>
              <table:table-cell office:value-type="float" office:value="64526.625">
                <text:p>64526.625</text:p>
              </table:table-cell>
              <table:table-cell office:value-type="float" office:value="2544.08984375">
                <text:p>2544.08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072.16015625">
                <text:p>33072.16015625</text:p>
              </table:table-cell>
              <table:table-cell office:value-type="float" office:value="69903.1875">
                <text:p>69903.1875</text:p>
              </table:table-cell>
              <table:table-cell office:value-type="float" office:value="2544.08984375">
                <text:p>2544.0898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616.16015625">
                <text:p>35616.16015625</text:p>
              </table:table-cell>
              <table:table-cell office:value-type="float" office:value="75279.75">
                <text:p>75279.7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160.16015625">
                <text:p>38160.16015625</text:p>
              </table:table-cell>
              <table:table-cell office:value-type="float" office:value="80656.3125">
                <text:p>80656.312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704.16015625">
                <text:p>40704.16015625</text:p>
              </table:table-cell>
              <table:table-cell office:value-type="float" office:value="86032.875">
                <text:p>86032.875</text:p>
              </table:table-cell>
              <table:table-cell office:value-type="float" office:value="2544.08984375">
                <text:p>2544.08984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248.1640625">
                <text:p>43248.1640625</text:p>
              </table:table-cell>
              <table:table-cell office:value-type="float" office:value="91409.4375">
                <text:p>91409.437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792.16015625">
                <text:p>45792.16015625</text:p>
              </table:table-cell>
              <table:table-cell office:value-type="float" office:value="96786">
                <text:p>96786</text:p>
              </table:table-cell>
              <table:table-cell office:value-type="float" office:value="2544.08984375">
                <text:p>2544.08984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336.1640625">
                <text:p>48336.1640625</text:p>
              </table:table-cell>
              <table:table-cell office:value-type="float" office:value="102162.5625">
                <text:p>102162.562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880.16796875">
                <text:p>50880.16796875</text:p>
              </table:table-cell>
              <table:table-cell office:value-type="float" office:value="107539.125">
                <text:p>107539.12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424.1640625">
                <text:p>53424.1640625</text:p>
              </table:table-cell>
              <table:table-cell office:value-type="float" office:value="112915.6875">
                <text:p>112915.687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968.1640625">
                <text:p>55968.1640625</text:p>
              </table:table-cell>
              <table:table-cell office:value-type="float" office:value="118292.25">
                <text:p>118292.25</text:p>
              </table:table-cell>
              <table:table-cell office:value-type="float" office:value="2544.08984375">
                <text:p>2544.0898437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37cm" xlink:href=".." xlink:type="simple" chart:class="chart:bar" chart:style-name="ch1">
        <chart:title svg:x="7.559cm" svg:y="0.314cm" chart:style-name="ch2">
          <text:p>n96</text:p>
        </chart:title>
        <chart:subtitle svg:x="6.209cm" svg:y="1.271cm" chart:style-name="ch3">
          <text:p>All Stats - One Field</text:p>
        </chart:subtitle>
        <chart:plot-area chart:style-name="ch4" table:cell-range-address="Storage.E2:Storage.E19" svg:x="1.33cm" svg:y="2.132cm" svg:width="14.35cm" svg:height="5.646cm">
          <chartooo:coordinate-region svg:x="2.322cm" svg:y="2.331cm" svg:width="13.358cm" svg:height="4.8cm"/>
          <chart:axis chart:dimension="x" chart:name="primary-x" chart:style-name="ch5">
            <chart:title svg:x="7.641cm" svg:y="7.956cm" chart:style-name="ch6">
              <text:p>Ensembles</text:p>
            </chart:title>
          </chart:axis>
          <chart:axis chart:dimension="y" chart:name="primary-y" chart:style-name="ch7">
            <chart:title svg:x="0.451cm" svg:y="5.912cm" chart:style-name="ch8">
              <text:p>Data (in MB)</text:p>
            </chart:title>
            <chart:grid chart:style-name="ch9" chart:class="major"/>
          </chart:axis>
          <chart:series chart:style-name="ch10" chart:values-cell-range-address="Storage.E2:Storage.E19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7.31640625">
                <text:p>447.31640625</text:p>
                <draw:g>
                  <svg:desc>Storage.E2:Storage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6.75390625">
                <text:p>536.7539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6.19140625">
                <text:p>626.1914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5.62890625">
                <text:p>715.6289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5.06640625">
                <text:p>805.0664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4.50390625">
                <text:p>894.5039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3.94140625">
                <text:p>983.9414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3.37890625">
                <text:p>1073.3789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62.81640625">
                <text:p>1162.8164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2.25390625">
                <text:p>1252.2539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1.69140625">
                <text:p>1341.6914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31.12890625">
                <text:p>1431.1289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0.56640625">
                <text:p>1520.56640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10.00390625">
                <text:p>1610.00390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9.44140625">
                <text:p>1699.4414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88.8828125">
                <text:p>1788.8828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78.31640625">
                <text:p>1878.31640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7.75390625">
                <text:p>1967.75390625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33cm" xlink:href=".." xlink:type="simple" chart:class="chart:bar" chart:style-name="ch1">
        <chart:title svg:x="7.559cm" svg:y="0.314cm" chart:style-name="ch2">
          <text:p>n96</text:p>
        </chart:title>
        <chart:subtitle svg:x="5.825cm" svg:y="1.271cm" chart:style-name="ch3">
          <text:p>All Stats - Multiple Fields</text:p>
        </chart:subtitle>
        <chart:plot-area chart:style-name="ch4" table:cell-range-address="Storage.E24:Storage.E41" svg:x="1.33cm" svg:y="2.132cm" svg:width="14.35cm" svg:height="5.642cm">
          <chartooo:coordinate-region svg:x="2.322cm" svg:y="2.331cm" svg:width="13.358cm" svg:height="4.796cm"/>
          <chart:axis chart:dimension="x" chart:name="primary-x" chart:style-name="ch5">
            <chart:title svg:x="7.641cm" svg:y="7.952cm" chart:style-name="ch6">
              <text:p>Ensembles</text:p>
            </chart:title>
          </chart:axis>
          <chart:axis chart:dimension="y" chart:name="primary-y" chart:style-name="ch7">
            <chart:title svg:x="0.451cm" svg:y="5.91cm" chart:style-name="ch8">
              <text:p>Data (in MB)</text:p>
            </chart:title>
            <chart:grid chart:style-name="ch9" chart:class="major"/>
          </chart:axis>
          <chart:series chart:style-name="ch10" chart:values-cell-range-address="Storage.E24:Storage.E41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2.359375">
                <text:p>952.359375</text:p>
                <draw:g>
                  <svg:desc>Storage.E24:Storage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1.203125">
                <text:p>1141.203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30.3203125">
                <text:p>1330.3203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19.41015625">
                <text:p>1519.4101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08.515625">
                <text:p>1708.51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7.9765625">
                <text:p>1897.976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86.73046875">
                <text:p>2086.7304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76.09375">
                <text:p>2276.0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64.9375">
                <text:p>2464.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54.0546875">
                <text:p>2654.0546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43.14453125">
                <text:p>2843.1445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32.375">
                <text:p>3032.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21.484375">
                <text:p>3221.48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10.48046875">
                <text:p>3410.4804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99.62890625">
                <text:p>3599.6289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88.8671875">
                <text:p>3788.867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78.20703125">
                <text:p>3978.20703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67.28125">
                <text:p>4167.28125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216</text:p>
        </chart:title>
        <chart:subtitle svg:x="5.998cm" svg:y="1.275cm" chart:style-name="ch3">
          <text:p>Single Stat - One Field</text:p>
        </chart:subtitle>
        <chart:legend chart:legend-position="end" svg:x="14.213cm" svg:y="3.703cm" style:legend-expansion="high" chart:style-name="ch4"/>
        <chart:plot-area chart:style-name="ch5" table:cell-range-address="'All results - 0 to 18 ensembles'.A1:'All results - 0 to 18 ensembles'.A1 'Results - n216'.B49:'Results - n216'.D67" chart:data-source-has-labels="row" svg:x="1.331cm" svg:y="2.138cm" svg:width="12.562cm" svg:height="5.701cm">
          <chartooo:coordinate-region svg:x="2.138cm" svg:y="2.338cm" svg:width="11.755cm" svg:height="4.854cm"/>
          <chart:axis chart:dimension="x" chart:name="primary-x" chart:style-name="ch6">
            <chart:title svg:x="6.748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216'.B49:'Results - n216'.B67" chart:label-cell-address="'All results - 0 to 18 ensembles'.A1:'All results - 0 to 18 ensembles'.A1" chart:class="chart:bar">
            <chart:data-point chart:repeated="19"/>
          </chart:series>
          <chart:series chart:style-name="ch12" chart:values-cell-range-address="'Results - n216'.C49:'Results - n216'.C67" chart:label-cell-address="'All results - 0 to 18 ensembles'.A1:'All results - 0 to 18 ensembles'.A1" chart:class="chart:bar">
            <chart:data-point chart:repeated="19"/>
          </chart:series>
          <chart:series chart:style-name="ch13" chart:values-cell-range-address="'Results - n216'.D49:'Results - n216'.D67" chart:label-cell-address="'All results - 0 to 18 ensembles'.A1:'All results - 0 to 18 ensembles'.A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.505">
                <text:p>126.505</text:p>
                <draw:g>
                  <svg:desc>'Results - n216'.B49:'Results - n216'.B67</svg:desc>
                </draw:g>
              </table:table-cell>
              <table:table-cell office:value-type="float" office:value="86.975">
                <text:p>86.975</text:p>
                <draw:g>
                  <svg:desc>'Results - n216'.C49:'Results - n216'.C67</svg:desc>
                </draw:g>
              </table:table-cell>
              <table:table-cell office:value-type="float" office:value="73.992">
                <text:p>73.992</text:p>
                <draw:g>
                  <svg:desc>'Results - n216'.D49:'Results - n216'.D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.105">
                <text:p>128.105</text:p>
              </table:table-cell>
              <table:table-cell office:value-type="float" office:value="87.995">
                <text:p>87.995</text:p>
              </table:table-cell>
              <table:table-cell office:value-type="float" office:value="76.436">
                <text:p>76.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.354">
                <text:p>132.354</text:p>
              </table:table-cell>
              <table:table-cell office:value-type="float" office:value="90.154">
                <text:p>90.154</text:p>
              </table:table-cell>
              <table:table-cell office:value-type="float" office:value="77.879">
                <text:p>77.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7.118">
                <text:p>137.118</text:p>
              </table:table-cell>
              <table:table-cell office:value-type="float" office:value="92.018">
                <text:p>92.018</text:p>
              </table:table-cell>
              <table:table-cell office:value-type="float" office:value="79.598">
                <text:p>79.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2.177">
                <text:p>142.177</text:p>
              </table:table-cell>
              <table:table-cell office:value-type="float" office:value="94.257">
                <text:p>94.257</text:p>
              </table:table-cell>
              <table:table-cell office:value-type="float" office:value="80.627">
                <text:p>80.6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.75">
                <text:p>145.75</text:p>
              </table:table-cell>
              <table:table-cell office:value-type="float" office:value="95.71">
                <text:p>95.71</text:p>
              </table:table-cell>
              <table:table-cell office:value-type="float" office:value="83.522">
                <text:p>83.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.246">
                <text:p>150.246</text:p>
              </table:table-cell>
              <table:table-cell office:value-type="float" office:value="99.516">
                <text:p>99.516</text:p>
              </table:table-cell>
              <table:table-cell office:value-type="float" office:value="85.184">
                <text:p>85.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5.994">
                <text:p>155.994</text:p>
              </table:table-cell>
              <table:table-cell office:value-type="float" office:value="103.004">
                <text:p>103.004</text:p>
              </table:table-cell>
              <table:table-cell office:value-type="float" office:value="89.05">
                <text:p>89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5.85">
                <text:p>185.85</text:p>
              </table:table-cell>
              <table:table-cell office:value-type="float" office:value="128.93">
                <text:p>128.93</text:p>
              </table:table-cell>
              <table:table-cell office:value-type="float" office:value="114.426">
                <text:p>114.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5.422">
                <text:p>165.422</text:p>
              </table:table-cell>
              <table:table-cell office:value-type="float" office:value="105.352">
                <text:p>105.352</text:p>
              </table:table-cell>
              <table:table-cell office:value-type="float" office:value="91.738">
                <text:p>91.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.776">
                <text:p>169.776</text:p>
              </table:table-cell>
              <table:table-cell office:value-type="float" office:value="110.276">
                <text:p>110.276</text:p>
              </table:table-cell>
              <table:table-cell office:value-type="float" office:value="96.016">
                <text:p>96.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.341">
                <text:p>166.341</text:p>
              </table:table-cell>
              <table:table-cell office:value-type="float" office:value="110.401">
                <text:p>110.401</text:p>
              </table:table-cell>
              <table:table-cell office:value-type="float" office:value="94.76">
                <text:p>94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1.328">
                <text:p>171.328</text:p>
              </table:table-cell>
              <table:table-cell office:value-type="float" office:value="112.708">
                <text:p>112.708</text:p>
              </table:table-cell>
              <table:table-cell office:value-type="float" office:value="97.305">
                <text:p>97.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.943">
                <text:p>180.943</text:p>
              </table:table-cell>
              <table:table-cell office:value-type="float" office:value="117.563">
                <text:p>117.563</text:p>
              </table:table-cell>
              <table:table-cell office:value-type="float" office:value="99.43">
                <text:p>99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6.274">
                <text:p>206.274</text:p>
              </table:table-cell>
              <table:table-cell office:value-type="float" office:value="136.744">
                <text:p>136.744</text:p>
              </table:table-cell>
              <table:table-cell office:value-type="float" office:value="115.85">
                <text:p>115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4.62">
                <text:p>194.62</text:p>
              </table:table-cell>
              <table:table-cell office:value-type="float" office:value="123.27">
                <text:p>123.27</text:p>
              </table:table-cell>
              <table:table-cell office:value-type="float" office:value="107.563">
                <text:p>107.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7.869">
                <text:p>197.869</text:p>
              </table:table-cell>
              <table:table-cell office:value-type="float" office:value="123.589">
                <text:p>123.589</text:p>
              </table:table-cell>
              <table:table-cell office:value-type="float" office:value="107.077">
                <text:p>107.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6.535">
                <text:p>226.535</text:p>
              </table:table-cell>
              <table:table-cell office:value-type="float" office:value="131.705">
                <text:p>131.705</text:p>
              </table:table-cell>
              <table:table-cell office:value-type="float" office:value="111.11">
                <text:p>11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0.033">
                <text:p>210.033</text:p>
              </table:table-cell>
              <table:table-cell office:value-type="float" office:value="127.153">
                <text:p>127.153</text:p>
              </table:table-cell>
              <table:table-cell office:value-type="float" office:value="111.459">
                <text:p>111.4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33cm" xlink:href=".." xlink:type="simple" chart:class="chart:bar" chart:style-name="ch1">
        <chart:title svg:x="7.559cm" svg:y="0.314cm" chart:style-name="ch2">
          <text:p>n96</text:p>
        </chart:title>
        <chart:subtitle svg:x="5.997cm" svg:y="1.271cm" chart:style-name="ch3">
          <text:p>Single Stat - One Field</text:p>
        </chart:subtitle>
        <chart:plot-area chart:style-name="ch4" table:cell-range-address="Storage.E46:Storage.E63" svg:x="1.33cm" svg:y="2.132cm" svg:width="14.35cm" svg:height="5.642cm">
          <chartooo:coordinate-region svg:x="1.951cm" svg:y="2.331cm" svg:width="13.729cm" svg:height="4.796cm"/>
          <chart:axis chart:dimension="x" chart:name="primary-x" chart:style-name="ch5">
            <chart:title svg:x="7.641cm" svg:y="7.952cm" chart:style-name="ch6">
              <text:p>Ensembles</text:p>
            </chart:title>
          </chart:axis>
          <chart:axis chart:dimension="y" chart:name="primary-y" chart:style-name="ch7">
            <chart:title svg:x="0.451cm" svg:y="5.91cm" chart:style-name="ch8">
              <text:p>Data (in MB)</text:p>
            </chart:title>
            <chart:grid chart:style-name="ch9" chart:class="major"/>
          </chart:axis>
          <chart:series chart:style-name="ch10" chart:values-cell-range-address="Storage.E46:Storage.E63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.515625">
                <text:p>89.515625</text:p>
                <draw:g>
                  <svg:desc>Storage.E46:Storage.E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.51953125">
                <text:p>89.5195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.51171875">
                <text:p>89.5117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.51953125">
                <text:p>89.5195312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33cm" xlink:href=".." xlink:type="simple" chart:class="chart:bar" chart:style-name="ch1">
        <chart:title svg:x="7.439cm" svg:y="0.314cm" chart:style-name="ch2">
          <text:p>n216</text:p>
        </chart:title>
        <chart:subtitle svg:x="6.209cm" svg:y="1.271cm" chart:style-name="ch3">
          <text:p>All Stats - One Field</text:p>
        </chart:subtitle>
        <chart:plot-area chart:style-name="ch4" table:cell-range-address="Storage.E68:Storage.E85" svg:x="1.33cm" svg:y="2.132cm" svg:width="14.35cm" svg:height="5.642cm">
          <chartooo:coordinate-region svg:x="2.507cm" svg:y="2.331cm" svg:width="13.173cm" svg:height="4.796cm"/>
          <chart:axis chart:dimension="x" chart:name="primary-x" chart:style-name="ch5">
            <chart:title svg:x="7.641cm" svg:y="7.952cm" chart:style-name="ch6">
              <text:p>Ensembles</text:p>
            </chart:title>
          </chart:axis>
          <chart:axis chart:dimension="y" chart:name="primary-y" chart:style-name="ch7">
            <chart:title svg:x="0.451cm" svg:y="5.91cm" chart:style-name="ch8">
              <text:p>Data (in MB)</text:p>
            </chart:title>
            <chart:grid chart:style-name="ch9" chart:class="major"/>
          </chart:axis>
          <chart:series chart:style-name="ch10" chart:values-cell-range-address="Storage.E68:Storage.E85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64.01953125">
                <text:p>2264.01953125</text:p>
                <draw:g>
                  <svg:desc>Storage.E68:Storage.E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16.796875">
                <text:p>2716.79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69.57421875">
                <text:p>3169.5742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22.35546875">
                <text:p>3622.3554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75.1328125">
                <text:p>4075.132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27.91015625">
                <text:p>4527.9101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80.68359375">
                <text:p>4980.68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33.46484375">
                <text:p>5433.464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86.2421875">
                <text:p>5886.242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39.01953125">
                <text:p>6339.0195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91.796875">
                <text:p>6791.79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44.57421875">
                <text:p>7244.57421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97.3515625">
                <text:p>7697.3515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50.12890625">
                <text:p>8150.12890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602.90625">
                <text:p>8602.9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55.68359375">
                <text:p>9055.6835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08.4609375">
                <text:p>9508.4609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61.23828125">
                <text:p>9961.23828125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bar" chart:style-name="ch1">
        <chart:title svg:x="7.439cm" svg:y="0.315cm" chart:style-name="ch2">
          <text:p>n216</text:p>
        </chart:title>
        <chart:subtitle svg:x="5.825cm" svg:y="1.273cm" chart:style-name="ch3">
          <text:p>All Stats - Multiple Fields</text:p>
        </chart:subtitle>
        <chart:plot-area chart:style-name="ch4" table:cell-range-address="Storage.E90:Storage.E107" svg:x="1.33cm" svg:y="2.135cm" svg:width="14.35cm" svg:height="5.704cm">
          <chartooo:coordinate-region svg:x="2.507cm" svg:y="2.334cm" svg:width="13.173cm" svg:height="4.858cm"/>
          <chart:axis chart:dimension="x" chart:name="primary-x" chart:style-name="ch5">
            <chart:title svg:x="7.601cm" svg:y="8.018cm" chart:style-name="ch6">
              <text:p>Emsembles</text:p>
            </chart:title>
          </chart:axis>
          <chart:axis chart:dimension="y" chart:name="primary-y" chart:style-name="ch7">
            <chart:title svg:x="0.451cm" svg:y="5.944cm" chart:style-name="ch8">
              <text:p>Data (in MB)</text:p>
            </chart:title>
            <chart:grid chart:style-name="ch9" chart:class="major"/>
          </chart:axis>
          <chart:series chart:style-name="ch10" chart:values-cell-range-address="Storage.E90:Storage.E107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92.41796875">
                <text:p>4792.41796875</text:p>
                <draw:g>
                  <svg:desc>Storage.E90:Storage.E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49.421875">
                <text:p>5749.42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06.51953125">
                <text:p>6706.51953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63.82421875">
                <text:p>7663.82421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20.83984375">
                <text:p>8620.8398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77.87890625">
                <text:p>9577.8789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534.93359375">
                <text:p>10534.93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492.03515625">
                <text:p>11492.0351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449.05859375">
                <text:p>12449.0585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06.1171875">
                <text:p>13406.117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363.17578125">
                <text:p>14363.17578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320.234375">
                <text:p>15320.234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277.2578125">
                <text:p>16277.257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234.31640625">
                <text:p>17234.31640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191.375">
                <text:p>18191.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148.43359375">
                <text:p>19148.4335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5.45703125">
                <text:p>20105.45703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062.515625">
                <text:p>21062.515625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bar" chart:style-name="ch1">
        <chart:title svg:x="7.439cm" svg:y="0.316cm" chart:style-name="ch2">
          <text:p>n216</text:p>
        </chart:title>
        <chart:subtitle svg:x="5.997cm" svg:y="1.275cm" chart:style-name="ch3">
          <text:p>Single Stat - One Field</text:p>
        </chart:subtitle>
        <chart:plot-area chart:style-name="ch4" table:cell-range-address="Storage.E112:Storage.E129" svg:x="1.33cm" svg:y="2.138cm" svg:width="14.35cm" svg:height="5.701cm">
          <chartooo:coordinate-region svg:x="2.137cm" svg:y="2.338cm" svg:width="13.543cm" svg:height="4.854cm"/>
          <chart:axis chart:dimension="x" chart:name="primary-x" chart:style-name="ch5">
            <chart:title svg:x="7.641cm" svg:y="8.019cm" chart:style-name="ch6">
              <text:p>Ensembles</text:p>
            </chart:title>
          </chart:axis>
          <chart:axis chart:dimension="y" chart:name="primary-y" chart:style-name="ch7">
            <chart:title svg:x="0.451cm" svg:y="5.945cm" chart:style-name="ch8">
              <text:p>Data (in MB)</text:p>
            </chart:title>
            <chart:grid chart:style-name="ch9" chart:class="major"/>
          </chart:axis>
          <chart:series chart:style-name="ch10" chart:values-cell-range-address="Storage.E112:Storage.E129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2.859375">
                <text:p>452.859375</text:p>
                <draw:g>
                  <svg:desc>Storage.E112:Storage.E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2.859375">
                <text:p>452.859375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bar" chart:style-name="ch1">
        <chart:title svg:x="7.439cm" svg:y="0.316cm" chart:style-name="ch2">
          <text:p>n512</text:p>
        </chart:title>
        <chart:subtitle svg:x="6.209cm" svg:y="1.275cm" chart:style-name="ch3">
          <text:p>All Stats - One Field</text:p>
        </chart:subtitle>
        <chart:plot-area chart:style-name="ch4" table:cell-range-address="Storage.E134:Storage.E151" svg:x="1.33cm" svg:y="2.138cm" svg:width="14.35cm" svg:height="5.701cm">
          <chartooo:coordinate-region svg:x="2.507cm" svg:y="2.337cm" svg:width="13.173cm" svg:height="4.855cm"/>
          <chart:axis chart:dimension="x" chart:name="primary-x" chart:style-name="ch5">
            <chart:title svg:x="7.641cm" svg:y="8.019cm" chart:style-name="ch6">
              <text:p>Ensembles</text:p>
            </chart:title>
          </chart:axis>
          <chart:axis chart:dimension="y" chart:name="primary-y" chart:style-name="ch7">
            <chart:title svg:x="0.451cm" svg:y="5.945cm" chart:style-name="ch8">
              <text:p>Data (in MB)</text:p>
            </chart:title>
            <chart:grid chart:style-name="ch9" chart:class="major"/>
          </chart:axis>
          <chart:series chart:style-name="ch10" chart:values-cell-range-address="Storage.E134:Storage.E151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20.1484375">
                <text:p>12720.1484375</text:p>
                <draw:g>
                  <svg:desc>Storage.E134:Storage.E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264.1484375">
                <text:p>15264.148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808.15234375">
                <text:p>17808.1523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352.15234375">
                <text:p>20352.1523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896.1484375">
                <text:p>22896.148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440.15234375">
                <text:p>25440.1523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984.15234375">
                <text:p>27984.1523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528.15234375">
                <text:p>30528.1523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072.16015625">
                <text:p>33072.1601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616.16015625">
                <text:p>35616.1601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160.16015625">
                <text:p>38160.1601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704.16015625">
                <text:p>40704.1601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248.1640625">
                <text:p>43248.1640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792.16015625">
                <text:p>45792.16015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336.1640625">
                <text:p>48336.164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880.16796875">
                <text:p>50880.1679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424.1640625">
                <text:p>53424.1640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968.1640625">
                <text:p>55968.1640625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1cm" xlink:href=".." xlink:type="simple" chart:class="chart:bar" chart:style-name="ch1">
        <chart:title svg:x="7.439cm" svg:y="0.316cm" chart:style-name="ch2">
          <text:p>n512</text:p>
        </chart:title>
        <chart:subtitle svg:x="5.825cm" svg:y="1.275cm" chart:style-name="ch3">
          <text:p>All Stats - Multiple Fields</text:p>
        </chart:subtitle>
        <chart:plot-area chart:style-name="ch4" table:cell-range-address="Storage.E156:Storage.E173" svg:x="1.33cm" svg:y="2.138cm" svg:width="14.35cm" svg:height="5.702cm">
          <chartooo:coordinate-region svg:x="2.692cm" svg:y="2.337cm" svg:width="12.988cm" svg:height="4.856cm"/>
          <chart:axis chart:dimension="x" chart:name="primary-x" chart:style-name="ch5">
            <chart:title svg:x="7.641cm" svg:y="8.02cm" chart:style-name="ch6">
              <text:p>Ensembles</text:p>
            </chart:title>
          </chart:axis>
          <chart:axis chart:dimension="y" chart:name="primary-y" chart:style-name="ch7">
            <chart:title svg:x="0.451cm" svg:y="5.946cm" chart:style-name="ch8">
              <text:p>Data (in MB)</text:p>
            </chart:title>
            <chart:grid chart:style-name="ch9" chart:class="major"/>
          </chart:axis>
          <chart:series chart:style-name="ch10" chart:values-cell-range-address="Storage.E156:Storage.E173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890.6875">
                <text:p>26890.6875</text:p>
                <draw:g>
                  <svg:desc>Storage.E156:Storage.E1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267.25">
                <text:p>32267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643.8125">
                <text:p>37643.8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020.375">
                <text:p>43020.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396.9375">
                <text:p>48396.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773.5">
                <text:p>5377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150.0625">
                <text:p>59150.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526.625">
                <text:p>64526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903.1875">
                <text:p>69903.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279.75">
                <text:p>75279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656.3125">
                <text:p>80656.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032.875">
                <text:p>86032.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409.4375">
                <text:p>91409.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786">
                <text:p>967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162.5625">
                <text:p>102162.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539.125">
                <text:p>107539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915.6875">
                <text:p>112915.6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8292.25">
                <text:p>118292.25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title svg:x="7.439cm" svg:y="0.315cm" chart:style-name="ch2">
          <text:p>n512</text:p>
        </chart:title>
        <chart:subtitle svg:x="5.997cm" svg:y="1.273cm" chart:style-name="ch3">
          <text:p>Single Stat - One Field</text:p>
        </chart:subtitle>
        <chart:plot-area chart:style-name="ch4" table:cell-range-address="Storage.E178:Storage.E195" svg:x="1.33cm" svg:y="2.135cm" svg:width="14.349cm" svg:height="5.704cm">
          <chartooo:coordinate-region svg:x="2.322cm" svg:y="2.334cm" svg:width="13.357cm" svg:height="4.858cm"/>
          <chart:axis chart:dimension="x" chart:name="primary-x" chart:style-name="ch5">
            <chart:title svg:x="7.64cm" svg:y="8.018cm" chart:style-name="ch6">
              <text:p>Ensembles</text:p>
            </chart:title>
          </chart:axis>
          <chart:axis chart:dimension="y" chart:name="primary-y" chart:style-name="ch7">
            <chart:title svg:x="0.451cm" svg:y="5.944cm" chart:style-name="ch8">
              <text:p>Data (in MB)</text:p>
            </chart:title>
            <chart:grid chart:style-name="ch9" chart:class="major"/>
          </chart:axis>
          <chart:series chart:style-name="ch10" chart:values-cell-range-address="Storage.E178:Storage.E195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44.09375">
                <text:p>2544.09375</text:p>
                <draw:g>
                  <svg:desc>Storage.E178:Storage.E1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44.08984375">
                <text:p>2544.08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44.08984375">
                <text:p>2544.0898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44.08984375">
                <text:p>2544.08984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44.08984375">
                <text:p>2544.08984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44.08984375">
                <text:p>2544.08984375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216</text:p>
        </chart:title>
        <chart:subtitle svg:x="7.467cm" svg:y="1.275cm" chart:style-name="ch3">
          <text:p>TIME</text:p>
        </chart:subtitle>
        <chart:legend chart:legend-position="end" svg:x="14.213cm" svg:y="3.703cm" style:legend-expansion="high" chart:style-name="ch4"/>
        <chart:plot-area chart:style-name="ch5" table:cell-range-address="'All results - 0 to 18 ensembles'.A1:'All results - 0 to 18 ensembles'.A1 'Results - n216'.B75:'Results - n216'.D93" chart:data-source-has-labels="row" svg:x="1.331cm" svg:y="2.138cm" svg:width="12.562cm" svg:height="5.701cm">
          <chartooo:coordinate-region svg:x="2.138cm" svg:y="2.337cm" svg:width="11.755cm" svg:height="4.855cm"/>
          <chart:axis chart:dimension="x" chart:name="primary-x" chart:style-name="ch6">
            <chart:title svg:x="6.748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216'.B75:'Results - n216'.B93" chart:label-cell-address="'All results - 0 to 18 ensembles'.A1:'All results - 0 to 18 ensembles'.A1" chart:class="chart:bar">
            <chart:data-point chart:repeated="19"/>
          </chart:series>
          <chart:series chart:style-name="ch12" chart:values-cell-range-address="'Results - n216'.C75:'Results - n216'.C93" chart:label-cell-address="'All results - 0 to 18 ensembles'.A1:'All results - 0 to 18 ensembles'.A1" chart:class="chart:bar">
            <chart:data-point chart:repeated="19"/>
          </chart:series>
          <chart:series chart:style-name="ch13" chart:values-cell-range-address="'Results - n216'.D75:'Results - n216'.D93" chart:label-cell-address="'All results - 0 to 18 ensembles'.A1:'All results - 0 to 18 ensembles'.A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.226">
                <text:p>124.226</text:p>
                <draw:g>
                  <svg:desc>'Results - n216'.B75:'Results - n216'.B93</svg:desc>
                </draw:g>
              </table:table-cell>
              <table:table-cell office:value-type="float" office:value="129.675">
                <text:p>129.675</text:p>
                <draw:g>
                  <svg:desc>'Results - n216'.C75:'Results - n216'.C93</svg:desc>
                </draw:g>
              </table:table-cell>
              <table:table-cell office:value-type="float" office:value="126.505">
                <text:p>126.505</text:p>
                <draw:g>
                  <svg:desc>'Results - n216'.D75:'Results - n216'.D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9.545">
                <text:p>129.545</text:p>
              </table:table-cell>
              <table:table-cell office:value-type="float" office:value="149.022">
                <text:p>149.022</text:p>
              </table:table-cell>
              <table:table-cell office:value-type="float" office:value="128.105">
                <text:p>128.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.337">
                <text:p>156.337</text:p>
              </table:table-cell>
              <table:table-cell office:value-type="float" office:value="204.109">
                <text:p>204.109</text:p>
              </table:table-cell>
              <table:table-cell office:value-type="float" office:value="132.354">
                <text:p>132.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6.101">
                <text:p>206.101</text:p>
              </table:table-cell>
              <table:table-cell office:value-type="float" office:value="259.949">
                <text:p>259.949</text:p>
              </table:table-cell>
              <table:table-cell office:value-type="float" office:value="137.118">
                <text:p>137.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.89">
                <text:p>185.89</text:p>
              </table:table-cell>
              <table:table-cell office:value-type="float" office:value="271.659">
                <text:p>271.659</text:p>
              </table:table-cell>
              <table:table-cell office:value-type="float" office:value="142.177">
                <text:p>142.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.707">
                <text:p>194.707</text:p>
              </table:table-cell>
              <table:table-cell office:value-type="float" office:value="325.637">
                <text:p>325.637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.36">
                <text:p>201.36</text:p>
              </table:table-cell>
              <table:table-cell office:value-type="float" office:value="360.668">
                <text:p>360.668</text:p>
              </table:table-cell>
              <table:table-cell office:value-type="float" office:value="150.246">
                <text:p>150.2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5.154">
                <text:p>215.154</text:p>
              </table:table-cell>
              <table:table-cell office:value-type="float" office:value="364.732">
                <text:p>364.732</text:p>
              </table:table-cell>
              <table:table-cell office:value-type="float" office:value="155.994">
                <text:p>155.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2.533">
                <text:p>222.533</text:p>
              </table:table-cell>
              <table:table-cell office:value-type="float" office:value="389.156">
                <text:p>389.156</text:p>
              </table:table-cell>
              <table:table-cell office:value-type="float" office:value="185.85">
                <text:p>185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0.788">
                <text:p>230.788</text:p>
              </table:table-cell>
              <table:table-cell office:value-type="float" office:value="420.446">
                <text:p>420.446</text:p>
              </table:table-cell>
              <table:table-cell office:value-type="float" office:value="165.422">
                <text:p>165.4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0.896">
                <text:p>230.896</text:p>
              </table:table-cell>
              <table:table-cell office:value-type="float" office:value="458.152">
                <text:p>458.152</text:p>
              </table:table-cell>
              <table:table-cell office:value-type="float" office:value="169.776">
                <text:p>169.7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6.659">
                <text:p>246.659</text:p>
              </table:table-cell>
              <table:table-cell office:value-type="float" office:value="479.058">
                <text:p>479.058</text:p>
              </table:table-cell>
              <table:table-cell office:value-type="float" office:value="166.341">
                <text:p>166.3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1.385">
                <text:p>261.385</text:p>
              </table:table-cell>
              <table:table-cell office:value-type="float" office:value="500.08">
                <text:p>500.08</text:p>
              </table:table-cell>
              <table:table-cell office:value-type="float" office:value="171.328">
                <text:p>171.3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3.309">
                <text:p>273.309</text:p>
              </table:table-cell>
              <table:table-cell office:value-type="float" office:value="535.671">
                <text:p>535.671</text:p>
              </table:table-cell>
              <table:table-cell office:value-type="float" office:value="180.943">
                <text:p>180.9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1.753">
                <text:p>271.753</text:p>
              </table:table-cell>
              <table:table-cell office:value-type="float" office:value="567.292">
                <text:p>567.292</text:p>
              </table:table-cell>
              <table:table-cell office:value-type="float" office:value="206.274">
                <text:p>206.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7.876">
                <text:p>317.876</text:p>
              </table:table-cell>
              <table:table-cell office:value-type="float" office:value="601.616">
                <text:p>601.616</text:p>
              </table:table-cell>
              <table:table-cell office:value-type="float" office:value="194.62">
                <text:p>194.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7.906">
                <text:p>297.906</text:p>
              </table:table-cell>
              <table:table-cell office:value-type="float" office:value="647.506">
                <text:p>647.506</text:p>
              </table:table-cell>
              <table:table-cell office:value-type="float" office:value="197.869">
                <text:p>197.8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5.899">
                <text:p>325.899</text:p>
              </table:table-cell>
              <table:table-cell office:value-type="float" office:value="556.207">
                <text:p>556.207</text:p>
              </table:table-cell>
              <table:table-cell office:value-type="float" office:value="226.535">
                <text:p>226.5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4.57">
                <text:p>324.57</text:p>
              </table:table-cell>
              <table:table-cell office:value-type="float" office:value="681.995">
                <text:p>681.995</text:p>
              </table:table-cell>
              <table:table-cell office:value-type="float" office:value="210.033">
                <text:p>210.0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216</text:p>
        </chart:title>
        <chart:subtitle svg:x="6.633cm" svg:y="1.275cm" chart:style-name="ch3">
          <text:p>TIME - INITIAL</text:p>
        </chart:subtitle>
        <chart:legend chart:legend-position="end" svg:x="14.213cm" svg:y="3.703cm" style:legend-expansion="high" chart:style-name="ch4"/>
        <chart:plot-area chart:style-name="ch5" table:cell-range-address="'All results - 0 to 18 ensembles'.A1:'All results - 0 to 18 ensembles'.A1 'Results - n216'.B101:'Results - n216'.D119" chart:data-source-has-labels="row" svg:x="1.331cm" svg:y="2.138cm" svg:width="12.562cm" svg:height="5.701cm">
          <chartooo:coordinate-region svg:x="2.138cm" svg:y="2.337cm" svg:width="11.755cm" svg:height="4.855cm"/>
          <chart:axis chart:dimension="x" chart:name="primary-x" chart:style-name="ch6">
            <chart:title svg:x="6.748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216'.B101:'Results - n216'.B119" chart:label-cell-address="'All results - 0 to 18 ensembles'.A1:'All results - 0 to 18 ensembles'.A1" chart:class="chart:bar">
            <chart:data-point chart:repeated="19"/>
          </chart:series>
          <chart:series chart:style-name="ch12" chart:values-cell-range-address="'Results - n216'.C101:'Results - n216'.C119" chart:label-cell-address="'All results - 0 to 18 ensembles'.A1:'All results - 0 to 18 ensembles'.A1" chart:class="chart:bar">
            <chart:data-point chart:repeated="19"/>
          </chart:series>
          <chart:series chart:style-name="ch13" chart:values-cell-range-address="'Results - n216'.D101:'Results - n216'.D119" chart:label-cell-address="'All results - 0 to 18 ensembles'.A1:'All results - 0 to 18 ensembles'.A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.136">
                <text:p>85.136</text:p>
                <draw:g>
                  <svg:desc>'Results - n216'.B101:'Results - n216'.B119</svg:desc>
                </draw:g>
              </table:table-cell>
              <table:table-cell office:value-type="float" office:value="89.085">
                <text:p>89.085</text:p>
                <draw:g>
                  <svg:desc>'Results - n216'.C101:'Results - n216'.C119</svg:desc>
                </draw:g>
              </table:table-cell>
              <table:table-cell office:value-type="float" office:value="86.975">
                <text:p>86.975</text:p>
                <draw:g>
                  <svg:desc>'Results - n216'.D101:'Results - n216'.D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.605">
                <text:p>89.605</text:p>
              </table:table-cell>
              <table:table-cell office:value-type="float" office:value="101.042">
                <text:p>101.042</text:p>
              </table:table-cell>
              <table:table-cell office:value-type="float" office:value="87.995">
                <text:p>87.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.267">
                <text:p>89.267</text:p>
              </table:table-cell>
              <table:table-cell office:value-type="float" office:value="108.399">
                <text:p>108.399</text:p>
              </table:table-cell>
              <table:table-cell office:value-type="float" office:value="90.154">
                <text:p>90.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.681">
                <text:p>127.681</text:p>
              </table:table-cell>
              <table:table-cell office:value-type="float" office:value="123.869">
                <text:p>123.869</text:p>
              </table:table-cell>
              <table:table-cell office:value-type="float" office:value="92.018">
                <text:p>92.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.19">
                <text:p>100.19</text:p>
              </table:table-cell>
              <table:table-cell office:value-type="float" office:value="121.719">
                <text:p>121.719</text:p>
              </table:table-cell>
              <table:table-cell office:value-type="float" office:value="94.257">
                <text:p>94.2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.647">
                <text:p>101.647</text:p>
              </table:table-cell>
              <table:table-cell office:value-type="float" office:value="156.487">
                <text:p>156.487</text:p>
              </table:table-cell>
              <table:table-cell office:value-type="float" office:value="95.71">
                <text:p>95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.51">
                <text:p>96.51</text:p>
              </table:table-cell>
              <table:table-cell office:value-type="float" office:value="167.408">
                <text:p>167.408</text:p>
              </table:table-cell>
              <table:table-cell office:value-type="float" office:value="99.516">
                <text:p>99.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6.304">
                <text:p>106.304</text:p>
              </table:table-cell>
              <table:table-cell office:value-type="float" office:value="149.372">
                <text:p>149.372</text:p>
              </table:table-cell>
              <table:table-cell office:value-type="float" office:value="103.004">
                <text:p>103.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5.683">
                <text:p>105.683</text:p>
              </table:table-cell>
              <table:table-cell office:value-type="float" office:value="159.546">
                <text:p>159.546</text:p>
              </table:table-cell>
              <table:table-cell office:value-type="float" office:value="128.93">
                <text:p>128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868">
                <text:p>100.868</text:p>
              </table:table-cell>
              <table:table-cell office:value-type="float" office:value="163.266">
                <text:p>163.266</text:p>
              </table:table-cell>
              <table:table-cell office:value-type="float" office:value="105.352">
                <text:p>105.3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.526">
                <text:p>104.526</text:p>
              </table:table-cell>
              <table:table-cell office:value-type="float" office:value="186.782">
                <text:p>186.782</text:p>
              </table:table-cell>
              <table:table-cell office:value-type="float" office:value="110.276">
                <text:p>110.2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8.519">
                <text:p>108.519</text:p>
              </table:table-cell>
              <table:table-cell office:value-type="float" office:value="188.438">
                <text:p>188.438</text:p>
              </table:table-cell>
              <table:table-cell office:value-type="float" office:value="110.401">
                <text:p>110.4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6.335">
                <text:p>116.335</text:p>
              </table:table-cell>
              <table:table-cell office:value-type="float" office:value="194.88">
                <text:p>194.88</text:p>
              </table:table-cell>
              <table:table-cell office:value-type="float" office:value="112.708">
                <text:p>112.7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9.939">
                <text:p>119.939</text:p>
              </table:table-cell>
              <table:table-cell office:value-type="float" office:value="206.681">
                <text:p>206.681</text:p>
              </table:table-cell>
              <table:table-cell office:value-type="float" office:value="117.563">
                <text:p>117.5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.223">
                <text:p>121.223</text:p>
              </table:table-cell>
              <table:table-cell office:value-type="float" office:value="213.922">
                <text:p>213.922</text:p>
              </table:table-cell>
              <table:table-cell office:value-type="float" office:value="136.744">
                <text:p>136.7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.456">
                <text:p>144.456</text:p>
              </table:table-cell>
              <table:table-cell office:value-type="float" office:value="229.546">
                <text:p>229.546</text:p>
              </table:table-cell>
              <table:table-cell office:value-type="float" office:value="123.27">
                <text:p>123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.016">
                <text:p>126.016</text:p>
              </table:table-cell>
              <table:table-cell office:value-type="float" office:value="468.826">
                <text:p>468.826</text:p>
              </table:table-cell>
              <table:table-cell office:value-type="float" office:value="123.589">
                <text:p>123.5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1.309">
                <text:p>151.309</text:p>
              </table:table-cell>
              <table:table-cell office:value-type="float" office:value="379.477">
                <text:p>379.477</text:p>
              </table:table-cell>
              <table:table-cell office:value-type="float" office:value="131.705">
                <text:p>131.7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">
                <text:p>146</text:p>
              </table:table-cell>
              <table:table-cell office:value-type="float" office:value="498.845">
                <text:p>498.845</text:p>
              </table:table-cell>
              <table:table-cell office:value-type="float" office:value="127.153">
                <text:p>127.1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216</text:p>
        </chart:title>
        <chart:subtitle svg:x="5.787cm" svg:y="1.275cm" chart:style-name="ch3">
          <text:p>TIME - INITIAL - TOOK1</text:p>
        </chart:subtitle>
        <chart:legend chart:legend-position="end" svg:x="14.213cm" svg:y="3.703cm" style:legend-expansion="high" chart:style-name="ch4"/>
        <chart:plot-area chart:style-name="ch5" table:cell-range-address="'All results - 0 to 18 ensembles'.A1:'All results - 0 to 18 ensembles'.A1 'Results - n216'.B125:'Results - n216'.D143" chart:data-source-has-labels="row" svg:x="1.331cm" svg:y="2.138cm" svg:width="12.562cm" svg:height="5.701cm">
          <chartooo:coordinate-region svg:x="2.138cm" svg:y="2.337cm" svg:width="11.755cm" svg:height="4.855cm"/>
          <chart:axis chart:dimension="x" chart:name="primary-x" chart:style-name="ch6">
            <chart:title svg:x="6.748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216'.B125:'Results - n216'.B143" chart:label-cell-address="'All results - 0 to 18 ensembles'.A1:'All results - 0 to 18 ensembles'.A1" chart:class="chart:bar">
            <chart:data-point chart:repeated="19"/>
          </chart:series>
          <chart:series chart:style-name="ch12" chart:values-cell-range-address="'Results - n216'.C125:'Results - n216'.C143" chart:label-cell-address="'All results - 0 to 18 ensembles'.A1:'All results - 0 to 18 ensembles'.A1" chart:class="chart:bar">
            <chart:data-point chart:repeated="19"/>
          </chart:series>
          <chart:series chart:style-name="ch13" chart:values-cell-range-address="'Results - n216'.D125:'Results - n216'.D143" chart:label-cell-address="'All results - 0 to 18 ensembles'.A1:'All results - 0 to 18 ensembles'.A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.233">
                <text:p>74.233</text:p>
                <draw:g>
                  <svg:desc>'Results - n216'.B125:'Results - n216'.B143</svg:desc>
                </draw:g>
              </table:table-cell>
              <table:table-cell office:value-type="float" office:value="74.415">
                <text:p>74.415</text:p>
                <draw:g>
                  <svg:desc>'Results - n216'.C125:'Results - n216'.C143</svg:desc>
                </draw:g>
              </table:table-cell>
              <table:table-cell office:value-type="float" office:value="73.992">
                <text:p>73.992</text:p>
                <draw:g>
                  <svg:desc>'Results - n216'.D125:'Results - n216'.D1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.377">
                <text:p>76.377</text:p>
              </table:table-cell>
              <table:table-cell office:value-type="float" office:value="81.849">
                <text:p>81.849</text:p>
              </table:table-cell>
              <table:table-cell office:value-type="float" office:value="76.436">
                <text:p>76.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.854">
                <text:p>77.854</text:p>
              </table:table-cell>
              <table:table-cell office:value-type="float" office:value="95.003">
                <text:p>95.003</text:p>
              </table:table-cell>
              <table:table-cell office:value-type="float" office:value="77.879">
                <text:p>77.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.691">
                <text:p>110.691</text:p>
              </table:table-cell>
              <table:table-cell office:value-type="float" office:value="109.743">
                <text:p>109.743</text:p>
              </table:table-cell>
              <table:table-cell office:value-type="float" office:value="79.598">
                <text:p>79.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.221">
                <text:p>82.221</text:p>
              </table:table-cell>
              <table:table-cell office:value-type="float" office:value="109.921">
                <text:p>109.921</text:p>
              </table:table-cell>
              <table:table-cell office:value-type="float" office:value="80.627">
                <text:p>80.6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.508">
                <text:p>89.508</text:p>
              </table:table-cell>
              <table:table-cell office:value-type="float" office:value="142.579">
                <text:p>142.579</text:p>
              </table:table-cell>
              <table:table-cell office:value-type="float" office:value="83.522">
                <text:p>83.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.982">
                <text:p>84.982</text:p>
              </table:table-cell>
              <table:table-cell office:value-type="float" office:value="153.397">
                <text:p>153.397</text:p>
              </table:table-cell>
              <table:table-cell office:value-type="float" office:value="85.184">
                <text:p>85.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.301">
                <text:p>87.301</text:p>
              </table:table-cell>
              <table:table-cell office:value-type="float" office:value="134.713">
                <text:p>134.713</text:p>
              </table:table-cell>
              <table:table-cell office:value-type="float" office:value="89.05">
                <text:p>89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.383">
                <text:p>93.383</text:p>
              </table:table-cell>
              <table:table-cell office:value-type="float" office:value="145.175">
                <text:p>145.175</text:p>
              </table:table-cell>
              <table:table-cell office:value-type="float" office:value="114.426">
                <text:p>114.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.715">
                <text:p>89.715</text:p>
              </table:table-cell>
              <table:table-cell office:value-type="float" office:value="149.743">
                <text:p>149.743</text:p>
              </table:table-cell>
              <table:table-cell office:value-type="float" office:value="91.738">
                <text:p>91.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3.239">
                <text:p>93.239</text:p>
              </table:table-cell>
              <table:table-cell office:value-type="float" office:value="168.903">
                <text:p>168.903</text:p>
              </table:table-cell>
              <table:table-cell office:value-type="float" office:value="96.016">
                <text:p>96.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.784">
                <text:p>94.784</text:p>
              </table:table-cell>
              <table:table-cell office:value-type="float" office:value="170.606">
                <text:p>170.606</text:p>
              </table:table-cell>
              <table:table-cell office:value-type="float" office:value="94.76">
                <text:p>94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.047">
                <text:p>103.047</text:p>
              </table:table-cell>
              <table:table-cell office:value-type="float" office:value="176.754">
                <text:p>176.754</text:p>
              </table:table-cell>
              <table:table-cell office:value-type="float" office:value="97.305">
                <text:p>97.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6.49">
                <text:p>106.49</text:p>
              </table:table-cell>
              <table:table-cell office:value-type="float" office:value="189.784">
                <text:p>189.784</text:p>
              </table:table-cell>
              <table:table-cell office:value-type="float" office:value="99.43">
                <text:p>99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3.045">
                <text:p>103.045</text:p>
              </table:table-cell>
              <table:table-cell office:value-type="float" office:value="196.013">
                <text:p>196.013</text:p>
              </table:table-cell>
              <table:table-cell office:value-type="float" office:value="115.85">
                <text:p>115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.303">
                <text:p>130.303</text:p>
              </table:table-cell>
              <table:table-cell office:value-type="float" office:value="213.645">
                <text:p>213.645</text:p>
              </table:table-cell>
              <table:table-cell office:value-type="float" office:value="107.563">
                <text:p>107.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.991">
                <text:p>106.991</text:p>
              </table:table-cell>
              <table:table-cell office:value-type="float" office:value="224.616">
                <text:p>224.616</text:p>
              </table:table-cell>
              <table:table-cell office:value-type="float" office:value="107.077">
                <text:p>107.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3.068">
                <text:p>133.068</text:p>
              </table:table-cell>
              <table:table-cell office:value-type="float" office:value="266.675">
                <text:p>266.675</text:p>
              </table:table-cell>
              <table:table-cell office:value-type="float" office:value="111.11">
                <text:p>11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.929">
                <text:p>120.929</text:p>
              </table:table-cell>
              <table:table-cell office:value-type="float" office:value="229.767">
                <text:p>229.767</text:p>
              </table:table-cell>
              <table:table-cell office:value-type="float" office:value="111.459">
                <text:p>111.4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bar" chart:style-name="ch1">
        <chart:title svg:x="7.559cm" svg:y="0.315cm" chart:style-name="ch2">
          <text:p>n96</text:p>
        </chart:title>
        <chart:subtitle svg:x="5.574cm" svg:y="1.273cm" chart:style-name="ch3">
          <text:p>All Stats - One Output Field</text:p>
        </chart:subtitle>
        <chart:legend chart:legend-position="end" svg:x="13.736cm" svg:y="3.702cm" style:legend-expansion="high" chart:style-name="ch4"/>
        <chart:plot-area chart:style-name="ch5" table:cell-range-address="'Results - n96'.B3:'Results - n96'.D21" svg:x="1.33cm" svg:y="2.135cm" svg:width="12.087cm" svg:height="5.704cm">
          <chartooo:coordinate-region svg:x="2.137cm" svg:y="2.334cm" svg:width="11.28cm" svg:height="4.858cm"/>
          <chart:axis chart:dimension="x" chart:name="primary-x" chart:style-name="ch6">
            <chart:title svg:x="6.509cm" svg:y="8.018cm" chart:style-name="ch7">
              <text:p>Ensembles</text:p>
            </chart:title>
          </chart:axis>
          <chart:axis chart:dimension="y" chart:name="primary-y" chart:style-name="ch8">
            <chart:title svg:x="0.451cm" svg:y="6.222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96'.B3:'Results - n96'.B21" chart:class="chart:bar">
            <chart:data-point chart:repeated="19"/>
          </chart:series>
          <chart:series chart:style-name="ch12" chart:values-cell-range-address="'Results - n96'.C3:'Results - n96'.C21" chart:class="chart:bar">
            <chart:data-point chart:repeated="19"/>
          </chart:series>
          <chart:series chart:style-name="ch13" chart:values-cell-range-address="'Results - n96'.D3:'Results - n96'.D2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.534">
                <text:p>58.534</text:p>
                <draw:g>
                  <svg:desc>'Results - n96'.B3:'Results - n96'.B21</svg:desc>
                </draw:g>
              </table:table-cell>
              <table:table-cell office:value-type="float" office:value="48.154">
                <text:p>48.154</text:p>
                <draw:g>
                  <svg:desc>'Results - n96'.C3:'Results - n96'.C21</svg:desc>
                </draw:g>
              </table:table-cell>
              <table:table-cell office:value-type="float" office:value="40.276">
                <text:p>40.276</text:p>
                <draw:g>
                  <svg:desc>'Results - n96'.D3:'Results - n96'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965">
                <text:p>57.965</text:p>
              </table:table-cell>
              <table:table-cell office:value-type="float" office:value="46.185">
                <text:p>46.185</text:p>
              </table:table-cell>
              <table:table-cell office:value-type="float" office:value="41.596">
                <text:p>41.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.851">
                <text:p>58.851</text:p>
              </table:table-cell>
              <table:table-cell office:value-type="float" office:value="46.721">
                <text:p>46.721</text:p>
              </table:table-cell>
              <table:table-cell office:value-type="float" office:value="42.027">
                <text:p>42.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738">
                <text:p>59.738</text:p>
              </table:table-cell>
              <table:table-cell office:value-type="float" office:value="45.998">
                <text:p>45.998</text:p>
              </table:table-cell>
              <table:table-cell office:value-type="float" office:value="41.727">
                <text:p>41.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.444">
                <text:p>61.444</text:p>
              </table:table-cell>
              <table:table-cell office:value-type="float" office:value="46.814">
                <text:p>46.814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.567">
                <text:p>80.567</text:p>
              </table:table-cell>
              <table:table-cell office:value-type="float" office:value="50.147">
                <text:p>50.147</text:p>
              </table:table-cell>
              <table:table-cell office:value-type="float" office:value="42.591">
                <text:p>42.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.135">
                <text:p>83.135</text:p>
              </table:table-cell>
              <table:table-cell office:value-type="float" office:value="50.995">
                <text:p>50.995</text:p>
              </table:table-cell>
              <table:table-cell office:value-type="float" office:value="42.995">
                <text:p>42.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.82">
                <text:p>87.82</text:p>
              </table:table-cell>
              <table:table-cell office:value-type="float" office:value="54.03">
                <text:p>54.03</text:p>
              </table:table-cell>
              <table:table-cell office:value-type="float" office:value="43.445">
                <text:p>43.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.346">
                <text:p>86.346</text:p>
              </table:table-cell>
              <table:table-cell office:value-type="float" office:value="52.326">
                <text:p>52.326</text:p>
              </table:table-cell>
              <table:table-cell office:value-type="float" office:value="44.036">
                <text:p>44.0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.085">
                <text:p>91.085</text:p>
              </table:table-cell>
              <table:table-cell office:value-type="float" office:value="54.155">
                <text:p>54.155</text:p>
              </table:table-cell>
              <table:table-cell office:value-type="float" office:value="46.31">
                <text:p>46.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.162">
                <text:p>90.162</text:p>
              </table:table-cell>
              <table:table-cell office:value-type="float" office:value="53.212">
                <text:p>53.212</text:p>
              </table:table-cell>
              <table:table-cell office:value-type="float" office:value="46.314">
                <text:p>46.3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.841">
                <text:p>99.841</text:p>
              </table:table-cell>
              <table:table-cell office:value-type="float" office:value="62.171">
                <text:p>62.171</text:p>
              </table:table-cell>
              <table:table-cell office:value-type="float" office:value="54.263">
                <text:p>54.2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.038">
                <text:p>105.038</text:p>
              </table:table-cell>
              <table:table-cell office:value-type="float" office:value="66.188">
                <text:p>66.188</text:p>
              </table:table-cell>
              <table:table-cell office:value-type="float" office:value="45.992">
                <text:p>45.9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.578">
                <text:p>108.578</text:p>
              </table:table-cell>
              <table:table-cell office:value-type="float" office:value="68.338">
                <text:p>68.338</text:p>
              </table:table-cell>
              <table:table-cell office:value-type="float" office:value="48.346">
                <text:p>48.3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.148">
                <text:p>95.148</text:p>
              </table:table-cell>
              <table:table-cell office:value-type="float" office:value="52.368">
                <text:p>52.368</text:p>
              </table:table-cell>
              <table:table-cell office:value-type="float" office:value="47.465">
                <text:p>47.4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2.253">
                <text:p>132.253</text:p>
              </table:table-cell>
              <table:table-cell office:value-type="float" office:value="90.673">
                <text:p>90.673</text:p>
              </table:table-cell>
              <table:table-cell office:value-type="float" office:value="70.675">
                <text:p>70.6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.123">
                <text:p>110.123</text:p>
              </table:table-cell>
              <table:table-cell office:value-type="float" office:value="68.913">
                <text:p>68.913</text:p>
              </table:table-cell>
              <table:table-cell office:value-type="float" office:value="47.961">
                <text:p>47.9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.935">
                <text:p>111.935</text:p>
              </table:table-cell>
              <table:table-cell office:value-type="float" office:value="54.685">
                <text:p>54.685</text:p>
              </table:table-cell>
              <table:table-cell office:value-type="float" office:value="48.843">
                <text:p>48.8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6.418">
                <text:p>136.418</text:p>
              </table:table-cell>
              <table:table-cell office:value-type="float" office:value="78.958">
                <text:p>78.958</text:p>
              </table:table-cell>
              <table:table-cell office:value-type="float" office:value="58.175">
                <text:p>58.1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bar" chart:style-name="ch1">
        <chart:title svg:x="7.559cm" svg:y="0.316cm" chart:style-name="ch2">
          <text:p>n96</text:p>
        </chart:title>
        <chart:subtitle svg:x="4.688cm" svg:y="1.275cm" chart:style-name="ch3">
          <text:p>All Stats - Multiple Output Fields (114)</text:p>
        </chart:subtitle>
        <chart:legend chart:legend-position="end" svg:x="13.736cm" svg:y="3.703cm" style:legend-expansion="high" chart:style-name="ch4"/>
        <chart:plot-area chart:style-name="ch5" table:cell-range-address="'Results - n96'.B26:'Results - n96'.D44" svg:x="1.33cm" svg:y="2.138cm" svg:width="12.087cm" svg:height="5.701cm">
          <chartooo:coordinate-region svg:x="2.137cm" svg:y="2.338cm" svg:width="11.28cm" svg:height="4.854cm"/>
          <chart:axis chart:dimension="x" chart:name="primary-x" chart:style-name="ch6">
            <chart:title svg:x="6.509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96'.B26:'Results - n96'.B44" chart:class="chart:bar">
            <chart:data-point chart:repeated="19"/>
          </chart:series>
          <chart:series chart:style-name="ch12" chart:values-cell-range-address="'Results - n96'.C26:'Results - n96'.C44" chart:class="chart:bar">
            <chart:data-point chart:repeated="19"/>
          </chart:series>
          <chart:series chart:style-name="ch13" chart:values-cell-range-address="'Results - n96'.D26:'Results - n96'.D44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.34">
                <text:p>62.34</text:p>
                <draw:g>
                  <svg:desc>'Results - n96'.B26:'Results - n96'.B44</svg:desc>
                </draw:g>
              </table:table-cell>
              <table:table-cell office:value-type="float" office:value="50.31">
                <text:p>50.31</text:p>
                <draw:g>
                  <svg:desc>'Results - n96'.C26:'Results - n96'.C44</svg:desc>
                </draw:g>
              </table:table-cell>
              <table:table-cell office:value-type="float" office:value="40.479">
                <text:p>40.479</text:p>
                <draw:g>
                  <svg:desc>'Results - n96'.D26:'Results - n96'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432">
                <text:p>63.432</text:p>
              </table:table-cell>
              <table:table-cell office:value-type="float" office:value="51.582">
                <text:p>51.582</text:p>
              </table:table-cell>
              <table:table-cell office:value-type="float" office:value="42.581">
                <text:p>42.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.001">
                <text:p>115.001</text:p>
              </table:table-cell>
              <table:table-cell office:value-type="float" office:value="95.961">
                <text:p>95.961</text:p>
              </table:table-cell>
              <table:table-cell office:value-type="float" office:value="86.365">
                <text:p>86.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023">
                <text:p>84.023</text:p>
              </table:table-cell>
              <table:table-cell office:value-type="float" office:value="60.113">
                <text:p>60.113</text:p>
              </table:table-cell>
              <table:table-cell office:value-type="float" office:value="49.573">
                <text:p>49.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.094">
                <text:p>88.094</text:p>
              </table:table-cell>
              <table:table-cell office:value-type="float" office:value="64.644">
                <text:p>64.644</text:p>
              </table:table-cell>
              <table:table-cell office:value-type="float" office:value="52.775">
                <text:p>52.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.315">
                <text:p>102.315</text:p>
              </table:table-cell>
              <table:table-cell office:value-type="float" office:value="68.305">
                <text:p>68.305</text:p>
              </table:table-cell>
              <table:table-cell office:value-type="float" office:value="56.645">
                <text:p>56.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.435">
                <text:p>123.435</text:p>
              </table:table-cell>
              <table:table-cell office:value-type="float" office:value="90.315">
                <text:p>90.315</text:p>
              </table:table-cell>
              <table:table-cell office:value-type="float" office:value="60.209">
                <text:p>60.2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.014">
                <text:p>98.014</text:p>
              </table:table-cell>
              <table:table-cell office:value-type="float" office:value="65.484">
                <text:p>65.484</text:p>
              </table:table-cell>
              <table:table-cell office:value-type="float" office:value="52.206">
                <text:p>52.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.468">
                <text:p>133.468</text:p>
              </table:table-cell>
              <table:table-cell office:value-type="float" office:value="99.428">
                <text:p>99.428</text:p>
              </table:table-cell>
              <table:table-cell office:value-type="float" office:value="63.575">
                <text:p>63.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.72">
                <text:p>143.72</text:p>
              </table:table-cell>
              <table:table-cell office:value-type="float" office:value="106.16">
                <text:p>106.16</text:p>
              </table:table-cell>
              <table:table-cell office:value-type="float" office:value="68.708">
                <text:p>68.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8.872">
                <text:p>138.872</text:p>
              </table:table-cell>
              <table:table-cell office:value-type="float" office:value="101.472">
                <text:p>101.472</text:p>
              </table:table-cell>
              <table:table-cell office:value-type="float" office:value="71.377">
                <text:p>71.3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9.407">
                <text:p>149.407</text:p>
              </table:table-cell>
              <table:table-cell office:value-type="float" office:value="112.927">
                <text:p>112.927</text:p>
              </table:table-cell>
              <table:table-cell office:value-type="float" office:value="70.138">
                <text:p>70.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.38">
                <text:p>152.38</text:p>
              </table:table-cell>
              <table:table-cell office:value-type="float" office:value="101.19">
                <text:p>101.19</text:p>
              </table:table-cell>
              <table:table-cell office:value-type="float" office:value="72.377">
                <text:p>72.3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.58">
                <text:p>124.58</text:p>
              </table:table-cell>
              <table:table-cell office:value-type="float" office:value="70.36">
                <text:p>70.36</text:p>
              </table:table-cell>
              <table:table-cell office:value-type="float" office:value="59.986">
                <text:p>59.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.521">
                <text:p>169.521</text:p>
              </table:table-cell>
              <table:table-cell office:value-type="float" office:value="114.971">
                <text:p>114.971</text:p>
              </table:table-cell>
              <table:table-cell office:value-type="float" office:value="76.713">
                <text:p>76.7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.824">
                <text:p>177.824</text:p>
              </table:table-cell>
              <table:table-cell office:value-type="float" office:value="120.124">
                <text:p>120.124</text:p>
              </table:table-cell>
              <table:table-cell office:value-type="float" office:value="78.388">
                <text:p>78.3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1.71">
                <text:p>181.71</text:p>
              </table:table-cell>
              <table:table-cell office:value-type="float" office:value="124.94">
                <text:p>124.94</text:p>
              </table:table-cell>
              <table:table-cell office:value-type="float" office:value="83.909">
                <text:p>83.9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.446">
                <text:p>190.446</text:p>
              </table:table-cell>
              <table:table-cell office:value-type="float" office:value="135.566">
                <text:p>135.566</text:p>
              </table:table-cell>
              <table:table-cell office:value-type="float" office:value="84.085">
                <text:p>84.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.371">
                <text:p>195.371</text:p>
              </table:table-cell>
              <table:table-cell office:value-type="float" office:value="138.331">
                <text:p>138.331</text:p>
              </table:table-cell>
              <table:table-cell office:value-type="float" office:value="85.992">
                <text:p>85.9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bar" chart:style-name="ch1">
        <chart:title svg:x="7.559cm" svg:y="0.316cm" chart:style-name="ch2">
          <text:p>n96</text:p>
        </chart:title>
        <chart:subtitle svg:x="5.997cm" svg:y="1.275cm" chart:style-name="ch3">
          <text:p>Single Stat - One Field</text:p>
        </chart:subtitle>
        <chart:legend chart:legend-position="end" svg:x="14.212cm" svg:y="3.703cm" style:legend-expansion="high" chart:style-name="ch4"/>
        <chart:plot-area chart:style-name="ch5" table:cell-range-address="'All results - 0 to 18 ensembles'.A1:'All results - 0 to 18 ensembles'.A1 'Results - n96'.B49:'Results - n96'.B67 'Results - n216'.C49:'Results - n216'.D67" chart:data-source-has-labels="row" svg:x="1.33cm" svg:y="2.138cm" svg:width="12.563cm" svg:height="5.701cm">
          <chartooo:coordinate-region svg:x="2.137cm" svg:y="2.338cm" svg:width="11.756cm" svg:height="4.854cm"/>
          <chart:axis chart:dimension="x" chart:name="primary-x" chart:style-name="ch6">
            <chart:title svg:x="6.747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96'.B49:'Results - n96'.B67" chart:label-cell-address="'All results - 0 to 18 ensembles'.A1:'All results - 0 to 18 ensembles'.A1" chart:class="chart:bar">
            <chart:data-point chart:repeated="19"/>
          </chart:series>
          <chart:series chart:style-name="ch12" chart:values-cell-range-address="'Results - n216'.C49:'Results - n216'.C67" chart:label-cell-address="'All results - 0 to 18 ensembles'.A1:'All results - 0 to 18 ensembles'.A1" chart:class="chart:bar">
            <chart:data-point chart:repeated="19"/>
          </chart:series>
          <chart:series chart:style-name="ch13" chart:values-cell-range-address="'Results - n216'.D49:'Results - n216'.D67" chart:label-cell-address="'All results - 0 to 18 ensembles'.A1:'All results - 0 to 18 ensembles'.A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.34">
                <text:p>62.34</text:p>
                <draw:g>
                  <svg:desc>'Results - n96'.B49:'Results - n96'.B67</svg:desc>
                </draw:g>
              </table:table-cell>
              <table:table-cell office:value-type="float" office:value="86.975">
                <text:p>86.975</text:p>
                <draw:g>
                  <svg:desc>'Results - n216'.C49:'Results - n216'.C67</svg:desc>
                </draw:g>
              </table:table-cell>
              <table:table-cell office:value-type="float" office:value="73.992">
                <text:p>73.992</text:p>
                <draw:g>
                  <svg:desc>'Results - n216'.D49:'Results - n216'.D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432">
                <text:p>63.432</text:p>
              </table:table-cell>
              <table:table-cell office:value-type="float" office:value="87.995">
                <text:p>87.995</text:p>
              </table:table-cell>
              <table:table-cell office:value-type="float" office:value="76.436">
                <text:p>76.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.001">
                <text:p>115.001</text:p>
              </table:table-cell>
              <table:table-cell office:value-type="float" office:value="90.154">
                <text:p>90.154</text:p>
              </table:table-cell>
              <table:table-cell office:value-type="float" office:value="77.879">
                <text:p>77.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023">
                <text:p>84.023</text:p>
              </table:table-cell>
              <table:table-cell office:value-type="float" office:value="92.018">
                <text:p>92.018</text:p>
              </table:table-cell>
              <table:table-cell office:value-type="float" office:value="79.598">
                <text:p>79.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.094">
                <text:p>88.094</text:p>
              </table:table-cell>
              <table:table-cell office:value-type="float" office:value="94.257">
                <text:p>94.257</text:p>
              </table:table-cell>
              <table:table-cell office:value-type="float" office:value="80.627">
                <text:p>80.6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.315">
                <text:p>102.315</text:p>
              </table:table-cell>
              <table:table-cell office:value-type="float" office:value="95.71">
                <text:p>95.71</text:p>
              </table:table-cell>
              <table:table-cell office:value-type="float" office:value="83.522">
                <text:p>83.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.435">
                <text:p>123.435</text:p>
              </table:table-cell>
              <table:table-cell office:value-type="float" office:value="99.516">
                <text:p>99.516</text:p>
              </table:table-cell>
              <table:table-cell office:value-type="float" office:value="85.184">
                <text:p>85.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.014">
                <text:p>98.014</text:p>
              </table:table-cell>
              <table:table-cell office:value-type="float" office:value="103.004">
                <text:p>103.004</text:p>
              </table:table-cell>
              <table:table-cell office:value-type="float" office:value="89.05">
                <text:p>89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.468">
                <text:p>133.468</text:p>
              </table:table-cell>
              <table:table-cell office:value-type="float" office:value="128.93">
                <text:p>128.93</text:p>
              </table:table-cell>
              <table:table-cell office:value-type="float" office:value="114.426">
                <text:p>114.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.72">
                <text:p>143.72</text:p>
              </table:table-cell>
              <table:table-cell office:value-type="float" office:value="105.352">
                <text:p>105.352</text:p>
              </table:table-cell>
              <table:table-cell office:value-type="float" office:value="91.738">
                <text:p>91.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8.872">
                <text:p>138.872</text:p>
              </table:table-cell>
              <table:table-cell office:value-type="float" office:value="110.276">
                <text:p>110.276</text:p>
              </table:table-cell>
              <table:table-cell office:value-type="float" office:value="96.016">
                <text:p>96.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9.407">
                <text:p>149.407</text:p>
              </table:table-cell>
              <table:table-cell office:value-type="float" office:value="110.401">
                <text:p>110.401</text:p>
              </table:table-cell>
              <table:table-cell office:value-type="float" office:value="94.76">
                <text:p>94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.38">
                <text:p>152.38</text:p>
              </table:table-cell>
              <table:table-cell office:value-type="float" office:value="112.708">
                <text:p>112.708</text:p>
              </table:table-cell>
              <table:table-cell office:value-type="float" office:value="97.305">
                <text:p>97.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.58">
                <text:p>124.58</text:p>
              </table:table-cell>
              <table:table-cell office:value-type="float" office:value="117.563">
                <text:p>117.563</text:p>
              </table:table-cell>
              <table:table-cell office:value-type="float" office:value="99.43">
                <text:p>99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.521">
                <text:p>169.521</text:p>
              </table:table-cell>
              <table:table-cell office:value-type="float" office:value="136.744">
                <text:p>136.744</text:p>
              </table:table-cell>
              <table:table-cell office:value-type="float" office:value="115.85">
                <text:p>115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.824">
                <text:p>177.824</text:p>
              </table:table-cell>
              <table:table-cell office:value-type="float" office:value="123.27">
                <text:p>123.27</text:p>
              </table:table-cell>
              <table:table-cell office:value-type="float" office:value="107.563">
                <text:p>107.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1.71">
                <text:p>181.71</text:p>
              </table:table-cell>
              <table:table-cell office:value-type="float" office:value="123.589">
                <text:p>123.589</text:p>
              </table:table-cell>
              <table:table-cell office:value-type="float" office:value="107.077">
                <text:p>107.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.446">
                <text:p>190.446</text:p>
              </table:table-cell>
              <table:table-cell office:value-type="float" office:value="131.705">
                <text:p>131.705</text:p>
              </table:table-cell>
              <table:table-cell office:value-type="float" office:value="111.11">
                <text:p>11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.371">
                <text:p>195.371</text:p>
              </table:table-cell>
              <table:table-cell office:value-type="float" office:value="127.153">
                <text:p>127.153</text:p>
              </table:table-cell>
              <table:table-cell office:value-type="float" office:value="111.459">
                <text:p>111.45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